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6.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99"/>
    <style:style style:name="ce4" style:family="table-cell" style:parent-style-name="Default" style:data-style-name="N41"/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specialidade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<text:s/>Acordeón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]&amp;&quot;','&quot;&amp;[.B2]&amp;&quot;');&quot;" office:value-type="string" office:string-value="insert into especialidad (nombre, categoria) values (' Acordeón ','de Performance');" calcext:value-type="string">
            <text:p>insert into especialidad (nombre, categoria) values (' Acordeón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jedrez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3]&amp;&quot;','&quot;&amp;[.B3]&amp;&quot;');&quot;" office:value-type="string" office:string-value="insert into especialidad (nombre, categoria) values (' Ajedrez ','de Deportes');" calcext:value-type="string">
            <text:p>insert into especialidad (nombre, categoria) values (' Ajedrez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lfombra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]&amp;&quot;','&quot;&amp;[.B4]&amp;&quot;');&quot;" office:value-type="string" office:string-value="insert into especialidad (nombre, categoria) values (' Alfombras ','de Arte y Técnicas Manuales');" calcext:value-type="string">
            <text:p>insert into especialidad (nombre, categoria) values (' Alfombra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lgebra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]&amp;&quot;','&quot;&amp;[.B5]&amp;&quot;');&quot;" office:value-type="string" office:string-value="insert into especialidad (nombre, categoria) values (' Algebra','Académicas');" calcext:value-type="string">
            <text:p>insert into especialidad (nombre, categoria) values (' Algebra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natom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]&amp;&quot;','&quot;&amp;[.B6]&amp;&quot;');&quot;" office:value-type="string" office:string-value="insert into especialidad (nombre, categoria) values (' Anatomía ','Académicas');" calcext:value-type="string">
            <text:p>insert into especialidad (nombre, categoria) values (' Anatom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cGI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]&amp;&quot;','&quot;&amp;[.B7]&amp;&quot;');&quot;" office:value-type="string" office:string-value="insert into especialidad (nombre, categoria) values (' ArcGIS ','de Informática');" calcext:value-type="string">
            <text:p>insert into especialidad (nombre, categoria) values (' ArcGI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moni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8]&amp;&quot;','&quot;&amp;[.B8]&amp;&quot;');&quot;" office:value-type="string" office:string-value="insert into especialidad (nombre, categoria) values (' Armonica ','de Performance');" calcext:value-type="string">
            <text:p>insert into especialidad (nombre, categoria) values (' Armoni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te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9]&amp;&quot;','&quot;&amp;[.B9]&amp;&quot;');&quot;" office:value-type="string" office:string-value="insert into especialidad (nombre, categoria) values (' Arte ','de Arte y Técnicas Manuales');" calcext:value-type="string">
            <text:p>insert into especialidad (nombre, categoria) values (' Arte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stronom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]&amp;&quot;','&quot;&amp;[.B10]&amp;&quot;');&quot;" office:value-type="string" office:string-value="insert into especialidad (nombre, categoria) values (' Astronomía ','Académicas');" calcext:value-type="string">
            <text:p>insert into especialidad (nombre, categoria) values (' Astronom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utoayud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1]&amp;&quot;','&quot;&amp;[.B11]&amp;&quot;');&quot;" office:value-type="string" office:string-value="insert into especialidad (nombre, categoria) values (' Autoayuda ','de Otras Disciplinas');" calcext:value-type="string">
            <text:p>insert into especialidad (nombre, categoria) values (' Autoayud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utodefens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]&amp;&quot;','&quot;&amp;[.B12]&amp;&quot;');&quot;" office:value-type="string" office:string-value="insert into especialidad (nombre, categoria) values (' Autodefensa ','de Deportes');" calcext:value-type="string">
            <text:p>insert into especialidad (nombre, categoria) values (' Autodefens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chillerato Internacional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3]&amp;&quot;','&quot;&amp;[.B13]&amp;&quot;');&quot;" office:value-type="string" office:string-value="insert into especialidad (nombre, categoria) values (' Bachillerato Internacional ','Académicas');" calcext:value-type="string">
            <text:p>insert into especialidad (nombre, categoria) values (' Bachillerato Internacional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il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4]&amp;&quot;','&quot;&amp;[.B14]&amp;&quot;');&quot;" office:value-type="string" office:string-value="insert into especialidad (nombre, categoria) values (' Baile ','de Performance');" calcext:value-type="string">
            <text:p>insert into especialidad (nombre, categoria) values (' Bail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j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5]&amp;&quot;','&quot;&amp;[.B15]&amp;&quot;');&quot;" office:value-type="string" office:string-value="insert into especialidad (nombre, categoria) values (' Bajo ','de Performance');" calcext:value-type="string">
            <text:p>insert into especialidad (nombre, categoria) values (' Baj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llet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6]&amp;&quot;','&quot;&amp;[.B16]&amp;&quot;');&quot;" office:value-type="string" office:string-value="insert into especialidad (nombre, categoria) values (' Ballet ','de Performance');" calcext:value-type="string">
            <text:p>insert into especialidad (nombre, categoria) values (' Ballet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teri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7]&amp;&quot;','&quot;&amp;[.B17]&amp;&quot;');&quot;" office:value-type="string" office:string-value="insert into especialidad (nombre, categoria) values (' Bateria ','de Performance');" calcext:value-type="string">
            <text:p>insert into especialidad (nombre, categoria) values (' Bateri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iolog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8]&amp;&quot;','&quot;&amp;[.B18]&amp;&quot;');&quot;" office:value-type="string" office:string-value="insert into especialidad (nombre, categoria) values (' Biología ','Académicas');" calcext:value-type="string">
            <text:p>insert into especialidad (nombre, categoria) values (' Biolog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ioquím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9]&amp;&quot;','&quot;&amp;[.B19]&amp;&quot;');&quot;" office:value-type="string" office:string-value="insert into especialidad (nombre, categoria) values (' Bioquímica ','Académicas');" calcext:value-type="string">
            <text:p>insert into especialidad (nombre, categoria) values (' Bioquím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owling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20]&amp;&quot;','&quot;&amp;[.B20]&amp;&quot;');&quot;" office:value-type="string" office:string-value="insert into especialidad (nombre, categoria) values (' Bowling ','de Deportes');" calcext:value-type="string">
            <text:p>insert into especialidad (nombre, categoria) values (' Bowling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lculo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1]&amp;&quot;','&quot;&amp;[.B21]&amp;&quot;');&quot;" office:value-type="string" office:string-value="insert into especialidad (nombre, categoria) values (' Calculo ','Académicas');" calcext:value-type="string">
            <text:p>insert into especialidad (nombre, categoria) values (' Calculo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li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22]&amp;&quot;','&quot;&amp;[.B22]&amp;&quot;');&quot;" office:value-type="string" office:string-value="insert into especialidad (nombre, categoria) values (' Caligrafia ','de Arte y Técnicas Manuales');" calcext:value-type="string">
            <text:p>insert into especialidad (nombre, categoria) values (' Cali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nt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3]&amp;&quot;','&quot;&amp;[.B23]&amp;&quot;');&quot;" office:value-type="string" office:string-value="insert into especialidad (nombre, categoria) values (' Canto ','de Performance');" calcext:value-type="string">
            <text:p>insert into especialidad (nombre, categoria) values (' Cant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nt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4]&amp;&quot;','&quot;&amp;[.B24]&amp;&quot;');&quot;" office:value-type="string" office:string-value="insert into especialidad (nombre, categoria) values (' Canto ','de Performance');" calcext:value-type="string">
            <text:p>insert into especialidad (nombre, categoria) values (' Cant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poeir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25]&amp;&quot;','&quot;&amp;[.B25]&amp;&quot;');&quot;" office:value-type="string" office:string-value="insert into especialidad (nombre, categoria) values (' Capoeira ','de Deportes');" calcext:value-type="string">
            <text:p>insert into especialidad (nombre, categoria) values (' Capoeir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eramic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26]&amp;&quot;','&quot;&amp;[.B26]&amp;&quot;');&quot;" office:value-type="string" office:string-value="insert into especialidad (nombre, categoria) values (' Ceramica ','de Arte y Técnicas Manuales');" calcext:value-type="string">
            <text:p>insert into especialidad (nombre, categoria) values (' Ceramic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hell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7]&amp;&quot;','&quot;&amp;[.B27]&amp;&quot;');&quot;" office:value-type="string" office:string-value="insert into especialidad (nombre, categoria) values (' Chello ','de Performance');" calcext:value-type="string">
            <text:p>insert into especialidad (nombre, categoria) values (' Chell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ienci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8]&amp;&quot;','&quot;&amp;[.B28]&amp;&quot;');&quot;" office:value-type="string" office:string-value="insert into especialidad (nombre, categoria) values (' Ciencias ','Académicas');" calcext:value-type="string">
            <text:p>insert into especialidad (nombre, categoria) values (' Cienci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iencias Sociale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9]&amp;&quot;','&quot;&amp;[.B29]&amp;&quot;');&quot;" office:value-type="string" office:string-value="insert into especialidad (nombre, categoria) values (' Ciencias Sociales ','Académicas');" calcext:value-type="string">
            <text:p>insert into especialidad (nombre, categoria) values (' Ciencias Sociale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edi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30]&amp;&quot;','&quot;&amp;[.B30]&amp;&quot;');&quot;" office:value-type="string" office:string-value="insert into especialidad (nombre, categoria) values (' Comedia ','de Performance');" calcext:value-type="string">
            <text:p>insert into especialidad (nombre, categoria) values (' Comedi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munity Manager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1]&amp;&quot;','&quot;&amp;[.B31]&amp;&quot;');&quot;" office:value-type="string" office:string-value="insert into especialidad (nombre, categoria) values (' Community Manager ','de Otras Disciplinas');" calcext:value-type="string">
            <text:p>insert into especialidad (nombre, categoria) values (' Community Manager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osicion Musical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32]&amp;&quot;','&quot;&amp;[.B32]&amp;&quot;');&quot;" office:value-type="string" office:string-value="insert into especialidad (nombre, categoria) values (' Composicion Musical ','de Performance');" calcext:value-type="string">
            <text:p>insert into especialidad (nombre, categoria) values (' Composicion Musical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rensión de Lectur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33]&amp;&quot;','&quot;&amp;[.B33]&amp;&quot;');&quot;" office:value-type="string" office:string-value="insert into especialidad (nombre, categoria) values (' Comprensión de Lectura ','Académicas');" calcext:value-type="string">
            <text:p>insert into especialidad (nombre, categoria) values (' Comprensión de Lectur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utacion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34]&amp;&quot;','&quot;&amp;[.B34]&amp;&quot;');&quot;" office:value-type="string" office:string-value="insert into especialidad (nombre, categoria) values (' Computacion ','de Informática');" calcext:value-type="string">
            <text:p>insert into especialidad (nombre, categoria) values (' Computacion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unicacion y Linguístic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5]&amp;&quot;','&quot;&amp;[.B35]&amp;&quot;');&quot;" office:value-type="string" office:string-value="insert into especialidad (nombre, categoria) values (' Comunicacion y Linguística ','de Otras Disciplinas');" calcext:value-type="string">
            <text:p>insert into especialidad (nombre, categoria) values (' Comunicacion y Linguístic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nstruccion de Sitios Web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36]&amp;&quot;','&quot;&amp;[.B36]&amp;&quot;');&quot;" office:value-type="string" office:string-value="insert into especialidad (nombre, categoria) values (' Construccion de Sitios Web ','de Informática');" calcext:value-type="string">
            <text:p>insert into especialidad (nombre, categoria) values (' Construccion de Sitios Web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ser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37]&amp;&quot;','&quot;&amp;[.B37]&amp;&quot;');&quot;" office:value-type="string" office:string-value="insert into especialidad (nombre, categoria) values (' Coser ','de Arte y Técnicas Manuales');" calcext:value-type="string">
            <text:p>insert into especialidad (nombre, categoria) values (' Coser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smetologi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8]&amp;&quot;','&quot;&amp;[.B38]&amp;&quot;');&quot;" office:value-type="string" office:string-value="insert into especialidad (nombre, categoria) values (' Cosmetologia ','de Otras Disciplinas');" calcext:value-type="string">
            <text:p>insert into especialidad (nombre, categoria) values (' Cosmetologi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PR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9]&amp;&quot;','&quot;&amp;[.B39]&amp;&quot;');&quot;" office:value-type="string" office:string-value="insert into especialidad (nombre, categoria) values (' CPR ','de Otras Disciplinas');" calcext:value-type="string">
            <text:p>insert into especialidad (nombre, categoria) values (' CPR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ue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40]&amp;&quot;','&quot;&amp;[.B40]&amp;&quot;');&quot;" office:value-type="string" office:string-value="insert into especialidad (nombre, categoria) values (' Cueca ','de Performance');" calcext:value-type="string">
            <text:p>insert into especialidad (nombre, categoria) values (' Cue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buj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1]&amp;&quot;','&quot;&amp;[.B41]&amp;&quot;');&quot;" office:value-type="string" office:string-value="insert into especialidad (nombre, categoria) values (' Dibujo ','de Arte y Técnicas Manuales');" calcext:value-type="string">
            <text:p>insert into especialidad (nombre, categoria) values (' Dibuj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ño de Interior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2]&amp;&quot;','&quot;&amp;[.B42]&amp;&quot;');&quot;" office:value-type="string" office:string-value="insert into especialidad (nombre, categoria) values (' Diseño de Interiores ','de Arte y Técnicas Manuales');" calcext:value-type="string">
            <text:p>insert into especialidad (nombre, categoria) values (' Diseño de Interior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de Vestuari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3]&amp;&quot;','&quot;&amp;[.B43]&amp;&quot;');&quot;" office:value-type="string" office:string-value="insert into especialidad (nombre, categoria) values (' Diseno de Vestuario ','de Arte y Técnicas Manuales');" calcext:value-type="string">
            <text:p>insert into especialidad (nombre, categoria) values (' Diseno de Vestuari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Grafic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4]&amp;&quot;','&quot;&amp;[.B44]&amp;&quot;');&quot;" office:value-type="string" office:string-value="insert into especialidad (nombre, categoria) values (' Diseno Grafico ','de Arte y Técnicas Manuales');" calcext:value-type="string">
            <text:p>insert into especialidad (nombre, categoria) values (' Diseno Grafic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Industrial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5]&amp;&quot;','&quot;&amp;[.B45]&amp;&quot;');&quot;" office:value-type="string" office:string-value="insert into especialidad (nombre, categoria) values (' Diseno Industrial ','de Arte y Técnicas Manuales');" calcext:value-type="string">
            <text:p>insert into especialidad (nombre, categoria) values (' Diseno Industrial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conom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46]&amp;&quot;','&quot;&amp;[.B46]&amp;&quot;');&quot;" office:value-type="string" office:string-value="insert into especialidad (nombre, categoria) values (' Economia ','Académicas');" calcext:value-type="string">
            <text:p>insert into especialidad (nombre, categoria) values (' Econom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dicion de Video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7]&amp;&quot;','&quot;&amp;[.B47]&amp;&quot;');&quot;" office:value-type="string" office:string-value="insert into especialidad (nombre, categoria) values (' Edicion de Videos ','de Arte y Técnicas Manuales');" calcext:value-type="string">
            <text:p>insert into especialidad (nombre, categoria) values (' Edicion de Video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calad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48]&amp;&quot;','&quot;&amp;[.B48]&amp;&quot;');&quot;" office:value-type="string" office:string-value="insert into especialidad (nombre, categoria) values (' Escalada ','de Deportes');" calcext:value-type="string">
            <text:p>insert into especialidad (nombre, categoria) values (' Escalad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cultu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9]&amp;&quot;','&quot;&amp;[.B49]&amp;&quot;');&quot;" office:value-type="string" office:string-value="insert into especialidad (nombre, categoria) values (' Escultura ','de Arte y Técnicas Manuales');" calcext:value-type="string">
            <text:p>insert into especialidad (nombre, categoria) values (' Escultu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tadis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0]&amp;&quot;','&quot;&amp;[.B50]&amp;&quot;');&quot;" office:value-type="string" office:string-value="insert into especialidad (nombre, categoria) values (' Estadisticas ','Académicas');" calcext:value-type="string">
            <text:p>insert into especialidad (nombre, categoria) values (' Estadis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xcel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51]&amp;&quot;','&quot;&amp;[.B51]&amp;&quot;');&quot;" office:value-type="string" office:string-value="insert into especialidad (nombre, categoria) values (' Excel ','de Informática');" calcext:value-type="string">
            <text:p>insert into especialidad (nombre, categoria) values (' Excel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losof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2]&amp;&quot;','&quot;&amp;[.B52]&amp;&quot;');&quot;" office:value-type="string" office:string-value="insert into especialidad (nombre, categoria) values (' Filosofía ','Académicas');" calcext:value-type="string">
            <text:p>insert into especialidad (nombre, categoria) values (' Filosof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nanzas Personale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53]&amp;&quot;','&quot;&amp;[.B53]&amp;&quot;');&quot;" office:value-type="string" office:string-value="insert into especialidad (nombre, categoria) values (' Finanzas Personales ','de Informática');" calcext:value-type="string">
            <text:p>insert into especialidad (nombre, categoria) values (' Finanzas Personale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s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4]&amp;&quot;','&quot;&amp;[.B54]&amp;&quot;');&quot;" office:value-type="string" office:string-value="insert into especialidad (nombre, categoria) values (' Fisica ','Académicas');" calcext:value-type="string">
            <text:p>insert into especialidad (nombre, categoria) values (' Fis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aut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55]&amp;&quot;','&quot;&amp;[.B55]&amp;&quot;');&quot;" office:value-type="string" office:string-value="insert into especialidad (nombre, categoria) values (' Flauta ','de Performance');" calcext:value-type="string">
            <text:p>insert into especialidad (nombre, categoria) values (' Flaut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orer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56]&amp;&quot;','&quot;&amp;[.B56]&amp;&quot;');&quot;" office:value-type="string" office:string-value="insert into especialidad (nombre, categoria) values (' Floreria ','de Arte y Técnicas Manuales');" calcext:value-type="string">
            <text:p>insert into especialidad (nombre, categoria) values (' Florer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ores de Bach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57]&amp;&quot;','&quot;&amp;[.B57]&amp;&quot;');&quot;" office:value-type="string" office:string-value="insert into especialidad (nombre, categoria) values (' Flores de Bach ','de Otras Disciplinas');" calcext:value-type="string">
            <text:p>insert into especialidad (nombre, categoria) values (' Flores de Bach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oto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58]&amp;&quot;','&quot;&amp;[.B58]&amp;&quot;');&quot;" office:value-type="string" office:string-value="insert into especialidad (nombre, categoria) values (' Fotografia ','de Arte y Técnicas Manuales');" calcext:value-type="string">
            <text:p>insert into especialidad (nombre, categoria) values (' Foto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eograf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9]&amp;&quot;','&quot;&amp;[.B59]&amp;&quot;');&quot;" office:value-type="string" office:string-value="insert into especialidad (nombre, categoria) values (' Geografia ','Académicas');" calcext:value-type="string">
            <text:p>insert into especialidad (nombre, categoria) values (' Geograf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eomet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0]&amp;&quot;','&quot;&amp;[.B60]&amp;&quot;');&quot;" office:value-type="string" office:string-value="insert into especialidad (nombre, categoria) values (' Geometria ','Académicas');" calcext:value-type="string">
            <text:p>insert into especialidad (nombre, categoria) values (' Geomet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MAT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1]&amp;&quot;','&quot;&amp;[.B61]&amp;&quot;');&quot;" office:value-type="string" office:string-value="insert into especialidad (nombre, categoria) values (' GMAT','Académicas');" calcext:value-type="string">
            <text:p>insert into especialidad (nombre, categoria) values (' GMAT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rabados y Lito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62]&amp;&quot;','&quot;&amp;[.B62]&amp;&quot;');&quot;" office:value-type="string" office:string-value="insert into especialidad (nombre, categoria) values (' Grabados y Litografia ','de Arte y Técnicas Manuales');" calcext:value-type="string">
            <text:p>insert into especialidad (nombre, categoria) values (' Grabados y Lito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ramát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3]&amp;&quot;','&quot;&amp;[.B63]&amp;&quot;');&quot;" office:value-type="string" office:string-value="insert into especialidad (nombre, categoria) values (' Gramática ','Académicas');" calcext:value-type="string">
            <text:p>insert into especialidad (nombre, categoria) values (' Gramát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uitarr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64]&amp;&quot;','&quot;&amp;[.B64]&amp;&quot;');&quot;" office:value-type="string" office:string-value="insert into especialidad (nombre, categoria) values (' Guitarra ','de Performance');" calcext:value-type="string">
            <text:p>insert into especialidad (nombre, categoria) values (' Guitarr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Histo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5]&amp;&quot;','&quot;&amp;[.B65]&amp;&quot;');&quot;" office:value-type="string" office:string-value="insert into especialidad (nombre, categoria) values (' Historia ','Académicas');" calcext:value-type="string">
            <text:p>insert into especialidad (nombre, categoria) values (' Histo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Historia de la Musi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66]&amp;&quot;','&quot;&amp;[.B66]&amp;&quot;');&quot;" office:value-type="string" office:string-value="insert into especialidad (nombre, categoria) values (' Historia de la Musica ','de Performance');" calcext:value-type="string">
            <text:p>insert into especialidad (nombre, categoria) values (' Historia de la Musi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llustrator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67]&amp;&quot;','&quot;&amp;[.B67]&amp;&quot;');&quot;" office:value-type="string" office:string-value="insert into especialidad (nombre, categoria) values (' Illustrator ','de Informática');" calcext:value-type="string">
            <text:p>insert into especialidad (nombre, categoria) values (' Illustrator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Electr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8]&amp;&quot;','&quot;&amp;[.B68]&amp;&quot;');&quot;" office:value-type="string" office:string-value="insert into especialidad (nombre, categoria) values (' Ingeniería Electrica ','Académicas');" calcext:value-type="string">
            <text:p>insert into especialidad (nombre, categoria) values (' Ingeniería Electr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Industrial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9]&amp;&quot;','&quot;&amp;[.B69]&amp;&quot;');&quot;" office:value-type="string" office:string-value="insert into especialidad (nombre, categoria) values (' Ingeniería Industrial ','Académicas');" calcext:value-type="string">
            <text:p>insert into especialidad (nombre, categoria) values (' Ingeniería Industrial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Mecan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0]&amp;&quot;','&quot;&amp;[.B70]&amp;&quot;');&quot;" office:value-type="string" office:string-value="insert into especialidad (nombre, categoria) values (' Ingeniería Mecanica ','Académicas');" calcext:value-type="string">
            <text:p>insert into especialidad (nombre, categoria) values (' Ingeniería Mecan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staGI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1]&amp;&quot;','&quot;&amp;[.B71]&amp;&quot;');&quot;" office:value-type="string" office:string-value="insert into especialidad (nombre, categoria) values (' InstaGIS ','de Informática');" calcext:value-type="string">
            <text:p>insert into especialidad (nombre, categoria) values (' InstaGI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troducción a cálculo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2]&amp;&quot;','&quot;&amp;[.B72]&amp;&quot;');&quot;" office:value-type="string" office:string-value="insert into especialidad (nombre, categoria) values (' Introducción a cálculo ','Académicas');" calcext:value-type="string">
            <text:p>insert into especialidad (nombre, categoria) values (' Introducción a cálculo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Jardiner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73]&amp;&quot;','&quot;&amp;[.B73]&amp;&quot;');&quot;" office:value-type="string" office:string-value="insert into especialidad (nombre, categoria) values (' Jardineria ','de Arte y Técnicas Manuales');" calcext:value-type="string">
            <text:p>insert into especialidad (nombre, categoria) values (' Jardiner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Joyeria y Olfebrerí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74]&amp;&quot;','&quot;&amp;[.B74]&amp;&quot;');&quot;" office:value-type="string" office:string-value="insert into especialidad (nombre, categoria) values (' Joyeria y Olfebrería ','de Arte y Técnicas Manuales');" calcext:value-type="string">
            <text:p>insert into especialidad (nombre, categoria) values (' Joyeria y Olfebrerí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Keynote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5]&amp;&quot;','&quot;&amp;[.B75]&amp;&quot;');&quot;" office:value-type="string" office:string-value="insert into especialidad (nombre, categoria) values (' Keynote','de Informática');" calcext:value-type="string">
            <text:p>insert into especialidad (nombre, categoria) values (' Keynote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quill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6]&amp;&quot;','&quot;&amp;[.B76]&amp;&quot;');&quot;" office:value-type="string" office:string-value="insert into especialidad (nombre, categoria) values (' Maquillaje ','de Otras Disciplinas');" calcext:value-type="string">
            <text:p>insert into especialidad (nombre, categoria) values (' Maquill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rketing Digital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7]&amp;&quot;','&quot;&amp;[.B77]&amp;&quot;');&quot;" office:value-type="string" office:string-value="insert into especialidad (nombre, categoria) values (' Marketing Digital ','de Otras Disciplinas');" calcext:value-type="string">
            <text:p>insert into especialidad (nombre, categoria) values (' Marketing Digital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s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8]&amp;&quot;','&quot;&amp;[.B78]&amp;&quot;');&quot;" office:value-type="string" office:string-value="insert into especialidad (nombre, categoria) values (' Masaje ','de Otras Disciplinas');" calcext:value-type="string">
            <text:p>insert into especialidad (nombre, categoria) values (' Mas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tamatica Bas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9]&amp;&quot;','&quot;&amp;[.B79]&amp;&quot;');&quot;" office:value-type="string" office:string-value="insert into especialidad (nombre, categoria) values (' Matamatica Basica ','Académicas');" calcext:value-type="string">
            <text:p>insert into especialidad (nombre, categoria) values (' Matamatica Bas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temá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80]&amp;&quot;','&quot;&amp;[.B80]&amp;&quot;');&quot;" office:value-type="string" office:string-value="insert into especialidad (nombre, categoria) values (' Matemáticas ','Académicas');" calcext:value-type="string">
            <text:p>insert into especialidad (nombre, categoria) values (' Matemá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edio Ambiente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81]&amp;&quot;','&quot;&amp;[.B81]&amp;&quot;');&quot;" office:value-type="string" office:string-value="insert into especialidad (nombre, categoria) values (' Medio Ambiente ','Académicas');" calcext:value-type="string">
            <text:p>insert into especialidad (nombre, categoria) values (' Medio Ambiente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od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82]&amp;&quot;','&quot;&amp;[.B82]&amp;&quot;');&quot;" office:value-type="string" office:string-value="insert into especialidad (nombre, categoria) values (' Moda ','de Arte y Técnicas Manuales');" calcext:value-type="string">
            <text:p>insert into especialidad (nombre, categoria) values (' Mod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odel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83]&amp;&quot;','&quot;&amp;[.B83]&amp;&quot;');&quot;" office:value-type="string" office:string-value="insert into especialidad (nombre, categoria) values (' Modelaje ','de Otras Disciplinas');" calcext:value-type="string">
            <text:p>insert into especialidad (nombre, categoria) values (' Model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Natacion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84]&amp;&quot;','&quot;&amp;[.B84]&amp;&quot;');&quot;" office:value-type="string" office:string-value="insert into especialidad (nombre, categoria) values (' Natacion ','de Deportes');" calcext:value-type="string">
            <text:p>insert into especialidad (nombre, categoria) values (' Natacion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Optimizacion de Sitios Web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85]&amp;&quot;','&quot;&amp;[.B85]&amp;&quot;');&quot;" office:value-type="string" office:string-value="insert into especialidad (nombre, categoria) values (' Optimizacion de Sitios Web ','de Otras Disciplinas');" calcext:value-type="string">
            <text:p>insert into especialidad (nombre, categoria) values (' Optimizacion de Sitios Web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hotoshop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86]&amp;&quot;','&quot;&amp;[.B86]&amp;&quot;');&quot;" office:value-type="string" office:string-value="insert into especialidad (nombre, categoria) values (' Photoshop ','de Informática');" calcext:value-type="string">
            <text:p>insert into especialidad (nombre, categoria) values (' Photoshop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an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87]&amp;&quot;','&quot;&amp;[.B87]&amp;&quot;');&quot;" office:value-type="string" office:string-value="insert into especialidad (nombre, categoria) values (' Piano ','de Performance');" calcext:value-type="string">
            <text:p>insert into especialidad (nombre, categoria) values (' Pian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lates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88]&amp;&quot;','&quot;&amp;[.B88]&amp;&quot;');&quot;" office:value-type="string" office:string-value="insert into especialidad (nombre, categoria) values (' pilates ','de Deportes');" calcext:value-type="string">
            <text:p>insert into especialidad (nombre, categoria) values (' pilates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ntu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89]&amp;&quot;','&quot;&amp;[.B89]&amp;&quot;');&quot;" office:value-type="string" office:string-value="insert into especialidad (nombre, categoria) values (' Pintura ','de Arte y Técnicas Manuales');" calcext:value-type="string">
            <text:p>insert into especialidad (nombre, categoria) values (' Pintu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tch para emprendedore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90]&amp;&quot;','&quot;&amp;[.B90]&amp;&quot;');&quot;" office:value-type="string" office:string-value="insert into especialidad (nombre, categoria) values (' Pitch para emprendedores ','de Otras Disciplinas');" calcext:value-type="string">
            <text:p>insert into especialidad (nombre, categoria) values (' Pitch para emprendedore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es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1]&amp;&quot;','&quot;&amp;[.B91]&amp;&quot;');&quot;" office:value-type="string" office:string-value="insert into especialidad (nombre, categoria) values (' Poesia ','Académicas');" calcext:value-type="string">
            <text:p>insert into especialidad (nombre, categoria) values (' Poes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le Danc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92]&amp;&quot;','&quot;&amp;[.B92]&amp;&quot;');&quot;" office:value-type="string" office:string-value="insert into especialidad (nombre, categoria) values (' Pole Dance ','de Performance');" calcext:value-type="string">
            <text:p>insert into especialidad (nombre, categoria) values (' Pole Danc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werpoint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93]&amp;&quot;','&quot;&amp;[.B93]&amp;&quot;');&quot;" office:value-type="string" office:string-value="insert into especialidad (nombre, categoria) values (' Powerpoint ','de Informática');" calcext:value-type="string">
            <text:p>insert into especialidad (nombre, categoria) values (' Powerpoint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rimeros auxilio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94]&amp;&quot;','&quot;&amp;[.B94]&amp;&quot;');&quot;" office:value-type="string" office:string-value="insert into especialidad (nombre, categoria) values (' primeros auxilios ','de Otras Disciplinas');" calcext:value-type="string">
            <text:p>insert into especialidad (nombre, categoria) values (' primeros auxilio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rogramacion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95]&amp;&quot;','&quot;&amp;[.B95]&amp;&quot;');&quot;" office:value-type="string" office:string-value="insert into especialidad (nombre, categoria) values (' Programacion ','de Informática');" calcext:value-type="string">
            <text:p>insert into especialidad (nombre, categoria) values (' Programacion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Cienci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6]&amp;&quot;','&quot;&amp;[.B96]&amp;&quot;');&quot;" office:value-type="string" office:string-value="insert into especialidad (nombre, categoria) values (' PSU Ciencias ','Académicas');" calcext:value-type="string">
            <text:p>insert into especialidad (nombre, categoria) values (' PSU Cienci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Histo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7]&amp;&quot;','&quot;&amp;[.B97]&amp;&quot;');&quot;" office:value-type="string" office:string-value="insert into especialidad (nombre, categoria) values (' PSU Historia ','Académicas');" calcext:value-type="string">
            <text:p>insert into especialidad (nombre, categoria) values (' PSU Histo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Leguaje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8]&amp;&quot;','&quot;&amp;[.B98]&amp;&quot;');&quot;" office:value-type="string" office:string-value="insert into especialidad (nombre, categoria) values (' PSU Leguaje ','Académicas');" calcext:value-type="string">
            <text:p>insert into especialidad (nombre, categoria) values (' PSU Leguaje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Matema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9]&amp;&quot;','&quot;&amp;[.B99]&amp;&quot;');&quot;" office:value-type="string" office:string-value="insert into especialidad (nombre, categoria) values (' PSU Matematicas ','Académicas');" calcext:value-type="string">
            <text:p>insert into especialidad (nombre, categoria) values (' PSU Matema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Quim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0]&amp;&quot;','&quot;&amp;[.B100]&amp;&quot;');&quot;" office:value-type="string" office:string-value="insert into especialidad (nombre, categoria) values (' Quimica ','Académicas');" calcext:value-type="string">
            <text:p>insert into especialidad (nombre, categoria) values (' Quim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velado Fotografic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01]&amp;&quot;','&quot;&amp;[.B101]&amp;&quot;');&quot;" office:value-type="string" office:string-value="insert into especialidad (nombre, categoria) values (' Revelado Fotografico ','de Arte y Técnicas Manuales');" calcext:value-type="string">
            <text:p>insert into especialidad (nombre, categoria) values (' Revelado Fotografic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als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2]&amp;&quot;','&quot;&amp;[.B102]&amp;&quot;');&quot;" office:value-type="string" office:string-value="insert into especialidad (nombre, categoria) values (' Salsa ','de Performance');" calcext:value-type="string">
            <text:p>insert into especialidad (nombre, categoria) values (' Sals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ax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3]&amp;&quot;','&quot;&amp;[.B103]&amp;&quot;');&quot;" office:value-type="string" office:string-value="insert into especialidad (nombre, categoria) values (' Saxo ','de Performance');" calcext:value-type="string">
            <text:p>insert into especialidad (nombre, categoria) values (' Sax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icolog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4]&amp;&quot;','&quot;&amp;[.B104]&amp;&quot;');&quot;" office:value-type="string" office:string-value="insert into especialidad (nombre, categoria) values (' Sicologia ','Académicas');" calcext:value-type="string">
            <text:p>insert into especialidad (nombre, categoria) values (' Sicolog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obrevivenci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05]&amp;&quot;','&quot;&amp;[.B105]&amp;&quot;');&quot;" office:value-type="string" office:string-value="insert into especialidad (nombre, categoria) values (' sobrevivencia ','de Otras Disciplinas');" calcext:value-type="string">
            <text:p>insert into especialidad (nombre, categoria) values (' sobrevivenci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ociolog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6]&amp;&quot;','&quot;&amp;[.B106]&amp;&quot;');&quot;" office:value-type="string" office:string-value="insert into especialidad (nombre, categoria) values (' Sociologia ','Académicas');" calcext:value-type="string">
            <text:p>insert into especialidad (nombre, categoria) values (' Sociolog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i Chi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07]&amp;&quot;','&quot;&amp;[.B107]&amp;&quot;');&quot;" office:value-type="string" office:string-value="insert into especialidad (nombre, categoria) values (' Tai Chi ','de Deportes');" calcext:value-type="string">
            <text:p>insert into especialidad (nombre, categoria) values (' Tai Chi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llad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08]&amp;&quot;','&quot;&amp;[.B108]&amp;&quot;');&quot;" office:value-type="string" office:string-value="insert into especialidad (nombre, categoria) values (' tallado ','de Arte y Técnicas Manuales');" calcext:value-type="string">
            <text:p>insert into especialidad (nombre, categoria) values (' tallad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mbor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9]&amp;&quot;','&quot;&amp;[.B109]&amp;&quot;');&quot;" office:value-type="string" office:string-value="insert into especialidad (nombre, categoria) values (' Tambor ','de Performance');" calcext:value-type="string">
            <text:p>insert into especialidad (nombre, categoria) values (' Tambor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ng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0]&amp;&quot;','&quot;&amp;[.B110]&amp;&quot;');&quot;" office:value-type="string" office:string-value="insert into especialidad (nombre, categoria) values (' Tango ','de Performance');" calcext:value-type="string">
            <text:p>insert into especialidad (nombre, categoria) values (' Tang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atr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1]&amp;&quot;','&quot;&amp;[.B111]&amp;&quot;');&quot;" office:value-type="string" office:string-value="insert into especialidad (nombre, categoria) values (' Teatro ','de Performance');" calcext:value-type="string">
            <text:p>insert into especialidad (nombre, categoria) values (' Teatr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cnicas Manual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2]&amp;&quot;','&quot;&amp;[.B112]&amp;&quot;');&quot;" office:value-type="string" office:string-value="insert into especialidad (nombre, categoria) values (' Tecnicas Manuales ','de Arte y Técnicas Manuales');" calcext:value-type="string">
            <text:p>insert into especialidad (nombre, categoria) values (' Tecnicas Manual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jer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3]&amp;&quot;','&quot;&amp;[.B113]&amp;&quot;');&quot;" office:value-type="string" office:string-value="insert into especialidad (nombre, categoria) values (' Tejer ','de Arte y Técnicas Manuales');" calcext:value-type="string">
            <text:p>insert into especialidad (nombre, categoria) values (' Tejer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OEFL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14]&amp;&quot;','&quot;&amp;[.B114]&amp;&quot;');&quot;" office:value-type="string" office:string-value="insert into especialidad (nombre, categoria) values (' TOEFL','Académicas');" calcext:value-type="string">
            <text:p>insert into especialidad (nombre, categoria) values (' TOEFL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gred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5]&amp;&quot;','&quot;&amp;[.B115]&amp;&quot;');&quot;" office:value-type="string" office:string-value="insert into especialidad (nombre, categoria) values (' Trabajo en greda ','de Arte y Técnicas Manuales');" calcext:value-type="string">
            <text:p>insert into especialidad (nombre, categoria) values (' Trabajo en gred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made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6]&amp;&quot;','&quot;&amp;[.B116]&amp;&quot;');&quot;" office:value-type="string" office:string-value="insert into especialidad (nombre, categoria) values (' trabajo en madera ','de Arte y Técnicas Manuales');" calcext:value-type="string">
            <text:p>insert into especialidad (nombre, categoria) values (' trabajo en made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Metal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7]&amp;&quot;','&quot;&amp;[.B117]&amp;&quot;');&quot;" office:value-type="string" office:string-value="insert into especialidad (nombre, categoria) values (' Trabajo en Metales ','de Arte y Técnicas Manuales');" calcext:value-type="string">
            <text:p>insert into especialidad (nombre, categoria) values (' Trabajo en Metal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igonomet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18]&amp;&quot;','&quot;&amp;[.B118]&amp;&quot;');&quot;" office:value-type="string" office:string-value="insert into especialidad (nombre, categoria) values (' Trigonometria ','Académicas');" calcext:value-type="string">
            <text:p>insert into especialidad (nombre, categoria) values (' Trigonomet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ompet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9]&amp;&quot;','&quot;&amp;[.B119]&amp;&quot;');&quot;" office:value-type="string" office:string-value="insert into especialidad (nombre, categoria) values (' Trompeta ','de Performance');" calcext:value-type="string">
            <text:p>insert into especialidad (nombre, categoria) values (' Trompet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Ukelel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20]&amp;&quot;','&quot;&amp;[.B120]&amp;&quot;');&quot;" office:value-type="string" office:string-value="insert into especialidad (nombre, categoria) values (' Ukelele ','de Performance');" calcext:value-type="string">
            <text:p>insert into especialidad (nombre, categoria) values (' Ukelel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Video o Cinematografí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21]&amp;&quot;','&quot;&amp;[.B121]&amp;&quot;');&quot;" office:value-type="string" office:string-value="insert into especialidad (nombre, categoria) values (' Video o Cinematografía ','de Arte y Técnicas Manuales');" calcext:value-type="string">
            <text:p>insert into especialidad (nombre, categoria) values (' Video o Cinematografí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Violin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22]&amp;&quot;','&quot;&amp;[.B122]&amp;&quot;');&quot;" office:value-type="string" office:string-value="insert into especialidad (nombre, categoria) values (' Violin ','de Performance');" calcext:value-type="string">
            <text:p>insert into especialidad (nombre, categoria) values (' Violin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Word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123]&amp;&quot;','&quot;&amp;[.B123]&amp;&quot;');&quot;" office:value-type="string" office:string-value="insert into especialidad (nombre, categoria) values (' Word ','de Informática');" calcext:value-type="string">
            <text:p>insert into especialidad (nombre, categoria) values (' Word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Yog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4]&amp;&quot;','&quot;&amp;[.B124]&amp;&quot;');&quot;" office:value-type="string" office:string-value="insert into especialidad (nombre, categoria) values (' Yoga ','de Deportes');" calcext:value-type="string">
            <text:p>insert into especialidad (nombre, categoria) values (' Yog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Zumb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5]&amp;&quot;','&quot;&amp;[.B125]&amp;&quot;');&quot;" office:value-type="string" office:string-value="insert into especialidad (nombre, categoria) values (' Zumba ','de Deportes');" calcext:value-type="string">
            <text:p>insert into especialidad (nombre, categoria) values (' Zumb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ceo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6]&amp;&quot;','&quot;&amp;[.B126]&amp;&quot;');&quot;" office:value-type="string" office:string-value="insert into especialidad (nombre, categoria) values ('Buceo','de Deportes');" calcext:value-type="string">
            <text:p>insert into especialidad (nombre, categoria) values ('Buceo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s Audiovisual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27]&amp;&quot;','&quot;&amp;[.B127]&amp;&quot;');&quot;" office:value-type="string" office:string-value="insert into especialidad (nombre, categoria) values ('Clases Audiovisual ','de Arte y Técnicas Manuales');" calcext:value-type="string">
            <text:p>insert into especialidad (nombre, categoria) values ('Clases Audiovisual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namiento de Mascota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28]&amp;&quot;','&quot;&amp;[.B128]&amp;&quot;');&quot;" office:value-type="string" office:string-value="insert into especialidad (nombre, categoria) values ('Entrenamiento de Mascotas ','de Otras Disciplinas');" calcext:value-type="string">
            <text:p>insert into especialidad (nombre, categoria) values ('Entrenamiento de Mascota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 trainer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9]&amp;&quot;','&quot;&amp;[.B129]&amp;&quot;');&quot;" office:value-type="string" office:string-value="insert into especialidad (nombre, categoria) values ('Personal trainer ','de Deportes');" calcext:value-type="string">
            <text:p>insert into especialidad (nombre, categoria) values ('Personal trainer ','de Deportes')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3" table:number-columns-repeated="2" table:default-cell-style-name="Default"/>
        <table:table-column table:style-name="co4" table:default-cell-style-name="ce5"/>
        <table:table-column table:style-name="co3" table:default-cell-style-name="ce6"/>
        <table:table-column table:style-name="co3" table:default-cell-style-name="Default"/>
        <table:table-column table:style-name="co3" table:default-cell-style-name="ce6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Juan</text:p>
          </table:table-cell>
          <table:table-cell office:value-type="string" calcext:value-type="string">
            <text:p>Domíngu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Garcí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Huidobr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lfredo</text:p>
          </table:table-cell>
          <table:table-cell office:value-type="string" calcext:value-type="string">
            <text:p>Del Bosque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Hevi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Ole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Jorge</text:p>
          </table:table-cell>
          <table:table-cell office:value-type="string" calcext:value-type="string">
            <text:p>Yañ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ría</text:p>
          </table:table-cell>
          <table:table-cell office:value-type="string" calcext:value-type="string">
            <text:p>Zamoran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Ignacia</text:p>
          </table:table-cell>
          <table:table-cell office:value-type="string" calcext:value-type="string">
            <text:p>Sánch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ilar</text:p>
          </table:table-cell>
          <table:table-cell office:value-type="string" calcext:value-type="string">
            <text:p>Rosasc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nsuelo</text:p>
          </table:table-cell>
          <table:table-cell office:value-type="string" calcext:value-type="string">
            <text:p>Darlette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ilagros</text:p>
          </table:table-cell>
          <table:table-cell office:value-type="string" calcext:value-type="string">
            <text:p>Oliver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reddy</text:p>
          </table:table-cell>
          <table:table-cell office:value-type="string" calcext:value-type="string">
            <text:p>Scheggi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ntonia</text:p>
          </table:table-cell>
          <table:table-cell office:value-type="string" calcext:value-type="string">
            <text:p>Jáuregui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De Gregori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Homero</text:p>
          </table:table-cell>
          <table:table-cell office:value-type="string" calcext:value-type="string">
            <text:p>Martín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abiola</text:p>
          </table:table-cell>
          <table:table-cell office:value-type="string" calcext:value-type="string">
            <text:p>Orreg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omina</text:p>
          </table:table-cell>
          <table:table-cell office:value-type="string" calcext:value-type="string">
            <text:p>Salazar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lberto</text:p>
          </table:table-cell>
          <table:table-cell office:value-type="string" calcext:value-type="string">
            <text:p>Paganini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Daniela</text:p>
          </table:table-cell>
          <table:table-cell office:value-type="string" calcext:value-type="string">
            <text:p>Celedó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Luisa</text:p>
          </table:table-cell>
          <table:table-cell office:value-type="string" calcext:value-type="string">
            <text:p>Puigrredó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rgarita</text:p>
          </table:table-cell>
          <table:table-cell office:value-type="string" calcext:value-type="string">
            <text:p>Santis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eresa</text:p>
          </table:table-cell>
          <table:table-cell office:value-type="string" calcext:value-type="string">
            <text:p>Salas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Liliana</text:p>
          </table:table-cell>
          <table:table-cell office:value-type="string" calcext:value-type="string">
            <text:p>Aréval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rio</text:p>
          </table:table-cell>
          <table:table-cell office:value-type="string" calcext:value-type="string">
            <text:p>Donos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elissa</text:p>
          </table:table-cell>
          <table:table-cell office:value-type="string" calcext:value-type="string">
            <text:p>Alessandri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sunción</text:p>
          </table:table-cell>
          <table:table-cell office:value-type="string" calcext:value-type="string">
            <text:p>Ried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amiro</text:p>
          </table:table-cell>
          <table:table-cell office:value-type="string" calcext:value-type="string">
            <text:p>Errázuri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Vicente</text:p>
          </table:table-cell>
          <table:table-cell office:value-type="string" calcext:value-type="string">
            <text:p>Larrai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rnesto</text:p>
          </table:table-cell>
          <table:table-cell office:value-type="string" calcext:value-type="string">
            <text:p>Gajard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milio</text:p>
          </table:table-cell>
          <table:table-cell office:value-type="string" calcext:value-type="string">
            <text:p>Manríqu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Bodanovic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iguel</text:p>
          </table:table-cell>
          <table:table-cell office:value-type="string" calcext:value-type="string">
            <text:p>Ponce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milo</text:p>
          </table:table-cell>
          <table:table-cell office:value-type="string" calcext:value-type="string">
            <text:p>Gómez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nrique</text:p>
          </table:table-cell>
          <table:table-cell office:value-type="string" calcext:value-type="string">
            <text:p>Guevar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izarr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nuel</text:p>
          </table:table-cell>
          <table:table-cell office:value-type="string" calcext:value-type="string">
            <text:p>Garrido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Benito</text:p>
          </table:table-cell>
          <table:table-cell office:value-type="string" calcext:value-type="string">
            <text:p>Misle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aquel</text:p>
          </table:table-cell>
          <table:table-cell office:value-type="string" calcext:value-type="string">
            <text:p>Ledermann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riel</text:p>
          </table:table-cell>
          <table:table-cell office:value-type="string" calcext:value-type="string">
            <text:p>Jara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el" calcext:value-type="string">
            <text:p>Mariel</text:p>
          </table:table-cell>
          <table:table-cell table:style-name="ce3" table:formula="of:=OFFSET([.B$1] ;ROUND(39*RAND());0;1;1)" office:value-type="string" office:string-value="Donoso" calcext:value-type="string">
            <text:p>Donoso</text:p>
          </table:table-cell>
          <table:table-cell table:style-name="Default" table:formula="of:=+[.A45]&amp;&quot; &quot;&amp;[.B45]" office:value-type="string" office:string-value="Mariel Donoso" calcext:value-type="string">
            <text:p>Mariel Donoso</text:p>
          </table:table-cell>
          <table:table-cell table:style-name="Default" table:formula="of:=LOWER([.A45])&amp;&quot;.&quot;&amp;LOWER([.B45])&amp;&quot;@gmail.com&quot;" office:value-type="string" office:string-value="mariel.donoso@gmail.com" calcext:value-type="string">
            <text:p>mariel.donoso@gmail.com</text:p>
          </table:table-cell>
          <table:table-cell table:style-name="ce7" table:formula="of:=ROUND(79*RAND())" office:value-type="float" office:value="69" calcext:value-type="float">
            <text:p>69</text:p>
          </table:table-cell>
          <table:table-cell table:style-name="Default" table:formula="of:=&quot;insert into entrenador (nombre, mail,especialidad) values ('&quot;&amp;[.C45]&amp;&quot;','&quot;&amp;[.D45]&amp;&quot;',&quot;&amp;[.E45]&amp;&quot;);&quot;" office:value-type="string" office:string-value="insert into entrenador (nombre, mail,especialidad) values ('Mariel Donoso','mariel.donoso@gmail.com',69);" calcext:value-type="string">
            <text:p>insert into entrenador (nombre, mail,especialidad) values ('Mariel Donoso','mariel.donoso@gmail.com',6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Ledermann" calcext:value-type="string">
            <text:p>Ledermann</text:p>
          </table:table-cell>
          <table:table-cell table:style-name="Default" table:formula="of:=+[.A46]&amp;&quot; &quot;&amp;[.B46]" office:value-type="string" office:string-value="Emilio Ledermann" calcext:value-type="string">
            <text:p>Emilio Ledermann</text:p>
          </table:table-cell>
          <table:table-cell table:style-name="Default" table:formula="of:=LOWER([.A46])&amp;&quot;.&quot;&amp;LOWER([.B46])&amp;&quot;@gmail.com&quot;" office:value-type="string" office:string-value="emilio.ledermann@gmail.com" calcext:value-type="string">
            <text:p>emilio.ledermann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style-name="Default" table:formula="of:=&quot;insert into entrenador (nombre, mail,especialidad) values ('&quot;&amp;[.C46]&amp;&quot;','&quot;&amp;[.D46]&amp;&quot;',&quot;&amp;[.E46]&amp;&quot;);&quot;" office:value-type="string" office:string-value="insert into entrenador (nombre, mail,especialidad) values ('Emilio Ledermann','emilio.ledermann@gmail.com',33);" calcext:value-type="string">
            <text:p>insert into entrenador (nombre, mail,especialidad) values ('Emilio Ledermann','emilio.ledermann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Huidobro" calcext:value-type="string">
            <text:p>Huidobro</text:p>
          </table:table-cell>
          <table:table-cell table:style-name="Default" table:formula="of:=+[.A47]&amp;&quot; &quot;&amp;[.B47]" office:value-type="string" office:string-value="Alfredo Huidobro" calcext:value-type="string">
            <text:p>Alfredo Huidobro</text:p>
          </table:table-cell>
          <table:table-cell table:style-name="Default" table:formula="of:=LOWER([.A47])&amp;&quot;.&quot;&amp;LOWER([.B47])&amp;&quot;@gmail.com&quot;" office:value-type="string" office:string-value="alfredo.huidobro@gmail.com" calcext:value-type="string">
            <text:p>alfredo.huidobro@gmail.com</text:p>
          </table:table-cell>
          <table:table-cell table:style-name="ce7" table:formula="of:=ROUND(79*RAND())" office:value-type="float" office:value="70" calcext:value-type="float">
            <text:p>70</text:p>
          </table:table-cell>
          <table:table-cell table:style-name="Default" table:formula="of:=&quot;insert into entrenador (nombre, mail,especialidad) values ('&quot;&amp;[.C47]&amp;&quot;','&quot;&amp;[.D47]&amp;&quot;',&quot;&amp;[.E47]&amp;&quot;);&quot;" office:value-type="string" office:string-value="insert into entrenador (nombre, mail,especialidad) values ('Alfredo Huidobro','alfredo.huidobro@gmail.com',70);" calcext:value-type="string">
            <text:p>insert into entrenador (nombre, mail,especialidad) values ('Alfredo Huidobro','alfredo.huidobro@gmail.com',7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style-name="Default" table:formula="of:=+[.A48]&amp;&quot; &quot;&amp;[.B48]" office:value-type="string" office:string-value="Antonia Celedón" calcext:value-type="string">
            <text:p>Antonia Celedón</text:p>
          </table:table-cell>
          <table:table-cell table:style-name="Default" table:formula="of:=LOWER([.A48])&amp;&quot;.&quot;&amp;LOWER([.B48])&amp;&quot;@gmail.com&quot;" office:value-type="string" office:string-value="antonia.celedón@gmail.com" calcext:value-type="string">
            <text:p>antonia.celedón@gmail.com</text:p>
          </table:table-cell>
          <table:table-cell table:style-name="ce7" table:formula="of:=ROUND(79*RAND())" office:value-type="float" office:value="75" calcext:value-type="float">
            <text:p>75</text:p>
          </table:table-cell>
          <table:table-cell table:style-name="Default" table:formula="of:=&quot;insert into entrenador (nombre, mail,especialidad) values ('&quot;&amp;[.C48]&amp;&quot;','&quot;&amp;[.D48]&amp;&quot;',&quot;&amp;[.E48]&amp;&quot;);&quot;" office:value-type="string" office:string-value="insert into entrenador (nombre, mail,especialidad) values ('Antonia Celedón','antonia.celedón@gmail.com',75);" calcext:value-type="string">
            <text:p>insert into entrenador (nombre, mail,especialidad) values ('Antonia Celedón','antonia.celedón@gmail.com',7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el" calcext:value-type="string">
            <text:p>Mariel</text:p>
          </table:table-cell>
          <table:table-cell table:formula="of:=OFFSET([.B$1] ;ROUND(39*RAND());0;1;1)" office:value-type="string" office:string-value="Arévalo" calcext:value-type="string">
            <text:p>Arévalo</text:p>
          </table:table-cell>
          <table:table-cell table:style-name="Default" table:formula="of:=+[.A49]&amp;&quot; &quot;&amp;[.B49]" office:value-type="string" office:string-value="Mariel Arévalo" calcext:value-type="string">
            <text:p>Mariel Arévalo</text:p>
          </table:table-cell>
          <table:table-cell table:style-name="Default" table:formula="of:=LOWER([.A49])&amp;&quot;.&quot;&amp;LOWER([.B49])&amp;&quot;@gmail.com&quot;" office:value-type="string" office:string-value="mariel.arévalo@gmail.com" calcext:value-type="string">
            <text:p>mariel.arévalo@gmail.com</text:p>
          </table:table-cell>
          <table:table-cell table:style-name="ce7" table:formula="of:=ROUND(79*RAND())" office:value-type="float" office:value="8" calcext:value-type="float">
            <text:p>8</text:p>
          </table:table-cell>
          <table:table-cell table:style-name="Default" table:formula="of:=&quot;insert into entrenador (nombre, mail,especialidad) values ('&quot;&amp;[.C49]&amp;&quot;','&quot;&amp;[.D49]&amp;&quot;',&quot;&amp;[.E49]&amp;&quot;);&quot;" office:value-type="string" office:string-value="insert into entrenador (nombre, mail,especialidad) values ('Mariel Arévalo','mariel.arévalo@gmail.com',8);" calcext:value-type="string">
            <text:p>insert into entrenador (nombre, mail,especialidad) values ('Mariel Arévalo','mariel.arévalo@gmail.com',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amilo" calcext:value-type="string">
            <text:p>Camilo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style-name="Default" table:formula="of:=+[.A50]&amp;&quot; &quot;&amp;[.B50]" office:value-type="string" office:string-value="Camilo Darlette" calcext:value-type="string">
            <text:p>Camilo Darlette</text:p>
          </table:table-cell>
          <table:table-cell table:style-name="Default" table:formula="of:=LOWER([.A50])&amp;&quot;.&quot;&amp;LOWER([.B50])&amp;&quot;@gmail.com&quot;" office:value-type="string" office:string-value="camilo.darlette@gmail.com" calcext:value-type="string">
            <text:p>camilo.darlette@gmail.com</text:p>
          </table:table-cell>
          <table:table-cell table:style-name="ce7" table:formula="of:=ROUND(79*RAND())" office:value-type="float" office:value="35" calcext:value-type="float">
            <text:p>35</text:p>
          </table:table-cell>
          <table:table-cell table:style-name="Default" table:formula="of:=&quot;insert into entrenador (nombre, mail,especialidad) values ('&quot;&amp;[.C50]&amp;&quot;','&quot;&amp;[.D50]&amp;&quot;',&quot;&amp;[.E50]&amp;&quot;);&quot;" office:value-type="string" office:string-value="insert into entrenador (nombre, mail,especialidad) values ('Camilo Darlette','camilo.darlette@gmail.com',35);" calcext:value-type="string">
            <text:p>insert into entrenador (nombre, mail,especialidad) values ('Camilo Darlette','camilo.darlette@gmail.com',3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style-name="Default" table:formula="of:=+[.A51]&amp;&quot; &quot;&amp;[.B51]" office:value-type="string" office:string-value="María Misle" calcext:value-type="string">
            <text:p>María Misle</text:p>
          </table:table-cell>
          <table:table-cell table:style-name="Default" table:formula="of:=LOWER([.A51])&amp;&quot;.&quot;&amp;LOWER([.B51])&amp;&quot;@gmail.com&quot;" office:value-type="string" office:string-value="maría.misle@gmail.com" calcext:value-type="string">
            <text:p>maría.misle@gmail.com</text:p>
          </table:table-cell>
          <table:table-cell table:style-name="ce7" table:formula="of:=ROUND(79*RAND())" office:value-type="float" office:value="75" calcext:value-type="float">
            <text:p>75</text:p>
          </table:table-cell>
          <table:table-cell table:style-name="Default" table:formula="of:=&quot;insert into entrenador (nombre, mail,especialidad) values ('&quot;&amp;[.C51]&amp;&quot;','&quot;&amp;[.D51]&amp;&quot;',&quot;&amp;[.E51]&amp;&quot;);&quot;" office:value-type="string" office:string-value="insert into entrenador (nombre, mail,especialidad) values ('María Misle','maría.misle@gmail.com',75);" calcext:value-type="string">
            <text:p>insert into entrenador (nombre, mail,especialidad) values ('María Misle','maría.misle@gmail.com',7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Hevia" calcext:value-type="string">
            <text:p>Hevia</text:p>
          </table:table-cell>
          <table:table-cell table:style-name="Default" table:formula="of:=+[.A52]&amp;&quot; &quot;&amp;[.B52]" office:value-type="string" office:string-value="Diego Hevia" calcext:value-type="string">
            <text:p>Diego Hevia</text:p>
          </table:table-cell>
          <table:table-cell table:style-name="Default" table:formula="of:=LOWER([.A52])&amp;&quot;.&quot;&amp;LOWER([.B52])&amp;&quot;@gmail.com&quot;" office:value-type="string" office:string-value="diego.hevia@gmail.com" calcext:value-type="string">
            <text:p>diego.hevia@gmail.com</text:p>
          </table:table-cell>
          <table:table-cell table:style-name="ce7" table:formula="of:=ROUND(79*RAND())" office:value-type="float" office:value="44" calcext:value-type="float">
            <text:p>44</text:p>
          </table:table-cell>
          <table:table-cell table:style-name="Default" table:formula="of:=&quot;insert into entrenador (nombre, mail,especialidad) values ('&quot;&amp;[.C52]&amp;&quot;','&quot;&amp;[.D52]&amp;&quot;',&quot;&amp;[.E52]&amp;&quot;);&quot;" office:value-type="string" office:string-value="insert into entrenador (nombre, mail,especialidad) values ('Diego Hevia','diego.hevia@gmail.com',44);" calcext:value-type="string">
            <text:p>insert into entrenador (nombre, mail,especialidad) values ('Diego Hevia','diego.hevia@gmail.com',4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style-name="Default" table:formula="of:=+[.A53]&amp;&quot; &quot;&amp;[.B53]" office:value-type="string" office:string-value="Asunción Salazar" calcext:value-type="string">
            <text:p>Asunción Salazar</text:p>
          </table:table-cell>
          <table:table-cell table:style-name="Default" table:formula="of:=LOWER([.A53])&amp;&quot;.&quot;&amp;LOWER([.B53])&amp;&quot;@gmail.com&quot;" office:value-type="string" office:string-value="asunción.salazar@gmail.com" calcext:value-type="string">
            <text:p>asunción.salazar@gmail.com</text:p>
          </table:table-cell>
          <table:table-cell table:style-name="ce7" table:formula="of:=ROUND(79*RAND())" office:value-type="float" office:value="75" calcext:value-type="float">
            <text:p>75</text:p>
          </table:table-cell>
          <table:table-cell table:style-name="Default" table:formula="of:=&quot;insert into entrenador (nombre, mail,especialidad) values ('&quot;&amp;[.C53]&amp;&quot;','&quot;&amp;[.D53]&amp;&quot;',&quot;&amp;[.E53]&amp;&quot;);&quot;" office:value-type="string" office:string-value="insert into entrenador (nombre, mail,especialidad) values ('Asunción Salazar','asunción.salazar@gmail.com',75);" calcext:value-type="string">
            <text:p>insert into entrenador (nombre, mail,especialidad) values ('Asunción Salazar','asunción.salazar@gmail.com',7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style-name="Default" table:formula="of:=+[.A54]&amp;&quot; &quot;&amp;[.B54]" office:value-type="string" office:string-value="Ramiro Pizarro" calcext:value-type="string">
            <text:p>Ramiro Pizarro</text:p>
          </table:table-cell>
          <table:table-cell table:style-name="Default" table:formula="of:=LOWER([.A54])&amp;&quot;.&quot;&amp;LOWER([.B54])&amp;&quot;@gmail.com&quot;" office:value-type="string" office:string-value="ramiro.pizarro@gmail.com" calcext:value-type="string">
            <text:p>ramiro.pizarro@gmail.com</text:p>
          </table:table-cell>
          <table:table-cell table:style-name="ce7" table:formula="of:=ROUND(79*RAND())" office:value-type="float" office:value="28" calcext:value-type="float">
            <text:p>28</text:p>
          </table:table-cell>
          <table:table-cell table:style-name="Default" table:formula="of:=&quot;insert into entrenador (nombre, mail,especialidad) values ('&quot;&amp;[.C54]&amp;&quot;','&quot;&amp;[.D54]&amp;&quot;',&quot;&amp;[.E54]&amp;&quot;);&quot;" office:value-type="string" office:string-value="insert into entrenador (nombre, mail,especialidad) values ('Ramiro Pizarro','ramiro.pizarro@gmail.com',28);" calcext:value-type="string">
            <text:p>insert into entrenador (nombre, mail,especialidad) values ('Ramiro Pizarro','ramiro.pizarro@gmail.com',2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style-name="Default" table:formula="of:=+[.A55]&amp;&quot; &quot;&amp;[.B55]" office:value-type="string" office:string-value="Antonia Bodanovic" calcext:value-type="string">
            <text:p>Antonia Bodanovic</text:p>
          </table:table-cell>
          <table:table-cell table:style-name="Default" table:formula="of:=LOWER([.A55])&amp;&quot;.&quot;&amp;LOWER([.B55])&amp;&quot;@gmail.com&quot;" office:value-type="string" office:string-value="antonia.bodanovic@gmail.com" calcext:value-type="string">
            <text:p>antonia.bodanovic@gmail.com</text:p>
          </table:table-cell>
          <table:table-cell table:style-name="ce7" table:formula="of:=ROUND(79*RAND())" office:value-type="float" office:value="44" calcext:value-type="float">
            <text:p>44</text:p>
          </table:table-cell>
          <table:table-cell table:style-name="Default" table:formula="of:=&quot;insert into entrenador (nombre, mail,especialidad) values ('&quot;&amp;[.C55]&amp;&quot;','&quot;&amp;[.D55]&amp;&quot;',&quot;&amp;[.E55]&amp;&quot;);&quot;" office:value-type="string" office:string-value="insert into entrenador (nombre, mail,especialidad) values ('Antonia Bodanovic','antonia.bodanovic@gmail.com',44);" calcext:value-type="string">
            <text:p>insert into entrenador (nombre, mail,especialidad) values ('Antonia Bodanovic','antonia.bodanovic@gmail.com',4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omina" calcext:value-type="string">
            <text:p>Romina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style-name="Default" table:formula="of:=+[.A56]&amp;&quot; &quot;&amp;[.B56]" office:value-type="string" office:string-value="Romina Zamorano" calcext:value-type="string">
            <text:p>Romina Zamorano</text:p>
          </table:table-cell>
          <table:table-cell table:style-name="Default" table:formula="of:=LOWER([.A56])&amp;&quot;.&quot;&amp;LOWER([.B56])&amp;&quot;@gmail.com&quot;" office:value-type="string" office:string-value="romina.zamorano@gmail.com" calcext:value-type="string">
            <text:p>romina.zamorano@gmail.com</text:p>
          </table:table-cell>
          <table:table-cell table:style-name="ce7" table:formula="of:=ROUND(79*RAND())" office:value-type="float" office:value="21" calcext:value-type="float">
            <text:p>21</text:p>
          </table:table-cell>
          <table:table-cell table:style-name="Default" table:formula="of:=&quot;insert into entrenador (nombre, mail,especialidad) values ('&quot;&amp;[.C56]&amp;&quot;','&quot;&amp;[.D56]&amp;&quot;',&quot;&amp;[.E56]&amp;&quot;);&quot;" office:value-type="string" office:string-value="insert into entrenador (nombre, mail,especialidad) values ('Romina Zamorano','romina.zamorano@gmail.com',21);" calcext:value-type="string">
            <text:p>insert into entrenador (nombre, mail,especialidad) values ('Romina Zamorano','romina.zamorano@gmail.com',2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style-name="Default" table:formula="of:=+[.A57]&amp;&quot; &quot;&amp;[.B57]" office:value-type="string" office:string-value="Asunción Olea" calcext:value-type="string">
            <text:p>Asunción Olea</text:p>
          </table:table-cell>
          <table:table-cell table:style-name="Default" table:formula="of:=LOWER([.A57])&amp;&quot;.&quot;&amp;LOWER([.B57])&amp;&quot;@gmail.com&quot;" office:value-type="string" office:string-value="asunción.olea@gmail.com" calcext:value-type="string">
            <text:p>asunción.olea@gmail.com</text:p>
          </table:table-cell>
          <table:table-cell table:style-name="ce7" table:formula="of:=ROUND(79*RAND())" office:value-type="float" office:value="51" calcext:value-type="float">
            <text:p>51</text:p>
          </table:table-cell>
          <table:table-cell table:style-name="Default" table:formula="of:=&quot;insert into entrenador (nombre, mail,especialidad) values ('&quot;&amp;[.C57]&amp;&quot;','&quot;&amp;[.D57]&amp;&quot;',&quot;&amp;[.E57]&amp;&quot;);&quot;" office:value-type="string" office:string-value="insert into entrenador (nombre, mail,especialidad) values ('Asunción Olea','asunción.olea@gmail.com',51);" calcext:value-type="string">
            <text:p>insert into entrenador (nombre, mail,especialidad) values ('Asunción Olea','asunción.olea@gmail.com',5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style-name="Default" table:formula="of:=+[.A58]&amp;&quot; &quot;&amp;[.B58]" office:value-type="string" office:string-value="Enrique Olea" calcext:value-type="string">
            <text:p>Enrique Olea</text:p>
          </table:table-cell>
          <table:table-cell table:style-name="Default" table:formula="of:=LOWER([.A58])&amp;&quot;.&quot;&amp;LOWER([.B58])&amp;&quot;@gmail.com&quot;" office:value-type="string" office:string-value="enrique.olea@gmail.com" calcext:value-type="string">
            <text:p>enrique.olea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style-name="Default" table:formula="of:=&quot;insert into entrenador (nombre, mail,especialidad) values ('&quot;&amp;[.C58]&amp;&quot;','&quot;&amp;[.D58]&amp;&quot;',&quot;&amp;[.E58]&amp;&quot;);&quot;" office:value-type="string" office:string-value="insert into entrenador (nombre, mail,especialidad) values ('Enrique Olea','enrique.olea@gmail.com',46);" calcext:value-type="string">
            <text:p>insert into entrenador (nombre, mail,especialidad) values ('Enrique Olea','enrique.olea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Salas" calcext:value-type="string">
            <text:p>Salas</text:p>
          </table:table-cell>
          <table:table-cell table:style-name="Default" table:formula="of:=+[.A59]&amp;&quot; &quot;&amp;[.B59]" office:value-type="string" office:string-value="Mario Salas" calcext:value-type="string">
            <text:p>Mario Salas</text:p>
          </table:table-cell>
          <table:table-cell table:style-name="Default" table:formula="of:=LOWER([.A59])&amp;&quot;.&quot;&amp;LOWER([.B59])&amp;&quot;@gmail.com&quot;" office:value-type="string" office:string-value="mario.salas@gmail.com" calcext:value-type="string">
            <text:p>mario.salas@gmail.com</text:p>
          </table:table-cell>
          <table:table-cell table:style-name="ce7" table:formula="of:=ROUND(79*RAND())" office:value-type="float" office:value="11" calcext:value-type="float">
            <text:p>11</text:p>
          </table:table-cell>
          <table:table-cell table:style-name="Default" table:formula="of:=&quot;insert into entrenador (nombre, mail,especialidad) values ('&quot;&amp;[.C59]&amp;&quot;','&quot;&amp;[.D59]&amp;&quot;',&quot;&amp;[.E59]&amp;&quot;);&quot;" office:value-type="string" office:string-value="insert into entrenador (nombre, mail,especialidad) values ('Mario Salas','mario.salas@gmail.com',11);" calcext:value-type="string">
            <text:p>insert into entrenador (nombre, mail,especialidad) values ('Mario Salas','mario.salas@gmail.com',1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style-name="Default" table:formula="of:=+[.A60]&amp;&quot; &quot;&amp;[.B60]" office:value-type="string" office:string-value="Santiago Yañez" calcext:value-type="string">
            <text:p>Santiago Yañez</text:p>
          </table:table-cell>
          <table:table-cell table:style-name="Default" table:formula="of:=LOWER([.A60])&amp;&quot;.&quot;&amp;LOWER([.B60])&amp;&quot;@gmail.com&quot;" office:value-type="string" office:string-value="santiago.yañez@gmail.com" calcext:value-type="string">
            <text:p>santiago.yañez@gmail.com</text:p>
          </table:table-cell>
          <table:table-cell table:style-name="ce7" table:formula="of:=ROUND(79*RAND())" office:value-type="float" office:value="67" calcext:value-type="float">
            <text:p>67</text:p>
          </table:table-cell>
          <table:table-cell table:style-name="Default" table:formula="of:=&quot;insert into entrenador (nombre, mail,especialidad) values ('&quot;&amp;[.C60]&amp;&quot;','&quot;&amp;[.D60]&amp;&quot;',&quot;&amp;[.E60]&amp;&quot;);&quot;" office:value-type="string" office:string-value="insert into entrenador (nombre, mail,especialidad) values ('Santiago Yañez','santiago.yañez@gmail.com',67);" calcext:value-type="string">
            <text:p>insert into entrenador (nombre, mail,especialidad) values ('Santiago Yañez','santiago.yañez@gmail.com',6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style-name="Default" table:formula="of:=+[.A61]&amp;&quot; &quot;&amp;[.B61]" office:value-type="string" office:string-value="Luis Martínez" calcext:value-type="string">
            <text:p>Luis Martínez</text:p>
          </table:table-cell>
          <table:table-cell table:style-name="Default" table:formula="of:=LOWER([.A61])&amp;&quot;.&quot;&amp;LOWER([.B61])&amp;&quot;@gmail.com&quot;" office:value-type="string" office:string-value="luis.martínez@gmail.com" calcext:value-type="string">
            <text:p>luis.martínez@gmail.com</text:p>
          </table:table-cell>
          <table:table-cell table:style-name="ce7" table:formula="of:=ROUND(79*RAND())" office:value-type="float" office:value="72" calcext:value-type="float">
            <text:p>72</text:p>
          </table:table-cell>
          <table:table-cell table:style-name="Default" table:formula="of:=&quot;insert into entrenador (nombre, mail,especialidad) values ('&quot;&amp;[.C61]&amp;&quot;','&quot;&amp;[.D61]&amp;&quot;',&quot;&amp;[.E61]&amp;&quot;);&quot;" office:value-type="string" office:string-value="insert into entrenador (nombre, mail,especialidad) values ('Luis Martínez','luis.martínez@gmail.com',72);" calcext:value-type="string">
            <text:p>insert into entrenador (nombre, mail,especialidad) values ('Luis Martínez','luis.martínez@gmail.com',7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Ponce" calcext:value-type="string">
            <text:p>Ponce</text:p>
          </table:table-cell>
          <table:table-cell table:style-name="Default" table:formula="of:=+[.A62]&amp;&quot; &quot;&amp;[.B62]" office:value-type="string" office:string-value="Mario Ponce" calcext:value-type="string">
            <text:p>Mario Ponce</text:p>
          </table:table-cell>
          <table:table-cell table:style-name="Default" table:formula="of:=LOWER([.A62])&amp;&quot;.&quot;&amp;LOWER([.B62])&amp;&quot;@gmail.com&quot;" office:value-type="string" office:string-value="mario.ponce@gmail.com" calcext:value-type="string">
            <text:p>mario.ponce@gmail.com</text:p>
          </table:table-cell>
          <table:table-cell table:style-name="ce7" table:formula="of:=ROUND(79*RAND())" office:value-type="float" office:value="75" calcext:value-type="float">
            <text:p>75</text:p>
          </table:table-cell>
          <table:table-cell table:style-name="Default" table:formula="of:=&quot;insert into entrenador (nombre, mail,especialidad) values ('&quot;&amp;[.C62]&amp;&quot;','&quot;&amp;[.D62]&amp;&quot;',&quot;&amp;[.E62]&amp;&quot;);&quot;" office:value-type="string" office:string-value="insert into entrenador (nombre, mail,especialidad) values ('Mario Ponce','mario.ponce@gmail.com',75);" calcext:value-type="string">
            <text:p>insert into entrenador (nombre, mail,especialidad) values ('Mario Ponce','mario.ponce@gmail.com',7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style-name="Default" table:formula="of:=+[.A63]&amp;&quot; &quot;&amp;[.B63]" office:value-type="string" office:string-value="Liliana Errázuriz" calcext:value-type="string">
            <text:p>Liliana Errázuriz</text:p>
          </table:table-cell>
          <table:table-cell table:style-name="Default" table:formula="of:=LOWER([.A63])&amp;&quot;.&quot;&amp;LOWER([.B63])&amp;&quot;@gmail.com&quot;" office:value-type="string" office:string-value="liliana.errázuriz@gmail.com" calcext:value-type="string">
            <text:p>liliana.errázuriz@gmail.com</text:p>
          </table:table-cell>
          <table:table-cell table:style-name="ce7" table:formula="of:=ROUND(79*RAND())" office:value-type="float" office:value="61" calcext:value-type="float">
            <text:p>61</text:p>
          </table:table-cell>
          <table:table-cell table:style-name="Default" table:formula="of:=&quot;insert into entrenador (nombre, mail,especialidad) values ('&quot;&amp;[.C63]&amp;&quot;','&quot;&amp;[.D63]&amp;&quot;',&quot;&amp;[.E63]&amp;&quot;);&quot;" office:value-type="string" office:string-value="insert into entrenador (nombre, mail,especialidad) values ('Liliana Errázuriz','liliana.errázuriz@gmail.com',61);" calcext:value-type="string">
            <text:p>insert into entrenador (nombre, mail,especialidad) values ('Liliana Errázuriz','liliana.errázuriz@gmail.com',6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style-name="Default" table:formula="of:=+[.A64]&amp;&quot; &quot;&amp;[.B64]" office:value-type="string" office:string-value="Consuelo Errázuriz" calcext:value-type="string">
            <text:p>Consuelo Errázuriz</text:p>
          </table:table-cell>
          <table:table-cell table:style-name="Default" table:formula="of:=LOWER([.A64])&amp;&quot;.&quot;&amp;LOWER([.B64])&amp;&quot;@gmail.com&quot;" office:value-type="string" office:string-value="consuelo.errázuriz@gmail.com" calcext:value-type="string">
            <text:p>consuelo.errázuriz@gmail.com</text:p>
          </table:table-cell>
          <table:table-cell table:style-name="ce7" table:formula="of:=ROUND(79*RAND())" office:value-type="float" office:value="20" calcext:value-type="float">
            <text:p>20</text:p>
          </table:table-cell>
          <table:table-cell table:style-name="Default" table:formula="of:=&quot;insert into entrenador (nombre, mail,especialidad) values ('&quot;&amp;[.C64]&amp;&quot;','&quot;&amp;[.D64]&amp;&quot;',&quot;&amp;[.E64]&amp;&quot;);&quot;" office:value-type="string" office:string-value="insert into entrenador (nombre, mail,especialidad) values ('Consuelo Errázuriz','consuelo.errázuriz@gmail.com',20);" calcext:value-type="string">
            <text:p>insert into entrenador (nombre, mail,especialidad) values ('Consuelo Errázuriz','consuelo.errázuriz@gmail.com',2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aime" calcext:value-type="string">
            <text:p>Jaime</text:p>
          </table:table-cell>
          <table:table-cell table:formula="of:=OFFSET([.B$1] ;ROUND(39*RAND());0;1;1)" office:value-type="string" office:string-value="Rosasco" calcext:value-type="string">
            <text:p>Rosasco</text:p>
          </table:table-cell>
          <table:table-cell table:style-name="Default" table:formula="of:=+[.A65]&amp;&quot; &quot;&amp;[.B65]" office:value-type="string" office:string-value="Jaime Rosasco" calcext:value-type="string">
            <text:p>Jaime Rosasco</text:p>
          </table:table-cell>
          <table:table-cell table:style-name="Default" table:formula="of:=LOWER([.A65])&amp;&quot;.&quot;&amp;LOWER([.B65])&amp;&quot;@gmail.com&quot;" office:value-type="string" office:string-value="jaime.rosasco@gmail.com" calcext:value-type="string">
            <text:p>jaime.rosasco@gmail.com</text:p>
          </table:table-cell>
          <table:table-cell table:style-name="ce7" table:formula="of:=ROUND(79*RAND())" office:value-type="float" office:value="56" calcext:value-type="float">
            <text:p>56</text:p>
          </table:table-cell>
          <table:table-cell table:style-name="Default" table:formula="of:=&quot;insert into entrenador (nombre, mail,especialidad) values ('&quot;&amp;[.C65]&amp;&quot;','&quot;&amp;[.D65]&amp;&quot;',&quot;&amp;[.E65]&amp;&quot;);&quot;" office:value-type="string" office:string-value="insert into entrenador (nombre, mail,especialidad) values ('Jaime Rosasco','jaime.rosasco@gmail.com',56);" calcext:value-type="string">
            <text:p>insert into entrenador (nombre, mail,especialidad) values ('Jaime Rosasco','jaime.rosasco@gmail.com',5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orge" calcext:value-type="string">
            <text:p>Jorge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style-name="Default" table:formula="of:=+[.A66]&amp;&quot; &quot;&amp;[.B66]" office:value-type="string" office:string-value="Jorge Larrain" calcext:value-type="string">
            <text:p>Jorge Larrain</text:p>
          </table:table-cell>
          <table:table-cell table:style-name="Default" table:formula="of:=LOWER([.A66])&amp;&quot;.&quot;&amp;LOWER([.B66])&amp;&quot;@gmail.com&quot;" office:value-type="string" office:string-value="jorge.larrain@gmail.com" calcext:value-type="string">
            <text:p>jorge.larrain@gmail.com</text:p>
          </table:table-cell>
          <table:table-cell table:style-name="ce7" table:formula="of:=ROUND(79*RAND())" office:value-type="float" office:value="12" calcext:value-type="float">
            <text:p>12</text:p>
          </table:table-cell>
          <table:table-cell table:style-name="Default" table:formula="of:=&quot;insert into entrenador (nombre, mail,especialidad) values ('&quot;&amp;[.C66]&amp;&quot;','&quot;&amp;[.D66]&amp;&quot;',&quot;&amp;[.E66]&amp;&quot;);&quot;" office:value-type="string" office:string-value="insert into entrenador (nombre, mail,especialidad) values ('Jorge Larrain','jorge.larrain@gmail.com',12);" calcext:value-type="string">
            <text:p>insert into entrenador (nombre, mail,especialidad) values ('Jorge Larrain','jorge.larrain@gmail.com',1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uan" calcext:value-type="string">
            <text:p>Juan</text:p>
          </table:table-cell>
          <table:table-cell table:formula="of:=OFFSET([.B$1] ;ROUND(39*RAND());0;1;1)" office:value-type="string" office:string-value="Jáuregui" calcext:value-type="string">
            <text:p>Jáuregui</text:p>
          </table:table-cell>
          <table:table-cell table:style-name="Default" table:formula="of:=+[.A67]&amp;&quot; &quot;&amp;[.B67]" office:value-type="string" office:string-value="Juan Jáuregui" calcext:value-type="string">
            <text:p>Juan Jáuregui</text:p>
          </table:table-cell>
          <table:table-cell table:style-name="Default" table:formula="of:=LOWER([.A67])&amp;&quot;.&quot;&amp;LOWER([.B67])&amp;&quot;@gmail.com&quot;" office:value-type="string" office:string-value="juan.jáuregui@gmail.com" calcext:value-type="string">
            <text:p>juan.jáuregui@gmail.com</text:p>
          </table:table-cell>
          <table:table-cell table:style-name="ce7" table:formula="of:=ROUND(79*RAND())" office:value-type="float" office:value="76" calcext:value-type="float">
            <text:p>76</text:p>
          </table:table-cell>
          <table:table-cell table:style-name="Default" table:formula="of:=&quot;insert into entrenador (nombre, mail,especialidad) values ('&quot;&amp;[.C67]&amp;&quot;','&quot;&amp;[.D67]&amp;&quot;',&quot;&amp;[.E67]&amp;&quot;);&quot;" office:value-type="string" office:string-value="insert into entrenador (nombre, mail,especialidad) values ('Juan Jáuregui','juan.jáuregui@gmail.com',76);" calcext:value-type="string">
            <text:p>insert into entrenador (nombre, mail,especialidad) values ('Juan Jáuregui','juan.jáuregui@gmail.com',7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style-name="Default" table:formula="of:=+[.A68]&amp;&quot; &quot;&amp;[.B68]" office:value-type="string" office:string-value="Antonia Darlette" calcext:value-type="string">
            <text:p>Antonia Darlette</text:p>
          </table:table-cell>
          <table:table-cell table:style-name="Default" table:formula="of:=LOWER([.A68])&amp;&quot;.&quot;&amp;LOWER([.B68])&amp;&quot;@gmail.com&quot;" office:value-type="string" office:string-value="antonia.darlette@gmail.com" calcext:value-type="string">
            <text:p>antonia.darlette@gmail.com</text:p>
          </table:table-cell>
          <table:table-cell table:style-name="ce7" table:formula="of:=ROUND(79*RAND())" office:value-type="float" office:value="11" calcext:value-type="float">
            <text:p>11</text:p>
          </table:table-cell>
          <table:table-cell table:style-name="Default" table:formula="of:=&quot;insert into entrenador (nombre, mail,especialidad) values ('&quot;&amp;[.C68]&amp;&quot;','&quot;&amp;[.D68]&amp;&quot;',&quot;&amp;[.E68]&amp;&quot;);&quot;" office:value-type="string" office:string-value="insert into entrenador (nombre, mail,especialidad) values ('Antonia Darlette','antonia.darlette@gmail.com',11);" calcext:value-type="string">
            <text:p>insert into entrenador (nombre, mail,especialidad) values ('Antonia Darlette','antonia.darlette@gmail.com',1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Benito" calcext:value-type="string">
            <text:p>Benito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style-name="Default" table:formula="of:=+[.A69]&amp;&quot; &quot;&amp;[.B69]" office:value-type="string" office:string-value="Benito Scheggia" calcext:value-type="string">
            <text:p>Benito Scheggia</text:p>
          </table:table-cell>
          <table:table-cell table:style-name="Default" table:formula="of:=LOWER([.A69])&amp;&quot;.&quot;&amp;LOWER([.B69])&amp;&quot;@gmail.com&quot;" office:value-type="string" office:string-value="benito.scheggia@gmail.com" calcext:value-type="string">
            <text:p>benito.scheggia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style-name="Default" table:formula="of:=&quot;insert into entrenador (nombre, mail,especialidad) values ('&quot;&amp;[.C69]&amp;&quot;','&quot;&amp;[.D69]&amp;&quot;',&quot;&amp;[.E69]&amp;&quot;);&quot;" office:value-type="string" office:string-value="insert into entrenador (nombre, mail,especialidad) values ('Benito Scheggia','benito.scheggia@gmail.com',33);" calcext:value-type="string">
            <text:p>insert into entrenador (nombre, mail,especialidad) values ('Benito Scheggia','benito.scheggia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omina" calcext:value-type="string">
            <text:p>Romina</text:p>
          </table:table-cell>
          <table:table-cell table:formula="of:=OFFSET([.B$1] ;ROUND(39*RAND());0;1;1)" office:value-type="string" office:string-value="Alessandri" calcext:value-type="string">
            <text:p>Alessandri</text:p>
          </table:table-cell>
          <table:table-cell table:style-name="Default" table:formula="of:=+[.A70]&amp;&quot; &quot;&amp;[.B70]" office:value-type="string" office:string-value="Romina Alessandri" calcext:value-type="string">
            <text:p>Romina Alessandri</text:p>
          </table:table-cell>
          <table:table-cell table:style-name="Default" table:formula="of:=LOWER([.A70])&amp;&quot;.&quot;&amp;LOWER([.B70])&amp;&quot;@gmail.com&quot;" office:value-type="string" office:string-value="romina.alessandri@gmail.com" calcext:value-type="string">
            <text:p>romina.alessandri@gmail.com</text:p>
          </table:table-cell>
          <table:table-cell table:style-name="ce7" table:formula="of:=ROUND(79*RAND())" office:value-type="float" office:value="35" calcext:value-type="float">
            <text:p>35</text:p>
          </table:table-cell>
          <table:table-cell table:style-name="Default" table:formula="of:=&quot;insert into entrenador (nombre, mail,especialidad) values ('&quot;&amp;[.C70]&amp;&quot;','&quot;&amp;[.D70]&amp;&quot;',&quot;&amp;[.E70]&amp;&quot;);&quot;" office:value-type="string" office:string-value="insert into entrenador (nombre, mail,especialidad) values ('Romina Alessandri','romina.alessandri@gmail.com',35);" calcext:value-type="string">
            <text:p>insert into entrenador (nombre, mail,especialidad) values ('Romina Alessandri','romina.alessandri@gmail.com',3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style-name="Default" table:formula="of:=+[.A71]&amp;&quot; &quot;&amp;[.B71]" office:value-type="string" office:string-value="Ramiro Bodanovic" calcext:value-type="string">
            <text:p>Ramiro Bodanovic</text:p>
          </table:table-cell>
          <table:table-cell table:style-name="Default" table:formula="of:=LOWER([.A71])&amp;&quot;.&quot;&amp;LOWER([.B71])&amp;&quot;@gmail.com&quot;" office:value-type="string" office:string-value="ramiro.bodanovic@gmail.com" calcext:value-type="string">
            <text:p>ramiro.bodanovic@gmail.com</text:p>
          </table:table-cell>
          <table:table-cell table:style-name="ce7" table:formula="of:=ROUND(79*RAND())" office:value-type="float" office:value="76" calcext:value-type="float">
            <text:p>76</text:p>
          </table:table-cell>
          <table:table-cell table:style-name="Default" table:formula="of:=&quot;insert into entrenador (nombre, mail,especialidad) values ('&quot;&amp;[.C71]&amp;&quot;','&quot;&amp;[.D71]&amp;&quot;',&quot;&amp;[.E71]&amp;&quot;);&quot;" office:value-type="string" office:string-value="insert into entrenador (nombre, mail,especialidad) values ('Ramiro Bodanovic','ramiro.bodanovic@gmail.com',76);" calcext:value-type="string">
            <text:p>insert into entrenador (nombre, mail,especialidad) values ('Ramiro Bodanovic','ramiro.bodanovic@gmail.com',7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style-name="Default" table:formula="of:=+[.A72]&amp;&quot; &quot;&amp;[.B72]" office:value-type="string" office:string-value="Alberto Manríquez" calcext:value-type="string">
            <text:p>Alberto Manríquez</text:p>
          </table:table-cell>
          <table:table-cell table:style-name="Default" table:formula="of:=LOWER([.A72])&amp;&quot;.&quot;&amp;LOWER([.B72])&amp;&quot;@gmail.com&quot;" office:value-type="string" office:string-value="alberto.manríquez@gmail.com" calcext:value-type="string">
            <text:p>alberto.manríquez@gmail.com</text:p>
          </table:table-cell>
          <table:table-cell table:style-name="ce7" table:formula="of:=ROUND(79*RAND())" office:value-type="float" office:value="1" calcext:value-type="float">
            <text:p>1</text:p>
          </table:table-cell>
          <table:table-cell table:style-name="Default" table:formula="of:=&quot;insert into entrenador (nombre, mail,especialidad) values ('&quot;&amp;[.C72]&amp;&quot;','&quot;&amp;[.D72]&amp;&quot;',&quot;&amp;[.E72]&amp;&quot;);&quot;" office:value-type="string" office:string-value="insert into entrenador (nombre, mail,especialidad) values ('Alberto Manríquez','alberto.manríquez@gmail.com',1);" calcext:value-type="string">
            <text:p>insert into entrenador (nombre, mail,especialidad) values ('Alberto Manríquez','alberto.manríquez@gmail.com',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Olivera" calcext:value-type="string">
            <text:p>Olivera</text:p>
          </table:table-cell>
          <table:table-cell table:style-name="Default" table:formula="of:=+[.A73]&amp;&quot; &quot;&amp;[.B73]" office:value-type="string" office:string-value="Teresa Olivera" calcext:value-type="string">
            <text:p>Teresa Olivera</text:p>
          </table:table-cell>
          <table:table-cell table:style-name="Default" table:formula="of:=LOWER([.A73])&amp;&quot;.&quot;&amp;LOWER([.B73])&amp;&quot;@gmail.com&quot;" office:value-type="string" office:string-value="teresa.olivera@gmail.com" calcext:value-type="string">
            <text:p>teresa.olivera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style-name="Default" table:formula="of:=&quot;insert into entrenador (nombre, mail,especialidad) values ('&quot;&amp;[.C73]&amp;&quot;','&quot;&amp;[.D73]&amp;&quot;',&quot;&amp;[.E73]&amp;&quot;);&quot;" office:value-type="string" office:string-value="insert into entrenador (nombre, mail,especialidad) values ('Teresa Olivera','teresa.olivera@gmail.com',46);" calcext:value-type="string">
            <text:p>insert into entrenador (nombre, mail,especialidad) values ('Teresa Olivera','teresa.olivera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García" calcext:value-type="string">
            <text:p>García</text:p>
          </table:table-cell>
          <table:table-cell table:style-name="Default" table:formula="of:=+[.A74]&amp;&quot; &quot;&amp;[.B74]" office:value-type="string" office:string-value="Melissa García" calcext:value-type="string">
            <text:p>Melissa García</text:p>
          </table:table-cell>
          <table:table-cell table:style-name="Default" table:formula="of:=LOWER([.A74])&amp;&quot;.&quot;&amp;LOWER([.B74])&amp;&quot;@gmail.com&quot;" office:value-type="string" office:string-value="melissa.garcía@gmail.com" calcext:value-type="string">
            <text:p>melissa.garcía@gmail.com</text:p>
          </table:table-cell>
          <table:table-cell table:style-name="ce7" table:formula="of:=ROUND(79*RAND())" office:value-type="float" office:value="12" calcext:value-type="float">
            <text:p>12</text:p>
          </table:table-cell>
          <table:table-cell table:style-name="Default" table:formula="of:=&quot;insert into entrenador (nombre, mail,especialidad) values ('&quot;&amp;[.C74]&amp;&quot;','&quot;&amp;[.D74]&amp;&quot;',&quot;&amp;[.E74]&amp;&quot;);&quot;" office:value-type="string" office:string-value="insert into entrenador (nombre, mail,especialidad) values ('Melissa García','melissa.garcía@gmail.com',12);" calcext:value-type="string">
            <text:p>insert into entrenador (nombre, mail,especialidad) values ('Melissa García','melissa.garcía@gmail.com',1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Hevia" calcext:value-type="string">
            <text:p>Hevia</text:p>
          </table:table-cell>
          <table:table-cell table:style-name="Default" table:formula="of:=+[.A75]&amp;&quot; &quot;&amp;[.B75]" office:value-type="string" office:string-value="Enrique Hevia" calcext:value-type="string">
            <text:p>Enrique Hevia</text:p>
          </table:table-cell>
          <table:table-cell table:style-name="Default" table:formula="of:=LOWER([.A75])&amp;&quot;.&quot;&amp;LOWER([.B75])&amp;&quot;@gmail.com&quot;" office:value-type="string" office:string-value="enrique.hevia@gmail.com" calcext:value-type="string">
            <text:p>enrique.hevia@gmail.com</text:p>
          </table:table-cell>
          <table:table-cell table:style-name="ce7" table:formula="of:=ROUND(79*RAND())" office:value-type="float" office:value="18" calcext:value-type="float">
            <text:p>18</text:p>
          </table:table-cell>
          <table:table-cell table:style-name="Default" table:formula="of:=&quot;insert into entrenador (nombre, mail,especialidad) values ('&quot;&amp;[.C75]&amp;&quot;','&quot;&amp;[.D75]&amp;&quot;',&quot;&amp;[.E75]&amp;&quot;);&quot;" office:value-type="string" office:string-value="insert into entrenador (nombre, mail,especialidad) values ('Enrique Hevia','enrique.hevia@gmail.com',18);" calcext:value-type="string">
            <text:p>insert into entrenador (nombre, mail,especialidad) values ('Enrique Hevia','enrique.hevia@gmail.com',1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style-name="Default" table:formula="of:=+[.A76]&amp;&quot; &quot;&amp;[.B76]" office:value-type="string" office:string-value="Raquel Gómez" calcext:value-type="string">
            <text:p>Raquel Gómez</text:p>
          </table:table-cell>
          <table:table-cell table:style-name="Default" table:formula="of:=LOWER([.A76])&amp;&quot;.&quot;&amp;LOWER([.B76])&amp;&quot;@gmail.com&quot;" office:value-type="string" office:string-value="raquel.gómez@gmail.com" calcext:value-type="string">
            <text:p>raquel.gómez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style-name="Default" table:formula="of:=&quot;insert into entrenador (nombre, mail,especialidad) values ('&quot;&amp;[.C76]&amp;&quot;','&quot;&amp;[.D76]&amp;&quot;',&quot;&amp;[.E76]&amp;&quot;);&quot;" office:value-type="string" office:string-value="insert into entrenador (nombre, mail,especialidad) values ('Raquel Gómez','raquel.gómez@gmail.com',33);" calcext:value-type="string">
            <text:p>insert into entrenador (nombre, mail,especialidad) values ('Raquel Gómez','raquel.gómez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amilo" calcext:value-type="string">
            <text:p>Camil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style-name="Default" table:formula="of:=+[.A77]&amp;&quot; &quot;&amp;[.B77]" office:value-type="string" office:string-value="Camilo Errázuriz" calcext:value-type="string">
            <text:p>Camilo Errázuriz</text:p>
          </table:table-cell>
          <table:table-cell table:style-name="Default" table:formula="of:=LOWER([.A77])&amp;&quot;.&quot;&amp;LOWER([.B77])&amp;&quot;@gmail.com&quot;" office:value-type="string" office:string-value="camilo.errázuriz@gmail.com" calcext:value-type="string">
            <text:p>camilo.errázuriz@gmail.com</text:p>
          </table:table-cell>
          <table:table-cell table:style-name="ce7" table:formula="of:=ROUND(79*RAND())" office:value-type="float" office:value="5" calcext:value-type="float">
            <text:p>5</text:p>
          </table:table-cell>
          <table:table-cell table:style-name="Default" table:formula="of:=&quot;insert into entrenador (nombre, mail,especialidad) values ('&quot;&amp;[.C77]&amp;&quot;','&quot;&amp;[.D77]&amp;&quot;',&quot;&amp;[.E77]&amp;&quot;);&quot;" office:value-type="string" office:string-value="insert into entrenador (nombre, mail,especialidad) values ('Camilo Errázuriz','camilo.errázuriz@gmail.com',5);" calcext:value-type="string">
            <text:p>insert into entrenador (nombre, mail,especialidad) values ('Camilo Errázuriz','camilo.errázuriz@gmail.com',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style-name="Default" table:formula="of:=+[.A78]&amp;&quot; &quot;&amp;[.B78]" office:value-type="string" office:string-value="Alfredo Errázuriz" calcext:value-type="string">
            <text:p>Alfredo Errázuriz</text:p>
          </table:table-cell>
          <table:table-cell table:style-name="Default" table:formula="of:=LOWER([.A78])&amp;&quot;.&quot;&amp;LOWER([.B78])&amp;&quot;@gmail.com&quot;" office:value-type="string" office:string-value="alfredo.errázuriz@gmail.com" calcext:value-type="string">
            <text:p>alfredo.errázuriz@gmail.com</text:p>
          </table:table-cell>
          <table:table-cell table:style-name="ce7" table:formula="of:=ROUND(79*RAND())" office:value-type="float" office:value="78" calcext:value-type="float">
            <text:p>78</text:p>
          </table:table-cell>
          <table:table-cell table:style-name="Default" table:formula="of:=&quot;insert into entrenador (nombre, mail,especialidad) values ('&quot;&amp;[.C78]&amp;&quot;','&quot;&amp;[.D78]&amp;&quot;',&quot;&amp;[.E78]&amp;&quot;);&quot;" office:value-type="string" office:string-value="insert into entrenador (nombre, mail,especialidad) values ('Alfredo Errázuriz','alfredo.errázuriz@gmail.com',78);" calcext:value-type="string">
            <text:p>insert into entrenador (nombre, mail,especialidad) values ('Alfredo Errázuriz','alfredo.errázuriz@gmail.com',7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el" calcext:value-type="string">
            <text:p>Mariel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style-name="Default" table:formula="of:=+[.A79]&amp;&quot; &quot;&amp;[.B79]" office:value-type="string" office:string-value="Mariel Orrego" calcext:value-type="string">
            <text:p>Mariel Orrego</text:p>
          </table:table-cell>
          <table:table-cell table:style-name="Default" table:formula="of:=LOWER([.A79])&amp;&quot;.&quot;&amp;LOWER([.B79])&amp;&quot;@gmail.com&quot;" office:value-type="string" office:string-value="mariel.orrego@gmail.com" calcext:value-type="string">
            <text:p>mariel.orrego@gmail.com</text:p>
          </table:table-cell>
          <table:table-cell table:style-name="ce7" table:formula="of:=ROUND(79*RAND())" office:value-type="float" office:value="51" calcext:value-type="float">
            <text:p>51</text:p>
          </table:table-cell>
          <table:table-cell table:style-name="Default" table:formula="of:=&quot;insert into entrenador (nombre, mail,especialidad) values ('&quot;&amp;[.C79]&amp;&quot;','&quot;&amp;[.D79]&amp;&quot;',&quot;&amp;[.E79]&amp;&quot;);&quot;" office:value-type="string" office:string-value="insert into entrenador (nombre, mail,especialidad) values ('Mariel Orrego','mariel.orrego@gmail.com',51);" calcext:value-type="string">
            <text:p>insert into entrenador (nombre, mail,especialidad) values ('Mariel Orrego','mariel.orrego@gmail.com',5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style-name="Default" table:formula="of:=+[.A80]&amp;&quot; &quot;&amp;[.B80]" office:value-type="string" office:string-value="Consuelo Pizarro" calcext:value-type="string">
            <text:p>Consuelo Pizarro</text:p>
          </table:table-cell>
          <table:table-cell table:style-name="Default" table:formula="of:=LOWER([.A80])&amp;&quot;.&quot;&amp;LOWER([.B80])&amp;&quot;@gmail.com&quot;" office:value-type="string" office:string-value="consuelo.pizarro@gmail.com" calcext:value-type="string">
            <text:p>consuelo.pizarro@gmail.com</text:p>
          </table:table-cell>
          <table:table-cell table:style-name="ce7" table:formula="of:=ROUND(79*RAND())" office:value-type="float" office:value="74" calcext:value-type="float">
            <text:p>74</text:p>
          </table:table-cell>
          <table:table-cell table:style-name="Default" table:formula="of:=&quot;insert into entrenador (nombre, mail,especialidad) values ('&quot;&amp;[.C80]&amp;&quot;','&quot;&amp;[.D80]&amp;&quot;',&quot;&amp;[.E80]&amp;&quot;);&quot;" office:value-type="string" office:string-value="insert into entrenador (nombre, mail,especialidad) values ('Consuelo Pizarro','consuelo.pizarro@gmail.com',74);" calcext:value-type="string">
            <text:p>insert into entrenador (nombre, mail,especialidad) values ('Consuelo Pizarro','consuelo.pizarro@gmail.com',7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ilagros" calcext:value-type="string">
            <text:p>Milagros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style-name="Default" table:formula="of:=+[.A81]&amp;&quot; &quot;&amp;[.B81]" office:value-type="string" office:string-value="Milagros Scheggia" calcext:value-type="string">
            <text:p>Milagros Scheggia</text:p>
          </table:table-cell>
          <table:table-cell table:style-name="Default" table:formula="of:=LOWER([.A81])&amp;&quot;.&quot;&amp;LOWER([.B81])&amp;&quot;@gmail.com&quot;" office:value-type="string" office:string-value="milagros.scheggia@gmail.com" calcext:value-type="string">
            <text:p>milagros.scheggia@gmail.com</text:p>
          </table:table-cell>
          <table:table-cell table:style-name="ce7" table:formula="of:=ROUND(79*RAND())" office:value-type="float" office:value="49" calcext:value-type="float">
            <text:p>49</text:p>
          </table:table-cell>
          <table:table-cell table:style-name="Default" table:formula="of:=&quot;insert into entrenador (nombre, mail,especialidad) values ('&quot;&amp;[.C81]&amp;&quot;','&quot;&amp;[.D81]&amp;&quot;',&quot;&amp;[.E81]&amp;&quot;);&quot;" office:value-type="string" office:string-value="insert into entrenador (nombre, mail,especialidad) values ('Milagros Scheggia','milagros.scheggia@gmail.com',49);" calcext:value-type="string">
            <text:p>insert into entrenador (nombre, mail,especialidad) values ('Milagros Scheggia','milagros.scheggia@gmail.com',4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style-name="Default" table:formula="of:=+[.A82]&amp;&quot; &quot;&amp;[.B82]" office:value-type="string" office:string-value="Pilar Scheggia" calcext:value-type="string">
            <text:p>Pilar Scheggia</text:p>
          </table:table-cell>
          <table:table-cell table:style-name="Default" table:formula="of:=LOWER([.A82])&amp;&quot;.&quot;&amp;LOWER([.B82])&amp;&quot;@gmail.com&quot;" office:value-type="string" office:string-value="pilar.scheggia@gmail.com" calcext:value-type="string">
            <text:p>pilar.scheggia@gmail.com</text:p>
          </table:table-cell>
          <table:table-cell table:style-name="ce7" table:formula="of:=ROUND(79*RAND())" office:value-type="float" office:value="16" calcext:value-type="float">
            <text:p>16</text:p>
          </table:table-cell>
          <table:table-cell table:style-name="Default" table:formula="of:=&quot;insert into entrenador (nombre, mail,especialidad) values ('&quot;&amp;[.C82]&amp;&quot;','&quot;&amp;[.D82]&amp;&quot;',&quot;&amp;[.E82]&amp;&quot;);&quot;" office:value-type="string" office:string-value="insert into entrenador (nombre, mail,especialidad) values ('Pilar Scheggia','pilar.scheggia@gmail.com',16);" calcext:value-type="string">
            <text:p>insert into entrenador (nombre, mail,especialidad) values ('Pilar Scheggia','pilar.scheggia@gmail.com',1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style-name="Default" table:formula="of:=+[.A83]&amp;&quot; &quot;&amp;[.B83]" office:value-type="string" office:string-value="Consuelo Gajardo" calcext:value-type="string">
            <text:p>Consuelo Gajardo</text:p>
          </table:table-cell>
          <table:table-cell table:style-name="Default" table:formula="of:=LOWER([.A83])&amp;&quot;.&quot;&amp;LOWER([.B83])&amp;&quot;@gmail.com&quot;" office:value-type="string" office:string-value="consuelo.gajardo@gmail.com" calcext:value-type="string">
            <text:p>consuelo.gajardo@gmail.com</text:p>
          </table:table-cell>
          <table:table-cell table:style-name="ce7" table:formula="of:=ROUND(79*RAND())" office:value-type="float" office:value="32" calcext:value-type="float">
            <text:p>32</text:p>
          </table:table-cell>
          <table:table-cell table:style-name="Default" table:formula="of:=&quot;insert into entrenador (nombre, mail,especialidad) values ('&quot;&amp;[.C83]&amp;&quot;','&quot;&amp;[.D83]&amp;&quot;',&quot;&amp;[.E83]&amp;&quot;);&quot;" office:value-type="string" office:string-value="insert into entrenador (nombre, mail,especialidad) values ('Consuelo Gajardo','consuelo.gajardo@gmail.com',32);" calcext:value-type="string">
            <text:p>insert into entrenador (nombre, mail,especialidad) values ('Consuelo Gajardo','consuelo.gajardo@gmail.com',3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style-name="Default" table:formula="of:=+[.A84]&amp;&quot; &quot;&amp;[.B84]" office:value-type="string" office:string-value="María Pizarro" calcext:value-type="string">
            <text:p>María Pizarro</text:p>
          </table:table-cell>
          <table:table-cell table:style-name="Default" table:formula="of:=LOWER([.A84])&amp;&quot;.&quot;&amp;LOWER([.B84])&amp;&quot;@gmail.com&quot;" office:value-type="string" office:string-value="maría.pizarro@gmail.com" calcext:value-type="string">
            <text:p>maría.pizarro@gmail.com</text:p>
          </table:table-cell>
          <table:table-cell table:style-name="ce7" table:formula="of:=ROUND(79*RAND())" office:value-type="float" office:value="42" calcext:value-type="float">
            <text:p>42</text:p>
          </table:table-cell>
          <table:table-cell table:style-name="Default" table:formula="of:=&quot;insert into entrenador (nombre, mail,especialidad) values ('&quot;&amp;[.C84]&amp;&quot;','&quot;&amp;[.D84]&amp;&quot;',&quot;&amp;[.E84]&amp;&quot;);&quot;" office:value-type="string" office:string-value="insert into entrenador (nombre, mail,especialidad) values ('María Pizarro','maría.pizarro@gmail.com',42);" calcext:value-type="string">
            <text:p>insert into entrenador (nombre, mail,especialidad) values ('María Pizarro','maría.pizarro@gmail.com',4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style-name="Default" table:formula="of:=+[.A85]&amp;&quot; &quot;&amp;[.B85]" office:value-type="string" office:string-value="Luis Misle" calcext:value-type="string">
            <text:p>Luis Misle</text:p>
          </table:table-cell>
          <table:table-cell table:style-name="Default" table:formula="of:=LOWER([.A85])&amp;&quot;.&quot;&amp;LOWER([.B85])&amp;&quot;@gmail.com&quot;" office:value-type="string" office:string-value="luis.misle@gmail.com" calcext:value-type="string">
            <text:p>luis.misle@gmail.com</text:p>
          </table:table-cell>
          <table:table-cell table:style-name="ce7" table:formula="of:=ROUND(79*RAND())" office:value-type="float" office:value="75" calcext:value-type="float">
            <text:p>75</text:p>
          </table:table-cell>
          <table:table-cell table:style-name="Default" table:formula="of:=&quot;insert into entrenador (nombre, mail,especialidad) values ('&quot;&amp;[.C85]&amp;&quot;','&quot;&amp;[.D85]&amp;&quot;',&quot;&amp;[.E85]&amp;&quot;);&quot;" office:value-type="string" office:string-value="insert into entrenador (nombre, mail,especialidad) values ('Luis Misle','luis.misle@gmail.com',75);" calcext:value-type="string">
            <text:p>insert into entrenador (nombre, mail,especialidad) values ('Luis Misle','luis.misle@gmail.com',7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style-name="Default" table:formula="of:=+[.A86]&amp;&quot; &quot;&amp;[.B86]" office:value-type="string" office:string-value="Antonia Garrido" calcext:value-type="string">
            <text:p>Antonia Garrido</text:p>
          </table:table-cell>
          <table:table-cell table:style-name="Default" table:formula="of:=LOWER([.A86])&amp;&quot;.&quot;&amp;LOWER([.B86])&amp;&quot;@gmail.com&quot;" office:value-type="string" office:string-value="antonia.garrido@gmail.com" calcext:value-type="string">
            <text:p>antonia.garrido@gmail.com</text:p>
          </table:table-cell>
          <table:table-cell table:style-name="ce7" table:formula="of:=ROUND(79*RAND())" office:value-type="float" office:value="48" calcext:value-type="float">
            <text:p>48</text:p>
          </table:table-cell>
          <table:table-cell table:style-name="Default" table:formula="of:=&quot;insert into entrenador (nombre, mail,especialidad) values ('&quot;&amp;[.C86]&amp;&quot;','&quot;&amp;[.D86]&amp;&quot;',&quot;&amp;[.E86]&amp;&quot;);&quot;" office:value-type="string" office:string-value="insert into entrenador (nombre, mail,especialidad) values ('Antonia Garrido','antonia.garrido@gmail.com',48);" calcext:value-type="string">
            <text:p>insert into entrenador (nombre, mail,especialidad) values ('Antonia Garrido','antonia.garrido@gmail.com',4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García" calcext:value-type="string">
            <text:p>García</text:p>
          </table:table-cell>
          <table:table-cell table:style-name="Default" table:formula="of:=+[.A87]&amp;&quot; &quot;&amp;[.B87]" office:value-type="string" office:string-value="Alfredo García" calcext:value-type="string">
            <text:p>Alfredo García</text:p>
          </table:table-cell>
          <table:table-cell table:style-name="Default" table:formula="of:=LOWER([.A87])&amp;&quot;.&quot;&amp;LOWER([.B87])&amp;&quot;@gmail.com&quot;" office:value-type="string" office:string-value="alfredo.garcía@gmail.com" calcext:value-type="string">
            <text:p>alfredo.garcía@gmail.com</text:p>
          </table:table-cell>
          <table:table-cell table:style-name="ce7" table:formula="of:=ROUND(79*RAND())" office:value-type="float" office:value="7" calcext:value-type="float">
            <text:p>7</text:p>
          </table:table-cell>
          <table:table-cell table:style-name="Default" table:formula="of:=&quot;insert into entrenador (nombre, mail,especialidad) values ('&quot;&amp;[.C87]&amp;&quot;','&quot;&amp;[.D87]&amp;&quot;',&quot;&amp;[.E87]&amp;&quot;);&quot;" office:value-type="string" office:string-value="insert into entrenador (nombre, mail,especialidad) values ('Alfredo García','alfredo.garcía@gmail.com',7);" calcext:value-type="string">
            <text:p>insert into entrenador (nombre, mail,especialidad) values ('Alfredo García','alfredo.garcía@gmail.com',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style-name="Default" table:formula="of:=+[.A88]&amp;&quot; &quot;&amp;[.B88]" office:value-type="string" office:string-value="Vicente Darlette" calcext:value-type="string">
            <text:p>Vicente Darlette</text:p>
          </table:table-cell>
          <table:table-cell table:style-name="Default" table:formula="of:=LOWER([.A88])&amp;&quot;.&quot;&amp;LOWER([.B88])&amp;&quot;@gmail.com&quot;" office:value-type="string" office:string-value="vicente.darlette@gmail.com" calcext:value-type="string">
            <text:p>vicente.darlette@gmail.com</text:p>
          </table:table-cell>
          <table:table-cell table:style-name="ce7" table:formula="of:=ROUND(79*RAND())" office:value-type="float" office:value="55" calcext:value-type="float">
            <text:p>55</text:p>
          </table:table-cell>
          <table:table-cell table:style-name="Default" table:formula="of:=&quot;insert into entrenador (nombre, mail,especialidad) values ('&quot;&amp;[.C88]&amp;&quot;','&quot;&amp;[.D88]&amp;&quot;',&quot;&amp;[.E88]&amp;&quot;);&quot;" office:value-type="string" office:string-value="insert into entrenador (nombre, mail,especialidad) values ('Vicente Darlette','vicente.darlette@gmail.com',55);" calcext:value-type="string">
            <text:p>insert into entrenador (nombre, mail,especialidad) values ('Vicente Darlette','vicente.darlette@gmail.com',5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style-name="Default" table:formula="of:=+[.A89]&amp;&quot; &quot;&amp;[.B89]" office:value-type="string" office:string-value="Consuelo Salazar" calcext:value-type="string">
            <text:p>Consuelo Salazar</text:p>
          </table:table-cell>
          <table:table-cell table:style-name="Default" table:formula="of:=LOWER([.A89])&amp;&quot;.&quot;&amp;LOWER([.B89])&amp;&quot;@gmail.com&quot;" office:value-type="string" office:string-value="consuelo.salazar@gmail.com" calcext:value-type="string">
            <text:p>consuelo.salazar@gmail.com</text:p>
          </table:table-cell>
          <table:table-cell table:style-name="ce7" table:formula="of:=ROUND(79*RAND())" office:value-type="float" office:value="8" calcext:value-type="float">
            <text:p>8</text:p>
          </table:table-cell>
          <table:table-cell table:style-name="Default" table:formula="of:=&quot;insert into entrenador (nombre, mail,especialidad) values ('&quot;&amp;[.C89]&amp;&quot;','&quot;&amp;[.D89]&amp;&quot;',&quot;&amp;[.E89]&amp;&quot;);&quot;" office:value-type="string" office:string-value="insert into entrenador (nombre, mail,especialidad) values ('Consuelo Salazar','consuelo.salazar@gmail.com',8);" calcext:value-type="string">
            <text:p>insert into entrenador (nombre, mail,especialidad) values ('Consuelo Salazar','consuelo.salazar@gmail.com',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style-name="Default" table:formula="of:=+[.A90]&amp;&quot; &quot;&amp;[.B90]" office:value-type="string" office:string-value="Enrique Pizarro" calcext:value-type="string">
            <text:p>Enrique Pizarro</text:p>
          </table:table-cell>
          <table:table-cell table:style-name="Default" table:formula="of:=LOWER([.A90])&amp;&quot;.&quot;&amp;LOWER([.B90])&amp;&quot;@gmail.com&quot;" office:value-type="string" office:string-value="enrique.pizarro@gmail.com" calcext:value-type="string">
            <text:p>enrique.pizarro@gmail.com</text:p>
          </table:table-cell>
          <table:table-cell table:style-name="ce7" table:formula="of:=ROUND(79*RAND())" office:value-type="float" office:value="44" calcext:value-type="float">
            <text:p>44</text:p>
          </table:table-cell>
          <table:table-cell table:style-name="Default" table:formula="of:=&quot;insert into entrenador (nombre, mail,especialidad) values ('&quot;&amp;[.C90]&amp;&quot;','&quot;&amp;[.D90]&amp;&quot;',&quot;&amp;[.E90]&amp;&quot;);&quot;" office:value-type="string" office:string-value="insert into entrenador (nombre, mail,especialidad) values ('Enrique Pizarro','enrique.pizarro@gmail.com',44);" calcext:value-type="string">
            <text:p>insert into entrenador (nombre, mail,especialidad) values ('Enrique Pizarro','enrique.pizarro@gmail.com',4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aime" calcext:value-type="string">
            <text:p>Jaime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style-name="Default" table:formula="of:=+[.A91]&amp;&quot; &quot;&amp;[.B91]" office:value-type="string" office:string-value="Jaime Celedón" calcext:value-type="string">
            <text:p>Jaime Celedón</text:p>
          </table:table-cell>
          <table:table-cell table:style-name="Default" table:formula="of:=LOWER([.A91])&amp;&quot;.&quot;&amp;LOWER([.B91])&amp;&quot;@gmail.com&quot;" office:value-type="string" office:string-value="jaime.celedón@gmail.com" calcext:value-type="string">
            <text:p>jaime.celedón@gmail.com</text:p>
          </table:table-cell>
          <table:table-cell table:style-name="ce7" table:formula="of:=ROUND(79*RAND())" office:value-type="float" office:value="72" calcext:value-type="float">
            <text:p>72</text:p>
          </table:table-cell>
          <table:table-cell table:style-name="Default" table:formula="of:=&quot;insert into entrenador (nombre, mail,especialidad) values ('&quot;&amp;[.C91]&amp;&quot;','&quot;&amp;[.D91]&amp;&quot;',&quot;&amp;[.E91]&amp;&quot;);&quot;" office:value-type="string" office:string-value="insert into entrenador (nombre, mail,especialidad) values ('Jaime Celedón','jaime.celedón@gmail.com',72);" calcext:value-type="string">
            <text:p>insert into entrenador (nombre, mail,especialidad) values ('Jaime Celedón','jaime.celedón@gmail.com',7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style-name="Default" table:formula="of:=+[.A92]&amp;&quot; &quot;&amp;[.B92]" office:value-type="string" office:string-value="Pilar Garrido" calcext:value-type="string">
            <text:p>Pilar Garrido</text:p>
          </table:table-cell>
          <table:table-cell table:style-name="Default" table:formula="of:=LOWER([.A92])&amp;&quot;.&quot;&amp;LOWER([.B92])&amp;&quot;@gmail.com&quot;" office:value-type="string" office:string-value="pilar.garrido@gmail.com" calcext:value-type="string">
            <text:p>pilar.garrido@gmail.com</text:p>
          </table:table-cell>
          <table:table-cell table:style-name="ce7" table:formula="of:=ROUND(79*RAND())" office:value-type="float" office:value="59" calcext:value-type="float">
            <text:p>59</text:p>
          </table:table-cell>
          <table:table-cell table:style-name="Default" table:formula="of:=&quot;insert into entrenador (nombre, mail,especialidad) values ('&quot;&amp;[.C92]&amp;&quot;','&quot;&amp;[.D92]&amp;&quot;',&quot;&amp;[.E92]&amp;&quot;);&quot;" office:value-type="string" office:string-value="insert into entrenador (nombre, mail,especialidad) values ('Pilar Garrido','pilar.garrido@gmail.com',59);" calcext:value-type="string">
            <text:p>insert into entrenador (nombre, mail,especialidad) values ('Pilar Garrido','pilar.garrido@gmail.com',5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style-name="Default" table:formula="of:=+[.A93]&amp;&quot; &quot;&amp;[.B93]" office:value-type="string" office:string-value="Melissa Manríquez" calcext:value-type="string">
            <text:p>Melissa Manríquez</text:p>
          </table:table-cell>
          <table:table-cell table:style-name="Default" table:formula="of:=LOWER([.A93])&amp;&quot;.&quot;&amp;LOWER([.B93])&amp;&quot;@gmail.com&quot;" office:value-type="string" office:string-value="melissa.manríquez@gmail.com" calcext:value-type="string">
            <text:p>melissa.manríquez@gmail.com</text:p>
          </table:table-cell>
          <table:table-cell table:style-name="ce7" table:formula="of:=ROUND(79*RAND())" office:value-type="float" office:value="42" calcext:value-type="float">
            <text:p>42</text:p>
          </table:table-cell>
          <table:table-cell table:style-name="Default" table:formula="of:=&quot;insert into entrenador (nombre, mail,especialidad) values ('&quot;&amp;[.C93]&amp;&quot;','&quot;&amp;[.D93]&amp;&quot;',&quot;&amp;[.E93]&amp;&quot;);&quot;" office:value-type="string" office:string-value="insert into entrenador (nombre, mail,especialidad) values ('Melissa Manríquez','melissa.manríquez@gmail.com',42);" calcext:value-type="string">
            <text:p>insert into entrenador (nombre, mail,especialidad) values ('Melissa Manríquez','melissa.manríquez@gmail.com',4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style-name="Default" table:formula="of:=+[.A94]&amp;&quot; &quot;&amp;[.B94]" office:value-type="string" office:string-value="Sergio Del Bosque" calcext:value-type="string">
            <text:p>Sergio Del Bosque</text:p>
          </table:table-cell>
          <table:table-cell table:style-name="Default" table:formula="of:=LOWER([.A94])&amp;&quot;.&quot;&amp;LOWER([.B94])&amp;&quot;@gmail.com&quot;" office:value-type="string" office:string-value="sergio.del bosque@gmail.com" calcext:value-type="string">
            <text:p>sergio.del bosque@gmail.com</text:p>
          </table:table-cell>
          <table:table-cell table:style-name="ce7" table:formula="of:=ROUND(79*RAND())" office:value-type="float" office:value="24" calcext:value-type="float">
            <text:p>24</text:p>
          </table:table-cell>
          <table:table-cell table:style-name="Default" table:formula="of:=&quot;insert into entrenador (nombre, mail,especialidad) values ('&quot;&amp;[.C94]&amp;&quot;','&quot;&amp;[.D94]&amp;&quot;',&quot;&amp;[.E94]&amp;&quot;);&quot;" office:value-type="string" office:string-value="insert into entrenador (nombre, mail,especialidad) values ('Sergio Del Bosque','sergio.del bosque@gmail.com',24);" calcext:value-type="string">
            <text:p>insert into entrenador (nombre, mail,especialidad) values ('Sergio Del Bosque','sergio.del bosque@gmail.com',2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García" calcext:value-type="string">
            <text:p>García</text:p>
          </table:table-cell>
          <table:table-cell table:style-name="Default" table:formula="of:=+[.A95]&amp;&quot; &quot;&amp;[.B95]" office:value-type="string" office:string-value="Alfredo García" calcext:value-type="string">
            <text:p>Alfredo García</text:p>
          </table:table-cell>
          <table:table-cell table:style-name="Default" table:formula="of:=LOWER([.A95])&amp;&quot;.&quot;&amp;LOWER([.B95])&amp;&quot;@gmail.com&quot;" office:value-type="string" office:string-value="alfredo.garcía@gmail.com" calcext:value-type="string">
            <text:p>alfredo.garcía@gmail.com</text:p>
          </table:table-cell>
          <table:table-cell table:style-name="ce7" table:formula="of:=ROUND(79*RAND())" office:value-type="float" office:value="62" calcext:value-type="float">
            <text:p>62</text:p>
          </table:table-cell>
          <table:table-cell table:style-name="Default" table:formula="of:=&quot;insert into entrenador (nombre, mail,especialidad) values ('&quot;&amp;[.C95]&amp;&quot;','&quot;&amp;[.D95]&amp;&quot;',&quot;&amp;[.E95]&amp;&quot;);&quot;" office:value-type="string" office:string-value="insert into entrenador (nombre, mail,especialidad) values ('Alfredo García','alfredo.garcía@gmail.com',62);" calcext:value-type="string">
            <text:p>insert into entrenador (nombre, mail,especialidad) values ('Alfredo García','alfredo.garcía@gmail.com',6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aniela" calcext:value-type="string">
            <text:p>Daniela</text:p>
          </table:table-cell>
          <table:table-cell table:formula="of:=OFFSET([.B$1] ;ROUND(39*RAND());0;1;1)" office:value-type="string" office:string-value="Ponce" calcext:value-type="string">
            <text:p>Ponce</text:p>
          </table:table-cell>
          <table:table-cell table:style-name="Default" table:formula="of:=+[.A96]&amp;&quot; &quot;&amp;[.B96]" office:value-type="string" office:string-value="Daniela Ponce" calcext:value-type="string">
            <text:p>Daniela Ponce</text:p>
          </table:table-cell>
          <table:table-cell table:style-name="Default" table:formula="of:=LOWER([.A96])&amp;&quot;.&quot;&amp;LOWER([.B96])&amp;&quot;@gmail.com&quot;" office:value-type="string" office:string-value="daniela.ponce@gmail.com" calcext:value-type="string">
            <text:p>daniela.ponce@gmail.com</text:p>
          </table:table-cell>
          <table:table-cell table:style-name="ce7" table:formula="of:=ROUND(79*RAND())" office:value-type="float" office:value="9" calcext:value-type="float">
            <text:p>9</text:p>
          </table:table-cell>
          <table:table-cell table:style-name="Default" table:formula="of:=&quot;insert into entrenador (nombre, mail,especialidad) values ('&quot;&amp;[.C96]&amp;&quot;','&quot;&amp;[.D96]&amp;&quot;',&quot;&amp;[.E96]&amp;&quot;);&quot;" office:value-type="string" office:string-value="insert into entrenador (nombre, mail,especialidad) values ('Daniela Ponce','daniela.ponce@gmail.com',9);" calcext:value-type="string">
            <text:p>insert into entrenador (nombre, mail,especialidad) values ('Daniela Ponce','daniela.ponce@gmail.com',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style-name="Default" table:formula="of:=+[.A97]&amp;&quot; &quot;&amp;[.B97]" office:value-type="string" office:string-value="Luisa Olea" calcext:value-type="string">
            <text:p>Luisa Olea</text:p>
          </table:table-cell>
          <table:table-cell table:style-name="Default" table:formula="of:=LOWER([.A97])&amp;&quot;.&quot;&amp;LOWER([.B97])&amp;&quot;@gmail.com&quot;" office:value-type="string" office:string-value="luisa.olea@gmail.com" calcext:value-type="string">
            <text:p>luisa.olea@gmail.com</text:p>
          </table:table-cell>
          <table:table-cell table:style-name="ce7" table:formula="of:=ROUND(79*RAND())" office:value-type="float" office:value="37" calcext:value-type="float">
            <text:p>37</text:p>
          </table:table-cell>
          <table:table-cell table:style-name="Default" table:formula="of:=&quot;insert into entrenador (nombre, mail,especialidad) values ('&quot;&amp;[.C97]&amp;&quot;','&quot;&amp;[.D97]&amp;&quot;',&quot;&amp;[.E97]&amp;&quot;);&quot;" office:value-type="string" office:string-value="insert into entrenador (nombre, mail,especialidad) values ('Luisa Olea','luisa.olea@gmail.com',37);" calcext:value-type="string">
            <text:p>insert into entrenador (nombre, mail,especialidad) values ('Luisa Olea','luisa.olea@gmail.com',3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aniela" calcext:value-type="string">
            <text:p>Daniela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style-name="Default" table:formula="of:=+[.A98]&amp;&quot; &quot;&amp;[.B98]" office:value-type="string" office:string-value="Daniela Salazar" calcext:value-type="string">
            <text:p>Daniela Salazar</text:p>
          </table:table-cell>
          <table:table-cell table:style-name="Default" table:formula="of:=LOWER([.A98])&amp;&quot;.&quot;&amp;LOWER([.B98])&amp;&quot;@gmail.com&quot;" office:value-type="string" office:string-value="daniela.salazar@gmail.com" calcext:value-type="string">
            <text:p>daniela.salazar@gmail.com</text:p>
          </table:table-cell>
          <table:table-cell table:style-name="ce7" table:formula="of:=ROUND(79*RAND())" office:value-type="float" office:value="51" calcext:value-type="float">
            <text:p>51</text:p>
          </table:table-cell>
          <table:table-cell table:style-name="Default" table:formula="of:=&quot;insert into entrenador (nombre, mail,especialidad) values ('&quot;&amp;[.C98]&amp;&quot;','&quot;&amp;[.D98]&amp;&quot;',&quot;&amp;[.E98]&amp;&quot;);&quot;" office:value-type="string" office:string-value="insert into entrenador (nombre, mail,especialidad) values ('Daniela Salazar','daniela.salazar@gmail.com',51);" calcext:value-type="string">
            <text:p>insert into entrenador (nombre, mail,especialidad) values ('Daniela Salazar','daniela.salazar@gmail.com',5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Olivera" calcext:value-type="string">
            <text:p>Olivera</text:p>
          </table:table-cell>
          <table:table-cell table:style-name="Default" table:formula="of:=+[.A99]&amp;&quot; &quot;&amp;[.B99]" office:value-type="string" office:string-value="Pilar Olivera" calcext:value-type="string">
            <text:p>Pilar Olivera</text:p>
          </table:table-cell>
          <table:table-cell table:style-name="Default" table:formula="of:=LOWER([.A99])&amp;&quot;.&quot;&amp;LOWER([.B99])&amp;&quot;@gmail.com&quot;" office:value-type="string" office:string-value="pilar.olivera@gmail.com" calcext:value-type="string">
            <text:p>pilar.olivera@gmail.com</text:p>
          </table:table-cell>
          <table:table-cell table:style-name="ce7" table:formula="of:=ROUND(79*RAND())" office:value-type="float" office:value="74" calcext:value-type="float">
            <text:p>74</text:p>
          </table:table-cell>
          <table:table-cell table:style-name="Default" table:formula="of:=&quot;insert into entrenador (nombre, mail,especialidad) values ('&quot;&amp;[.C99]&amp;&quot;','&quot;&amp;[.D99]&amp;&quot;',&quot;&amp;[.E99]&amp;&quot;);&quot;" office:value-type="string" office:string-value="insert into entrenador (nombre, mail,especialidad) values ('Pilar Olivera','pilar.olivera@gmail.com',74);" calcext:value-type="string">
            <text:p>insert into entrenador (nombre, mail,especialidad) values ('Pilar Olivera','pilar.olivera@gmail.com',7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nuel" calcext:value-type="string">
            <text:p>Manuel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style-name="Default" table:formula="of:=+[.A100]&amp;&quot; &quot;&amp;[.B100]" office:value-type="string" office:string-value="Manuel Manríquez" calcext:value-type="string">
            <text:p>Manuel Manríquez</text:p>
          </table:table-cell>
          <table:table-cell table:style-name="Default" table:formula="of:=LOWER([.A100])&amp;&quot;.&quot;&amp;LOWER([.B100])&amp;&quot;@gmail.com&quot;" office:value-type="string" office:string-value="manuel.manríquez@gmail.com" calcext:value-type="string">
            <text:p>manuel.manríquez@gmail.com</text:p>
          </table:table-cell>
          <table:table-cell table:style-name="ce7" table:formula="of:=ROUND(79*RAND())" office:value-type="float" office:value="60" calcext:value-type="float">
            <text:p>60</text:p>
          </table:table-cell>
          <table:table-cell table:style-name="Default" table:formula="of:=&quot;insert into entrenador (nombre, mail,especialidad) values ('&quot;&amp;[.C100]&amp;&quot;','&quot;&amp;[.D100]&amp;&quot;',&quot;&amp;[.E100]&amp;&quot;);&quot;" office:value-type="string" office:string-value="insert into entrenador (nombre, mail,especialidad) values ('Manuel Manríquez','manuel.manríquez@gmail.com',60);" calcext:value-type="string">
            <text:p>insert into entrenador (nombre, mail,especialidad) values ('Manuel Manríquez','manuel.manríquez@gmail.com',6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nuel" calcext:value-type="string">
            <text:p>Manuel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style-name="Default" table:formula="of:=+[.A101]&amp;&quot; &quot;&amp;[.B101]" office:value-type="string" office:string-value="Manuel Zamorano" calcext:value-type="string">
            <text:p>Manuel Zamorano</text:p>
          </table:table-cell>
          <table:table-cell table:style-name="Default" table:formula="of:=LOWER([.A101])&amp;&quot;.&quot;&amp;LOWER([.B101])&amp;&quot;@gmail.com&quot;" office:value-type="string" office:string-value="manuel.zamorano@gmail.com" calcext:value-type="string">
            <text:p>manuel.zamorano@gmail.com</text:p>
          </table:table-cell>
          <table:table-cell table:style-name="ce7" table:formula="of:=ROUND(79*RAND())" office:value-type="float" office:value="44" calcext:value-type="float">
            <text:p>44</text:p>
          </table:table-cell>
          <table:table-cell table:style-name="Default" table:formula="of:=&quot;insert into entrenador (nombre, mail,especialidad) values ('&quot;&amp;[.C101]&amp;&quot;','&quot;&amp;[.D101]&amp;&quot;',&quot;&amp;[.E101]&amp;&quot;);&quot;" office:value-type="string" office:string-value="insert into entrenador (nombre, mail,especialidad) values ('Manuel Zamorano','manuel.zamorano@gmail.com',44);" calcext:value-type="string">
            <text:p>insert into entrenador (nombre, mail,especialidad) values ('Manuel Zamorano','manuel.zamorano@gmail.com',4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uan" calcext:value-type="string">
            <text:p>Juan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style-name="Default" table:formula="of:=+[.A102]&amp;&quot; &quot;&amp;[.B102]" office:value-type="string" office:string-value="Juan Garrido" calcext:value-type="string">
            <text:p>Juan Garrido</text:p>
          </table:table-cell>
          <table:table-cell table:style-name="Default" table:formula="of:=LOWER([.A102])&amp;&quot;.&quot;&amp;LOWER([.B102])&amp;&quot;@gmail.com&quot;" office:value-type="string" office:string-value="juan.garrido@gmail.com" calcext:value-type="string">
            <text:p>juan.garrido@gmail.com</text:p>
          </table:table-cell>
          <table:table-cell table:style-name="ce7" table:formula="of:=ROUND(79*RAND())" office:value-type="float" office:value="35" calcext:value-type="float">
            <text:p>35</text:p>
          </table:table-cell>
          <table:table-cell table:style-name="Default" table:formula="of:=&quot;insert into entrenador (nombre, mail,especialidad) values ('&quot;&amp;[.C102]&amp;&quot;','&quot;&amp;[.D102]&amp;&quot;',&quot;&amp;[.E102]&amp;&quot;);&quot;" office:value-type="string" office:string-value="insert into entrenador (nombre, mail,especialidad) values ('Juan Garrido','juan.garrido@gmail.com',35);" calcext:value-type="string">
            <text:p>insert into entrenador (nombre, mail,especialidad) values ('Juan Garrido','juan.garrido@gmail.com',3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amilo" calcext:value-type="string">
            <text:p>Camilo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style-name="Default" table:formula="of:=+[.A103]&amp;&quot; &quot;&amp;[.B103]" office:value-type="string" office:string-value="Camilo Misle" calcext:value-type="string">
            <text:p>Camilo Misle</text:p>
          </table:table-cell>
          <table:table-cell table:style-name="Default" table:formula="of:=LOWER([.A103])&amp;&quot;.&quot;&amp;LOWER([.B103])&amp;&quot;@gmail.com&quot;" office:value-type="string" office:string-value="camilo.misle@gmail.com" calcext:value-type="string">
            <text:p>camilo.misle@gmail.com</text:p>
          </table:table-cell>
          <table:table-cell table:style-name="ce7" table:formula="of:=ROUND(79*RAND())" office:value-type="float" office:value="41" calcext:value-type="float">
            <text:p>41</text:p>
          </table:table-cell>
          <table:table-cell table:style-name="Default" table:formula="of:=&quot;insert into entrenador (nombre, mail,especialidad) values ('&quot;&amp;[.C103]&amp;&quot;','&quot;&amp;[.D103]&amp;&quot;',&quot;&amp;[.E103]&amp;&quot;);&quot;" office:value-type="string" office:string-value="insert into entrenador (nombre, mail,especialidad) values ('Camilo Misle','camilo.misle@gmail.com',41);" calcext:value-type="string">
            <text:p>insert into entrenador (nombre, mail,especialidad) values ('Camilo Misle','camilo.misle@gmail.com',4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style-name="Default" table:formula="of:=+[.A104]&amp;&quot; &quot;&amp;[.B104]" office:value-type="string" office:string-value="Freddy Santis" calcext:value-type="string">
            <text:p>Freddy Santis</text:p>
          </table:table-cell>
          <table:table-cell table:style-name="Default" table:formula="of:=LOWER([.A104])&amp;&quot;.&quot;&amp;LOWER([.B104])&amp;&quot;@gmail.com&quot;" office:value-type="string" office:string-value="freddy.santis@gmail.com" calcext:value-type="string">
            <text:p>freddy.santis@gmail.com</text:p>
          </table:table-cell>
          <table:table-cell table:style-name="ce7" table:formula="of:=ROUND(79*RAND())" office:value-type="float" office:value="7" calcext:value-type="float">
            <text:p>7</text:p>
          </table:table-cell>
          <table:table-cell table:style-name="Default" table:formula="of:=&quot;insert into entrenador (nombre, mail,especialidad) values ('&quot;&amp;[.C104]&amp;&quot;','&quot;&amp;[.D104]&amp;&quot;',&quot;&amp;[.E104]&amp;&quot;);&quot;" office:value-type="string" office:string-value="insert into entrenador (nombre, mail,especialidad) values ('Freddy Santis','freddy.santis@gmail.com',7);" calcext:value-type="string">
            <text:p>insert into entrenador (nombre, mail,especialidad) values ('Freddy Santis','freddy.santis@gmail.com',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style-name="Default" table:formula="of:=+[.A105]&amp;&quot; &quot;&amp;[.B105]" office:value-type="string" office:string-value="Emilio Larrain" calcext:value-type="string">
            <text:p>Emilio Larrain</text:p>
          </table:table-cell>
          <table:table-cell table:style-name="Default" table:formula="of:=LOWER([.A105])&amp;&quot;.&quot;&amp;LOWER([.B105])&amp;&quot;@gmail.com&quot;" office:value-type="string" office:string-value="emilio.larrain@gmail.com" calcext:value-type="string">
            <text:p>emilio.larrain@gmail.com</text:p>
          </table:table-cell>
          <table:table-cell table:style-name="ce7" table:formula="of:=ROUND(79*RAND())" office:value-type="float" office:value="0" calcext:value-type="float">
            <text:p>0</text:p>
          </table:table-cell>
          <table:table-cell table:style-name="Default" table:formula="of:=&quot;insert into entrenador (nombre, mail,especialidad) values ('&quot;&amp;[.C105]&amp;&quot;','&quot;&amp;[.D105]&amp;&quot;',&quot;&amp;[.E105]&amp;&quot;);&quot;" office:value-type="string" office:string-value="insert into entrenador (nombre, mail,especialidad) values ('Emilio Larrain','emilio.larrain@gmail.com',0);" calcext:value-type="string">
            <text:p>insert into entrenador (nombre, mail,especialidad) values ('Emilio Larrain','emilio.larrain@gmail.com',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style-name="Default" table:formula="of:=+[.A106]&amp;&quot; &quot;&amp;[.B106]" office:value-type="string" office:string-value="Melissa Gajardo" calcext:value-type="string">
            <text:p>Melissa Gajardo</text:p>
          </table:table-cell>
          <table:table-cell table:style-name="Default" table:formula="of:=LOWER([.A106])&amp;&quot;.&quot;&amp;LOWER([.B106])&amp;&quot;@gmail.com&quot;" office:value-type="string" office:string-value="melissa.gajardo@gmail.com" calcext:value-type="string">
            <text:p>melissa.gajardo@gmail.com</text:p>
          </table:table-cell>
          <table:table-cell table:style-name="ce7" table:formula="of:=ROUND(79*RAND())" office:value-type="float" office:value="57" calcext:value-type="float">
            <text:p>57</text:p>
          </table:table-cell>
          <table:table-cell table:style-name="Default" table:formula="of:=&quot;insert into entrenador (nombre, mail,especialidad) values ('&quot;&amp;[.C106]&amp;&quot;','&quot;&amp;[.D106]&amp;&quot;',&quot;&amp;[.E106]&amp;&quot;);&quot;" office:value-type="string" office:string-value="insert into entrenador (nombre, mail,especialidad) values ('Melissa Gajardo','melissa.gajardo@gmail.com',57);" calcext:value-type="string">
            <text:p>insert into entrenador (nombre, mail,especialidad) values ('Melissa Gajardo','melissa.gajardo@gmail.com',5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style-name="Default" table:formula="of:=+[.A107]&amp;&quot; &quot;&amp;[.B107]" office:value-type="string" office:string-value="Asunción Zamorano" calcext:value-type="string">
            <text:p>Asunción Zamorano</text:p>
          </table:table-cell>
          <table:table-cell table:style-name="Default" table:formula="of:=LOWER([.A107])&amp;&quot;.&quot;&amp;LOWER([.B107])&amp;&quot;@gmail.com&quot;" office:value-type="string" office:string-value="asunción.zamorano@gmail.com" calcext:value-type="string">
            <text:p>asunción.zamorano@gmail.com</text:p>
          </table:table-cell>
          <table:table-cell table:style-name="ce7" table:formula="of:=ROUND(79*RAND())" office:value-type="float" office:value="70" calcext:value-type="float">
            <text:p>70</text:p>
          </table:table-cell>
          <table:table-cell table:style-name="Default" table:formula="of:=&quot;insert into entrenador (nombre, mail,especialidad) values ('&quot;&amp;[.C107]&amp;&quot;','&quot;&amp;[.D107]&amp;&quot;',&quot;&amp;[.E107]&amp;&quot;);&quot;" office:value-type="string" office:string-value="insert into entrenador (nombre, mail,especialidad) values ('Asunción Zamorano','asunción.zamorano@gmail.com',70);" calcext:value-type="string">
            <text:p>insert into entrenador (nombre, mail,especialidad) values ('Asunción Zamorano','asunción.zamorano@gmail.com',7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ilagros" calcext:value-type="string">
            <text:p>Milagros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style-name="Default" table:formula="of:=+[.A108]&amp;&quot; &quot;&amp;[.B108]" office:value-type="string" office:string-value="Milagros Santis" calcext:value-type="string">
            <text:p>Milagros Santis</text:p>
          </table:table-cell>
          <table:table-cell table:style-name="Default" table:formula="of:=LOWER([.A108])&amp;&quot;.&quot;&amp;LOWER([.B108])&amp;&quot;@gmail.com&quot;" office:value-type="string" office:string-value="milagros.santis@gmail.com" calcext:value-type="string">
            <text:p>milagros.santis@gmail.com</text:p>
          </table:table-cell>
          <table:table-cell table:style-name="ce7" table:formula="of:=ROUND(79*RAND())" office:value-type="float" office:value="74" calcext:value-type="float">
            <text:p>74</text:p>
          </table:table-cell>
          <table:table-cell table:style-name="Default" table:formula="of:=&quot;insert into entrenador (nombre, mail,especialidad) values ('&quot;&amp;[.C108]&amp;&quot;','&quot;&amp;[.D108]&amp;&quot;',&quot;&amp;[.E108]&amp;&quot;);&quot;" office:value-type="string" office:string-value="insert into entrenador (nombre, mail,especialidad) values ('Milagros Santis','milagros.santis@gmail.com',74);" calcext:value-type="string">
            <text:p>insert into entrenador (nombre, mail,especialidad) values ('Milagros Santis','milagros.santis@gmail.com',7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style-name="Default" table:formula="of:=+[.A109]&amp;&quot; &quot;&amp;[.B109]" office:value-type="string" office:string-value="Teresa Celedón" calcext:value-type="string">
            <text:p>Teresa Celedón</text:p>
          </table:table-cell>
          <table:table-cell table:style-name="Default" table:formula="of:=LOWER([.A109])&amp;&quot;.&quot;&amp;LOWER([.B109])&amp;&quot;@gmail.com&quot;" office:value-type="string" office:string-value="teresa.celedón@gmail.com" calcext:value-type="string">
            <text:p>teresa.celedón@gmail.com</text:p>
          </table:table-cell>
          <table:table-cell table:style-name="ce7" table:formula="of:=ROUND(79*RAND())" office:value-type="float" office:value="79" calcext:value-type="float">
            <text:p>79</text:p>
          </table:table-cell>
          <table:table-cell table:style-name="Default" table:formula="of:=&quot;insert into entrenador (nombre, mail,especialidad) values ('&quot;&amp;[.C109]&amp;&quot;','&quot;&amp;[.D109]&amp;&quot;',&quot;&amp;[.E109]&amp;&quot;);&quot;" office:value-type="string" office:string-value="insert into entrenador (nombre, mail,especialidad) values ('Teresa Celedón','teresa.celedón@gmail.com',79);" calcext:value-type="string">
            <text:p>insert into entrenador (nombre, mail,especialidad) values ('Teresa Celedón','teresa.celedón@gmail.com',7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Jara" calcext:value-type="string">
            <text:p>Jara</text:p>
          </table:table-cell>
          <table:table-cell table:style-name="Default" table:formula="of:=+[.A110]&amp;&quot; &quot;&amp;[.B110]" office:value-type="string" office:string-value="Consuelo Jara" calcext:value-type="string">
            <text:p>Consuelo Jara</text:p>
          </table:table-cell>
          <table:table-cell table:style-name="Default" table:formula="of:=LOWER([.A110])&amp;&quot;.&quot;&amp;LOWER([.B110])&amp;&quot;@gmail.com&quot;" office:value-type="string" office:string-value="consuelo.jara@gmail.com" calcext:value-type="string">
            <text:p>consuelo.jara@gmail.com</text:p>
          </table:table-cell>
          <table:table-cell table:style-name="ce7" table:formula="of:=ROUND(79*RAND())" office:value-type="float" office:value="48" calcext:value-type="float">
            <text:p>48</text:p>
          </table:table-cell>
          <table:table-cell table:style-name="Default" table:formula="of:=&quot;insert into entrenador (nombre, mail,especialidad) values ('&quot;&amp;[.C110]&amp;&quot;','&quot;&amp;[.D110]&amp;&quot;',&quot;&amp;[.E110]&amp;&quot;);&quot;" office:value-type="string" office:string-value="insert into entrenador (nombre, mail,especialidad) values ('Consuelo Jara','consuelo.jara@gmail.com',48);" calcext:value-type="string">
            <text:p>insert into entrenador (nombre, mail,especialidad) values ('Consuelo Jara','consuelo.jara@gmail.com',4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style-name="Default" table:formula="of:=+[.A111]&amp;&quot; &quot;&amp;[.B111]" office:value-type="string" office:string-value="Sergio Garrido" calcext:value-type="string">
            <text:p>Sergio Garrido</text:p>
          </table:table-cell>
          <table:table-cell table:style-name="Default" table:formula="of:=LOWER([.A111])&amp;&quot;.&quot;&amp;LOWER([.B111])&amp;&quot;@gmail.com&quot;" office:value-type="string" office:string-value="sergio.garrido@gmail.com" calcext:value-type="string">
            <text:p>sergio.garrido@gmail.com</text:p>
          </table:table-cell>
          <table:table-cell table:style-name="ce7" table:formula="of:=ROUND(79*RAND())" office:value-type="float" office:value="55" calcext:value-type="float">
            <text:p>55</text:p>
          </table:table-cell>
          <table:table-cell table:style-name="Default" table:formula="of:=&quot;insert into entrenador (nombre, mail,especialidad) values ('&quot;&amp;[.C111]&amp;&quot;','&quot;&amp;[.D111]&amp;&quot;',&quot;&amp;[.E111]&amp;&quot;);&quot;" office:value-type="string" office:string-value="insert into entrenador (nombre, mail,especialidad) values ('Sergio Garrido','sergio.garrido@gmail.com',55);" calcext:value-type="string">
            <text:p>insert into entrenador (nombre, mail,especialidad) values ('Sergio Garrido','sergio.garrido@gmail.com',5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style-name="Default" table:formula="of:=+[.A112]&amp;&quot; &quot;&amp;[.B112]" office:value-type="string" office:string-value="Teresa Santis" calcext:value-type="string">
            <text:p>Teresa Santis</text:p>
          </table:table-cell>
          <table:table-cell table:style-name="Default" table:formula="of:=LOWER([.A112])&amp;&quot;.&quot;&amp;LOWER([.B112])&amp;&quot;@gmail.com&quot;" office:value-type="string" office:string-value="teresa.santis@gmail.com" calcext:value-type="string">
            <text:p>teresa.santis@gmail.com</text:p>
          </table:table-cell>
          <table:table-cell table:style-name="ce7" table:formula="of:=ROUND(79*RAND())" office:value-type="float" office:value="36" calcext:value-type="float">
            <text:p>36</text:p>
          </table:table-cell>
          <table:table-cell table:style-name="Default" table:formula="of:=&quot;insert into entrenador (nombre, mail,especialidad) values ('&quot;&amp;[.C112]&amp;&quot;','&quot;&amp;[.D112]&amp;&quot;',&quot;&amp;[.E112]&amp;&quot;);&quot;" office:value-type="string" office:string-value="insert into entrenador (nombre, mail,especialidad) values ('Teresa Santis','teresa.santis@gmail.com',36);" calcext:value-type="string">
            <text:p>insert into entrenador (nombre, mail,especialidad) values ('Teresa Santis','teresa.santis@gmail.com',3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style-name="Default" table:formula="of:=+[.A113]&amp;&quot; &quot;&amp;[.B113]" office:value-type="string" office:string-value="Freddy Ried" calcext:value-type="string">
            <text:p>Freddy Ried</text:p>
          </table:table-cell>
          <table:table-cell table:style-name="Default" table:formula="of:=LOWER([.A113])&amp;&quot;.&quot;&amp;LOWER([.B113])&amp;&quot;@gmail.com&quot;" office:value-type="string" office:string-value="freddy.ried@gmail.com" calcext:value-type="string">
            <text:p>freddy.ried@gmail.com</text:p>
          </table:table-cell>
          <table:table-cell table:style-name="ce7" table:formula="of:=ROUND(79*RAND())" office:value-type="float" office:value="20" calcext:value-type="float">
            <text:p>20</text:p>
          </table:table-cell>
          <table:table-cell table:style-name="Default" table:formula="of:=&quot;insert into entrenador (nombre, mail,especialidad) values ('&quot;&amp;[.C113]&amp;&quot;','&quot;&amp;[.D113]&amp;&quot;',&quot;&amp;[.E113]&amp;&quot;);&quot;" office:value-type="string" office:string-value="insert into entrenador (nombre, mail,especialidad) values ('Freddy Ried','freddy.ried@gmail.com',20);" calcext:value-type="string">
            <text:p>insert into entrenador (nombre, mail,especialidad) values ('Freddy Ried','freddy.ried@gmail.com',2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Jara" calcext:value-type="string">
            <text:p>Jara</text:p>
          </table:table-cell>
          <table:table-cell table:style-name="Default" table:formula="of:=+[.A114]&amp;&quot; &quot;&amp;[.B114]" office:value-type="string" office:string-value="Teresa Jara" calcext:value-type="string">
            <text:p>Teresa Jara</text:p>
          </table:table-cell>
          <table:table-cell table:style-name="Default" table:formula="of:=LOWER([.A114])&amp;&quot;.&quot;&amp;LOWER([.B114])&amp;&quot;@gmail.com&quot;" office:value-type="string" office:string-value="teresa.jara@gmail.com" calcext:value-type="string">
            <text:p>teresa.jara@gmail.com</text:p>
          </table:table-cell>
          <table:table-cell table:style-name="ce7" table:formula="of:=ROUND(79*RAND())" office:value-type="float" office:value="29" calcext:value-type="float">
            <text:p>29</text:p>
          </table:table-cell>
          <table:table-cell table:style-name="Default" table:formula="of:=&quot;insert into entrenador (nombre, mail,especialidad) values ('&quot;&amp;[.C114]&amp;&quot;','&quot;&amp;[.D114]&amp;&quot;',&quot;&amp;[.E114]&amp;&quot;);&quot;" office:value-type="string" office:string-value="insert into entrenador (nombre, mail,especialidad) values ('Teresa Jara','teresa.jara@gmail.com',29);" calcext:value-type="string">
            <text:p>insert into entrenador (nombre, mail,especialidad) values ('Teresa Jara','teresa.jara@gmail.com',2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style-name="Default" table:formula="of:=+[.A115]&amp;&quot; &quot;&amp;[.B115]" office:value-type="string" office:string-value="Melissa Garrido" calcext:value-type="string">
            <text:p>Melissa Garrido</text:p>
          </table:table-cell>
          <table:table-cell table:style-name="Default" table:formula="of:=LOWER([.A115])&amp;&quot;.&quot;&amp;LOWER([.B115])&amp;&quot;@gmail.com&quot;" office:value-type="string" office:string-value="melissa.garrido@gmail.com" calcext:value-type="string">
            <text:p>melissa.garrido@gmail.com</text:p>
          </table:table-cell>
          <table:table-cell table:style-name="ce7" table:formula="of:=ROUND(79*RAND())" office:value-type="float" office:value="27" calcext:value-type="float">
            <text:p>27</text:p>
          </table:table-cell>
          <table:table-cell table:style-name="Default" table:formula="of:=&quot;insert into entrenador (nombre, mail,especialidad) values ('&quot;&amp;[.C115]&amp;&quot;','&quot;&amp;[.D115]&amp;&quot;',&quot;&amp;[.E115]&amp;&quot;);&quot;" office:value-type="string" office:string-value="insert into entrenador (nombre, mail,especialidad) values ('Melissa Garrido','melissa.garrido@gmail.com',27);" calcext:value-type="string">
            <text:p>insert into entrenador (nombre, mail,especialidad) values ('Melissa Garrido','melissa.garrido@gmail.com',2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style-name="Default" table:formula="of:=+[.A116]&amp;&quot; &quot;&amp;[.B116]" office:value-type="string" office:string-value="Ramiro Darlette" calcext:value-type="string">
            <text:p>Ramiro Darlette</text:p>
          </table:table-cell>
          <table:table-cell table:style-name="Default" table:formula="of:=LOWER([.A116])&amp;&quot;.&quot;&amp;LOWER([.B116])&amp;&quot;@gmail.com&quot;" office:value-type="string" office:string-value="ramiro.darlette@gmail.com" calcext:value-type="string">
            <text:p>ramiro.darlette@gmail.com</text:p>
          </table:table-cell>
          <table:table-cell table:style-name="ce7" table:formula="of:=ROUND(79*RAND())" office:value-type="float" office:value="3" calcext:value-type="float">
            <text:p>3</text:p>
          </table:table-cell>
          <table:table-cell table:style-name="Default" table:formula="of:=&quot;insert into entrenador (nombre, mail,especialidad) values ('&quot;&amp;[.C116]&amp;&quot;','&quot;&amp;[.D116]&amp;&quot;',&quot;&amp;[.E116]&amp;&quot;);&quot;" office:value-type="string" office:string-value="insert into entrenador (nombre, mail,especialidad) values ('Ramiro Darlette','ramiro.darlette@gmail.com',3);" calcext:value-type="string">
            <text:p>insert into entrenador (nombre, mail,especialidad) values ('Ramiro Darlette','ramiro.darlette@gmail.com',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style-name="Default" table:formula="of:=+[.A117]&amp;&quot; &quot;&amp;[.B117]" office:value-type="string" office:string-value="Sergio Yañez" calcext:value-type="string">
            <text:p>Sergio Yañez</text:p>
          </table:table-cell>
          <table:table-cell table:style-name="Default" table:formula="of:=LOWER([.A117])&amp;&quot;.&quot;&amp;LOWER([.B117])&amp;&quot;@gmail.com&quot;" office:value-type="string" office:string-value="sergio.yañez@gmail.com" calcext:value-type="string">
            <text:p>sergio.yañez@gmail.com</text:p>
          </table:table-cell>
          <table:table-cell table:style-name="ce7" table:formula="of:=ROUND(79*RAND())" office:value-type="float" office:value="64" calcext:value-type="float">
            <text:p>64</text:p>
          </table:table-cell>
          <table:table-cell table:style-name="Default" table:formula="of:=&quot;insert into entrenador (nombre, mail,especialidad) values ('&quot;&amp;[.C117]&amp;&quot;','&quot;&amp;[.D117]&amp;&quot;',&quot;&amp;[.E117]&amp;&quot;);&quot;" office:value-type="string" office:string-value="insert into entrenador (nombre, mail,especialidad) values ('Sergio Yañez','sergio.yañez@gmail.com',64);" calcext:value-type="string">
            <text:p>insert into entrenador (nombre, mail,especialidad) values ('Sergio Yañez','sergio.yañez@gmail.com',6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rnesto" calcext:value-type="string">
            <text:p>Ernesto</text:p>
          </table:table-cell>
          <table:table-cell table:formula="of:=OFFSET([.B$1] ;ROUND(39*RAND());0;1;1)" office:value-type="string" office:string-value="Salas" calcext:value-type="string">
            <text:p>Salas</text:p>
          </table:table-cell>
          <table:table-cell table:style-name="Default" table:formula="of:=+[.A118]&amp;&quot; &quot;&amp;[.B118]" office:value-type="string" office:string-value="Ernesto Salas" calcext:value-type="string">
            <text:p>Ernesto Salas</text:p>
          </table:table-cell>
          <table:table-cell table:style-name="Default" table:formula="of:=LOWER([.A118])&amp;&quot;.&quot;&amp;LOWER([.B118])&amp;&quot;@gmail.com&quot;" office:value-type="string" office:string-value="ernesto.salas@gmail.com" calcext:value-type="string">
            <text:p>ernesto.salas@gmail.com</text:p>
          </table:table-cell>
          <table:table-cell table:style-name="ce7" table:formula="of:=ROUND(79*RAND())" office:value-type="float" office:value="74" calcext:value-type="float">
            <text:p>74</text:p>
          </table:table-cell>
          <table:table-cell table:style-name="Default" table:formula="of:=&quot;insert into entrenador (nombre, mail,especialidad) values ('&quot;&amp;[.C118]&amp;&quot;','&quot;&amp;[.D118]&amp;&quot;',&quot;&amp;[.E118]&amp;&quot;);&quot;" office:value-type="string" office:string-value="insert into entrenador (nombre, mail,especialidad) values ('Ernesto Salas','ernesto.salas@gmail.com',74);" calcext:value-type="string">
            <text:p>insert into entrenador (nombre, mail,especialidad) values ('Ernesto Salas','ernesto.salas@gmail.com',7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Puigrredón" calcext:value-type="string">
            <text:p>Puigrredón</text:p>
          </table:table-cell>
          <table:table-cell table:style-name="Default" table:formula="of:=+[.A119]&amp;&quot; &quot;&amp;[.B119]" office:value-type="string" office:string-value="Consuelo Puigrredón" calcext:value-type="string">
            <text:p>Consuelo Puigrredón</text:p>
          </table:table-cell>
          <table:table-cell table:style-name="Default" table:formula="of:=LOWER([.A119])&amp;&quot;.&quot;&amp;LOWER([.B119])&amp;&quot;@gmail.com&quot;" office:value-type="string" office:string-value="consuelo.puigrredón@gmail.com" calcext:value-type="string">
            <text:p>consuelo.puigrredón@gmail.com</text:p>
          </table:table-cell>
          <table:table-cell table:style-name="ce7" table:formula="of:=ROUND(79*RAND())" office:value-type="float" office:value="52" calcext:value-type="float">
            <text:p>52</text:p>
          </table:table-cell>
          <table:table-cell table:style-name="Default" table:formula="of:=&quot;insert into entrenador (nombre, mail,especialidad) values ('&quot;&amp;[.C119]&amp;&quot;','&quot;&amp;[.D119]&amp;&quot;',&quot;&amp;[.E119]&amp;&quot;);&quot;" office:value-type="string" office:string-value="insert into entrenador (nombre, mail,especialidad) values ('Consuelo Puigrredón','consuelo.puigrredón@gmail.com',52);" calcext:value-type="string">
            <text:p>insert into entrenador (nombre, mail,especialidad) values ('Consuelo Puigrredón','consuelo.puigrredón@gmail.com',5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Rosasco" calcext:value-type="string">
            <text:p>Rosasco</text:p>
          </table:table-cell>
          <table:table-cell table:style-name="Default" table:formula="of:=+[.A120]&amp;&quot; &quot;&amp;[.B120]" office:value-type="string" office:string-value="Melissa Rosasco" calcext:value-type="string">
            <text:p>Melissa Rosasco</text:p>
          </table:table-cell>
          <table:table-cell table:style-name="Default" table:formula="of:=LOWER([.A120])&amp;&quot;.&quot;&amp;LOWER([.B120])&amp;&quot;@gmail.com&quot;" office:value-type="string" office:string-value="melissa.rosasco@gmail.com" calcext:value-type="string">
            <text:p>melissa.rosasco@gmail.com</text:p>
          </table:table-cell>
          <table:table-cell table:style-name="ce7" table:formula="of:=ROUND(79*RAND())" office:value-type="float" office:value="20" calcext:value-type="float">
            <text:p>20</text:p>
          </table:table-cell>
          <table:table-cell table:style-name="Default" table:formula="of:=&quot;insert into entrenador (nombre, mail,especialidad) values ('&quot;&amp;[.C120]&amp;&quot;','&quot;&amp;[.D120]&amp;&quot;',&quot;&amp;[.E120]&amp;&quot;);&quot;" office:value-type="string" office:string-value="insert into entrenador (nombre, mail,especialidad) values ('Melissa Rosasco','melissa.rosasco@gmail.com',20);" calcext:value-type="string">
            <text:p>insert into entrenador (nombre, mail,especialidad) values ('Melissa Rosasco','melissa.rosasco@gmail.com',2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Salas" calcext:value-type="string">
            <text:p>Salas</text:p>
          </table:table-cell>
          <table:table-cell table:style-name="Default" table:formula="of:=+[.A121]&amp;&quot; &quot;&amp;[.B121]" office:value-type="string" office:string-value="Ramiro Salas" calcext:value-type="string">
            <text:p>Ramiro Salas</text:p>
          </table:table-cell>
          <table:table-cell table:style-name="Default" table:formula="of:=LOWER([.A121])&amp;&quot;.&quot;&amp;LOWER([.B121])&amp;&quot;@gmail.com&quot;" office:value-type="string" office:string-value="ramiro.salas@gmail.com" calcext:value-type="string">
            <text:p>ramiro.salas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style-name="Default" table:formula="of:=&quot;insert into entrenador (nombre, mail,especialidad) values ('&quot;&amp;[.C121]&amp;&quot;','&quot;&amp;[.D121]&amp;&quot;',&quot;&amp;[.E121]&amp;&quot;);&quot;" office:value-type="string" office:string-value="insert into entrenador (nombre, mail,especialidad) values ('Ramiro Salas','ramiro.salas@gmail.com',33);" calcext:value-type="string">
            <text:p>insert into entrenador (nombre, mail,especialidad) values ('Ramiro Salas','ramiro.salas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style-name="Default" table:formula="of:=+[.A122]&amp;&quot; &quot;&amp;[.B122]" office:value-type="string" office:string-value="Emilio Scheggia" calcext:value-type="string">
            <text:p>Emilio Scheggia</text:p>
          </table:table-cell>
          <table:table-cell table:style-name="Default" table:formula="of:=LOWER([.A122])&amp;&quot;.&quot;&amp;LOWER([.B122])&amp;&quot;@gmail.com&quot;" office:value-type="string" office:string-value="emilio.scheggia@gmail.com" calcext:value-type="string">
            <text:p>emilio.scheggia@gmail.com</text:p>
          </table:table-cell>
          <table:table-cell table:style-name="ce7" table:formula="of:=ROUND(79*RAND())" office:value-type="float" office:value="73" calcext:value-type="float">
            <text:p>73</text:p>
          </table:table-cell>
          <table:table-cell table:style-name="Default" table:formula="of:=&quot;insert into entrenador (nombre, mail,especialidad) values ('&quot;&amp;[.C122]&amp;&quot;','&quot;&amp;[.D122]&amp;&quot;',&quot;&amp;[.E122]&amp;&quot;);&quot;" office:value-type="string" office:string-value="insert into entrenador (nombre, mail,especialidad) values ('Emilio Scheggia','emilio.scheggia@gmail.com',73);" calcext:value-type="string">
            <text:p>insert into entrenador (nombre, mail,especialidad) values ('Emilio Scheggia','emilio.scheggia@gmail.com',7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style-name="Default" table:formula="of:=+[.A123]&amp;&quot; &quot;&amp;[.B123]" office:value-type="string" office:string-value="María Olea" calcext:value-type="string">
            <text:p>María Olea</text:p>
          </table:table-cell>
          <table:table-cell table:style-name="Default" table:formula="of:=LOWER([.A123])&amp;&quot;.&quot;&amp;LOWER([.B123])&amp;&quot;@gmail.com&quot;" office:value-type="string" office:string-value="maría.olea@gmail.com" calcext:value-type="string">
            <text:p>maría.olea@gmail.com</text:p>
          </table:table-cell>
          <table:table-cell table:style-name="ce7" table:formula="of:=ROUND(79*RAND())" office:value-type="float" office:value="23" calcext:value-type="float">
            <text:p>23</text:p>
          </table:table-cell>
          <table:table-cell table:style-name="Default" table:formula="of:=&quot;insert into entrenador (nombre, mail,especialidad) values ('&quot;&amp;[.C123]&amp;&quot;','&quot;&amp;[.D123]&amp;&quot;',&quot;&amp;[.E123]&amp;&quot;);&quot;" office:value-type="string" office:string-value="insert into entrenador (nombre, mail,especialidad) values ('María Olea','maría.olea@gmail.com',23);" calcext:value-type="string">
            <text:p>insert into entrenador (nombre, mail,especialidad) values ('María Olea','maría.olea@gmail.com',2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Huidobro" calcext:value-type="string">
            <text:p>Huidobro</text:p>
          </table:table-cell>
          <table:table-cell table:style-name="Default" table:formula="of:=+[.A124]&amp;&quot; &quot;&amp;[.B124]" office:value-type="string" office:string-value="María Huidobro" calcext:value-type="string">
            <text:p>María Huidobro</text:p>
          </table:table-cell>
          <table:table-cell table:style-name="Default" table:formula="of:=LOWER([.A124])&amp;&quot;.&quot;&amp;LOWER([.B124])&amp;&quot;@gmail.com&quot;" office:value-type="string" office:string-value="maría.huidobro@gmail.com" calcext:value-type="string">
            <text:p>maría.huidobro@gmail.com</text:p>
          </table:table-cell>
          <table:table-cell table:style-name="ce7" table:formula="of:=ROUND(79*RAND())" office:value-type="float" office:value="37" calcext:value-type="float">
            <text:p>37</text:p>
          </table:table-cell>
          <table:table-cell table:style-name="Default" table:formula="of:=&quot;insert into entrenador (nombre, mail,especialidad) values ('&quot;&amp;[.C124]&amp;&quot;','&quot;&amp;[.D124]&amp;&quot;',&quot;&amp;[.E124]&amp;&quot;);&quot;" office:value-type="string" office:string-value="insert into entrenador (nombre, mail,especialidad) values ('María Huidobro','maría.huidobro@gmail.com',37);" calcext:value-type="string">
            <text:p>insert into entrenador (nombre, mail,especialidad) values ('María Huidobro','maría.huidobro@gmail.com',37);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id_profesor</text:p>
          </table:table-cell>
          <table:table-cell office:value-type="string" calcext:value-type="string">
            <text:p>id_especialidad</text:p>
          </table:table-cell>
          <table:table-cell table:style-name="Default" office:value-type="string" calcext:value-type="string">
            <text:p>id_establecimient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2014-10-10</text:p>
          </table:table-cell>
          <table:table-cell office:value-type="string" calcext:value-type="string">
            <text:p>9:00:00</text:p>
          </table:table-cell>
          <table:table-cell table:formula="of:=OFFSET([.A$127] ;ROUND(33*RAND());0;1;1)&amp;&quot; &quot;&amp;OFFSET([.B$127] ;ROUND(7*RAND());0;1;1)" office:value-type="string" office:string-value="2014-10-15 16:00:00" calcext:value-type="string">
            <text:p>2014-10-15 16:00:00</text:p>
          </table:table-cell>
          <table:table-cell table:formula="of:=1+MOD(ROW( );127)" office:value-type="float" office:value="1" calcext:value-type="float">
            <text:p>1</text:p>
          </table:table-cell>
          <table:table-cell table:formula="of:=126+MOD(([.D127]);82)" office:value-type="float" office:value="127" calcext:value-type="float">
            <text:p>127</text:p>
          </table:table-cell>
          <table:table-cell table:formula="of:=1+MOD(ROW( );115)" office:value-type="float" office:value="13" calcext:value-type="float">
            <text:p>13</text:p>
          </table:table-cell>
          <table:table-cell table:formula="of:=&quot;insert ignore into clase (fecha, id_profesor, id_especialidad, id_establecimiento) values ('&quot;&amp;[.C127]&amp;&quot;',&quot;&amp;[.D127]&amp;&quot;,&quot;&amp;[.F127]&amp;&quot;,&quot;&amp;[.F127]&amp;&quot;);&quot;" office:value-type="string" office:string-value="insert ignore into clase (fecha, id_profesor, id_especialidad, id_establecimiento) values ('2014-10-15 16:00:00',1,13,13);" calcext:value-type="string">
            <text:p>insert ignore into clase (fecha, id_profesor, id_especialidad, id_establecimiento) values ('2014-10-15 16:00:00',1,13,1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1</text:p>
          </table:table-cell>
          <table:table-cell office:value-type="string" calcext:value-type="string">
            <text:p>10:30:00</text:p>
          </table:table-cell>
          <table:table-cell table:formula="of:=OFFSET([.A$127] ;ROUND(33*RAND());0;1;1)&amp;&quot; &quot;&amp;OFFSET([.B$127] ;ROUND(7*RAND());0;1;1)" office:value-type="string" office:string-value="2014-11-02 10:30:00" calcext:value-type="string">
            <text:p>2014-11-02 10:30:00</text:p>
          </table:table-cell>
          <table:table-cell table:formula="of:=1+MOD(ROW( );127)" office:value-type="float" office:value="2" calcext:value-type="float">
            <text:p>2</text:p>
          </table:table-cell>
          <table:table-cell table:formula="of:=126+MOD(([.D128]);82)" office:value-type="float" office:value="128" calcext:value-type="float">
            <text:p>128</text:p>
          </table:table-cell>
          <table:table-cell table:formula="of:=1+MOD(ROW( );115)" office:value-type="float" office:value="14" calcext:value-type="float">
            <text:p>14</text:p>
          </table:table-cell>
          <table:table-cell table:formula="of:=&quot;insert ignore into clase (fecha, id_profesor, id_especialidad, id_establecimiento) values ('&quot;&amp;[.C128]&amp;&quot;',&quot;&amp;[.D128]&amp;&quot;,&quot;&amp;[.F128]&amp;&quot;,&quot;&amp;[.F128]&amp;&quot;);&quot;" office:value-type="string" office:string-value="insert ignore into clase (fecha, id_profesor, id_especialidad, id_establecimiento) values ('2014-11-02 10:30:00',2,14,14);" calcext:value-type="string">
            <text:p>insert ignore into clase (fecha, id_profesor, id_especialidad, id_establecimiento) values ('2014-11-02 10:30:00',2,14,1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2</text:p>
          </table:table-cell>
          <table:table-cell office:value-type="string" calcext:value-type="string">
            <text:p>12:00:00</text:p>
          </table:table-cell>
          <table:table-cell table:formula="of:=OFFSET([.A$127] ;ROUND(33*RAND());0;1;1)&amp;&quot; &quot;&amp;OFFSET([.B$127] ;ROUND(7*RAND());0;1;1)" office:value-type="string" office:string-value="2014-10-10 18:00:00" calcext:value-type="string">
            <text:p>2014-10-10 18:00:00</text:p>
          </table:table-cell>
          <table:table-cell table:formula="of:=1+MOD(ROW( );127)" office:value-type="float" office:value="3" calcext:value-type="float">
            <text:p>3</text:p>
          </table:table-cell>
          <table:table-cell table:formula="of:=126+MOD(([.D129]);82)" office:value-type="float" office:value="129" calcext:value-type="float">
            <text:p>129</text:p>
          </table:table-cell>
          <table:table-cell table:formula="of:=1+MOD(ROW( );115)" office:value-type="float" office:value="15" calcext:value-type="float">
            <text:p>15</text:p>
          </table:table-cell>
          <table:table-cell table:formula="of:=&quot;insert ignore into clase (fecha, id_profesor, id_especialidad, id_establecimiento) values ('&quot;&amp;[.C129]&amp;&quot;',&quot;&amp;[.D129]&amp;&quot;,&quot;&amp;[.F129]&amp;&quot;,&quot;&amp;[.F129]&amp;&quot;);&quot;" office:value-type="string" office:string-value="insert ignore into clase (fecha, id_profesor, id_especialidad, id_establecimiento) values ('2014-10-10 18:00:00',3,15,15);" calcext:value-type="string">
            <text:p>insert ignore into clase (fecha, id_profesor, id_especialidad, id_establecimiento) values ('2014-10-10 18:00:00',3,15,1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3</text:p>
          </table:table-cell>
          <table:table-cell office:value-type="string" calcext:value-type="string">
            <text:p>14:00:00</text:p>
          </table:table-cell>
          <table:table-cell table:formula="of:=OFFSET([.A$127] ;ROUND(33*RAND());0;1;1)&amp;&quot; &quot;&amp;OFFSET([.B$127] ;ROUND(7*RAND());0;1;1)" office:value-type="string" office:string-value="2014-10-27 10:30:00" calcext:value-type="string">
            <text:p>2014-10-27 10:30:00</text:p>
          </table:table-cell>
          <table:table-cell table:formula="of:=1+MOD(ROW( );127)" office:value-type="float" office:value="4" calcext:value-type="float">
            <text:p>4</text:p>
          </table:table-cell>
          <table:table-cell table:formula="of:=126+MOD(([.D130]);82)" office:value-type="float" office:value="130" calcext:value-type="float">
            <text:p>130</text:p>
          </table:table-cell>
          <table:table-cell table:formula="of:=1+MOD(ROW( );115)" office:value-type="float" office:value="16" calcext:value-type="float">
            <text:p>16</text:p>
          </table:table-cell>
          <table:table-cell table:formula="of:=&quot;insert ignore into clase (fecha, id_profesor, id_especialidad, id_establecimiento) values ('&quot;&amp;[.C130]&amp;&quot;',&quot;&amp;[.D130]&amp;&quot;,&quot;&amp;[.F130]&amp;&quot;,&quot;&amp;[.F130]&amp;&quot;);&quot;" office:value-type="string" office:string-value="insert ignore into clase (fecha, id_profesor, id_especialidad, id_establecimiento) values ('2014-10-27 10:30:00',4,16,16);" calcext:value-type="string">
            <text:p>insert ignore into clase (fecha, id_profesor, id_especialidad, id_establecimiento) values ('2014-10-27 10:30:00',4,16,1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4</text:p>
          </table:table-cell>
          <table:table-cell office:value-type="string" calcext:value-type="string">
            <text:p>16:00:00</text:p>
          </table:table-cell>
          <table:table-cell table:formula="of:=OFFSET([.A$127] ;ROUND(33*RAND());0;1;1)&amp;&quot; &quot;&amp;OFFSET([.B$127] ;ROUND(7*RAND());0;1;1)" office:value-type="string" office:string-value="2014-10-23 10:30:00" calcext:value-type="string">
            <text:p>2014-10-23 10:30:00</text:p>
          </table:table-cell>
          <table:table-cell table:formula="of:=1+MOD(ROW( );127)" office:value-type="float" office:value="5" calcext:value-type="float">
            <text:p>5</text:p>
          </table:table-cell>
          <table:table-cell table:formula="of:=126+MOD(([.D131]);82)" office:value-type="float" office:value="131" calcext:value-type="float">
            <text:p>131</text:p>
          </table:table-cell>
          <table:table-cell table:formula="of:=1+MOD(ROW( );115)" office:value-type="float" office:value="17" calcext:value-type="float">
            <text:p>17</text:p>
          </table:table-cell>
          <table:table-cell table:formula="of:=&quot;insert ignore into clase (fecha, id_profesor, id_especialidad, id_establecimiento) values ('&quot;&amp;[.C131]&amp;&quot;',&quot;&amp;[.D131]&amp;&quot;,&quot;&amp;[.F131]&amp;&quot;,&quot;&amp;[.F131]&amp;&quot;);&quot;" office:value-type="string" office:string-value="insert ignore into clase (fecha, id_profesor, id_especialidad, id_establecimiento) values ('2014-10-23 10:30:00',5,17,17);" calcext:value-type="string">
            <text:p>insert ignore into clase (fecha, id_profesor, id_especialidad, id_establecimiento) values ('2014-10-23 10:30:00',5,17,1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5</text:p>
          </table:table-cell>
          <table:table-cell office:value-type="string" calcext:value-type="string">
            <text:p>18:00:00</text:p>
          </table:table-cell>
          <table:table-cell table:formula="of:=OFFSET([.A$127] ;ROUND(33*RAND());0;1;1)&amp;&quot; &quot;&amp;OFFSET([.B$127] ;ROUND(7*RAND());0;1;1)" office:value-type="string" office:string-value="2014-11-03 12:00:00" calcext:value-type="string">
            <text:p>2014-11-03 12:00:00</text:p>
          </table:table-cell>
          <table:table-cell table:formula="of:=1+MOD(ROW( );127)" office:value-type="float" office:value="6" calcext:value-type="float">
            <text:p>6</text:p>
          </table:table-cell>
          <table:table-cell table:formula="of:=126+MOD(([.D132]);82)" office:value-type="float" office:value="132" calcext:value-type="float">
            <text:p>132</text:p>
          </table:table-cell>
          <table:table-cell table:formula="of:=1+MOD(ROW( );115)" office:value-type="float" office:value="18" calcext:value-type="float">
            <text:p>18</text:p>
          </table:table-cell>
          <table:table-cell table:formula="of:=&quot;insert ignore into clase (fecha, id_profesor, id_especialidad, id_establecimiento) values ('&quot;&amp;[.C132]&amp;&quot;',&quot;&amp;[.D132]&amp;&quot;,&quot;&amp;[.F132]&amp;&quot;,&quot;&amp;[.F132]&amp;&quot;);&quot;" office:value-type="string" office:string-value="insert ignore into clase (fecha, id_profesor, id_especialidad, id_establecimiento) values ('2014-11-03 12:00:00',6,18,18);" calcext:value-type="string">
            <text:p>insert ignore into clase (fecha, id_profesor, id_especialidad, id_establecimiento) values ('2014-11-03 12:00:00',6,18,18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6</text:p>
          </table:table-cell>
          <table:table-cell office:value-type="string" calcext:value-type="string">
            <text:p>20:00:00</text:p>
          </table:table-cell>
          <table:table-cell table:formula="of:=OFFSET([.A$127] ;ROUND(32*RAND());0;1;1)&amp;&quot; &quot;&amp;OFFSET([.B$127] ;ROUND(7*RAND());0;1;1)" office:value-type="string" office:string-value="2014-10-13 14:00:00" calcext:value-type="string">
            <text:p>2014-10-13 14:00:00</text:p>
          </table:table-cell>
          <table:table-cell table:formula="of:=1+MOD(ROW( );127)" office:value-type="float" office:value="7" calcext:value-type="float">
            <text:p>7</text:p>
          </table:table-cell>
          <table:table-cell table:formula="of:=126+MOD(([.D133]);82)" office:value-type="float" office:value="133" calcext:value-type="float">
            <text:p>133</text:p>
          </table:table-cell>
          <table:table-cell table:formula="of:=1+MOD(ROW( );115)" office:value-type="float" office:value="19" calcext:value-type="float">
            <text:p>19</text:p>
          </table:table-cell>
          <table:table-cell table:formula="of:=&quot;insert ignore into clase (fecha, id_profesor, id_especialidad, id_establecimiento) values ('&quot;&amp;[.C133]&amp;&quot;',&quot;&amp;[.D133]&amp;&quot;,&quot;&amp;[.F133]&amp;&quot;,&quot;&amp;[.F133]&amp;&quot;);&quot;" office:value-type="string" office:string-value="insert ignore into clase (fecha, id_profesor, id_especialidad, id_establecimiento) values ('2014-10-13 14:00:00',7,19,19);" calcext:value-type="string">
            <text:p>insert ignore into clase (fecha, id_profesor, id_especialidad, id_establecimiento) values ('2014-10-13 14:00:00',7,19,1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7</text:p>
          </table:table-cell>
          <table:table-cell table:style-name="ce4" office:value-type="string" calcext:value-type="string">
            <text:p>22:00:00</text:p>
          </table:table-cell>
          <table:table-cell table:formula="of:=OFFSET([.A$127] ;ROUND(33*RAND());0;1;1)&amp;&quot; &quot;&amp;OFFSET([.B$127] ;ROUND(7*RAND());0;1;1)" office:value-type="string" office:string-value="2014-11-04 12:00:00" calcext:value-type="string">
            <text:p>2014-11-04 12:00:00</text:p>
          </table:table-cell>
          <table:table-cell table:formula="of:=1+MOD(ROW( );127)" office:value-type="float" office:value="8" calcext:value-type="float">
            <text:p>8</text:p>
          </table:table-cell>
          <table:table-cell table:formula="of:=126+MOD(([.D134]);82)" office:value-type="float" office:value="134" calcext:value-type="float">
            <text:p>134</text:p>
          </table:table-cell>
          <table:table-cell table:formula="of:=1+MOD(ROW( );115)" office:value-type="float" office:value="20" calcext:value-type="float">
            <text:p>20</text:p>
          </table:table-cell>
          <table:table-cell table:formula="of:=&quot;insert ignore into clase (fecha, id_profesor, id_especialidad, id_establecimiento) values ('&quot;&amp;[.C134]&amp;&quot;',&quot;&amp;[.D134]&amp;&quot;,&quot;&amp;[.F134]&amp;&quot;,&quot;&amp;[.F134]&amp;&quot;);&quot;" office:value-type="string" office:string-value="insert ignore into clase (fecha, id_profesor, id_especialidad, id_establecimiento) values ('2014-11-04 12:00:00',8,20,20);" calcext:value-type="string">
            <text:p>insert ignore into clase (fecha, id_profesor, id_especialidad, id_establecimiento) values ('2014-11-04 12:00:00',8,20,20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8</text:p>
          </table:table-cell>
          <table:table-cell/>
          <table:table-cell table:formula="of:=OFFSET([.A$127] ;ROUND(33*RAND());0;1;1)&amp;&quot; &quot;&amp;OFFSET([.B$127] ;ROUND(7*RAND());0;1;1)" office:value-type="string" office:string-value="2014-11-06 20:00:00" calcext:value-type="string">
            <text:p>2014-11-06 20:00:00</text:p>
          </table:table-cell>
          <table:table-cell table:formula="of:=1+MOD(ROW( );127)" office:value-type="float" office:value="9" calcext:value-type="float">
            <text:p>9</text:p>
          </table:table-cell>
          <table:table-cell table:formula="of:=126+MOD(([.D135]);82)" office:value-type="float" office:value="135" calcext:value-type="float">
            <text:p>135</text:p>
          </table:table-cell>
          <table:table-cell table:formula="of:=1+MOD(ROW( );115)" office:value-type="float" office:value="21" calcext:value-type="float">
            <text:p>21</text:p>
          </table:table-cell>
          <table:table-cell table:formula="of:=&quot;insert ignore into clase (fecha, id_profesor, id_especialidad, id_establecimiento) values ('&quot;&amp;[.C135]&amp;&quot;',&quot;&amp;[.D135]&amp;&quot;,&quot;&amp;[.F135]&amp;&quot;,&quot;&amp;[.F135]&amp;&quot;);&quot;" office:value-type="string" office:string-value="insert ignore into clase (fecha, id_profesor, id_especialidad, id_establecimiento) values ('2014-11-06 20:00:00',9,21,21);" calcext:value-type="string">
            <text:p>insert ignore into clase (fecha, id_profesor, id_especialidad, id_establecimiento) values ('2014-11-06 20:00:00',9,21,2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9</text:p>
          </table:table-cell>
          <table:table-cell/>
          <table:table-cell table:formula="of:=OFFSET([.A$127] ;ROUND(33*RAND());0;1;1)&amp;&quot; &quot;&amp;OFFSET([.B$127] ;ROUND(7*RAND());0;1;1)" office:value-type="string" office:string-value="2014-10-24 20:00:00" calcext:value-type="string">
            <text:p>2014-10-24 20:00:00</text:p>
          </table:table-cell>
          <table:table-cell table:formula="of:=1+MOD(ROW( );127)" office:value-type="float" office:value="10" calcext:value-type="float">
            <text:p>10</text:p>
          </table:table-cell>
          <table:table-cell table:formula="of:=126+MOD(([.D136]);82)" office:value-type="float" office:value="136" calcext:value-type="float">
            <text:p>136</text:p>
          </table:table-cell>
          <table:table-cell table:formula="of:=1+MOD(ROW( );115)" office:value-type="float" office:value="22" calcext:value-type="float">
            <text:p>22</text:p>
          </table:table-cell>
          <table:table-cell table:formula="of:=&quot;insert ignore into clase (fecha, id_profesor, id_especialidad, id_establecimiento) values ('&quot;&amp;[.C136]&amp;&quot;',&quot;&amp;[.D136]&amp;&quot;,&quot;&amp;[.F136]&amp;&quot;,&quot;&amp;[.F136]&amp;&quot;);&quot;" office:value-type="string" office:string-value="insert ignore into clase (fecha, id_profesor, id_especialidad, id_establecimiento) values ('2014-10-24 20:00:00',10,22,22);" calcext:value-type="string">
            <text:p>insert ignore into clase (fecha, id_profesor, id_especialidad, id_establecimiento) values ('2014-10-24 20:00:00',10,22,2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0</text:p>
          </table:table-cell>
          <table:table-cell/>
          <table:table-cell table:formula="of:=OFFSET([.A$127] ;ROUND(33*RAND());0;1;1)&amp;&quot; &quot;&amp;OFFSET([.B$127] ;ROUND(7*RAND());0;1;1)" office:value-type="string" office:string-value="2014-11-10 18:00:00" calcext:value-type="string">
            <text:p>2014-11-10 18:00:00</text:p>
          </table:table-cell>
          <table:table-cell table:formula="of:=1+MOD(ROW( );127)" office:value-type="float" office:value="11" calcext:value-type="float">
            <text:p>11</text:p>
          </table:table-cell>
          <table:table-cell table:formula="of:=126+MOD(([.D137]);82)" office:value-type="float" office:value="137" calcext:value-type="float">
            <text:p>137</text:p>
          </table:table-cell>
          <table:table-cell table:formula="of:=1+MOD(ROW( );115)" office:value-type="float" office:value="23" calcext:value-type="float">
            <text:p>23</text:p>
          </table:table-cell>
          <table:table-cell table:formula="of:=&quot;insert ignore into clase (fecha, id_profesor, id_especialidad, id_establecimiento) values ('&quot;&amp;[.C137]&amp;&quot;',&quot;&amp;[.D137]&amp;&quot;,&quot;&amp;[.F137]&amp;&quot;,&quot;&amp;[.F137]&amp;&quot;);&quot;" office:value-type="string" office:string-value="insert ignore into clase (fecha, id_profesor, id_especialidad, id_establecimiento) values ('2014-11-10 18:00:00',11,23,23);" calcext:value-type="string">
            <text:p>insert ignore into clase (fecha, id_profesor, id_especialidad, id_establecimiento) values ('2014-11-10 18:00:00',11,23,2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1</text:p>
          </table:table-cell>
          <table:table-cell/>
          <table:table-cell table:formula="of:=OFFSET([.A$127] ;ROUND(33*RAND());0;1;1)&amp;&quot; &quot;&amp;OFFSET([.B$127] ;ROUND(7*RAND());0;1;1)" office:value-type="string" office:string-value="2014-10-31 18:00:00" calcext:value-type="string">
            <text:p>2014-10-31 18:00:00</text:p>
          </table:table-cell>
          <table:table-cell table:formula="of:=1+MOD(ROW( );127)" office:value-type="float" office:value="12" calcext:value-type="float">
            <text:p>12</text:p>
          </table:table-cell>
          <table:table-cell table:formula="of:=126+MOD(([.D138]);82)" office:value-type="float" office:value="138" calcext:value-type="float">
            <text:p>138</text:p>
          </table:table-cell>
          <table:table-cell table:formula="of:=1+MOD(ROW( );115)" office:value-type="float" office:value="24" calcext:value-type="float">
            <text:p>24</text:p>
          </table:table-cell>
          <table:table-cell table:formula="of:=&quot;insert ignore into clase (fecha, id_profesor, id_especialidad, id_establecimiento) values ('&quot;&amp;[.C138]&amp;&quot;',&quot;&amp;[.D138]&amp;&quot;,&quot;&amp;[.F138]&amp;&quot;,&quot;&amp;[.F138]&amp;&quot;);&quot;" office:value-type="string" office:string-value="insert ignore into clase (fecha, id_profesor, id_especialidad, id_establecimiento) values ('2014-10-31 18:00:00',12,24,24);" calcext:value-type="string">
            <text:p>insert ignore into clase (fecha, id_profesor, id_especialidad, id_establecimiento) values ('2014-10-31 18:00:00',12,24,2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2</text:p>
          </table:table-cell>
          <table:table-cell/>
          <table:table-cell table:formula="of:=OFFSET([.A$127] ;ROUND(33*RAND());0;1;1)&amp;&quot; &quot;&amp;OFFSET([.B$127] ;ROUND(7*RAND());0;1;1)" office:value-type="string" office:string-value="2014-11-02 14:00:00" calcext:value-type="string">
            <text:p>2014-11-02 14:00:00</text:p>
          </table:table-cell>
          <table:table-cell table:formula="of:=1+MOD(ROW( );127)" office:value-type="float" office:value="13" calcext:value-type="float">
            <text:p>13</text:p>
          </table:table-cell>
          <table:table-cell table:formula="of:=126+MOD(([.D139]);82)" office:value-type="float" office:value="139" calcext:value-type="float">
            <text:p>139</text:p>
          </table:table-cell>
          <table:table-cell table:formula="of:=1+MOD(ROW( );115)" office:value-type="float" office:value="25" calcext:value-type="float">
            <text:p>25</text:p>
          </table:table-cell>
          <table:table-cell table:formula="of:=&quot;insert ignore into clase (fecha, id_profesor, id_especialidad, id_establecimiento) values ('&quot;&amp;[.C139]&amp;&quot;',&quot;&amp;[.D139]&amp;&quot;,&quot;&amp;[.F139]&amp;&quot;,&quot;&amp;[.F139]&amp;&quot;);&quot;" office:value-type="string" office:string-value="insert ignore into clase (fecha, id_profesor, id_especialidad, id_establecimiento) values ('2014-11-02 14:00:00',13,25,25);" calcext:value-type="string">
            <text:p>insert ignore into clase (fecha, id_profesor, id_especialidad, id_establecimiento) values ('2014-11-02 14:00:00',13,25,2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3</text:p>
          </table:table-cell>
          <table:table-cell/>
          <table:table-cell table:formula="of:=OFFSET([.A$127] ;ROUND(33*RAND());0;1;1)&amp;&quot; &quot;&amp;OFFSET([.B$127] ;ROUND(7*RAND());0;1;1)" office:value-type="string" office:string-value="2014-11-09 22:00:00" calcext:value-type="string">
            <text:p>2014-11-09 22:00:00</text:p>
          </table:table-cell>
          <table:table-cell table:formula="of:=1+MOD(ROW( );127)" office:value-type="float" office:value="14" calcext:value-type="float">
            <text:p>14</text:p>
          </table:table-cell>
          <table:table-cell table:formula="of:=126+MOD(([.D140]);82)" office:value-type="float" office:value="140" calcext:value-type="float">
            <text:p>140</text:p>
          </table:table-cell>
          <table:table-cell table:formula="of:=1+MOD(ROW( );115)" office:value-type="float" office:value="26" calcext:value-type="float">
            <text:p>26</text:p>
          </table:table-cell>
          <table:table-cell table:formula="of:=&quot;insert ignore into clase (fecha, id_profesor, id_especialidad, id_establecimiento) values ('&quot;&amp;[.C140]&amp;&quot;',&quot;&amp;[.D140]&amp;&quot;,&quot;&amp;[.F140]&amp;&quot;,&quot;&amp;[.F140]&amp;&quot;);&quot;" office:value-type="string" office:string-value="insert ignore into clase (fecha, id_profesor, id_especialidad, id_establecimiento) values ('2014-11-09 22:00:00',14,26,26);" calcext:value-type="string">
            <text:p>insert ignore into clase (fecha, id_profesor, id_especialidad, id_establecimiento) values ('2014-11-09 22:00:00',14,26,2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4</text:p>
          </table:table-cell>
          <table:table-cell/>
          <table:table-cell table:formula="of:=OFFSET([.A$127] ;ROUND(33*RAND());0;1;1)&amp;&quot; &quot;&amp;OFFSET([.B$127] ;ROUND(7*RAND());0;1;1)" office:value-type="string" office:string-value="2014-10-21 22:00:00" calcext:value-type="string">
            <text:p>2014-10-21 22:00:00</text:p>
          </table:table-cell>
          <table:table-cell table:formula="of:=1+MOD(ROW( );127)" office:value-type="float" office:value="15" calcext:value-type="float">
            <text:p>15</text:p>
          </table:table-cell>
          <table:table-cell table:formula="of:=126+MOD(([.D141]);82)" office:value-type="float" office:value="141" calcext:value-type="float">
            <text:p>141</text:p>
          </table:table-cell>
          <table:table-cell table:formula="of:=1+MOD(ROW( );115)" office:value-type="float" office:value="27" calcext:value-type="float">
            <text:p>27</text:p>
          </table:table-cell>
          <table:table-cell table:formula="of:=&quot;insert ignore into clase (fecha, id_profesor, id_especialidad, id_establecimiento) values ('&quot;&amp;[.C141]&amp;&quot;',&quot;&amp;[.D141]&amp;&quot;,&quot;&amp;[.F141]&amp;&quot;,&quot;&amp;[.F141]&amp;&quot;);&quot;" office:value-type="string" office:string-value="insert ignore into clase (fecha, id_profesor, id_especialidad, id_establecimiento) values ('2014-10-21 22:00:00',15,27,27);" calcext:value-type="string">
            <text:p>insert ignore into clase (fecha, id_profesor, id_especialidad, id_establecimiento) values ('2014-10-21 22:00:00',15,27,2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5</text:p>
          </table:table-cell>
          <table:table-cell/>
          <table:table-cell table:formula="of:=OFFSET([.A$127] ;ROUND(33*RAND());0;1;1)&amp;&quot; &quot;&amp;OFFSET([.B$127] ;ROUND(7*RAND());0;1;1)" office:value-type="string" office:string-value="2014-10-30 10:30:00" calcext:value-type="string">
            <text:p>2014-10-30 10:30:00</text:p>
          </table:table-cell>
          <table:table-cell table:formula="of:=1+MOD(ROW( );127)" office:value-type="float" office:value="16" calcext:value-type="float">
            <text:p>16</text:p>
          </table:table-cell>
          <table:table-cell table:formula="of:=126+MOD(([.D142]);82)" office:value-type="float" office:value="142" calcext:value-type="float">
            <text:p>142</text:p>
          </table:table-cell>
          <table:table-cell table:formula="of:=1+MOD(ROW( );115)" office:value-type="float" office:value="28" calcext:value-type="float">
            <text:p>28</text:p>
          </table:table-cell>
          <table:table-cell table:formula="of:=&quot;insert ignore into clase (fecha, id_profesor, id_especialidad, id_establecimiento) values ('&quot;&amp;[.C142]&amp;&quot;',&quot;&amp;[.D142]&amp;&quot;,&quot;&amp;[.F142]&amp;&quot;,&quot;&amp;[.F142]&amp;&quot;);&quot;" office:value-type="string" office:string-value="insert ignore into clase (fecha, id_profesor, id_especialidad, id_establecimiento) values ('2014-10-30 10:30:00',16,28,28);" calcext:value-type="string">
            <text:p>insert ignore into clase (fecha, id_profesor, id_especialidad, id_establecimiento) values ('2014-10-30 10:30:00',16,28,28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6</text:p>
          </table:table-cell>
          <table:table-cell/>
          <table:table-cell table:formula="of:=OFFSET([.A$127] ;ROUND(33*RAND());0;1;1)&amp;&quot; &quot;&amp;OFFSET([.B$127] ;ROUND(7*RAND());0;1;1)" office:value-type="string" office:string-value="2014-11-10 14:00:00" calcext:value-type="string">
            <text:p>2014-11-10 14:00:00</text:p>
          </table:table-cell>
          <table:table-cell table:formula="of:=1+MOD(ROW( );127)" office:value-type="float" office:value="17" calcext:value-type="float">
            <text:p>17</text:p>
          </table:table-cell>
          <table:table-cell table:formula="of:=126+MOD(([.D143]);82)" office:value-type="float" office:value="143" calcext:value-type="float">
            <text:p>143</text:p>
          </table:table-cell>
          <table:table-cell table:formula="of:=1+MOD(ROW( );115)" office:value-type="float" office:value="29" calcext:value-type="float">
            <text:p>29</text:p>
          </table:table-cell>
          <table:table-cell table:formula="of:=&quot;insert ignore into clase (fecha, id_profesor, id_especialidad, id_establecimiento) values ('&quot;&amp;[.C143]&amp;&quot;',&quot;&amp;[.D143]&amp;&quot;,&quot;&amp;[.F143]&amp;&quot;,&quot;&amp;[.F143]&amp;&quot;);&quot;" office:value-type="string" office:string-value="insert ignore into clase (fecha, id_profesor, id_especialidad, id_establecimiento) values ('2014-11-10 14:00:00',17,29,29);" calcext:value-type="string">
            <text:p>insert ignore into clase (fecha, id_profesor, id_especialidad, id_establecimiento) values ('2014-11-10 14:00:00',17,29,2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7</text:p>
          </table:table-cell>
          <table:table-cell/>
          <table:table-cell table:formula="of:=OFFSET([.A$127] ;ROUND(33*RAND());0;1;1)&amp;&quot; &quot;&amp;OFFSET([.B$127] ;ROUND(7*RAND());0;1;1)" office:value-type="string" office:string-value="2014-11-04 14:00:00" calcext:value-type="string">
            <text:p>2014-11-04 14:00:00</text:p>
          </table:table-cell>
          <table:table-cell table:formula="of:=1+MOD(ROW( );127)" office:value-type="float" office:value="18" calcext:value-type="float">
            <text:p>18</text:p>
          </table:table-cell>
          <table:table-cell table:formula="of:=126+MOD(([.D144]);82)" office:value-type="float" office:value="144" calcext:value-type="float">
            <text:p>144</text:p>
          </table:table-cell>
          <table:table-cell table:formula="of:=1+MOD(ROW( );115)" office:value-type="float" office:value="30" calcext:value-type="float">
            <text:p>30</text:p>
          </table:table-cell>
          <table:table-cell table:formula="of:=&quot;insert ignore into clase (fecha, id_profesor, id_especialidad, id_establecimiento) values ('&quot;&amp;[.C144]&amp;&quot;',&quot;&amp;[.D144]&amp;&quot;,&quot;&amp;[.F144]&amp;&quot;,&quot;&amp;[.F144]&amp;&quot;);&quot;" office:value-type="string" office:string-value="insert ignore into clase (fecha, id_profesor, id_especialidad, id_establecimiento) values ('2014-11-04 14:00:00',18,30,30);" calcext:value-type="string">
            <text:p>insert ignore into clase (fecha, id_profesor, id_especialidad, id_establecimiento) values ('2014-11-04 14:00:00',18,30,30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8</text:p>
          </table:table-cell>
          <table:table-cell/>
          <table:table-cell table:formula="of:=OFFSET([.A$127] ;ROUND(33*RAND());0;1;1)&amp;&quot; &quot;&amp;OFFSET([.B$127] ;ROUND(7*RAND());0;1;1)" office:value-type="string" office:string-value="2014-11-08 9:00:00" calcext:value-type="string">
            <text:p>2014-11-08 9:00:00</text:p>
          </table:table-cell>
          <table:table-cell table:formula="of:=1+MOD(ROW( );127)" office:value-type="float" office:value="19" calcext:value-type="float">
            <text:p>19</text:p>
          </table:table-cell>
          <table:table-cell table:formula="of:=126+MOD(([.D145]);82)" office:value-type="float" office:value="145" calcext:value-type="float">
            <text:p>145</text:p>
          </table:table-cell>
          <table:table-cell table:formula="of:=1+MOD(ROW( );115)" office:value-type="float" office:value="31" calcext:value-type="float">
            <text:p>31</text:p>
          </table:table-cell>
          <table:table-cell table:formula="of:=&quot;insert ignore into clase (fecha, id_profesor, id_especialidad, id_establecimiento) values ('&quot;&amp;[.C145]&amp;&quot;',&quot;&amp;[.D145]&amp;&quot;,&quot;&amp;[.F145]&amp;&quot;,&quot;&amp;[.F145]&amp;&quot;);&quot;" office:value-type="string" office:string-value="insert ignore into clase (fecha, id_profesor, id_especialidad, id_establecimiento) values ('2014-11-08 9:00:00',19,31,31);" calcext:value-type="string">
            <text:p>insert ignore into clase (fecha, id_profesor, id_especialidad, id_establecimiento) values ('2014-11-08 9:00:00',19,31,3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9</text:p>
          </table:table-cell>
          <table:table-cell/>
          <table:table-cell table:formula="of:=OFFSET([.A$127] ;ROUND(33*RAND());0;1;1)&amp;&quot; &quot;&amp;OFFSET([.B$127] ;ROUND(7*RAND());0;1;1)" office:value-type="string" office:string-value="2014-11-01 20:00:00" calcext:value-type="string">
            <text:p>2014-11-01 20:00:00</text:p>
          </table:table-cell>
          <table:table-cell table:formula="of:=1+MOD(ROW( );127)" office:value-type="float" office:value="20" calcext:value-type="float">
            <text:p>20</text:p>
          </table:table-cell>
          <table:table-cell table:formula="of:=126+MOD(([.D146]);82)" office:value-type="float" office:value="146" calcext:value-type="float">
            <text:p>146</text:p>
          </table:table-cell>
          <table:table-cell table:formula="of:=1+MOD(ROW( );115)" office:value-type="float" office:value="32" calcext:value-type="float">
            <text:p>32</text:p>
          </table:table-cell>
          <table:table-cell table:formula="of:=&quot;insert ignore into clase (fecha, id_profesor, id_especialidad, id_establecimiento) values ('&quot;&amp;[.C146]&amp;&quot;',&quot;&amp;[.D146]&amp;&quot;,&quot;&amp;[.F146]&amp;&quot;,&quot;&amp;[.F146]&amp;&quot;);&quot;" office:value-type="string" office:string-value="insert ignore into clase (fecha, id_profesor, id_especialidad, id_establecimiento) values ('2014-11-01 20:00:00',20,32,32);" calcext:value-type="string">
            <text:p>insert ignore into clase (fecha, id_profesor, id_especialidad, id_establecimiento) values ('2014-11-01 20:00:00',20,32,3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30</text:p>
          </table:table-cell>
          <table:table-cell/>
          <table:table-cell table:formula="of:=OFFSET([.A$127] ;ROUND(33*RAND());0;1;1)&amp;&quot; &quot;&amp;OFFSET([.B$127] ;ROUND(7*RAND());0;1;1)" office:value-type="string" office:string-value="2014-10-29 14:00:00" calcext:value-type="string">
            <text:p>2014-10-29 14:00:00</text:p>
          </table:table-cell>
          <table:table-cell table:formula="of:=1+MOD(ROW( );127)" office:value-type="float" office:value="21" calcext:value-type="float">
            <text:p>21</text:p>
          </table:table-cell>
          <table:table-cell table:formula="of:=126+MOD(([.D147]);82)" office:value-type="float" office:value="147" calcext:value-type="float">
            <text:p>147</text:p>
          </table:table-cell>
          <table:table-cell table:formula="of:=1+MOD(ROW( );115)" office:value-type="float" office:value="33" calcext:value-type="float">
            <text:p>33</text:p>
          </table:table-cell>
          <table:table-cell table:formula="of:=&quot;insert ignore into clase (fecha, id_profesor, id_especialidad, id_establecimiento) values ('&quot;&amp;[.C147]&amp;&quot;',&quot;&amp;[.D147]&amp;&quot;,&quot;&amp;[.F147]&amp;&quot;,&quot;&amp;[.F147]&amp;&quot;);&quot;" office:value-type="string" office:string-value="insert ignore into clase (fecha, id_profesor, id_especialidad, id_establecimiento) values ('2014-10-29 14:00:00',21,33,33);" calcext:value-type="string">
            <text:p>insert ignore into clase (fecha, id_profesor, id_especialidad, id_establecimiento) values ('2014-10-29 14:00:00',21,33,3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31</text:p>
          </table:table-cell>
          <table:table-cell/>
          <table:table-cell table:formula="of:=OFFSET([.A$127] ;ROUND(33*RAND());0;1;1)&amp;&quot; &quot;&amp;OFFSET([.B$127] ;ROUND(7*RAND());0;1;1)" office:value-type="string" office:string-value="2014-11-09 12:00:00" calcext:value-type="string">
            <text:p>2014-11-09 12:00:00</text:p>
          </table:table-cell>
          <table:table-cell table:formula="of:=1+MOD(ROW( );127)" office:value-type="float" office:value="22" calcext:value-type="float">
            <text:p>22</text:p>
          </table:table-cell>
          <table:table-cell table:formula="of:=126+MOD(([.D148]);82)" office:value-type="float" office:value="148" calcext:value-type="float">
            <text:p>148</text:p>
          </table:table-cell>
          <table:table-cell table:formula="of:=1+MOD(ROW( );115)" office:value-type="float" office:value="34" calcext:value-type="float">
            <text:p>34</text:p>
          </table:table-cell>
          <table:table-cell table:formula="of:=&quot;insert ignore into clase (fecha, id_profesor, id_especialidad, id_establecimiento) values ('&quot;&amp;[.C148]&amp;&quot;',&quot;&amp;[.D148]&amp;&quot;,&quot;&amp;[.F148]&amp;&quot;,&quot;&amp;[.F148]&amp;&quot;);&quot;" office:value-type="string" office:string-value="insert ignore into clase (fecha, id_profesor, id_especialidad, id_establecimiento) values ('2014-11-09 12:00:00',22,34,34);" calcext:value-type="string">
            <text:p>insert ignore into clase (fecha, id_profesor, id_especialidad, id_establecimiento) values ('2014-11-09 12:00:00',22,34,3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1</text:p>
          </table:table-cell>
          <table:table-cell/>
          <table:table-cell table:formula="of:=OFFSET([.A$127] ;ROUND(33*RAND());0;1;1)&amp;&quot; &quot;&amp;OFFSET([.B$127] ;ROUND(7*RAND());0;1;1)" office:value-type="string" office:string-value="2014-11-01 10:30:00" calcext:value-type="string">
            <text:p>2014-11-01 10:30:00</text:p>
          </table:table-cell>
          <table:table-cell table:formula="of:=1+MOD(ROW( );127)" office:value-type="float" office:value="23" calcext:value-type="float">
            <text:p>23</text:p>
          </table:table-cell>
          <table:table-cell table:formula="of:=126+MOD(([.D149]);82)" office:value-type="float" office:value="149" calcext:value-type="float">
            <text:p>149</text:p>
          </table:table-cell>
          <table:table-cell table:formula="of:=1+MOD(ROW( );115)" office:value-type="float" office:value="35" calcext:value-type="float">
            <text:p>35</text:p>
          </table:table-cell>
          <table:table-cell table:formula="of:=&quot;insert ignore into clase (fecha, id_profesor, id_especialidad, id_establecimiento) values ('&quot;&amp;[.C149]&amp;&quot;',&quot;&amp;[.D149]&amp;&quot;,&quot;&amp;[.F149]&amp;&quot;,&quot;&amp;[.F149]&amp;&quot;);&quot;" office:value-type="string" office:string-value="insert ignore into clase (fecha, id_profesor, id_especialidad, id_establecimiento) values ('2014-11-01 10:30:00',23,35,35);" calcext:value-type="string">
            <text:p>insert ignore into clase (fecha, id_profesor, id_especialidad, id_establecimiento) values ('2014-11-01 10:30:00',23,35,3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2</text:p>
          </table:table-cell>
          <table:table-cell/>
          <table:table-cell table:formula="of:=OFFSET([.A$127] ;ROUND(33*RAND());0;1;1)&amp;&quot; &quot;&amp;OFFSET([.B$127] ;ROUND(7*RAND());0;1;1)" office:value-type="string" office:string-value="2014-11-02 9:00:00" calcext:value-type="string">
            <text:p>2014-11-02 9:00:00</text:p>
          </table:table-cell>
          <table:table-cell table:formula="of:=1+MOD(ROW( );127)" office:value-type="float" office:value="24" calcext:value-type="float">
            <text:p>24</text:p>
          </table:table-cell>
          <table:table-cell table:formula="of:=126+MOD(([.D150]);82)" office:value-type="float" office:value="150" calcext:value-type="float">
            <text:p>150</text:p>
          </table:table-cell>
          <table:table-cell table:formula="of:=1+MOD(ROW( );115)" office:value-type="float" office:value="36" calcext:value-type="float">
            <text:p>36</text:p>
          </table:table-cell>
          <table:table-cell table:formula="of:=&quot;insert ignore into clase (fecha, id_profesor, id_especialidad, id_establecimiento) values ('&quot;&amp;[.C150]&amp;&quot;',&quot;&amp;[.D150]&amp;&quot;,&quot;&amp;[.F150]&amp;&quot;,&quot;&amp;[.F150]&amp;&quot;);&quot;" office:value-type="string" office:string-value="insert ignore into clase (fecha, id_profesor, id_especialidad, id_establecimiento) values ('2014-11-02 9:00:00',24,36,36);" calcext:value-type="string">
            <text:p>insert ignore into clase (fecha, id_profesor, id_especialidad, id_establecimiento) values ('2014-11-02 9:00:00',24,36,3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3</text:p>
          </table:table-cell>
          <table:table-cell/>
          <table:table-cell table:formula="of:=OFFSET([.A$127] ;ROUND(33*RAND());0;1;1)&amp;&quot; &quot;&amp;OFFSET([.B$127] ;ROUND(7*RAND());0;1;1)" office:value-type="string" office:string-value="2014-11-03 20:00:00" calcext:value-type="string">
            <text:p>2014-11-03 20:00:00</text:p>
          </table:table-cell>
          <table:table-cell table:formula="of:=1+MOD(ROW( );127)" office:value-type="float" office:value="25" calcext:value-type="float">
            <text:p>25</text:p>
          </table:table-cell>
          <table:table-cell table:formula="of:=126+MOD(([.D151]);82)" office:value-type="float" office:value="151" calcext:value-type="float">
            <text:p>151</text:p>
          </table:table-cell>
          <table:table-cell table:formula="of:=1+MOD(ROW( );115)" office:value-type="float" office:value="37" calcext:value-type="float">
            <text:p>37</text:p>
          </table:table-cell>
          <table:table-cell table:formula="of:=&quot;insert ignore into clase (fecha, id_profesor, id_especialidad, id_establecimiento) values ('&quot;&amp;[.C151]&amp;&quot;',&quot;&amp;[.D151]&amp;&quot;,&quot;&amp;[.F151]&amp;&quot;,&quot;&amp;[.F151]&amp;&quot;);&quot;" office:value-type="string" office:string-value="insert ignore into clase (fecha, id_profesor, id_especialidad, id_establecimiento) values ('2014-11-03 20:00:00',25,37,37);" calcext:value-type="string">
            <text:p>insert ignore into clase (fecha, id_profesor, id_especialidad, id_establecimiento) values ('2014-11-03 20:00:00',25,37,3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4</text:p>
          </table:table-cell>
          <table:table-cell/>
          <table:table-cell table:formula="of:=OFFSET([.A$127] ;ROUND(33*RAND());0;1;1)&amp;&quot; &quot;&amp;OFFSET([.B$127] ;ROUND(7*RAND());0;1;1)" office:value-type="string" office:string-value="2014-10-27 22:00:00" calcext:value-type="string">
            <text:p>2014-10-27 22:00:00</text:p>
          </table:table-cell>
          <table:table-cell table:formula="of:=1+MOD(ROW( );127)" office:value-type="float" office:value="26" calcext:value-type="float">
            <text:p>26</text:p>
          </table:table-cell>
          <table:table-cell table:formula="of:=126+MOD(([.D152]);82)" office:value-type="float" office:value="152" calcext:value-type="float">
            <text:p>152</text:p>
          </table:table-cell>
          <table:table-cell table:formula="of:=1+MOD(ROW( );115)" office:value-type="float" office:value="38" calcext:value-type="float">
            <text:p>38</text:p>
          </table:table-cell>
          <table:table-cell table:formula="of:=&quot;insert ignore into clase (fecha, id_profesor, id_especialidad, id_establecimiento) values ('&quot;&amp;[.C152]&amp;&quot;',&quot;&amp;[.D152]&amp;&quot;,&quot;&amp;[.F152]&amp;&quot;,&quot;&amp;[.F152]&amp;&quot;);&quot;" office:value-type="string" office:string-value="insert ignore into clase (fecha, id_profesor, id_especialidad, id_establecimiento) values ('2014-10-27 22:00:00',26,38,38);" calcext:value-type="string">
            <text:p>insert ignore into clase (fecha, id_profesor, id_especialidad, id_establecimiento) values ('2014-10-27 22:00:00',26,38,38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5</text:p>
          </table:table-cell>
          <table:table-cell/>
          <table:table-cell table:formula="of:=OFFSET([.A$127] ;ROUND(33*RAND());0;1;1)&amp;&quot; &quot;&amp;OFFSET([.B$127] ;ROUND(7*RAND());0;1;1)" office:value-type="string" office:string-value="2014-11-01 18:00:00" calcext:value-type="string">
            <text:p>2014-11-01 18:00:00</text:p>
          </table:table-cell>
          <table:table-cell table:formula="of:=1+MOD(ROW( );127)" office:value-type="float" office:value="27" calcext:value-type="float">
            <text:p>27</text:p>
          </table:table-cell>
          <table:table-cell table:formula="of:=126+MOD(([.D153]);82)" office:value-type="float" office:value="153" calcext:value-type="float">
            <text:p>153</text:p>
          </table:table-cell>
          <table:table-cell table:formula="of:=1+MOD(ROW( );115)" office:value-type="float" office:value="39" calcext:value-type="float">
            <text:p>39</text:p>
          </table:table-cell>
          <table:table-cell table:formula="of:=&quot;insert ignore into clase (fecha, id_profesor, id_especialidad, id_establecimiento) values ('&quot;&amp;[.C153]&amp;&quot;',&quot;&amp;[.D153]&amp;&quot;,&quot;&amp;[.F153]&amp;&quot;,&quot;&amp;[.F153]&amp;&quot;);&quot;" office:value-type="string" office:string-value="insert ignore into clase (fecha, id_profesor, id_especialidad, id_establecimiento) values ('2014-11-01 18:00:00',27,39,39);" calcext:value-type="string">
            <text:p>insert ignore into clase (fecha, id_profesor, id_especialidad, id_establecimiento) values ('2014-11-01 18:00:00',27,39,3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6</text:p>
          </table:table-cell>
          <table:table-cell/>
          <table:table-cell table:formula="of:=OFFSET([.A$127] ;ROUND(33*RAND());0;1;1)&amp;&quot; &quot;&amp;OFFSET([.B$127] ;ROUND(7*RAND());0;1;1)" office:value-type="string" office:string-value="2014-11-11 10:30:00" calcext:value-type="string">
            <text:p>2014-11-11 10:30:00</text:p>
          </table:table-cell>
          <table:table-cell table:formula="of:=1+MOD(ROW( );127)" office:value-type="float" office:value="28" calcext:value-type="float">
            <text:p>28</text:p>
          </table:table-cell>
          <table:table-cell table:formula="of:=126+MOD(([.D154]);82)" office:value-type="float" office:value="154" calcext:value-type="float">
            <text:p>154</text:p>
          </table:table-cell>
          <table:table-cell table:formula="of:=1+MOD(ROW( );115)" office:value-type="float" office:value="40" calcext:value-type="float">
            <text:p>40</text:p>
          </table:table-cell>
          <table:table-cell table:formula="of:=&quot;insert ignore into clase (fecha, id_profesor, id_especialidad, id_establecimiento) values ('&quot;&amp;[.C154]&amp;&quot;',&quot;&amp;[.D154]&amp;&quot;,&quot;&amp;[.F154]&amp;&quot;,&quot;&amp;[.F154]&amp;&quot;);&quot;" office:value-type="string" office:string-value="insert ignore into clase (fecha, id_profesor, id_especialidad, id_establecimiento) values ('2014-11-11 10:30:00',28,40,40);" calcext:value-type="string">
            <text:p>insert ignore into clase (fecha, id_profesor, id_especialidad, id_establecimiento) values ('2014-11-11 10:30:00',28,40,40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7</text:p>
          </table:table-cell>
          <table:table-cell/>
          <table:table-cell table:formula="of:=OFFSET([.A$127] ;ROUND(33*RAND());0;1;1)&amp;&quot; &quot;&amp;OFFSET([.B$127] ;ROUND(7*RAND());0;1;1)" office:value-type="string" office:string-value="2014-11-07 9:00:00" calcext:value-type="string">
            <text:p>2014-11-07 9:00:00</text:p>
          </table:table-cell>
          <table:table-cell table:formula="of:=1+MOD(ROW( );127)" office:value-type="float" office:value="29" calcext:value-type="float">
            <text:p>29</text:p>
          </table:table-cell>
          <table:table-cell table:formula="of:=126+MOD(([.D155]);82)" office:value-type="float" office:value="155" calcext:value-type="float">
            <text:p>155</text:p>
          </table:table-cell>
          <table:table-cell table:formula="of:=1+MOD(ROW( );115)" office:value-type="float" office:value="41" calcext:value-type="float">
            <text:p>41</text:p>
          </table:table-cell>
          <table:table-cell table:formula="of:=&quot;insert ignore into clase (fecha, id_profesor, id_especialidad, id_establecimiento) values ('&quot;&amp;[.C155]&amp;&quot;',&quot;&amp;[.D155]&amp;&quot;,&quot;&amp;[.F155]&amp;&quot;,&quot;&amp;[.F155]&amp;&quot;);&quot;" office:value-type="string" office:string-value="insert ignore into clase (fecha, id_profesor, id_especialidad, id_establecimiento) values ('2014-11-07 9:00:00',29,41,41);" calcext:value-type="string">
            <text:p>insert ignore into clase (fecha, id_profesor, id_especialidad, id_establecimiento) values ('2014-11-07 9:00:00',29,41,4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8</text:p>
          </table:table-cell>
          <table:table-cell/>
          <table:table-cell table:formula="of:=OFFSET([.A$127] ;ROUND(33*RAND());0;1;1)&amp;&quot; &quot;&amp;OFFSET([.B$127] ;ROUND(7*RAND());0;1;1)" office:value-type="string" office:string-value="2014-10-30 22:00:00" calcext:value-type="string">
            <text:p>2014-10-30 22:00:00</text:p>
          </table:table-cell>
          <table:table-cell table:formula="of:=1+MOD(ROW( );127)" office:value-type="float" office:value="30" calcext:value-type="float">
            <text:p>30</text:p>
          </table:table-cell>
          <table:table-cell table:formula="of:=126+MOD(([.D156]);82)" office:value-type="float" office:value="156" calcext:value-type="float">
            <text:p>156</text:p>
          </table:table-cell>
          <table:table-cell table:formula="of:=1+MOD(ROW( );115)" office:value-type="float" office:value="42" calcext:value-type="float">
            <text:p>42</text:p>
          </table:table-cell>
          <table:table-cell table:formula="of:=&quot;insert ignore into clase (fecha, id_profesor, id_especialidad, id_establecimiento) values ('&quot;&amp;[.C156]&amp;&quot;',&quot;&amp;[.D156]&amp;&quot;,&quot;&amp;[.F156]&amp;&quot;,&quot;&amp;[.F156]&amp;&quot;);&quot;" office:value-type="string" office:string-value="insert ignore into clase (fecha, id_profesor, id_especialidad, id_establecimiento) values ('2014-10-30 22:00:00',30,42,42);" calcext:value-type="string">
            <text:p>insert ignore into clase (fecha, id_profesor, id_especialidad, id_establecimiento) values ('2014-10-30 22:00:00',30,42,4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09</text:p>
          </table:table-cell>
          <table:table-cell/>
          <table:table-cell table:formula="of:=OFFSET([.A$127] ;ROUND(33*RAND());0;1;1)&amp;&quot; &quot;&amp;OFFSET([.B$127] ;ROUND(7*RAND());0;1;1)" office:value-type="string" office:string-value="2014-11-09 14:00:00" calcext:value-type="string">
            <text:p>2014-11-09 14:00:00</text:p>
          </table:table-cell>
          <table:table-cell table:formula="of:=1+MOD(ROW( );127)" office:value-type="float" office:value="31" calcext:value-type="float">
            <text:p>31</text:p>
          </table:table-cell>
          <table:table-cell table:formula="of:=126+MOD(([.D157]);82)" office:value-type="float" office:value="157" calcext:value-type="float">
            <text:p>157</text:p>
          </table:table-cell>
          <table:table-cell table:formula="of:=1+MOD(ROW( );115)" office:value-type="float" office:value="43" calcext:value-type="float">
            <text:p>43</text:p>
          </table:table-cell>
          <table:table-cell table:formula="of:=&quot;insert ignore into clase (fecha, id_profesor, id_especialidad, id_establecimiento) values ('&quot;&amp;[.C157]&amp;&quot;',&quot;&amp;[.D157]&amp;&quot;,&quot;&amp;[.F157]&amp;&quot;,&quot;&amp;[.F157]&amp;&quot;);&quot;" office:value-type="string" office:string-value="insert ignore into clase (fecha, id_profesor, id_especialidad, id_establecimiento) values ('2014-11-09 14:00:00',31,43,43);" calcext:value-type="string">
            <text:p>insert ignore into clase (fecha, id_profesor, id_especialidad, id_establecimiento) values ('2014-11-09 14:00:00',31,43,4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10</text:p>
          </table:table-cell>
          <table:table-cell/>
          <table:table-cell table:formula="of:=OFFSET([.A$127] ;ROUND(33*RAND());0;1;1)&amp;&quot; &quot;&amp;OFFSET([.B$127] ;ROUND(7*RAND());0;1;1)" office:value-type="string" office:string-value="2014-10-15 12:00:00" calcext:value-type="string">
            <text:p>2014-10-15 12:00:00</text:p>
          </table:table-cell>
          <table:table-cell table:formula="of:=1+MOD(ROW( );127)" office:value-type="float" office:value="32" calcext:value-type="float">
            <text:p>32</text:p>
          </table:table-cell>
          <table:table-cell table:formula="of:=126+MOD(([.D158]);82)" office:value-type="float" office:value="158" calcext:value-type="float">
            <text:p>158</text:p>
          </table:table-cell>
          <table:table-cell table:formula="of:=1+MOD(ROW( );115)" office:value-type="float" office:value="44" calcext:value-type="float">
            <text:p>44</text:p>
          </table:table-cell>
          <table:table-cell table:formula="of:=&quot;insert ignore into clase (fecha, id_profesor, id_especialidad, id_establecimiento) values ('&quot;&amp;[.C158]&amp;&quot;',&quot;&amp;[.D158]&amp;&quot;,&quot;&amp;[.F158]&amp;&quot;,&quot;&amp;[.F158]&amp;&quot;);&quot;" office:value-type="string" office:string-value="insert ignore into clase (fecha, id_profesor, id_especialidad, id_establecimiento) values ('2014-10-15 12:00:00',32,44,44);" calcext:value-type="string">
            <text:p>insert ignore into clase (fecha, id_profesor, id_especialidad, id_establecimiento) values ('2014-10-15 12:00:00',32,44,4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11</text:p>
          </table:table-cell>
          <table:table-cell/>
          <table:table-cell table:formula="of:=OFFSET([.A$127] ;ROUND(33*RAND());0;1;1)&amp;&quot; &quot;&amp;OFFSET([.B$127] ;ROUND(7*RAND());0;1;1)" office:value-type="string" office:string-value="2014-10-20 12:00:00" calcext:value-type="string">
            <text:p>2014-10-20 12:00:00</text:p>
          </table:table-cell>
          <table:table-cell table:formula="of:=1+MOD(ROW( );127)" office:value-type="float" office:value="33" calcext:value-type="float">
            <text:p>33</text:p>
          </table:table-cell>
          <table:table-cell table:formula="of:=126+MOD(([.D159]);82)" office:value-type="float" office:value="159" calcext:value-type="float">
            <text:p>159</text:p>
          </table:table-cell>
          <table:table-cell table:formula="of:=1+MOD(ROW( );115)" office:value-type="float" office:value="45" calcext:value-type="float">
            <text:p>45</text:p>
          </table:table-cell>
          <table:table-cell table:formula="of:=&quot;insert ignore into clase (fecha, id_profesor, id_especialidad, id_establecimiento) values ('&quot;&amp;[.C159]&amp;&quot;',&quot;&amp;[.D159]&amp;&quot;,&quot;&amp;[.F159]&amp;&quot;,&quot;&amp;[.F159]&amp;&quot;);&quot;" office:value-type="string" office:string-value="insert ignore into clase (fecha, id_profesor, id_especialidad, id_establecimiento) values ('2014-10-20 12:00:00',33,45,45);" calcext:value-type="string">
            <text:p>insert ignore into clase (fecha, id_profesor, id_especialidad, id_establecimiento) values ('2014-10-20 12:00:00',33,45,4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12</text:p>
          </table:table-cell>
          <table:table-cell/>
          <table:table-cell table:formula="of:=OFFSET([.A$127] ;ROUND(33*RAND());0;1;1)&amp;&quot; &quot;&amp;OFFSET([.B$127] ;ROUND(7*RAND());0;1;1)" office:value-type="string" office:string-value="2014-11-02 10:30:00" calcext:value-type="string">
            <text:p>2014-11-02 10:30:00</text:p>
          </table:table-cell>
          <table:table-cell table:formula="of:=1+MOD(ROW( );127)" office:value-type="float" office:value="34" calcext:value-type="float">
            <text:p>34</text:p>
          </table:table-cell>
          <table:table-cell table:formula="of:=126+MOD(([.D160]);82)" office:value-type="float" office:value="160" calcext:value-type="float">
            <text:p>160</text:p>
          </table:table-cell>
          <table:table-cell table:formula="of:=1+MOD(ROW( );115)" office:value-type="float" office:value="46" calcext:value-type="float">
            <text:p>46</text:p>
          </table:table-cell>
          <table:table-cell table:formula="of:=&quot;insert ignore into clase (fecha, id_profesor, id_especialidad, id_establecimiento) values ('&quot;&amp;[.C160]&amp;&quot;',&quot;&amp;[.D160]&amp;&quot;,&quot;&amp;[.F160]&amp;&quot;,&quot;&amp;[.F160]&amp;&quot;);&quot;" office:value-type="string" office:string-value="insert ignore into clase (fecha, id_profesor, id_especialidad, id_establecimiento) values ('2014-11-02 10:30:00',34,46,46);" calcext:value-type="string">
            <text:p>insert ignore into clase (fecha, id_profesor, id_especialidad, id_establecimiento) values ('2014-11-02 10:30:00',34,46,4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13</text:p>
          </table:table-cell>
          <table:table-cell/>
          <table:table-cell table:formula="of:=OFFSET([.A$127] ;ROUND(33*RAND());0;1;1)&amp;&quot; &quot;&amp;OFFSET([.B$127] ;ROUND(7*RAND());0;1;1)" office:value-type="string" office:string-value="2014-10-25 10:30:00" calcext:value-type="string">
            <text:p>2014-10-25 10:30:00</text:p>
          </table:table-cell>
          <table:table-cell table:formula="of:=1+MOD(ROW( );127)" office:value-type="float" office:value="35" calcext:value-type="float">
            <text:p>35</text:p>
          </table:table-cell>
          <table:table-cell table:formula="of:=126+MOD(([.D161]);82)" office:value-type="float" office:value="161" calcext:value-type="float">
            <text:p>161</text:p>
          </table:table-cell>
          <table:table-cell table:formula="of:=1+MOD(ROW( );115)" office:value-type="float" office:value="47" calcext:value-type="float">
            <text:p>47</text:p>
          </table:table-cell>
          <table:table-cell table:formula="of:=&quot;insert ignore into clase (fecha, id_profesor, id_especialidad, id_establecimiento) values ('&quot;&amp;[.C161]&amp;&quot;',&quot;&amp;[.D161]&amp;&quot;,&quot;&amp;[.F161]&amp;&quot;,&quot;&amp;[.F161]&amp;&quot;);&quot;" office:value-type="string" office:string-value="insert ignore into clase (fecha, id_profesor, id_especialidad, id_establecimiento) values ('2014-10-25 10:30:00',35,47,47);" calcext:value-type="string">
            <text:p>insert ignore into clase (fecha, id_profesor, id_especialidad, id_establecimiento) values ('2014-10-25 10:30:00',35,47,4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1-14</text:p>
          </table:table-cell>
          <table:table-cell/>
          <table:table-cell table:formula="of:=OFFSET([.A$127] ;ROUND(33*RAND());0;1;1)&amp;&quot; &quot;&amp;OFFSET([.B$127] ;ROUND(7*RAND());0;1;1)" office:value-type="string" office:string-value="2014-10-28 10:30:00" calcext:value-type="string">
            <text:p>2014-10-28 10:30:00</text:p>
          </table:table-cell>
          <table:table-cell table:formula="of:=1+MOD(ROW( );127)" office:value-type="float" office:value="36" calcext:value-type="float">
            <text:p>36</text:p>
          </table:table-cell>
          <table:table-cell table:formula="of:=126+MOD(([.D162]);82)" office:value-type="float" office:value="162" calcext:value-type="float">
            <text:p>162</text:p>
          </table:table-cell>
          <table:table-cell table:formula="of:=1+MOD(ROW( );115)" office:value-type="float" office:value="48" calcext:value-type="float">
            <text:p>48</text:p>
          </table:table-cell>
          <table:table-cell table:formula="of:=&quot;insert ignore into clase (fecha, id_profesor, id_especialidad, id_establecimiento) values ('&quot;&amp;[.C162]&amp;&quot;',&quot;&amp;[.D162]&amp;&quot;,&quot;&amp;[.F162]&amp;&quot;,&quot;&amp;[.F162]&amp;&quot;);&quot;" office:value-type="string" office:string-value="insert ignore into clase (fecha, id_profesor, id_especialidad, id_establecimiento) values ('2014-10-28 10:30:00',36,48,48);" calcext:value-type="string">
            <text:p>insert ignore into clase (fecha, id_profesor, id_especialidad, id_establecimiento) values ('2014-10-28 10:30:00',36,48,48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15" calcext:value-type="date">
            <text:p>2014-11-15</text:p>
          </table:table-cell>
          <table:table-cell/>
          <table:table-cell table:formula="of:=OFFSET([.A$127] ;ROUND(33*RAND());0;1;1)&amp;&quot; &quot;&amp;OFFSET([.B$127] ;ROUND(7*RAND());0;1;1)" office:value-type="string" office:string-value="2014-10-15 9:00:00" calcext:value-type="string">
            <text:p>2014-10-15 9:00:00</text:p>
          </table:table-cell>
          <table:table-cell table:formula="of:=1+MOD(ROW( );127)" office:value-type="float" office:value="37" calcext:value-type="float">
            <text:p>37</text:p>
          </table:table-cell>
          <table:table-cell table:formula="of:=126+MOD(([.D163]);82)" office:value-type="float" office:value="163" calcext:value-type="float">
            <text:p>163</text:p>
          </table:table-cell>
          <table:table-cell table:formula="of:=1+MOD(ROW( );115)" office:value-type="float" office:value="49" calcext:value-type="float">
            <text:p>49</text:p>
          </table:table-cell>
          <table:table-cell table:formula="of:=&quot;insert ignore into clase (fecha, id_profesor, id_especialidad, id_establecimiento) values ('&quot;&amp;[.C163]&amp;&quot;',&quot;&amp;[.D163]&amp;&quot;,&quot;&amp;[.F163]&amp;&quot;,&quot;&amp;[.F163]&amp;&quot;);&quot;" office:value-type="string" office:string-value="insert ignore into clase (fecha, id_profesor, id_especialidad, id_establecimiento) values ('2014-10-15 9:00:00',37,49,49);" calcext:value-type="string">
            <text:p>insert ignore into clase (fecha, id_profesor, id_especialidad, id_establecimiento) values ('2014-10-15 9:00:00',37,49,49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16" calcext:value-type="date">
            <text:p>2014-11-16</text:p>
          </table:table-cell>
          <table:table-cell/>
          <table:table-cell table:formula="of:=OFFSET([.A$127] ;ROUND(33*RAND());0;1;1)&amp;&quot; &quot;&amp;OFFSET([.B$127] ;ROUND(7*RAND());0;1;1)" office:value-type="string" office:string-value="2014-11-08 12:00:00" calcext:value-type="string">
            <text:p>2014-11-08 12:00:00</text:p>
          </table:table-cell>
          <table:table-cell table:formula="of:=1+MOD(ROW( );127)" office:value-type="float" office:value="38" calcext:value-type="float">
            <text:p>38</text:p>
          </table:table-cell>
          <table:table-cell table:formula="of:=126+MOD(([.D164]);82)" office:value-type="float" office:value="164" calcext:value-type="float">
            <text:p>164</text:p>
          </table:table-cell>
          <table:table-cell table:formula="of:=1+MOD(ROW( );115)" office:value-type="float" office:value="50" calcext:value-type="float">
            <text:p>50</text:p>
          </table:table-cell>
          <table:table-cell table:formula="of:=&quot;insert ignore into clase (fecha, id_profesor, id_especialidad, id_establecimiento) values ('&quot;&amp;[.C164]&amp;&quot;',&quot;&amp;[.D164]&amp;&quot;,&quot;&amp;[.F164]&amp;&quot;,&quot;&amp;[.F164]&amp;&quot;);&quot;" office:value-type="string" office:string-value="insert ignore into clase (fecha, id_profesor, id_especialidad, id_establecimiento) values ('2014-11-08 12:00:00',38,50,50);" calcext:value-type="string">
            <text:p>insert ignore into clase (fecha, id_profesor, id_especialidad, id_establecimiento) values ('2014-11-08 12:00:00',38,50,50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17" calcext:value-type="date">
            <text:p>2014-11-17</text:p>
          </table:table-cell>
          <table:table-cell/>
          <table:table-cell table:formula="of:=OFFSET([.A$127] ;ROUND(33*RAND());0;1;1)&amp;&quot; &quot;&amp;OFFSET([.B$127] ;ROUND(7*RAND());0;1;1)" office:value-type="string" office:string-value="2014-10-11 14:00:00" calcext:value-type="string">
            <text:p>2014-10-11 14:00:00</text:p>
          </table:table-cell>
          <table:table-cell table:formula="of:=1+MOD(ROW( );127)" office:value-type="float" office:value="39" calcext:value-type="float">
            <text:p>39</text:p>
          </table:table-cell>
          <table:table-cell table:formula="of:=126+MOD(([.D165]);82)" office:value-type="float" office:value="165" calcext:value-type="float">
            <text:p>165</text:p>
          </table:table-cell>
          <table:table-cell table:formula="of:=1+MOD(ROW( );115)" office:value-type="float" office:value="51" calcext:value-type="float">
            <text:p>51</text:p>
          </table:table-cell>
          <table:table-cell table:formula="of:=&quot;insert ignore into clase (fecha, id_profesor, id_especialidad, id_establecimiento) values ('&quot;&amp;[.C165]&amp;&quot;',&quot;&amp;[.D165]&amp;&quot;,&quot;&amp;[.F165]&amp;&quot;,&quot;&amp;[.F165]&amp;&quot;);&quot;" office:value-type="string" office:string-value="insert ignore into clase (fecha, id_profesor, id_especialidad, id_establecimiento) values ('2014-10-11 14:00:00',39,51,51);" calcext:value-type="string">
            <text:p>insert ignore into clase (fecha, id_profesor, id_especialidad, id_establecimiento) values ('2014-10-11 14:00:00',39,51,51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18" calcext:value-type="date">
            <text:p>2014-11-18</text:p>
          </table:table-cell>
          <table:table-cell/>
          <table:table-cell table:formula="of:=OFFSET([.A$127] ;ROUND(32*RAND());0;1;1)&amp;&quot; &quot;&amp;OFFSET([.B$127] ;ROUND(7*RAND());0;1;1)" office:value-type="string" office:string-value="2014-11-06 14:00:00" calcext:value-type="string">
            <text:p>2014-11-06 14:00:00</text:p>
          </table:table-cell>
          <table:table-cell table:formula="of:=1+MOD(ROW( );127)" office:value-type="float" office:value="40" calcext:value-type="float">
            <text:p>40</text:p>
          </table:table-cell>
          <table:table-cell table:formula="of:=126+MOD(([.D166]);82)" office:value-type="float" office:value="166" calcext:value-type="float">
            <text:p>166</text:p>
          </table:table-cell>
          <table:table-cell table:formula="of:=1+MOD(ROW( );115)" office:value-type="float" office:value="52" calcext:value-type="float">
            <text:p>52</text:p>
          </table:table-cell>
          <table:table-cell table:formula="of:=&quot;insert ignore into clase (fecha, id_profesor, id_especialidad, id_establecimiento) values ('&quot;&amp;[.C166]&amp;&quot;',&quot;&amp;[.D166]&amp;&quot;,&quot;&amp;[.F166]&amp;&quot;,&quot;&amp;[.F166]&amp;&quot;);&quot;" office:value-type="string" office:string-value="insert ignore into clase (fecha, id_profesor, id_especialidad, id_establecimiento) values ('2014-11-06 14:00:00',40,52,52);" calcext:value-type="string">
            <text:p>insert ignore into clase (fecha, id_profesor, id_especialidad, id_establecimiento) values ('2014-11-06 14:00:00',40,52,52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19" calcext:value-type="date">
            <text:p>2014-11-19</text:p>
          </table:table-cell>
          <table:table-cell/>
          <table:table-cell table:formula="of:=OFFSET([.A$127] ;ROUND(33*RAND());0;1;1)&amp;&quot; &quot;&amp;OFFSET([.B$127] ;ROUND(7*RAND());0;1;1)" office:value-type="string" office:string-value="2014-10-22 10:30:00" calcext:value-type="string">
            <text:p>2014-10-22 10:30:00</text:p>
          </table:table-cell>
          <table:table-cell table:formula="of:=1+MOD(ROW( );127)" office:value-type="float" office:value="41" calcext:value-type="float">
            <text:p>41</text:p>
          </table:table-cell>
          <table:table-cell table:formula="of:=126+MOD(([.D167]);82)" office:value-type="float" office:value="167" calcext:value-type="float">
            <text:p>167</text:p>
          </table:table-cell>
          <table:table-cell table:formula="of:=1+MOD(ROW( );115)" office:value-type="float" office:value="53" calcext:value-type="float">
            <text:p>53</text:p>
          </table:table-cell>
          <table:table-cell table:formula="of:=&quot;insert ignore into clase (fecha, id_profesor, id_especialidad, id_establecimiento) values ('&quot;&amp;[.C167]&amp;&quot;',&quot;&amp;[.D167]&amp;&quot;,&quot;&amp;[.F167]&amp;&quot;,&quot;&amp;[.F167]&amp;&quot;);&quot;" office:value-type="string" office:string-value="insert ignore into clase (fecha, id_profesor, id_especialidad, id_establecimiento) values ('2014-10-22 10:30:00',41,53,53);" calcext:value-type="string">
            <text:p>insert ignore into clase (fecha, id_profesor, id_especialidad, id_establecimiento) values ('2014-10-22 10:30:00',41,53,53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0" calcext:value-type="date">
            <text:p>2014-11-20</text:p>
          </table:table-cell>
          <table:table-cell/>
          <table:table-cell table:formula="of:=OFFSET([.A$127] ;ROUND(33*RAND());0;1;1)&amp;&quot; &quot;&amp;OFFSET([.B$127] ;ROUND(7*RAND());0;1;1)" office:value-type="string" office:string-value="2014-11-12 22:00:00" calcext:value-type="string">
            <text:p>2014-11-12 22:00:00</text:p>
          </table:table-cell>
          <table:table-cell table:formula="of:=1+MOD(ROW( );127)" office:value-type="float" office:value="42" calcext:value-type="float">
            <text:p>42</text:p>
          </table:table-cell>
          <table:table-cell table:formula="of:=126+MOD(([.D168]);82)" office:value-type="float" office:value="168" calcext:value-type="float">
            <text:p>168</text:p>
          </table:table-cell>
          <table:table-cell table:formula="of:=1+MOD(ROW( );115)" office:value-type="float" office:value="54" calcext:value-type="float">
            <text:p>54</text:p>
          </table:table-cell>
          <table:table-cell table:formula="of:=&quot;insert ignore into clase (fecha, id_profesor, id_especialidad, id_establecimiento) values ('&quot;&amp;[.C168]&amp;&quot;',&quot;&amp;[.D168]&amp;&quot;,&quot;&amp;[.F168]&amp;&quot;,&quot;&amp;[.F168]&amp;&quot;);&quot;" office:value-type="string" office:string-value="insert ignore into clase (fecha, id_profesor, id_especialidad, id_establecimiento) values ('2014-11-12 22:00:00',42,54,54);" calcext:value-type="string">
            <text:p>insert ignore into clase (fecha, id_profesor, id_especialidad, id_establecimiento) values ('2014-11-12 22:00:00',42,54,54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1" calcext:value-type="date">
            <text:p>2014-11-21</text:p>
          </table:table-cell>
          <table:table-cell/>
          <table:table-cell table:formula="of:=OFFSET([.A$127] ;ROUND(33*RAND());0;1;1)&amp;&quot; &quot;&amp;OFFSET([.B$127] ;ROUND(7*RAND());0;1;1)" office:value-type="string" office:string-value="2014-10-24 10:30:00" calcext:value-type="string">
            <text:p>2014-10-24 10:30:00</text:p>
          </table:table-cell>
          <table:table-cell table:formula="of:=1+MOD(ROW( );127)" office:value-type="float" office:value="43" calcext:value-type="float">
            <text:p>43</text:p>
          </table:table-cell>
          <table:table-cell table:formula="of:=126+MOD(([.D169]);82)" office:value-type="float" office:value="169" calcext:value-type="float">
            <text:p>169</text:p>
          </table:table-cell>
          <table:table-cell table:formula="of:=1+MOD(ROW( );115)" office:value-type="float" office:value="55" calcext:value-type="float">
            <text:p>55</text:p>
          </table:table-cell>
          <table:table-cell table:formula="of:=&quot;insert ignore into clase (fecha, id_profesor, id_especialidad, id_establecimiento) values ('&quot;&amp;[.C169]&amp;&quot;',&quot;&amp;[.D169]&amp;&quot;,&quot;&amp;[.F169]&amp;&quot;,&quot;&amp;[.F169]&amp;&quot;);&quot;" office:value-type="string" office:string-value="insert ignore into clase (fecha, id_profesor, id_especialidad, id_establecimiento) values ('2014-10-24 10:30:00',43,55,55);" calcext:value-type="string">
            <text:p>insert ignore into clase (fecha, id_profesor, id_especialidad, id_establecimiento) values ('2014-10-24 10:30:00',43,55,55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2" calcext:value-type="date">
            <text:p>2014-11-22</text:p>
          </table:table-cell>
          <table:table-cell/>
          <table:table-cell table:formula="of:=OFFSET([.A$127] ;ROUND(33*RAND());0;1;1)&amp;&quot; &quot;&amp;OFFSET([.B$127] ;ROUND(7*RAND());0;1;1)" office:value-type="string" office:string-value="2014-11-08 9:00:00" calcext:value-type="string">
            <text:p>2014-11-08 9:00:00</text:p>
          </table:table-cell>
          <table:table-cell table:formula="of:=1+MOD(ROW( );127)" office:value-type="float" office:value="44" calcext:value-type="float">
            <text:p>44</text:p>
          </table:table-cell>
          <table:table-cell table:formula="of:=126+MOD(([.D170]);82)" office:value-type="float" office:value="170" calcext:value-type="float">
            <text:p>170</text:p>
          </table:table-cell>
          <table:table-cell table:formula="of:=1+MOD(ROW( );115)" office:value-type="float" office:value="56" calcext:value-type="float">
            <text:p>56</text:p>
          </table:table-cell>
          <table:table-cell table:formula="of:=&quot;insert ignore into clase (fecha, id_profesor, id_especialidad, id_establecimiento) values ('&quot;&amp;[.C170]&amp;&quot;',&quot;&amp;[.D170]&amp;&quot;,&quot;&amp;[.F170]&amp;&quot;,&quot;&amp;[.F170]&amp;&quot;);&quot;" office:value-type="string" office:string-value="insert ignore into clase (fecha, id_profesor, id_especialidad, id_establecimiento) values ('2014-11-08 9:00:00',44,56,56);" calcext:value-type="string">
            <text:p>insert ignore into clase (fecha, id_profesor, id_especialidad, id_establecimiento) values ('2014-11-08 9:00:00',44,56,56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3" calcext:value-type="date">
            <text:p>2014-11-23</text:p>
          </table:table-cell>
          <table:table-cell/>
          <table:table-cell table:formula="of:=OFFSET([.A$127] ;ROUND(33*RAND());0;1;1)&amp;&quot; &quot;&amp;OFFSET([.B$127] ;ROUND(7*RAND());0;1;1)" office:value-type="string" office:string-value="2014-11-06 10:30:00" calcext:value-type="string">
            <text:p>2014-11-06 10:30:00</text:p>
          </table:table-cell>
          <table:table-cell table:formula="of:=1+MOD(ROW( );127)" office:value-type="float" office:value="45" calcext:value-type="float">
            <text:p>45</text:p>
          </table:table-cell>
          <table:table-cell table:formula="of:=126+MOD(([.D171]);82)" office:value-type="float" office:value="171" calcext:value-type="float">
            <text:p>171</text:p>
          </table:table-cell>
          <table:table-cell table:formula="of:=1+MOD(ROW( );115)" office:value-type="float" office:value="57" calcext:value-type="float">
            <text:p>57</text:p>
          </table:table-cell>
          <table:table-cell table:formula="of:=&quot;insert ignore into clase (fecha, id_profesor, id_especialidad, id_establecimiento) values ('&quot;&amp;[.C171]&amp;&quot;',&quot;&amp;[.D171]&amp;&quot;,&quot;&amp;[.F171]&amp;&quot;,&quot;&amp;[.F171]&amp;&quot;);&quot;" office:value-type="string" office:string-value="insert ignore into clase (fecha, id_profesor, id_especialidad, id_establecimiento) values ('2014-11-06 10:30:00',45,57,57);" calcext:value-type="string">
            <text:p>insert ignore into clase (fecha, id_profesor, id_especialidad, id_establecimiento) values ('2014-11-06 10:30:00',45,57,57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4" calcext:value-type="date">
            <text:p>2014-11-24</text:p>
          </table:table-cell>
          <table:table-cell/>
          <table:table-cell table:formula="of:=OFFSET([.A$127] ;ROUND(33*RAND());0;1;1)&amp;&quot; &quot;&amp;OFFSET([.B$127] ;ROUND(7*RAND());0;1;1)" office:value-type="string" office:string-value="2014-10-15 14:00:00" calcext:value-type="string">
            <text:p>2014-10-15 14:00:00</text:p>
          </table:table-cell>
          <table:table-cell table:formula="of:=1+MOD(ROW( );127)" office:value-type="float" office:value="46" calcext:value-type="float">
            <text:p>46</text:p>
          </table:table-cell>
          <table:table-cell table:formula="of:=126+MOD(([.D172]);82)" office:value-type="float" office:value="172" calcext:value-type="float">
            <text:p>172</text:p>
          </table:table-cell>
          <table:table-cell table:formula="of:=1+MOD(ROW( );115)" office:value-type="float" office:value="58" calcext:value-type="float">
            <text:p>58</text:p>
          </table:table-cell>
          <table:table-cell table:formula="of:=&quot;insert ignore into clase (fecha, id_profesor, id_especialidad, id_establecimiento) values ('&quot;&amp;[.C172]&amp;&quot;',&quot;&amp;[.D172]&amp;&quot;,&quot;&amp;[.F172]&amp;&quot;,&quot;&amp;[.F172]&amp;&quot;);&quot;" office:value-type="string" office:string-value="insert ignore into clase (fecha, id_profesor, id_especialidad, id_establecimiento) values ('2014-10-15 14:00:00',46,58,58);" calcext:value-type="string">
            <text:p>insert ignore into clase (fecha, id_profesor, id_especialidad, id_establecimiento) values ('2014-10-15 14:00:00',46,58,58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5" calcext:value-type="date">
            <text:p>2014-11-25</text:p>
          </table:table-cell>
          <table:table-cell/>
          <table:table-cell table:formula="of:=OFFSET([.A$127] ;ROUND(33*RAND());0;1;1)&amp;&quot; &quot;&amp;OFFSET([.B$127] ;ROUND(7*RAND());0;1;1)" office:value-type="string" office:string-value="2014-11-11 16:00:00" calcext:value-type="string">
            <text:p>2014-11-11 16:00:00</text:p>
          </table:table-cell>
          <table:table-cell table:formula="of:=1+MOD(ROW( );127)" office:value-type="float" office:value="47" calcext:value-type="float">
            <text:p>47</text:p>
          </table:table-cell>
          <table:table-cell table:formula="of:=126+MOD(([.D173]);82)" office:value-type="float" office:value="173" calcext:value-type="float">
            <text:p>173</text:p>
          </table:table-cell>
          <table:table-cell table:formula="of:=1+MOD(ROW( );115)" office:value-type="float" office:value="59" calcext:value-type="float">
            <text:p>59</text:p>
          </table:table-cell>
          <table:table-cell table:formula="of:=&quot;insert ignore into clase (fecha, id_profesor, id_especialidad, id_establecimiento) values ('&quot;&amp;[.C173]&amp;&quot;',&quot;&amp;[.D173]&amp;&quot;,&quot;&amp;[.F173]&amp;&quot;,&quot;&amp;[.F173]&amp;&quot;);&quot;" office:value-type="string" office:string-value="insert ignore into clase (fecha, id_profesor, id_especialidad, id_establecimiento) values ('2014-11-11 16:00:00',47,59,59);" calcext:value-type="string">
            <text:p>insert ignore into clase (fecha, id_profesor, id_especialidad, id_establecimiento) values ('2014-11-11 16:00:00',47,59,59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6" calcext:value-type="date">
            <text:p>2014-11-26</text:p>
          </table:table-cell>
          <table:table-cell/>
          <table:table-cell table:formula="of:=OFFSET([.A$127] ;ROUND(33*RAND());0;1;1)&amp;&quot; &quot;&amp;OFFSET([.B$127] ;ROUND(7*RAND());0;1;1)" office:value-type="string" office:string-value="2014-10-24 14:00:00" calcext:value-type="string">
            <text:p>2014-10-24 14:00:00</text:p>
          </table:table-cell>
          <table:table-cell table:formula="of:=1+MOD(ROW( );127)" office:value-type="float" office:value="48" calcext:value-type="float">
            <text:p>48</text:p>
          </table:table-cell>
          <table:table-cell table:formula="of:=126+MOD(([.D174]);82)" office:value-type="float" office:value="174" calcext:value-type="float">
            <text:p>174</text:p>
          </table:table-cell>
          <table:table-cell table:formula="of:=1+MOD(ROW( );115)" office:value-type="float" office:value="60" calcext:value-type="float">
            <text:p>60</text:p>
          </table:table-cell>
          <table:table-cell table:formula="of:=&quot;insert ignore into clase (fecha, id_profesor, id_especialidad, id_establecimiento) values ('&quot;&amp;[.C174]&amp;&quot;',&quot;&amp;[.D174]&amp;&quot;,&quot;&amp;[.F174]&amp;&quot;,&quot;&amp;[.F174]&amp;&quot;);&quot;" office:value-type="string" office:string-value="insert ignore into clase (fecha, id_profesor, id_especialidad, id_establecimiento) values ('2014-10-24 14:00:00',48,60,60);" calcext:value-type="string">
            <text:p>insert ignore into clase (fecha, id_profesor, id_especialidad, id_establecimiento) values ('2014-10-24 14:00:00',48,60,60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7" calcext:value-type="date">
            <text:p>2014-11-27</text:p>
          </table:table-cell>
          <table:table-cell/>
          <table:table-cell table:formula="of:=OFFSET([.A$127] ;ROUND(33*RAND());0;1;1)&amp;&quot; &quot;&amp;OFFSET([.B$127] ;ROUND(7*RAND());0;1;1)" office:value-type="string" office:string-value="2014-11-06 20:00:00" calcext:value-type="string">
            <text:p>2014-11-06 20:00:00</text:p>
          </table:table-cell>
          <table:table-cell table:formula="of:=1+MOD(ROW( );127)" office:value-type="float" office:value="49" calcext:value-type="float">
            <text:p>49</text:p>
          </table:table-cell>
          <table:table-cell table:formula="of:=126+MOD(([.D175]);82)" office:value-type="float" office:value="175" calcext:value-type="float">
            <text:p>175</text:p>
          </table:table-cell>
          <table:table-cell table:formula="of:=1+MOD(ROW( );115)" office:value-type="float" office:value="61" calcext:value-type="float">
            <text:p>61</text:p>
          </table:table-cell>
          <table:table-cell table:formula="of:=&quot;insert ignore into clase (fecha, id_profesor, id_especialidad, id_establecimiento) values ('&quot;&amp;[.C175]&amp;&quot;',&quot;&amp;[.D175]&amp;&quot;,&quot;&amp;[.F175]&amp;&quot;,&quot;&amp;[.F175]&amp;&quot;);&quot;" office:value-type="string" office:string-value="insert ignore into clase (fecha, id_profesor, id_especialidad, id_establecimiento) values ('2014-11-06 20:00:00',49,61,61);" calcext:value-type="string">
            <text:p>insert ignore into clase (fecha, id_profesor, id_especialidad, id_establecimiento) values ('2014-11-06 20:00:00',49,61,61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8" calcext:value-type="date">
            <text:p>2014-11-28</text:p>
          </table:table-cell>
          <table:table-cell/>
          <table:table-cell table:formula="of:=OFFSET([.A$127] ;ROUND(33*RAND());0;1;1)&amp;&quot; &quot;&amp;OFFSET([.B$127] ;ROUND(7*RAND());0;1;1)" office:value-type="string" office:string-value="2014-10-17 10:30:00" calcext:value-type="string">
            <text:p>2014-10-17 10:30:00</text:p>
          </table:table-cell>
          <table:table-cell table:formula="of:=1+MOD(ROW( );127)" office:value-type="float" office:value="50" calcext:value-type="float">
            <text:p>50</text:p>
          </table:table-cell>
          <table:table-cell table:formula="of:=126+MOD(([.D176]);82)" office:value-type="float" office:value="176" calcext:value-type="float">
            <text:p>176</text:p>
          </table:table-cell>
          <table:table-cell table:formula="of:=1+MOD(ROW( );115)" office:value-type="float" office:value="62" calcext:value-type="float">
            <text:p>62</text:p>
          </table:table-cell>
          <table:table-cell table:formula="of:=&quot;insert ignore into clase (fecha, id_profesor, id_especialidad, id_establecimiento) values ('&quot;&amp;[.C176]&amp;&quot;',&quot;&amp;[.D176]&amp;&quot;,&quot;&amp;[.F176]&amp;&quot;,&quot;&amp;[.F176]&amp;&quot;);&quot;" office:value-type="string" office:string-value="insert ignore into clase (fecha, id_profesor, id_especialidad, id_establecimiento) values ('2014-10-17 10:30:00',50,62,62);" calcext:value-type="string">
            <text:p>insert ignore into clase (fecha, id_profesor, id_especialidad, id_establecimiento) values ('2014-10-17 10:30:00',50,62,62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29" calcext:value-type="date">
            <text:p>2014-11-29</text:p>
          </table:table-cell>
          <table:table-cell/>
          <table:table-cell table:formula="of:=OFFSET([.A$127] ;ROUND(33*RAND());0;1;1)&amp;&quot; &quot;&amp;OFFSET([.B$127] ;ROUND(7*RAND());0;1;1)" office:value-type="string" office:string-value="2014-11-09 12:00:00" calcext:value-type="string">
            <text:p>2014-11-09 12:00:00</text:p>
          </table:table-cell>
          <table:table-cell table:formula="of:=1+MOD(ROW( );127)" office:value-type="float" office:value="51" calcext:value-type="float">
            <text:p>51</text:p>
          </table:table-cell>
          <table:table-cell table:formula="of:=126+MOD(([.D177]);82)" office:value-type="float" office:value="177" calcext:value-type="float">
            <text:p>177</text:p>
          </table:table-cell>
          <table:table-cell table:formula="of:=1+MOD(ROW( );115)" office:value-type="float" office:value="63" calcext:value-type="float">
            <text:p>63</text:p>
          </table:table-cell>
          <table:table-cell table:formula="of:=&quot;insert ignore into clase (fecha, id_profesor, id_especialidad, id_establecimiento) values ('&quot;&amp;[.C177]&amp;&quot;',&quot;&amp;[.D177]&amp;&quot;,&quot;&amp;[.F177]&amp;&quot;,&quot;&amp;[.F177]&amp;&quot;);&quot;" office:value-type="string" office:string-value="insert ignore into clase (fecha, id_profesor, id_especialidad, id_establecimiento) values ('2014-11-09 12:00:00',51,63,63);" calcext:value-type="string">
            <text:p>insert ignore into clase (fecha, id_profesor, id_especialidad, id_establecimiento) values ('2014-11-09 12:00:00',51,63,63);</text:p>
          </table:table-cell>
          <table:table-cell table:number-columns-repeated="2"/>
        </table:table-row>
        <table:table-row table:style-name="ro2">
          <table:table-cell table:style-name="ce2" office:value-type="date" office:date-value="2014-11-30" calcext:value-type="date">
            <text:p>2014-11-30</text:p>
          </table:table-cell>
          <table:table-cell/>
          <table:table-cell table:formula="of:=OFFSET([.A$127] ;ROUND(33*RAND());0;1;1)&amp;&quot; &quot;&amp;OFFSET([.B$127] ;ROUND(7*RAND());0;1;1)" office:value-type="string" office:string-value="2014-10-16 10:30:00" calcext:value-type="string">
            <text:p>2014-10-16 10:30:00</text:p>
          </table:table-cell>
          <table:table-cell table:formula="of:=1+MOD(ROW( );127)" office:value-type="float" office:value="52" calcext:value-type="float">
            <text:p>52</text:p>
          </table:table-cell>
          <table:table-cell table:formula="of:=126+MOD(([.D178]);82)" office:value-type="float" office:value="178" calcext:value-type="float">
            <text:p>178</text:p>
          </table:table-cell>
          <table:table-cell table:formula="of:=1+MOD(ROW( );115)" office:value-type="float" office:value="64" calcext:value-type="float">
            <text:p>64</text:p>
          </table:table-cell>
          <table:table-cell table:formula="of:=&quot;insert ignore into clase (fecha, id_profesor, id_especialidad, id_establecimiento) values ('&quot;&amp;[.C178]&amp;&quot;',&quot;&amp;[.D178]&amp;&quot;,&quot;&amp;[.F178]&amp;&quot;,&quot;&amp;[.F178]&amp;&quot;);&quot;" office:value-type="string" office:string-value="insert ignore into clase (fecha, id_profesor, id_especialidad, id_establecimiento) values ('2014-10-16 10:30:00',52,64,64);" calcext:value-type="string">
            <text:p>insert ignore into clase (fecha, id_profesor, id_especialidad, id_establecimiento) values ('2014-10-16 10:30:00',52,64,6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20:00:00" calcext:value-type="string">
            <text:p>2014-10-15 20:00:00</text:p>
          </table:table-cell>
          <table:table-cell table:formula="of:=1+MOD(ROW( );127)" office:value-type="float" office:value="53" calcext:value-type="float">
            <text:p>53</text:p>
          </table:table-cell>
          <table:table-cell table:formula="of:=126+MOD(([.D179]);82)" office:value-type="float" office:value="179" calcext:value-type="float">
            <text:p>179</text:p>
          </table:table-cell>
          <table:table-cell table:formula="of:=1+MOD(ROW( );115)" office:value-type="float" office:value="65" calcext:value-type="float">
            <text:p>65</text:p>
          </table:table-cell>
          <table:table-cell table:formula="of:=&quot;insert ignore into clase (fecha, id_profesor, id_especialidad, id_establecimiento) values ('&quot;&amp;[.C179]&amp;&quot;',&quot;&amp;[.D179]&amp;&quot;,&quot;&amp;[.F179]&amp;&quot;,&quot;&amp;[.F179]&amp;&quot;);&quot;" office:value-type="string" office:string-value="insert ignore into clase (fecha, id_profesor, id_especialidad, id_establecimiento) values ('2014-10-15 20:00:00',53,65,65);" calcext:value-type="string">
            <text:p>insert ignore into clase (fecha, id_profesor, id_especialidad, id_establecimiento) values ('2014-10-15 20:00:00',53,65,6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0 10:30:00" calcext:value-type="string">
            <text:p>2014-10-30 10:30:00</text:p>
          </table:table-cell>
          <table:table-cell table:formula="of:=1+MOD(ROW( );127)" office:value-type="float" office:value="54" calcext:value-type="float">
            <text:p>54</text:p>
          </table:table-cell>
          <table:table-cell table:formula="of:=126+MOD(([.D180]);82)" office:value-type="float" office:value="180" calcext:value-type="float">
            <text:p>180</text:p>
          </table:table-cell>
          <table:table-cell table:formula="of:=1+MOD(ROW( );115)" office:value-type="float" office:value="66" calcext:value-type="float">
            <text:p>66</text:p>
          </table:table-cell>
          <table:table-cell table:formula="of:=&quot;insert ignore into clase (fecha, id_profesor, id_especialidad, id_establecimiento) values ('&quot;&amp;[.C180]&amp;&quot;',&quot;&amp;[.D180]&amp;&quot;,&quot;&amp;[.F180]&amp;&quot;,&quot;&amp;[.F180]&amp;&quot;);&quot;" office:value-type="string" office:string-value="insert ignore into clase (fecha, id_profesor, id_especialidad, id_establecimiento) values ('2014-10-30 10:30:00',54,66,66);" calcext:value-type="string">
            <text:p>insert ignore into clase (fecha, id_profesor, id_especialidad, id_establecimiento) values ('2014-10-30 10:30:00',54,66,6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3 16:00:00" calcext:value-type="string">
            <text:p>2014-11-03 16:00:00</text:p>
          </table:table-cell>
          <table:table-cell table:formula="of:=1+MOD(ROW( );127)" office:value-type="float" office:value="55" calcext:value-type="float">
            <text:p>55</text:p>
          </table:table-cell>
          <table:table-cell table:formula="of:=126+MOD(([.D181]);82)" office:value-type="float" office:value="181" calcext:value-type="float">
            <text:p>181</text:p>
          </table:table-cell>
          <table:table-cell table:formula="of:=1+MOD(ROW( );115)" office:value-type="float" office:value="67" calcext:value-type="float">
            <text:p>67</text:p>
          </table:table-cell>
          <table:table-cell table:formula="of:=&quot;insert ignore into clase (fecha, id_profesor, id_especialidad, id_establecimiento) values ('&quot;&amp;[.C181]&amp;&quot;',&quot;&amp;[.D181]&amp;&quot;,&quot;&amp;[.F181]&amp;&quot;,&quot;&amp;[.F181]&amp;&quot;);&quot;" office:value-type="string" office:string-value="insert ignore into clase (fecha, id_profesor, id_especialidad, id_establecimiento) values ('2014-11-03 16:00:00',55,67,67);" calcext:value-type="string">
            <text:p>insert ignore into clase (fecha, id_profesor, id_especialidad, id_establecimiento) values ('2014-11-03 16:00:00',55,67,6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2 14:00:00" calcext:value-type="string">
            <text:p>2014-11-12 14:00:00</text:p>
          </table:table-cell>
          <table:table-cell table:formula="of:=1+MOD(ROW( );127)" office:value-type="float" office:value="56" calcext:value-type="float">
            <text:p>56</text:p>
          </table:table-cell>
          <table:table-cell table:formula="of:=126+MOD(([.D182]);82)" office:value-type="float" office:value="182" calcext:value-type="float">
            <text:p>182</text:p>
          </table:table-cell>
          <table:table-cell table:formula="of:=1+MOD(ROW( );115)" office:value-type="float" office:value="68" calcext:value-type="float">
            <text:p>68</text:p>
          </table:table-cell>
          <table:table-cell table:formula="of:=&quot;insert ignore into clase (fecha, id_profesor, id_especialidad, id_establecimiento) values ('&quot;&amp;[.C182]&amp;&quot;',&quot;&amp;[.D182]&amp;&quot;,&quot;&amp;[.F182]&amp;&quot;,&quot;&amp;[.F182]&amp;&quot;);&quot;" office:value-type="string" office:string-value="insert ignore into clase (fecha, id_profesor, id_especialidad, id_establecimiento) values ('2014-11-12 14:00:00',56,68,68);" calcext:value-type="string">
            <text:p>insert ignore into clase (fecha, id_profesor, id_especialidad, id_establecimiento) values ('2014-11-12 14:00:00',56,68,6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18:00:00" calcext:value-type="string">
            <text:p>2014-11-04 18:00:00</text:p>
          </table:table-cell>
          <table:table-cell table:formula="of:=1+MOD(ROW( );127)" office:value-type="float" office:value="57" calcext:value-type="float">
            <text:p>57</text:p>
          </table:table-cell>
          <table:table-cell table:formula="of:=126+MOD(([.D183]);82)" office:value-type="float" office:value="183" calcext:value-type="float">
            <text:p>183</text:p>
          </table:table-cell>
          <table:table-cell table:formula="of:=1+MOD(ROW( );115)" office:value-type="float" office:value="69" calcext:value-type="float">
            <text:p>69</text:p>
          </table:table-cell>
          <table:table-cell table:formula="of:=&quot;insert ignore into clase (fecha, id_profesor, id_especialidad, id_establecimiento) values ('&quot;&amp;[.C183]&amp;&quot;',&quot;&amp;[.D183]&amp;&quot;,&quot;&amp;[.F183]&amp;&quot;,&quot;&amp;[.F183]&amp;&quot;);&quot;" office:value-type="string" office:string-value="insert ignore into clase (fecha, id_profesor, id_especialidad, id_establecimiento) values ('2014-11-04 18:00:00',57,69,69);" calcext:value-type="string">
            <text:p>insert ignore into clase (fecha, id_profesor, id_especialidad, id_establecimiento) values ('2014-11-04 18:00:00',57,69,6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5 12:00:00" calcext:value-type="string">
            <text:p>2014-10-25 12:00:00</text:p>
          </table:table-cell>
          <table:table-cell table:formula="of:=1+MOD(ROW( );127)" office:value-type="float" office:value="58" calcext:value-type="float">
            <text:p>58</text:p>
          </table:table-cell>
          <table:table-cell table:formula="of:=126+MOD(([.D184]);82)" office:value-type="float" office:value="184" calcext:value-type="float">
            <text:p>184</text:p>
          </table:table-cell>
          <table:table-cell table:formula="of:=1+MOD(ROW( );115)" office:value-type="float" office:value="70" calcext:value-type="float">
            <text:p>70</text:p>
          </table:table-cell>
          <table:table-cell table:formula="of:=&quot;insert ignore into clase (fecha, id_profesor, id_especialidad, id_establecimiento) values ('&quot;&amp;[.C184]&amp;&quot;',&quot;&amp;[.D184]&amp;&quot;,&quot;&amp;[.F184]&amp;&quot;,&quot;&amp;[.F184]&amp;&quot;);&quot;" office:value-type="string" office:string-value="insert ignore into clase (fecha, id_profesor, id_especialidad, id_establecimiento) values ('2014-10-25 12:00:00',58,70,70);" calcext:value-type="string">
            <text:p>insert ignore into clase (fecha, id_profesor, id_especialidad, id_establecimiento) values ('2014-10-25 12:00:00',58,70,7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8 16:00:00" calcext:value-type="string">
            <text:p>2014-10-18 16:00:00</text:p>
          </table:table-cell>
          <table:table-cell table:formula="of:=1+MOD(ROW( );127)" office:value-type="float" office:value="59" calcext:value-type="float">
            <text:p>59</text:p>
          </table:table-cell>
          <table:table-cell table:formula="of:=126+MOD(([.D185]);82)" office:value-type="float" office:value="185" calcext:value-type="float">
            <text:p>185</text:p>
          </table:table-cell>
          <table:table-cell table:formula="of:=1+MOD(ROW( );115)" office:value-type="float" office:value="71" calcext:value-type="float">
            <text:p>71</text:p>
          </table:table-cell>
          <table:table-cell table:formula="of:=&quot;insert ignore into clase (fecha, id_profesor, id_especialidad, id_establecimiento) values ('&quot;&amp;[.C185]&amp;&quot;',&quot;&amp;[.D185]&amp;&quot;,&quot;&amp;[.F185]&amp;&quot;,&quot;&amp;[.F185]&amp;&quot;);&quot;" office:value-type="string" office:string-value="insert ignore into clase (fecha, id_profesor, id_especialidad, id_establecimiento) values ('2014-10-18 16:00:00',59,71,71);" calcext:value-type="string">
            <text:p>insert ignore into clase (fecha, id_profesor, id_especialidad, id_establecimiento) values ('2014-10-18 16:00:00',59,71,7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9 20:00:00" calcext:value-type="string">
            <text:p>2014-11-09 20:00:00</text:p>
          </table:table-cell>
          <table:table-cell table:formula="of:=1+MOD(ROW( );127)" office:value-type="float" office:value="60" calcext:value-type="float">
            <text:p>60</text:p>
          </table:table-cell>
          <table:table-cell table:formula="of:=126+MOD(([.D186]);82)" office:value-type="float" office:value="186" calcext:value-type="float">
            <text:p>186</text:p>
          </table:table-cell>
          <table:table-cell table:formula="of:=1+MOD(ROW( );115)" office:value-type="float" office:value="72" calcext:value-type="float">
            <text:p>72</text:p>
          </table:table-cell>
          <table:table-cell table:formula="of:=&quot;insert ignore into clase (fecha, id_profesor, id_especialidad, id_establecimiento) values ('&quot;&amp;[.C186]&amp;&quot;',&quot;&amp;[.D186]&amp;&quot;,&quot;&amp;[.F186]&amp;&quot;,&quot;&amp;[.F186]&amp;&quot;);&quot;" office:value-type="string" office:string-value="insert ignore into clase (fecha, id_profesor, id_especialidad, id_establecimiento) values ('2014-11-09 20:00:00',60,72,72);" calcext:value-type="string">
            <text:p>insert ignore into clase (fecha, id_profesor, id_especialidad, id_establecimiento) values ('2014-11-09 20:00:00',60,72,7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6:00:00" calcext:value-type="string">
            <text:p>2014-10-14 16:00:00</text:p>
          </table:table-cell>
          <table:table-cell table:formula="of:=1+MOD(ROW( );127)" office:value-type="float" office:value="61" calcext:value-type="float">
            <text:p>61</text:p>
          </table:table-cell>
          <table:table-cell table:formula="of:=126+MOD(([.D187]);82)" office:value-type="float" office:value="187" calcext:value-type="float">
            <text:p>187</text:p>
          </table:table-cell>
          <table:table-cell table:formula="of:=1+MOD(ROW( );115)" office:value-type="float" office:value="73" calcext:value-type="float">
            <text:p>73</text:p>
          </table:table-cell>
          <table:table-cell table:formula="of:=&quot;insert ignore into clase (fecha, id_profesor, id_especialidad, id_establecimiento) values ('&quot;&amp;[.C187]&amp;&quot;',&quot;&amp;[.D187]&amp;&quot;,&quot;&amp;[.F187]&amp;&quot;,&quot;&amp;[.F187]&amp;&quot;);&quot;" office:value-type="string" office:string-value="insert ignore into clase (fecha, id_profesor, id_especialidad, id_establecimiento) values ('2014-10-14 16:00:00',61,73,73);" calcext:value-type="string">
            <text:p>insert ignore into clase (fecha, id_profesor, id_especialidad, id_establecimiento) values ('2014-10-14 16:00:00',61,73,7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6 14:00:00" calcext:value-type="string">
            <text:p>2014-10-16 14:00:00</text:p>
          </table:table-cell>
          <table:table-cell table:formula="of:=1+MOD(ROW( );127)" office:value-type="float" office:value="62" calcext:value-type="float">
            <text:p>62</text:p>
          </table:table-cell>
          <table:table-cell table:formula="of:=126+MOD(([.D188]);82)" office:value-type="float" office:value="188" calcext:value-type="float">
            <text:p>188</text:p>
          </table:table-cell>
          <table:table-cell table:formula="of:=1+MOD(ROW( );115)" office:value-type="float" office:value="74" calcext:value-type="float">
            <text:p>74</text:p>
          </table:table-cell>
          <table:table-cell table:formula="of:=&quot;insert ignore into clase (fecha, id_profesor, id_especialidad, id_establecimiento) values ('&quot;&amp;[.C188]&amp;&quot;',&quot;&amp;[.D188]&amp;&quot;,&quot;&amp;[.F188]&amp;&quot;,&quot;&amp;[.F188]&amp;&quot;);&quot;" office:value-type="string" office:string-value="insert ignore into clase (fecha, id_profesor, id_especialidad, id_establecimiento) values ('2014-10-16 14:00:00',62,74,74);" calcext:value-type="string">
            <text:p>insert ignore into clase (fecha, id_profesor, id_especialidad, id_establecimiento) values ('2014-10-16 14:00:00',62,74,7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1 20:00:00" calcext:value-type="string">
            <text:p>2014-10-11 20:00:00</text:p>
          </table:table-cell>
          <table:table-cell table:formula="of:=1+MOD(ROW( );127)" office:value-type="float" office:value="63" calcext:value-type="float">
            <text:p>63</text:p>
          </table:table-cell>
          <table:table-cell table:formula="of:=126+MOD(([.D189]);82)" office:value-type="float" office:value="189" calcext:value-type="float">
            <text:p>189</text:p>
          </table:table-cell>
          <table:table-cell table:formula="of:=1+MOD(ROW( );115)" office:value-type="float" office:value="75" calcext:value-type="float">
            <text:p>75</text:p>
          </table:table-cell>
          <table:table-cell table:formula="of:=&quot;insert ignore into clase (fecha, id_profesor, id_especialidad, id_establecimiento) values ('&quot;&amp;[.C189]&amp;&quot;',&quot;&amp;[.D189]&amp;&quot;,&quot;&amp;[.F189]&amp;&quot;,&quot;&amp;[.F189]&amp;&quot;);&quot;" office:value-type="string" office:string-value="insert ignore into clase (fecha, id_profesor, id_especialidad, id_establecimiento) values ('2014-10-11 20:00:00',63,75,75);" calcext:value-type="string">
            <text:p>insert ignore into clase (fecha, id_profesor, id_especialidad, id_establecimiento) values ('2014-10-11 20:00:00',63,75,7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0 14:00:00" calcext:value-type="string">
            <text:p>2014-11-10 14:00:00</text:p>
          </table:table-cell>
          <table:table-cell table:formula="of:=1+MOD(ROW( );127)" office:value-type="float" office:value="64" calcext:value-type="float">
            <text:p>64</text:p>
          </table:table-cell>
          <table:table-cell table:formula="of:=126+MOD(([.D190]);82)" office:value-type="float" office:value="190" calcext:value-type="float">
            <text:p>190</text:p>
          </table:table-cell>
          <table:table-cell table:formula="of:=1+MOD(ROW( );115)" office:value-type="float" office:value="76" calcext:value-type="float">
            <text:p>76</text:p>
          </table:table-cell>
          <table:table-cell table:formula="of:=&quot;insert ignore into clase (fecha, id_profesor, id_especialidad, id_establecimiento) values ('&quot;&amp;[.C190]&amp;&quot;',&quot;&amp;[.D190]&amp;&quot;,&quot;&amp;[.F190]&amp;&quot;,&quot;&amp;[.F190]&amp;&quot;);&quot;" office:value-type="string" office:string-value="insert ignore into clase (fecha, id_profesor, id_especialidad, id_establecimiento) values ('2014-11-10 14:00:00',64,76,76);" calcext:value-type="string">
            <text:p>insert ignore into clase (fecha, id_profesor, id_especialidad, id_establecimiento) values ('2014-11-10 14:00:00',64,76,7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8:00:00" calcext:value-type="string">
            <text:p>2014-10-28 18:00:00</text:p>
          </table:table-cell>
          <table:table-cell table:formula="of:=1+MOD(ROW( );127)" office:value-type="float" office:value="65" calcext:value-type="float">
            <text:p>65</text:p>
          </table:table-cell>
          <table:table-cell table:formula="of:=126+MOD(([.D191]);82)" office:value-type="float" office:value="191" calcext:value-type="float">
            <text:p>191</text:p>
          </table:table-cell>
          <table:table-cell table:formula="of:=1+MOD(ROW( );115)" office:value-type="float" office:value="77" calcext:value-type="float">
            <text:p>77</text:p>
          </table:table-cell>
          <table:table-cell table:formula="of:=&quot;insert ignore into clase (fecha, id_profesor, id_especialidad, id_establecimiento) values ('&quot;&amp;[.C191]&amp;&quot;',&quot;&amp;[.D191]&amp;&quot;,&quot;&amp;[.F191]&amp;&quot;,&quot;&amp;[.F191]&amp;&quot;);&quot;" office:value-type="string" office:string-value="insert ignore into clase (fecha, id_profesor, id_especialidad, id_establecimiento) values ('2014-10-28 18:00:00',65,77,77);" calcext:value-type="string">
            <text:p>insert ignore into clase (fecha, id_profesor, id_especialidad, id_establecimiento) values ('2014-10-28 18:00:00',65,77,7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1 18:00:00" calcext:value-type="string">
            <text:p>2014-10-21 18:00:00</text:p>
          </table:table-cell>
          <table:table-cell table:formula="of:=1+MOD(ROW( );127)" office:value-type="float" office:value="66" calcext:value-type="float">
            <text:p>66</text:p>
          </table:table-cell>
          <table:table-cell table:formula="of:=126+MOD(([.D192]);82)" office:value-type="float" office:value="192" calcext:value-type="float">
            <text:p>192</text:p>
          </table:table-cell>
          <table:table-cell table:formula="of:=1+MOD(ROW( );115)" office:value-type="float" office:value="78" calcext:value-type="float">
            <text:p>78</text:p>
          </table:table-cell>
          <table:table-cell table:formula="of:=&quot;insert ignore into clase (fecha, id_profesor, id_especialidad, id_establecimiento) values ('&quot;&amp;[.C192]&amp;&quot;',&quot;&amp;[.D192]&amp;&quot;,&quot;&amp;[.F192]&amp;&quot;,&quot;&amp;[.F192]&amp;&quot;);&quot;" office:value-type="string" office:string-value="insert ignore into clase (fecha, id_profesor, id_especialidad, id_establecimiento) values ('2014-10-21 18:00:00',66,78,78);" calcext:value-type="string">
            <text:p>insert ignore into clase (fecha, id_profesor, id_especialidad, id_establecimiento) values ('2014-10-21 18:00:00',66,78,7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2 14:00:00" calcext:value-type="string">
            <text:p>2014-11-02 14:00:00</text:p>
          </table:table-cell>
          <table:table-cell table:formula="of:=1+MOD(ROW( );127)" office:value-type="float" office:value="67" calcext:value-type="float">
            <text:p>67</text:p>
          </table:table-cell>
          <table:table-cell table:formula="of:=126+MOD(([.D193]);82)" office:value-type="float" office:value="193" calcext:value-type="float">
            <text:p>193</text:p>
          </table:table-cell>
          <table:table-cell table:formula="of:=1+MOD(ROW( );115)" office:value-type="float" office:value="79" calcext:value-type="float">
            <text:p>79</text:p>
          </table:table-cell>
          <table:table-cell table:formula="of:=&quot;insert ignore into clase (fecha, id_profesor, id_especialidad, id_establecimiento) values ('&quot;&amp;[.C193]&amp;&quot;',&quot;&amp;[.D193]&amp;&quot;,&quot;&amp;[.F193]&amp;&quot;,&quot;&amp;[.F193]&amp;&quot;);&quot;" office:value-type="string" office:string-value="insert ignore into clase (fecha, id_profesor, id_especialidad, id_establecimiento) values ('2014-11-02 14:00:00',67,79,79);" calcext:value-type="string">
            <text:p>insert ignore into clase (fecha, id_profesor, id_especialidad, id_establecimiento) values ('2014-11-02 14:00:00',67,79,7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0:30:00" calcext:value-type="string">
            <text:p>2014-10-14 10:30:00</text:p>
          </table:table-cell>
          <table:table-cell table:formula="of:=1+MOD(ROW( );127)" office:value-type="float" office:value="68" calcext:value-type="float">
            <text:p>68</text:p>
          </table:table-cell>
          <table:table-cell table:formula="of:=126+MOD(([.D194]);82)" office:value-type="float" office:value="194" calcext:value-type="float">
            <text:p>194</text:p>
          </table:table-cell>
          <table:table-cell table:formula="of:=1+MOD(ROW( );115)" office:value-type="float" office:value="80" calcext:value-type="float">
            <text:p>80</text:p>
          </table:table-cell>
          <table:table-cell table:formula="of:=&quot;insert ignore into clase (fecha, id_profesor, id_especialidad, id_establecimiento) values ('&quot;&amp;[.C194]&amp;&quot;',&quot;&amp;[.D194]&amp;&quot;,&quot;&amp;[.F194]&amp;&quot;,&quot;&amp;[.F194]&amp;&quot;);&quot;" office:value-type="string" office:string-value="insert ignore into clase (fecha, id_profesor, id_especialidad, id_establecimiento) values ('2014-10-14 10:30:00',68,80,80);" calcext:value-type="string">
            <text:p>insert ignore into clase (fecha, id_profesor, id_especialidad, id_establecimiento) values ('2014-10-14 10:30:00',68,80,8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6 14:00:00" calcext:value-type="string">
            <text:p>2014-10-16 14:00:00</text:p>
          </table:table-cell>
          <table:table-cell table:formula="of:=1+MOD(ROW( );127)" office:value-type="float" office:value="69" calcext:value-type="float">
            <text:p>69</text:p>
          </table:table-cell>
          <table:table-cell table:formula="of:=126+MOD(([.D195]);82)" office:value-type="float" office:value="195" calcext:value-type="float">
            <text:p>195</text:p>
          </table:table-cell>
          <table:table-cell table:formula="of:=1+MOD(ROW( );115)" office:value-type="float" office:value="81" calcext:value-type="float">
            <text:p>81</text:p>
          </table:table-cell>
          <table:table-cell table:formula="of:=&quot;insert ignore into clase (fecha, id_profesor, id_especialidad, id_establecimiento) values ('&quot;&amp;[.C195]&amp;&quot;',&quot;&amp;[.D195]&amp;&quot;,&quot;&amp;[.F195]&amp;&quot;,&quot;&amp;[.F195]&amp;&quot;);&quot;" office:value-type="string" office:string-value="insert ignore into clase (fecha, id_profesor, id_especialidad, id_establecimiento) values ('2014-10-16 14:00:00',69,81,81);" calcext:value-type="string">
            <text:p>insert ignore into clase (fecha, id_profesor, id_especialidad, id_establecimiento) values ('2014-10-16 14:00:00',69,81,8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3 18:00:00" calcext:value-type="string">
            <text:p>2014-11-03 18:00:00</text:p>
          </table:table-cell>
          <table:table-cell table:formula="of:=1+MOD(ROW( );127)" office:value-type="float" office:value="70" calcext:value-type="float">
            <text:p>70</text:p>
          </table:table-cell>
          <table:table-cell table:formula="of:=126+MOD(([.D196]);82)" office:value-type="float" office:value="196" calcext:value-type="float">
            <text:p>196</text:p>
          </table:table-cell>
          <table:table-cell table:formula="of:=1+MOD(ROW( );115)" office:value-type="float" office:value="82" calcext:value-type="float">
            <text:p>82</text:p>
          </table:table-cell>
          <table:table-cell table:formula="of:=&quot;insert ignore into clase (fecha, id_profesor, id_especialidad, id_establecimiento) values ('&quot;&amp;[.C196]&amp;&quot;',&quot;&amp;[.D196]&amp;&quot;,&quot;&amp;[.F196]&amp;&quot;,&quot;&amp;[.F196]&amp;&quot;);&quot;" office:value-type="string" office:string-value="insert ignore into clase (fecha, id_profesor, id_especialidad, id_establecimiento) values ('2014-11-03 18:00:00',70,82,82);" calcext:value-type="string">
            <text:p>insert ignore into clase (fecha, id_profesor, id_especialidad, id_establecimiento) values ('2014-11-03 18:00:00',70,82,8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2 20:00:00" calcext:value-type="string">
            <text:p>2014-10-22 20:00:00</text:p>
          </table:table-cell>
          <table:table-cell table:formula="of:=1+MOD(ROW( );127)" office:value-type="float" office:value="71" calcext:value-type="float">
            <text:p>71</text:p>
          </table:table-cell>
          <table:table-cell table:formula="of:=126+MOD(([.D197]);82)" office:value-type="float" office:value="197" calcext:value-type="float">
            <text:p>197</text:p>
          </table:table-cell>
          <table:table-cell table:formula="of:=1+MOD(ROW( );115)" office:value-type="float" office:value="83" calcext:value-type="float">
            <text:p>83</text:p>
          </table:table-cell>
          <table:table-cell table:formula="of:=&quot;insert ignore into clase (fecha, id_profesor, id_especialidad, id_establecimiento) values ('&quot;&amp;[.C197]&amp;&quot;',&quot;&amp;[.D197]&amp;&quot;,&quot;&amp;[.F197]&amp;&quot;,&quot;&amp;[.F197]&amp;&quot;);&quot;" office:value-type="string" office:string-value="insert ignore into clase (fecha, id_profesor, id_especialidad, id_establecimiento) values ('2014-10-22 20:00:00',71,83,83);" calcext:value-type="string">
            <text:p>insert ignore into clase (fecha, id_profesor, id_especialidad, id_establecimiento) values ('2014-10-22 20:00:00',71,83,8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1 20:00:00" calcext:value-type="string">
            <text:p>2014-10-21 20:00:00</text:p>
          </table:table-cell>
          <table:table-cell table:formula="of:=1+MOD(ROW( );127)" office:value-type="float" office:value="72" calcext:value-type="float">
            <text:p>72</text:p>
          </table:table-cell>
          <table:table-cell table:formula="of:=126+MOD(([.D198]);82)" office:value-type="float" office:value="198" calcext:value-type="float">
            <text:p>198</text:p>
          </table:table-cell>
          <table:table-cell table:formula="of:=1+MOD(ROW( );115)" office:value-type="float" office:value="84" calcext:value-type="float">
            <text:p>84</text:p>
          </table:table-cell>
          <table:table-cell table:formula="of:=&quot;insert ignore into clase (fecha, id_profesor, id_especialidad, id_establecimiento) values ('&quot;&amp;[.C198]&amp;&quot;',&quot;&amp;[.D198]&amp;&quot;,&quot;&amp;[.F198]&amp;&quot;,&quot;&amp;[.F198]&amp;&quot;);&quot;" office:value-type="string" office:string-value="insert ignore into clase (fecha, id_profesor, id_especialidad, id_establecimiento) values ('2014-10-21 20:00:00',72,84,84);" calcext:value-type="string">
            <text:p>insert ignore into clase (fecha, id_profesor, id_especialidad, id_establecimiento) values ('2014-10-21 20:00:00',72,84,8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4:00:00" calcext:value-type="string">
            <text:p>2014-10-14 14:00:00</text:p>
          </table:table-cell>
          <table:table-cell table:formula="of:=1+MOD(ROW( );127)" office:value-type="float" office:value="73" calcext:value-type="float">
            <text:p>73</text:p>
          </table:table-cell>
          <table:table-cell table:formula="of:=126+MOD(([.D199]);82)" office:value-type="float" office:value="199" calcext:value-type="float">
            <text:p>199</text:p>
          </table:table-cell>
          <table:table-cell table:formula="of:=1+MOD(ROW( );115)" office:value-type="float" office:value="85" calcext:value-type="float">
            <text:p>85</text:p>
          </table:table-cell>
          <table:table-cell table:formula="of:=&quot;insert ignore into clase (fecha, id_profesor, id_especialidad, id_establecimiento) values ('&quot;&amp;[.C199]&amp;&quot;',&quot;&amp;[.D199]&amp;&quot;,&quot;&amp;[.F199]&amp;&quot;,&quot;&amp;[.F199]&amp;&quot;);&quot;" office:value-type="string" office:string-value="insert ignore into clase (fecha, id_profesor, id_especialidad, id_establecimiento) values ('2014-10-14 14:00:00',73,85,85);" calcext:value-type="string">
            <text:p>insert ignore into clase (fecha, id_profesor, id_especialidad, id_establecimiento) values ('2014-10-14 14:00:00',73,85,8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2:00:00" calcext:value-type="string">
            <text:p>2014-10-28 12:00:00</text:p>
          </table:table-cell>
          <table:table-cell table:formula="of:=1+MOD(ROW( );127)" office:value-type="float" office:value="74" calcext:value-type="float">
            <text:p>74</text:p>
          </table:table-cell>
          <table:table-cell table:formula="of:=126+MOD(([.D200]);82)" office:value-type="float" office:value="200" calcext:value-type="float">
            <text:p>200</text:p>
          </table:table-cell>
          <table:table-cell table:formula="of:=1+MOD(ROW( );115)" office:value-type="float" office:value="86" calcext:value-type="float">
            <text:p>86</text:p>
          </table:table-cell>
          <table:table-cell table:formula="of:=&quot;insert ignore into clase (fecha, id_profesor, id_especialidad, id_establecimiento) values ('&quot;&amp;[.C200]&amp;&quot;',&quot;&amp;[.D200]&amp;&quot;,&quot;&amp;[.F200]&amp;&quot;,&quot;&amp;[.F200]&amp;&quot;);&quot;" office:value-type="string" office:string-value="insert ignore into clase (fecha, id_profesor, id_especialidad, id_establecimiento) values ('2014-10-28 12:00:00',74,86,86);" calcext:value-type="string">
            <text:p>insert ignore into clase (fecha, id_profesor, id_especialidad, id_establecimiento) values ('2014-10-28 12:00:00',74,86,8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7 10:30:00" calcext:value-type="string">
            <text:p>2014-10-27 10:30:00</text:p>
          </table:table-cell>
          <table:table-cell table:formula="of:=1+MOD(ROW( );127)" office:value-type="float" office:value="75" calcext:value-type="float">
            <text:p>75</text:p>
          </table:table-cell>
          <table:table-cell table:formula="of:=126+MOD(([.D201]);82)" office:value-type="float" office:value="201" calcext:value-type="float">
            <text:p>201</text:p>
          </table:table-cell>
          <table:table-cell table:formula="of:=1+MOD(ROW( );115)" office:value-type="float" office:value="87" calcext:value-type="float">
            <text:p>87</text:p>
          </table:table-cell>
          <table:table-cell table:formula="of:=&quot;insert ignore into clase (fecha, id_profesor, id_especialidad, id_establecimiento) values ('&quot;&amp;[.C201]&amp;&quot;',&quot;&amp;[.D201]&amp;&quot;,&quot;&amp;[.F201]&amp;&quot;,&quot;&amp;[.F201]&amp;&quot;);&quot;" office:value-type="string" office:string-value="insert ignore into clase (fecha, id_profesor, id_especialidad, id_establecimiento) values ('2014-10-27 10:30:00',75,87,87);" calcext:value-type="string">
            <text:p>insert ignore into clase (fecha, id_profesor, id_especialidad, id_establecimiento) values ('2014-10-27 10:30:00',75,87,8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2 16:00:00" calcext:value-type="string">
            <text:p>2014-10-12 16:00:00</text:p>
          </table:table-cell>
          <table:table-cell table:formula="of:=1+MOD(ROW( );127)" office:value-type="float" office:value="76" calcext:value-type="float">
            <text:p>76</text:p>
          </table:table-cell>
          <table:table-cell table:formula="of:=126+MOD(([.D202]);82)" office:value-type="float" office:value="202" calcext:value-type="float">
            <text:p>202</text:p>
          </table:table-cell>
          <table:table-cell table:formula="of:=1+MOD(ROW( );115)" office:value-type="float" office:value="88" calcext:value-type="float">
            <text:p>88</text:p>
          </table:table-cell>
          <table:table-cell table:formula="of:=&quot;insert ignore into clase (fecha, id_profesor, id_especialidad, id_establecimiento) values ('&quot;&amp;[.C202]&amp;&quot;',&quot;&amp;[.D202]&amp;&quot;,&quot;&amp;[.F202]&amp;&quot;,&quot;&amp;[.F202]&amp;&quot;);&quot;" office:value-type="string" office:string-value="insert ignore into clase (fecha, id_profesor, id_especialidad, id_establecimiento) values ('2014-10-12 16:00:00',76,88,88);" calcext:value-type="string">
            <text:p>insert ignore into clase (fecha, id_profesor, id_especialidad, id_establecimiento) values ('2014-10-12 16:00:00',76,88,8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0 20:00:00" calcext:value-type="string">
            <text:p>2014-10-20 20:00:00</text:p>
          </table:table-cell>
          <table:table-cell table:formula="of:=1+MOD(ROW( );127)" office:value-type="float" office:value="77" calcext:value-type="float">
            <text:p>77</text:p>
          </table:table-cell>
          <table:table-cell table:formula="of:=126+MOD(([.D203]);82)" office:value-type="float" office:value="203" calcext:value-type="float">
            <text:p>203</text:p>
          </table:table-cell>
          <table:table-cell table:formula="of:=1+MOD(ROW( );115)" office:value-type="float" office:value="89" calcext:value-type="float">
            <text:p>89</text:p>
          </table:table-cell>
          <table:table-cell table:formula="of:=&quot;insert ignore into clase (fecha, id_profesor, id_especialidad, id_establecimiento) values ('&quot;&amp;[.C203]&amp;&quot;',&quot;&amp;[.D203]&amp;&quot;,&quot;&amp;[.F203]&amp;&quot;,&quot;&amp;[.F203]&amp;&quot;);&quot;" office:value-type="string" office:string-value="insert ignore into clase (fecha, id_profesor, id_especialidad, id_establecimiento) values ('2014-10-20 20:00:00',77,89,89);" calcext:value-type="string">
            <text:p>insert ignore into clase (fecha, id_profesor, id_especialidad, id_establecimiento) values ('2014-10-20 20:00:00',77,89,8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6 9:00:00" calcext:value-type="string">
            <text:p>2014-11-06 9:00:00</text:p>
          </table:table-cell>
          <table:table-cell table:formula="of:=1+MOD(ROW( );127)" office:value-type="float" office:value="78" calcext:value-type="float">
            <text:p>78</text:p>
          </table:table-cell>
          <table:table-cell table:formula="of:=126+MOD(([.D204]);82)" office:value-type="float" office:value="204" calcext:value-type="float">
            <text:p>204</text:p>
          </table:table-cell>
          <table:table-cell table:formula="of:=1+MOD(ROW( );115)" office:value-type="float" office:value="90" calcext:value-type="float">
            <text:p>90</text:p>
          </table:table-cell>
          <table:table-cell table:formula="of:=&quot;insert ignore into clase (fecha, id_profesor, id_especialidad, id_establecimiento) values ('&quot;&amp;[.C204]&amp;&quot;',&quot;&amp;[.D204]&amp;&quot;,&quot;&amp;[.F204]&amp;&quot;,&quot;&amp;[.F204]&amp;&quot;);&quot;" office:value-type="string" office:string-value="insert ignore into clase (fecha, id_profesor, id_especialidad, id_establecimiento) values ('2014-11-06 9:00:00',78,90,90);" calcext:value-type="string">
            <text:p>insert ignore into clase (fecha, id_profesor, id_especialidad, id_establecimiento) values ('2014-11-06 9:00:00',78,90,9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2:00:00" calcext:value-type="string">
            <text:p>2014-10-28 12:00:00</text:p>
          </table:table-cell>
          <table:table-cell table:formula="of:=1+MOD(ROW( );127)" office:value-type="float" office:value="79" calcext:value-type="float">
            <text:p>79</text:p>
          </table:table-cell>
          <table:table-cell table:formula="of:=126+MOD(([.D205]);82)" office:value-type="float" office:value="205" calcext:value-type="float">
            <text:p>205</text:p>
          </table:table-cell>
          <table:table-cell table:formula="of:=1+MOD(ROW( );115)" office:value-type="float" office:value="91" calcext:value-type="float">
            <text:p>91</text:p>
          </table:table-cell>
          <table:table-cell table:formula="of:=&quot;insert ignore into clase (fecha, id_profesor, id_especialidad, id_establecimiento) values ('&quot;&amp;[.C205]&amp;&quot;',&quot;&amp;[.D205]&amp;&quot;,&quot;&amp;[.F205]&amp;&quot;,&quot;&amp;[.F205]&amp;&quot;);&quot;" office:value-type="string" office:string-value="insert ignore into clase (fecha, id_profesor, id_especialidad, id_establecimiento) values ('2014-10-28 12:00:00',79,91,91);" calcext:value-type="string">
            <text:p>insert ignore into clase (fecha, id_profesor, id_especialidad, id_establecimiento) values ('2014-10-28 12:00:00',79,91,9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6 10:30:00" calcext:value-type="string">
            <text:p>2014-11-06 10:30:00</text:p>
          </table:table-cell>
          <table:table-cell table:formula="of:=1+MOD(ROW( );127)" office:value-type="float" office:value="80" calcext:value-type="float">
            <text:p>80</text:p>
          </table:table-cell>
          <table:table-cell table:formula="of:=126+MOD(([.D206]);82)" office:value-type="float" office:value="206" calcext:value-type="float">
            <text:p>206</text:p>
          </table:table-cell>
          <table:table-cell table:formula="of:=1+MOD(ROW( );115)" office:value-type="float" office:value="92" calcext:value-type="float">
            <text:p>92</text:p>
          </table:table-cell>
          <table:table-cell table:formula="of:=&quot;insert ignore into clase (fecha, id_profesor, id_especialidad, id_establecimiento) values ('&quot;&amp;[.C206]&amp;&quot;',&quot;&amp;[.D206]&amp;&quot;,&quot;&amp;[.F206]&amp;&quot;,&quot;&amp;[.F206]&amp;&quot;);&quot;" office:value-type="string" office:string-value="insert ignore into clase (fecha, id_profesor, id_especialidad, id_establecimiento) values ('2014-11-06 10:30:00',80,92,92);" calcext:value-type="string">
            <text:p>insert ignore into clase (fecha, id_profesor, id_especialidad, id_establecimiento) values ('2014-11-06 10:30:00',80,92,9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14:00:00" calcext:value-type="string">
            <text:p>2014-11-11 14:00:00</text:p>
          </table:table-cell>
          <table:table-cell table:formula="of:=1+MOD(ROW( );127)" office:value-type="float" office:value="81" calcext:value-type="float">
            <text:p>81</text:p>
          </table:table-cell>
          <table:table-cell table:formula="of:=126+MOD(([.D207]);82)" office:value-type="float" office:value="207" calcext:value-type="float">
            <text:p>207</text:p>
          </table:table-cell>
          <table:table-cell table:formula="of:=1+MOD(ROW( );115)" office:value-type="float" office:value="93" calcext:value-type="float">
            <text:p>93</text:p>
          </table:table-cell>
          <table:table-cell table:formula="of:=&quot;insert ignore into clase (fecha, id_profesor, id_especialidad, id_establecimiento) values ('&quot;&amp;[.C207]&amp;&quot;',&quot;&amp;[.D207]&amp;&quot;,&quot;&amp;[.F207]&amp;&quot;,&quot;&amp;[.F207]&amp;&quot;);&quot;" office:value-type="string" office:string-value="insert ignore into clase (fecha, id_profesor, id_especialidad, id_establecimiento) values ('2014-11-11 14:00:00',81,93,93);" calcext:value-type="string">
            <text:p>insert ignore into clase (fecha, id_profesor, id_especialidad, id_establecimiento) values ('2014-11-11 14:00:00',81,93,9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20:00:00" calcext:value-type="string">
            <text:p>2014-10-15 20:00:00</text:p>
          </table:table-cell>
          <table:table-cell table:formula="of:=1+MOD(ROW( );127)" office:value-type="float" office:value="82" calcext:value-type="float">
            <text:p>82</text:p>
          </table:table-cell>
          <table:table-cell table:formula="of:=126+MOD(([.D208]);82)" office:value-type="float" office:value="126" calcext:value-type="float">
            <text:p>126</text:p>
          </table:table-cell>
          <table:table-cell table:formula="of:=1+MOD(ROW( );115)" office:value-type="float" office:value="94" calcext:value-type="float">
            <text:p>94</text:p>
          </table:table-cell>
          <table:table-cell table:formula="of:=&quot;insert ignore into clase (fecha, id_profesor, id_especialidad, id_establecimiento) values ('&quot;&amp;[.C208]&amp;&quot;',&quot;&amp;[.D208]&amp;&quot;,&quot;&amp;[.F208]&amp;&quot;,&quot;&amp;[.F208]&amp;&quot;);&quot;" office:value-type="string" office:string-value="insert ignore into clase (fecha, id_profesor, id_especialidad, id_establecimiento) values ('2014-10-15 20:00:00',82,94,94);" calcext:value-type="string">
            <text:p>insert ignore into clase (fecha, id_profesor, id_especialidad, id_establecimiento) values ('2014-10-15 20:00:00',82,94,9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7 10:30:00" calcext:value-type="string">
            <text:p>2014-10-17 10:30:00</text:p>
          </table:table-cell>
          <table:table-cell table:formula="of:=1+MOD(ROW( );127)" office:value-type="float" office:value="83" calcext:value-type="float">
            <text:p>83</text:p>
          </table:table-cell>
          <table:table-cell table:formula="of:=126+MOD(([.D209]);82)" office:value-type="float" office:value="127" calcext:value-type="float">
            <text:p>127</text:p>
          </table:table-cell>
          <table:table-cell table:formula="of:=1+MOD(ROW( );115)" office:value-type="float" office:value="95" calcext:value-type="float">
            <text:p>95</text:p>
          </table:table-cell>
          <table:table-cell table:formula="of:=&quot;insert ignore into clase (fecha, id_profesor, id_especialidad, id_establecimiento) values ('&quot;&amp;[.C209]&amp;&quot;',&quot;&amp;[.D209]&amp;&quot;,&quot;&amp;[.F209]&amp;&quot;,&quot;&amp;[.F209]&amp;&quot;);&quot;" office:value-type="string" office:string-value="insert ignore into clase (fecha, id_profesor, id_especialidad, id_establecimiento) values ('2014-10-17 10:30:00',83,95,95);" calcext:value-type="string">
            <text:p>insert ignore into clase (fecha, id_profesor, id_especialidad, id_establecimiento) values ('2014-10-17 10:30:00',83,95,9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0 14:00:00" calcext:value-type="string">
            <text:p>2014-10-10 14:00:00</text:p>
          </table:table-cell>
          <table:table-cell table:formula="of:=1+MOD(ROW( );127)" office:value-type="float" office:value="84" calcext:value-type="float">
            <text:p>84</text:p>
          </table:table-cell>
          <table:table-cell table:formula="of:=126+MOD(([.D210]);82)" office:value-type="float" office:value="128" calcext:value-type="float">
            <text:p>128</text:p>
          </table:table-cell>
          <table:table-cell table:formula="of:=1+MOD(ROW( );115)" office:value-type="float" office:value="96" calcext:value-type="float">
            <text:p>96</text:p>
          </table:table-cell>
          <table:table-cell table:formula="of:=&quot;insert ignore into clase (fecha, id_profesor, id_especialidad, id_establecimiento) values ('&quot;&amp;[.C210]&amp;&quot;',&quot;&amp;[.D210]&amp;&quot;,&quot;&amp;[.F210]&amp;&quot;,&quot;&amp;[.F210]&amp;&quot;);&quot;" office:value-type="string" office:string-value="insert ignore into clase (fecha, id_profesor, id_especialidad, id_establecimiento) values ('2014-10-10 14:00:00',84,96,96);" calcext:value-type="string">
            <text:p>insert ignore into clase (fecha, id_profesor, id_especialidad, id_establecimiento) values ('2014-10-10 14:00:00',84,96,9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7 18:00:00" calcext:value-type="string">
            <text:p>2014-10-17 18:00:00</text:p>
          </table:table-cell>
          <table:table-cell table:formula="of:=1+MOD(ROW( );127)" office:value-type="float" office:value="85" calcext:value-type="float">
            <text:p>85</text:p>
          </table:table-cell>
          <table:table-cell table:formula="of:=126+MOD(([.D211]);82)" office:value-type="float" office:value="129" calcext:value-type="float">
            <text:p>129</text:p>
          </table:table-cell>
          <table:table-cell table:formula="of:=1+MOD(ROW( );115)" office:value-type="float" office:value="97" calcext:value-type="float">
            <text:p>97</text:p>
          </table:table-cell>
          <table:table-cell table:formula="of:=&quot;insert ignore into clase (fecha, id_profesor, id_especialidad, id_establecimiento) values ('&quot;&amp;[.C211]&amp;&quot;',&quot;&amp;[.D211]&amp;&quot;,&quot;&amp;[.F211]&amp;&quot;,&quot;&amp;[.F211]&amp;&quot;);&quot;" office:value-type="string" office:string-value="insert ignore into clase (fecha, id_profesor, id_especialidad, id_establecimiento) values ('2014-10-17 18:00:00',85,97,97);" calcext:value-type="string">
            <text:p>insert ignore into clase (fecha, id_profesor, id_especialidad, id_establecimiento) values ('2014-10-17 18:00:00',85,97,9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12:00:00" calcext:value-type="string">
            <text:p>2014-10-31 12:00:00</text:p>
          </table:table-cell>
          <table:table-cell table:formula="of:=1+MOD(ROW( );127)" office:value-type="float" office:value="86" calcext:value-type="float">
            <text:p>86</text:p>
          </table:table-cell>
          <table:table-cell table:formula="of:=126+MOD(([.D212]);82)" office:value-type="float" office:value="130" calcext:value-type="float">
            <text:p>130</text:p>
          </table:table-cell>
          <table:table-cell table:formula="of:=1+MOD(ROW( );115)" office:value-type="float" office:value="98" calcext:value-type="float">
            <text:p>98</text:p>
          </table:table-cell>
          <table:table-cell table:formula="of:=&quot;insert ignore into clase (fecha, id_profesor, id_especialidad, id_establecimiento) values ('&quot;&amp;[.C212]&amp;&quot;',&quot;&amp;[.D212]&amp;&quot;,&quot;&amp;[.F212]&amp;&quot;,&quot;&amp;[.F212]&amp;&quot;);&quot;" office:value-type="string" office:string-value="insert ignore into clase (fecha, id_profesor, id_especialidad, id_establecimiento) values ('2014-10-31 12:00:00',86,98,98);" calcext:value-type="string">
            <text:p>insert ignore into clase (fecha, id_profesor, id_especialidad, id_establecimiento) values ('2014-10-31 12:00:00',86,98,9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9 12:00:00" calcext:value-type="string">
            <text:p>2014-10-19 12:00:00</text:p>
          </table:table-cell>
          <table:table-cell table:formula="of:=1+MOD(ROW( );127)" office:value-type="float" office:value="87" calcext:value-type="float">
            <text:p>87</text:p>
          </table:table-cell>
          <table:table-cell table:formula="of:=126+MOD(([.D213]);82)" office:value-type="float" office:value="131" calcext:value-type="float">
            <text:p>131</text:p>
          </table:table-cell>
          <table:table-cell table:formula="of:=1+MOD(ROW( );115)" office:value-type="float" office:value="99" calcext:value-type="float">
            <text:p>99</text:p>
          </table:table-cell>
          <table:table-cell table:formula="of:=&quot;insert ignore into clase (fecha, id_profesor, id_especialidad, id_establecimiento) values ('&quot;&amp;[.C213]&amp;&quot;',&quot;&amp;[.D213]&amp;&quot;,&quot;&amp;[.F213]&amp;&quot;,&quot;&amp;[.F213]&amp;&quot;);&quot;" office:value-type="string" office:string-value="insert ignore into clase (fecha, id_profesor, id_especialidad, id_establecimiento) values ('2014-10-19 12:00:00',87,99,99);" calcext:value-type="string">
            <text:p>insert ignore into clase (fecha, id_profesor, id_especialidad, id_establecimiento) values ('2014-10-19 12:00:00',87,99,9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2 9:00:00" calcext:value-type="string">
            <text:p>2014-11-02 9:00:00</text:p>
          </table:table-cell>
          <table:table-cell table:formula="of:=1+MOD(ROW( );127)" office:value-type="float" office:value="88" calcext:value-type="float">
            <text:p>88</text:p>
          </table:table-cell>
          <table:table-cell table:formula="of:=126+MOD(([.D214]);82)" office:value-type="float" office:value="132" calcext:value-type="float">
            <text:p>132</text:p>
          </table:table-cell>
          <table:table-cell table:formula="of:=1+MOD(ROW( );115)" office:value-type="float" office:value="100" calcext:value-type="float">
            <text:p>100</text:p>
          </table:table-cell>
          <table:table-cell table:formula="of:=&quot;insert ignore into clase (fecha, id_profesor, id_especialidad, id_establecimiento) values ('&quot;&amp;[.C214]&amp;&quot;',&quot;&amp;[.D214]&amp;&quot;,&quot;&amp;[.F214]&amp;&quot;,&quot;&amp;[.F214]&amp;&quot;);&quot;" office:value-type="string" office:string-value="insert ignore into clase (fecha, id_profesor, id_especialidad, id_establecimiento) values ('2014-11-02 9:00:00',88,100,100);" calcext:value-type="string">
            <text:p>insert ignore into clase (fecha, id_profesor, id_especialidad, id_establecimiento) values ('2014-11-02 9:00:00',88,100,10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14:00:00" calcext:value-type="string">
            <text:p>2014-10-31 14:00:00</text:p>
          </table:table-cell>
          <table:table-cell table:formula="of:=1+MOD(ROW( );127)" office:value-type="float" office:value="89" calcext:value-type="float">
            <text:p>89</text:p>
          </table:table-cell>
          <table:table-cell table:formula="of:=126+MOD(([.D215]);82)" office:value-type="float" office:value="133" calcext:value-type="float">
            <text:p>133</text:p>
          </table:table-cell>
          <table:table-cell table:formula="of:=1+MOD(ROW( );115)" office:value-type="float" office:value="101" calcext:value-type="float">
            <text:p>101</text:p>
          </table:table-cell>
          <table:table-cell table:formula="of:=&quot;insert ignore into clase (fecha, id_profesor, id_especialidad, id_establecimiento) values ('&quot;&amp;[.C215]&amp;&quot;',&quot;&amp;[.D215]&amp;&quot;,&quot;&amp;[.F215]&amp;&quot;,&quot;&amp;[.F215]&amp;&quot;);&quot;" office:value-type="string" office:string-value="insert ignore into clase (fecha, id_profesor, id_especialidad, id_establecimiento) values ('2014-10-31 14:00:00',89,101,101);" calcext:value-type="string">
            <text:p>insert ignore into clase (fecha, id_profesor, id_especialidad, id_establecimiento) values ('2014-10-31 14:00:00',89,101,10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9 22:00:00" calcext:value-type="string">
            <text:p>2014-10-19 22:00:00</text:p>
          </table:table-cell>
          <table:table-cell table:formula="of:=1+MOD(ROW( );127)" office:value-type="float" office:value="90" calcext:value-type="float">
            <text:p>90</text:p>
          </table:table-cell>
          <table:table-cell table:formula="of:=126+MOD(([.D216]);82)" office:value-type="float" office:value="134" calcext:value-type="float">
            <text:p>134</text:p>
          </table:table-cell>
          <table:table-cell table:formula="of:=1+MOD(ROW( );115)" office:value-type="float" office:value="102" calcext:value-type="float">
            <text:p>102</text:p>
          </table:table-cell>
          <table:table-cell table:formula="of:=&quot;insert ignore into clase (fecha, id_profesor, id_especialidad, id_establecimiento) values ('&quot;&amp;[.C216]&amp;&quot;',&quot;&amp;[.D216]&amp;&quot;,&quot;&amp;[.F216]&amp;&quot;,&quot;&amp;[.F216]&amp;&quot;);&quot;" office:value-type="string" office:string-value="insert ignore into clase (fecha, id_profesor, id_especialidad, id_establecimiento) values ('2014-10-19 22:00:00',90,102,102);" calcext:value-type="string">
            <text:p>insert ignore into clase (fecha, id_profesor, id_especialidad, id_establecimiento) values ('2014-10-19 22:00:00',90,102,10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8 22:00:00" calcext:value-type="string">
            <text:p>2014-11-08 22:00:00</text:p>
          </table:table-cell>
          <table:table-cell table:formula="of:=1+MOD(ROW( );127)" office:value-type="float" office:value="91" calcext:value-type="float">
            <text:p>91</text:p>
          </table:table-cell>
          <table:table-cell table:formula="of:=126+MOD(([.D217]);82)" office:value-type="float" office:value="135" calcext:value-type="float">
            <text:p>135</text:p>
          </table:table-cell>
          <table:table-cell table:formula="of:=1+MOD(ROW( );115)" office:value-type="float" office:value="103" calcext:value-type="float">
            <text:p>103</text:p>
          </table:table-cell>
          <table:table-cell table:formula="of:=&quot;insert ignore into clase (fecha, id_profesor, id_especialidad, id_establecimiento) values ('&quot;&amp;[.C217]&amp;&quot;',&quot;&amp;[.D217]&amp;&quot;,&quot;&amp;[.F217]&amp;&quot;,&quot;&amp;[.F217]&amp;&quot;);&quot;" office:value-type="string" office:string-value="insert ignore into clase (fecha, id_profesor, id_especialidad, id_establecimiento) values ('2014-11-08 22:00:00',91,103,103);" calcext:value-type="string">
            <text:p>insert ignore into clase (fecha, id_profesor, id_especialidad, id_establecimiento) values ('2014-11-08 22:00:00',91,103,10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8 18:00:00" calcext:value-type="string">
            <text:p>2014-10-18 18:00:00</text:p>
          </table:table-cell>
          <table:table-cell table:formula="of:=1+MOD(ROW( );127)" office:value-type="float" office:value="92" calcext:value-type="float">
            <text:p>92</text:p>
          </table:table-cell>
          <table:table-cell table:formula="of:=126+MOD(([.D218]);82)" office:value-type="float" office:value="136" calcext:value-type="float">
            <text:p>136</text:p>
          </table:table-cell>
          <table:table-cell table:formula="of:=1+MOD(ROW( );115)" office:value-type="float" office:value="104" calcext:value-type="float">
            <text:p>104</text:p>
          </table:table-cell>
          <table:table-cell table:formula="of:=&quot;insert ignore into clase (fecha, id_profesor, id_especialidad, id_establecimiento) values ('&quot;&amp;[.C218]&amp;&quot;',&quot;&amp;[.D218]&amp;&quot;,&quot;&amp;[.F218]&amp;&quot;,&quot;&amp;[.F218]&amp;&quot;);&quot;" office:value-type="string" office:string-value="insert ignore into clase (fecha, id_profesor, id_especialidad, id_establecimiento) values ('2014-10-18 18:00:00',92,104,104);" calcext:value-type="string">
            <text:p>insert ignore into clase (fecha, id_profesor, id_especialidad, id_establecimiento) values ('2014-10-18 18:00:00',92,104,10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10:30:00" calcext:value-type="string">
            <text:p>2014-10-24 10:30:00</text:p>
          </table:table-cell>
          <table:table-cell table:formula="of:=1+MOD(ROW( );127)" office:value-type="float" office:value="93" calcext:value-type="float">
            <text:p>93</text:p>
          </table:table-cell>
          <table:table-cell table:formula="of:=126+MOD(([.D219]);82)" office:value-type="float" office:value="137" calcext:value-type="float">
            <text:p>137</text:p>
          </table:table-cell>
          <table:table-cell table:formula="of:=1+MOD(ROW( );115)" office:value-type="float" office:value="105" calcext:value-type="float">
            <text:p>105</text:p>
          </table:table-cell>
          <table:table-cell table:formula="of:=&quot;insert ignore into clase (fecha, id_profesor, id_especialidad, id_establecimiento) values ('&quot;&amp;[.C219]&amp;&quot;',&quot;&amp;[.D219]&amp;&quot;,&quot;&amp;[.F219]&amp;&quot;,&quot;&amp;[.F219]&amp;&quot;);&quot;" office:value-type="string" office:string-value="insert ignore into clase (fecha, id_profesor, id_especialidad, id_establecimiento) values ('2014-10-24 10:30:00',93,105,105);" calcext:value-type="string">
            <text:p>insert ignore into clase (fecha, id_profesor, id_especialidad, id_establecimiento) values ('2014-10-24 10:30:00',93,105,10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0 18:00:00" calcext:value-type="string">
            <text:p>2014-10-10 18:00:00</text:p>
          </table:table-cell>
          <table:table-cell table:formula="of:=1+MOD(ROW( );127)" office:value-type="float" office:value="94" calcext:value-type="float">
            <text:p>94</text:p>
          </table:table-cell>
          <table:table-cell table:formula="of:=126+MOD(([.D220]);82)" office:value-type="float" office:value="138" calcext:value-type="float">
            <text:p>138</text:p>
          </table:table-cell>
          <table:table-cell table:formula="of:=1+MOD(ROW( );115)" office:value-type="float" office:value="106" calcext:value-type="float">
            <text:p>106</text:p>
          </table:table-cell>
          <table:table-cell table:formula="of:=&quot;insert ignore into clase (fecha, id_profesor, id_especialidad, id_establecimiento) values ('&quot;&amp;[.C220]&amp;&quot;',&quot;&amp;[.D220]&amp;&quot;,&quot;&amp;[.F220]&amp;&quot;,&quot;&amp;[.F220]&amp;&quot;);&quot;" office:value-type="string" office:string-value="insert ignore into clase (fecha, id_profesor, id_especialidad, id_establecimiento) values ('2014-10-10 18:00:00',94,106,106);" calcext:value-type="string">
            <text:p>insert ignore into clase (fecha, id_profesor, id_especialidad, id_establecimiento) values ('2014-10-10 18:00:00',94,106,10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18:00:00" calcext:value-type="string">
            <text:p>2014-10-29 18:00:00</text:p>
          </table:table-cell>
          <table:table-cell table:formula="of:=1+MOD(ROW( );127)" office:value-type="float" office:value="95" calcext:value-type="float">
            <text:p>95</text:p>
          </table:table-cell>
          <table:table-cell table:formula="of:=126+MOD(([.D221]);82)" office:value-type="float" office:value="139" calcext:value-type="float">
            <text:p>139</text:p>
          </table:table-cell>
          <table:table-cell table:formula="of:=1+MOD(ROW( );115)" office:value-type="float" office:value="107" calcext:value-type="float">
            <text:p>107</text:p>
          </table:table-cell>
          <table:table-cell table:formula="of:=&quot;insert ignore into clase (fecha, id_profesor, id_especialidad, id_establecimiento) values ('&quot;&amp;[.C221]&amp;&quot;',&quot;&amp;[.D221]&amp;&quot;,&quot;&amp;[.F221]&amp;&quot;,&quot;&amp;[.F221]&amp;&quot;);&quot;" office:value-type="string" office:string-value="insert ignore into clase (fecha, id_profesor, id_especialidad, id_establecimiento) values ('2014-10-29 18:00:00',95,107,107);" calcext:value-type="string">
            <text:p>insert ignore into clase (fecha, id_profesor, id_especialidad, id_establecimiento) values ('2014-10-29 18:00:00',95,107,10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8:00:00" calcext:value-type="string">
            <text:p>2014-10-14 18:00:00</text:p>
          </table:table-cell>
          <table:table-cell table:formula="of:=1+MOD(ROW( );127)" office:value-type="float" office:value="96" calcext:value-type="float">
            <text:p>96</text:p>
          </table:table-cell>
          <table:table-cell table:formula="of:=126+MOD(([.D222]);82)" office:value-type="float" office:value="140" calcext:value-type="float">
            <text:p>140</text:p>
          </table:table-cell>
          <table:table-cell table:formula="of:=1+MOD(ROW( );115)" office:value-type="float" office:value="108" calcext:value-type="float">
            <text:p>108</text:p>
          </table:table-cell>
          <table:table-cell table:formula="of:=&quot;insert ignore into clase (fecha, id_profesor, id_especialidad, id_establecimiento) values ('&quot;&amp;[.C222]&amp;&quot;',&quot;&amp;[.D222]&amp;&quot;,&quot;&amp;[.F222]&amp;&quot;,&quot;&amp;[.F222]&amp;&quot;);&quot;" office:value-type="string" office:string-value="insert ignore into clase (fecha, id_profesor, id_especialidad, id_establecimiento) values ('2014-10-14 18:00:00',96,108,108);" calcext:value-type="string">
            <text:p>insert ignore into clase (fecha, id_profesor, id_especialidad, id_establecimiento) values ('2014-10-14 18:00:00',96,108,10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0 20:00:00" calcext:value-type="string">
            <text:p>2014-10-20 20:00:00</text:p>
          </table:table-cell>
          <table:table-cell table:formula="of:=1+MOD(ROW( );127)" office:value-type="float" office:value="97" calcext:value-type="float">
            <text:p>97</text:p>
          </table:table-cell>
          <table:table-cell table:formula="of:=126+MOD(([.D223]);82)" office:value-type="float" office:value="141" calcext:value-type="float">
            <text:p>141</text:p>
          </table:table-cell>
          <table:table-cell table:formula="of:=1+MOD(ROW( );115)" office:value-type="float" office:value="109" calcext:value-type="float">
            <text:p>109</text:p>
          </table:table-cell>
          <table:table-cell table:formula="of:=&quot;insert ignore into clase (fecha, id_profesor, id_especialidad, id_establecimiento) values ('&quot;&amp;[.C223]&amp;&quot;',&quot;&amp;[.D223]&amp;&quot;,&quot;&amp;[.F223]&amp;&quot;,&quot;&amp;[.F223]&amp;&quot;);&quot;" office:value-type="string" office:string-value="insert ignore into clase (fecha, id_profesor, id_especialidad, id_establecimiento) values ('2014-10-20 20:00:00',97,109,109);" calcext:value-type="string">
            <text:p>insert ignore into clase (fecha, id_profesor, id_especialidad, id_establecimiento) values ('2014-10-20 20:00:00',97,109,10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7 12:00:00" calcext:value-type="string">
            <text:p>2014-11-07 12:00:00</text:p>
          </table:table-cell>
          <table:table-cell table:formula="of:=1+MOD(ROW( );127)" office:value-type="float" office:value="98" calcext:value-type="float">
            <text:p>98</text:p>
          </table:table-cell>
          <table:table-cell table:formula="of:=126+MOD(([.D224]);82)" office:value-type="float" office:value="142" calcext:value-type="float">
            <text:p>142</text:p>
          </table:table-cell>
          <table:table-cell table:formula="of:=1+MOD(ROW( );115)" office:value-type="float" office:value="110" calcext:value-type="float">
            <text:p>110</text:p>
          </table:table-cell>
          <table:table-cell table:formula="of:=&quot;insert ignore into clase (fecha, id_profesor, id_especialidad, id_establecimiento) values ('&quot;&amp;[.C224]&amp;&quot;',&quot;&amp;[.D224]&amp;&quot;,&quot;&amp;[.F224]&amp;&quot;,&quot;&amp;[.F224]&amp;&quot;);&quot;" office:value-type="string" office:string-value="insert ignore into clase (fecha, id_profesor, id_especialidad, id_establecimiento) values ('2014-11-07 12:00:00',98,110,110);" calcext:value-type="string">
            <text:p>insert ignore into clase (fecha, id_profesor, id_especialidad, id_establecimiento) values ('2014-11-07 12:00:00',98,110,11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10:30:00" calcext:value-type="string">
            <text:p>2014-11-11 10:30:00</text:p>
          </table:table-cell>
          <table:table-cell table:formula="of:=1+MOD(ROW( );127)" office:value-type="float" office:value="99" calcext:value-type="float">
            <text:p>99</text:p>
          </table:table-cell>
          <table:table-cell table:formula="of:=126+MOD(([.D225]);82)" office:value-type="float" office:value="143" calcext:value-type="float">
            <text:p>143</text:p>
          </table:table-cell>
          <table:table-cell table:formula="of:=1+MOD(ROW( );115)" office:value-type="float" office:value="111" calcext:value-type="float">
            <text:p>111</text:p>
          </table:table-cell>
          <table:table-cell table:formula="of:=&quot;insert ignore into clase (fecha, id_profesor, id_especialidad, id_establecimiento) values ('&quot;&amp;[.C225]&amp;&quot;',&quot;&amp;[.D225]&amp;&quot;,&quot;&amp;[.F225]&amp;&quot;,&quot;&amp;[.F225]&amp;&quot;);&quot;" office:value-type="string" office:string-value="insert ignore into clase (fecha, id_profesor, id_especialidad, id_establecimiento) values ('2014-11-11 10:30:00',99,111,111);" calcext:value-type="string">
            <text:p>insert ignore into clase (fecha, id_profesor, id_especialidad, id_establecimiento) values ('2014-11-11 10:30:00',99,111,11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2:00:00" calcext:value-type="string">
            <text:p>2014-10-28 12:00:00</text:p>
          </table:table-cell>
          <table:table-cell table:formula="of:=1+MOD(ROW( );127)" office:value-type="float" office:value="100" calcext:value-type="float">
            <text:p>100</text:p>
          </table:table-cell>
          <table:table-cell table:formula="of:=126+MOD(([.D226]);82)" office:value-type="float" office:value="144" calcext:value-type="float">
            <text:p>144</text:p>
          </table:table-cell>
          <table:table-cell table:formula="of:=1+MOD(ROW( );115)" office:value-type="float" office:value="112" calcext:value-type="float">
            <text:p>112</text:p>
          </table:table-cell>
          <table:table-cell table:formula="of:=&quot;insert ignore into clase (fecha, id_profesor, id_especialidad, id_establecimiento) values ('&quot;&amp;[.C226]&amp;&quot;',&quot;&amp;[.D226]&amp;&quot;,&quot;&amp;[.F226]&amp;&quot;,&quot;&amp;[.F226]&amp;&quot;);&quot;" office:value-type="string" office:string-value="insert ignore into clase (fecha, id_profesor, id_especialidad, id_establecimiento) values ('2014-10-28 12:00:00',100,112,112);" calcext:value-type="string">
            <text:p>insert ignore into clase (fecha, id_profesor, id_especialidad, id_establecimiento) values ('2014-10-28 12:00:00',100,112,11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8:00:00" calcext:value-type="string">
            <text:p>2014-10-14 18:00:00</text:p>
          </table:table-cell>
          <table:table-cell table:formula="of:=1+MOD(ROW( );127)" office:value-type="float" office:value="101" calcext:value-type="float">
            <text:p>101</text:p>
          </table:table-cell>
          <table:table-cell table:formula="of:=126+MOD(([.D227]);82)" office:value-type="float" office:value="145" calcext:value-type="float">
            <text:p>145</text:p>
          </table:table-cell>
          <table:table-cell table:formula="of:=1+MOD(ROW( );115)" office:value-type="float" office:value="113" calcext:value-type="float">
            <text:p>113</text:p>
          </table:table-cell>
          <table:table-cell table:formula="of:=&quot;insert ignore into clase (fecha, id_profesor, id_especialidad, id_establecimiento) values ('&quot;&amp;[.C227]&amp;&quot;',&quot;&amp;[.D227]&amp;&quot;,&quot;&amp;[.F227]&amp;&quot;,&quot;&amp;[.F227]&amp;&quot;);&quot;" office:value-type="string" office:string-value="insert ignore into clase (fecha, id_profesor, id_especialidad, id_establecimiento) values ('2014-10-14 18:00:00',101,113,113);" calcext:value-type="string">
            <text:p>insert ignore into clase (fecha, id_profesor, id_especialidad, id_establecimiento) values ('2014-10-14 18:00:00',101,113,11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7 10:30:00" calcext:value-type="string">
            <text:p>2014-10-27 10:30:00</text:p>
          </table:table-cell>
          <table:table-cell table:formula="of:=1+MOD(ROW( );127)" office:value-type="float" office:value="102" calcext:value-type="float">
            <text:p>102</text:p>
          </table:table-cell>
          <table:table-cell table:formula="of:=126+MOD(([.D228]);82)" office:value-type="float" office:value="146" calcext:value-type="float">
            <text:p>146</text:p>
          </table:table-cell>
          <table:table-cell table:formula="of:=1+MOD(ROW( );115)" office:value-type="float" office:value="114" calcext:value-type="float">
            <text:p>114</text:p>
          </table:table-cell>
          <table:table-cell table:formula="of:=&quot;insert ignore into clase (fecha, id_profesor, id_especialidad, id_establecimiento) values ('&quot;&amp;[.C228]&amp;&quot;',&quot;&amp;[.D228]&amp;&quot;,&quot;&amp;[.F228]&amp;&quot;,&quot;&amp;[.F228]&amp;&quot;);&quot;" office:value-type="string" office:string-value="insert ignore into clase (fecha, id_profesor, id_especialidad, id_establecimiento) values ('2014-10-27 10:30:00',102,114,114);" calcext:value-type="string">
            <text:p>insert ignore into clase (fecha, id_profesor, id_especialidad, id_establecimiento) values ('2014-10-27 10:30:00',102,114,11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18:00:00" calcext:value-type="string">
            <text:p>2014-11-04 18:00:00</text:p>
          </table:table-cell>
          <table:table-cell table:formula="of:=1+MOD(ROW( );127)" office:value-type="float" office:value="103" calcext:value-type="float">
            <text:p>103</text:p>
          </table:table-cell>
          <table:table-cell table:formula="of:=126+MOD(([.D229]);82)" office:value-type="float" office:value="147" calcext:value-type="float">
            <text:p>147</text:p>
          </table:table-cell>
          <table:table-cell table:formula="of:=1+MOD(ROW( );115)" office:value-type="float" office:value="115" calcext:value-type="float">
            <text:p>115</text:p>
          </table:table-cell>
          <table:table-cell table:formula="of:=&quot;insert ignore into clase (fecha, id_profesor, id_especialidad, id_establecimiento) values ('&quot;&amp;[.C229]&amp;&quot;',&quot;&amp;[.D229]&amp;&quot;,&quot;&amp;[.F229]&amp;&quot;,&quot;&amp;[.F229]&amp;&quot;);&quot;" office:value-type="string" office:string-value="insert ignore into clase (fecha, id_profesor, id_especialidad, id_establecimiento) values ('2014-11-04 18:00:00',103,115,115);" calcext:value-type="string">
            <text:p>insert ignore into clase (fecha, id_profesor, id_especialidad, id_establecimiento) values ('2014-11-04 18:00:00',103,115,11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4 14:00:00" calcext:value-type="string">
            <text:p>2014-10-14 14:00:00</text:p>
          </table:table-cell>
          <table:table-cell table:formula="of:=1+MOD(ROW( );127)" office:value-type="float" office:value="104" calcext:value-type="float">
            <text:p>104</text:p>
          </table:table-cell>
          <table:table-cell table:formula="of:=126+MOD(([.D230]);82)" office:value-type="float" office:value="148" calcext:value-type="float">
            <text:p>148</text:p>
          </table:table-cell>
          <table:table-cell table:formula="of:=1+MOD(ROW( );115)" office:value-type="float" office:value="1" calcext:value-type="float">
            <text:p>1</text:p>
          </table:table-cell>
          <table:table-cell table:formula="of:=&quot;insert ignore into clase (fecha, id_profesor, id_especialidad, id_establecimiento) values ('&quot;&amp;[.C230]&amp;&quot;',&quot;&amp;[.D230]&amp;&quot;,&quot;&amp;[.F230]&amp;&quot;,&quot;&amp;[.F230]&amp;&quot;);&quot;" office:value-type="string" office:string-value="insert ignore into clase (fecha, id_profesor, id_especialidad, id_establecimiento) values ('2014-10-14 14:00:00',104,1,1);" calcext:value-type="string">
            <text:p>insert ignore into clase (fecha, id_profesor, id_especialidad, id_establecimiento) values ('2014-10-14 14:00:00',104,1,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5 14:00:00" calcext:value-type="string">
            <text:p>2014-10-25 14:00:00</text:p>
          </table:table-cell>
          <table:table-cell table:formula="of:=1+MOD(ROW( );127)" office:value-type="float" office:value="105" calcext:value-type="float">
            <text:p>105</text:p>
          </table:table-cell>
          <table:table-cell table:formula="of:=126+MOD(([.D231]);82)" office:value-type="float" office:value="149" calcext:value-type="float">
            <text:p>149</text:p>
          </table:table-cell>
          <table:table-cell table:formula="of:=1+MOD(ROW( );115)" office:value-type="float" office:value="2" calcext:value-type="float">
            <text:p>2</text:p>
          </table:table-cell>
          <table:table-cell table:formula="of:=&quot;insert ignore into clase (fecha, id_profesor, id_especialidad, id_establecimiento) values ('&quot;&amp;[.C231]&amp;&quot;',&quot;&amp;[.D231]&amp;&quot;,&quot;&amp;[.F231]&amp;&quot;,&quot;&amp;[.F231]&amp;&quot;);&quot;" office:value-type="string" office:string-value="insert ignore into clase (fecha, id_profesor, id_especialidad, id_establecimiento) values ('2014-10-25 14:00:00',105,2,2);" calcext:value-type="string">
            <text:p>insert ignore into clase (fecha, id_profesor, id_especialidad, id_establecimiento) values ('2014-10-25 14:00:00',105,2,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4:00:00" calcext:value-type="string">
            <text:p>2014-10-28 14:00:00</text:p>
          </table:table-cell>
          <table:table-cell table:formula="of:=1+MOD(ROW( );127)" office:value-type="float" office:value="106" calcext:value-type="float">
            <text:p>106</text:p>
          </table:table-cell>
          <table:table-cell table:formula="of:=126+MOD(([.D232]);82)" office:value-type="float" office:value="150" calcext:value-type="float">
            <text:p>150</text:p>
          </table:table-cell>
          <table:table-cell table:formula="of:=1+MOD(ROW( );115)" office:value-type="float" office:value="3" calcext:value-type="float">
            <text:p>3</text:p>
          </table:table-cell>
          <table:table-cell table:formula="of:=&quot;insert ignore into clase (fecha, id_profesor, id_especialidad, id_establecimiento) values ('&quot;&amp;[.C232]&amp;&quot;',&quot;&amp;[.D232]&amp;&quot;,&quot;&amp;[.F232]&amp;&quot;,&quot;&amp;[.F232]&amp;&quot;);&quot;" office:value-type="string" office:string-value="insert ignore into clase (fecha, id_profesor, id_especialidad, id_establecimiento) values ('2014-10-28 14:00:00',106,3,3);" calcext:value-type="string">
            <text:p>insert ignore into clase (fecha, id_profesor, id_especialidad, id_establecimiento) values ('2014-10-28 14:00:00',106,3,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6 20:00:00" calcext:value-type="string">
            <text:p>2014-10-16 20:00:00</text:p>
          </table:table-cell>
          <table:table-cell table:formula="of:=1+MOD(ROW( );127)" office:value-type="float" office:value="107" calcext:value-type="float">
            <text:p>107</text:p>
          </table:table-cell>
          <table:table-cell table:formula="of:=126+MOD(([.D233]);82)" office:value-type="float" office:value="151" calcext:value-type="float">
            <text:p>151</text:p>
          </table:table-cell>
          <table:table-cell table:formula="of:=1+MOD(ROW( );115)" office:value-type="float" office:value="4" calcext:value-type="float">
            <text:p>4</text:p>
          </table:table-cell>
          <table:table-cell table:formula="of:=&quot;insert ignore into clase (fecha, id_profesor, id_especialidad, id_establecimiento) values ('&quot;&amp;[.C233]&amp;&quot;',&quot;&amp;[.D233]&amp;&quot;,&quot;&amp;[.F233]&amp;&quot;,&quot;&amp;[.F233]&amp;&quot;);&quot;" office:value-type="string" office:string-value="insert ignore into clase (fecha, id_profesor, id_especialidad, id_establecimiento) values ('2014-10-16 20:00:00',107,4,4);" calcext:value-type="string">
            <text:p>insert ignore into clase (fecha, id_profesor, id_especialidad, id_establecimiento) values ('2014-10-16 20:00:00',107,4,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1 22:00:00" calcext:value-type="string">
            <text:p>2014-10-11 22:00:00</text:p>
          </table:table-cell>
          <table:table-cell table:formula="of:=1+MOD(ROW( );127)" office:value-type="float" office:value="108" calcext:value-type="float">
            <text:p>108</text:p>
          </table:table-cell>
          <table:table-cell table:formula="of:=126+MOD(([.D234]);82)" office:value-type="float" office:value="152" calcext:value-type="float">
            <text:p>152</text:p>
          </table:table-cell>
          <table:table-cell table:formula="of:=1+MOD(ROW( );115)" office:value-type="float" office:value="5" calcext:value-type="float">
            <text:p>5</text:p>
          </table:table-cell>
          <table:table-cell table:formula="of:=&quot;insert ignore into clase (fecha, id_profesor, id_especialidad, id_establecimiento) values ('&quot;&amp;[.C234]&amp;&quot;',&quot;&amp;[.D234]&amp;&quot;,&quot;&amp;[.F234]&amp;&quot;,&quot;&amp;[.F234]&amp;&quot;);&quot;" office:value-type="string" office:string-value="insert ignore into clase (fecha, id_profesor, id_especialidad, id_establecimiento) values ('2014-10-11 22:00:00',108,5,5);" calcext:value-type="string">
            <text:p>insert ignore into clase (fecha, id_profesor, id_especialidad, id_establecimiento) values ('2014-10-11 22:00:00',108,5,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16:00:00" calcext:value-type="string">
            <text:p>2014-10-31 16:00:00</text:p>
          </table:table-cell>
          <table:table-cell table:formula="of:=1+MOD(ROW( );127)" office:value-type="float" office:value="109" calcext:value-type="float">
            <text:p>109</text:p>
          </table:table-cell>
          <table:table-cell table:formula="of:=126+MOD(([.D235]);82)" office:value-type="float" office:value="153" calcext:value-type="float">
            <text:p>153</text:p>
          </table:table-cell>
          <table:table-cell table:formula="of:=1+MOD(ROW( );115)" office:value-type="float" office:value="6" calcext:value-type="float">
            <text:p>6</text:p>
          </table:table-cell>
          <table:table-cell table:formula="of:=&quot;insert ignore into clase (fecha, id_profesor, id_especialidad, id_establecimiento) values ('&quot;&amp;[.C235]&amp;&quot;',&quot;&amp;[.D235]&amp;&quot;,&quot;&amp;[.F235]&amp;&quot;,&quot;&amp;[.F235]&amp;&quot;);&quot;" office:value-type="string" office:string-value="insert ignore into clase (fecha, id_profesor, id_especialidad, id_establecimiento) values ('2014-10-31 16:00:00',109,6,6);" calcext:value-type="string">
            <text:p>insert ignore into clase (fecha, id_profesor, id_especialidad, id_establecimiento) values ('2014-10-31 16:00:00',109,6,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22:00:00" calcext:value-type="string">
            <text:p>2014-10-24 22:00:00</text:p>
          </table:table-cell>
          <table:table-cell table:formula="of:=1+MOD(ROW( );127)" office:value-type="float" office:value="110" calcext:value-type="float">
            <text:p>110</text:p>
          </table:table-cell>
          <table:table-cell table:formula="of:=126+MOD(([.D236]);82)" office:value-type="float" office:value="154" calcext:value-type="float">
            <text:p>154</text:p>
          </table:table-cell>
          <table:table-cell table:formula="of:=1+MOD(ROW( );115)" office:value-type="float" office:value="7" calcext:value-type="float">
            <text:p>7</text:p>
          </table:table-cell>
          <table:table-cell table:formula="of:=&quot;insert ignore into clase (fecha, id_profesor, id_especialidad, id_establecimiento) values ('&quot;&amp;[.C236]&amp;&quot;',&quot;&amp;[.D236]&amp;&quot;,&quot;&amp;[.F236]&amp;&quot;,&quot;&amp;[.F236]&amp;&quot;);&quot;" office:value-type="string" office:string-value="insert ignore into clase (fecha, id_profesor, id_especialidad, id_establecimiento) values ('2014-10-24 22:00:00',110,7,7);" calcext:value-type="string">
            <text:p>insert ignore into clase (fecha, id_profesor, id_especialidad, id_establecimiento) values ('2014-10-24 22:00:00',110,7,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14:00:00" calcext:value-type="string">
            <text:p>2014-10-24 14:00:00</text:p>
          </table:table-cell>
          <table:table-cell table:formula="of:=1+MOD(ROW( );127)" office:value-type="float" office:value="111" calcext:value-type="float">
            <text:p>111</text:p>
          </table:table-cell>
          <table:table-cell table:formula="of:=126+MOD(([.D237]);82)" office:value-type="float" office:value="155" calcext:value-type="float">
            <text:p>155</text:p>
          </table:table-cell>
          <table:table-cell table:formula="of:=1+MOD(ROW( );115)" office:value-type="float" office:value="8" calcext:value-type="float">
            <text:p>8</text:p>
          </table:table-cell>
          <table:table-cell table:formula="of:=&quot;insert ignore into clase (fecha, id_profesor, id_especialidad, id_establecimiento) values ('&quot;&amp;[.C237]&amp;&quot;',&quot;&amp;[.D237]&amp;&quot;,&quot;&amp;[.F237]&amp;&quot;,&quot;&amp;[.F237]&amp;&quot;);&quot;" office:value-type="string" office:string-value="insert ignore into clase (fecha, id_profesor, id_especialidad, id_establecimiento) values ('2014-10-24 14:00:00',111,8,8);" calcext:value-type="string">
            <text:p>insert ignore into clase (fecha, id_profesor, id_especialidad, id_establecimiento) values ('2014-10-24 14:00:00',111,8,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3 18:00:00" calcext:value-type="string">
            <text:p>2014-11-03 18:00:00</text:p>
          </table:table-cell>
          <table:table-cell table:formula="of:=1+MOD(ROW( );127)" office:value-type="float" office:value="112" calcext:value-type="float">
            <text:p>112</text:p>
          </table:table-cell>
          <table:table-cell table:formula="of:=126+MOD(([.D238]);82)" office:value-type="float" office:value="156" calcext:value-type="float">
            <text:p>156</text:p>
          </table:table-cell>
          <table:table-cell table:formula="of:=1+MOD(ROW( );115)" office:value-type="float" office:value="9" calcext:value-type="float">
            <text:p>9</text:p>
          </table:table-cell>
          <table:table-cell table:formula="of:=&quot;insert ignore into clase (fecha, id_profesor, id_especialidad, id_establecimiento) values ('&quot;&amp;[.C238]&amp;&quot;',&quot;&amp;[.D238]&amp;&quot;,&quot;&amp;[.F238]&amp;&quot;,&quot;&amp;[.F238]&amp;&quot;);&quot;" office:value-type="string" office:string-value="insert ignore into clase (fecha, id_profesor, id_especialidad, id_establecimiento) values ('2014-11-03 18:00:00',112,9,9);" calcext:value-type="string">
            <text:p>insert ignore into clase (fecha, id_profesor, id_especialidad, id_establecimiento) values ('2014-11-03 18:00:00',112,9,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9:00:00" calcext:value-type="string">
            <text:p>2014-10-29 9:00:00</text:p>
          </table:table-cell>
          <table:table-cell table:formula="of:=1+MOD(ROW( );127)" office:value-type="float" office:value="113" calcext:value-type="float">
            <text:p>113</text:p>
          </table:table-cell>
          <table:table-cell table:formula="of:=126+MOD(([.D239]);82)" office:value-type="float" office:value="157" calcext:value-type="float">
            <text:p>157</text:p>
          </table:table-cell>
          <table:table-cell table:formula="of:=1+MOD(ROW( );115)" office:value-type="float" office:value="10" calcext:value-type="float">
            <text:p>10</text:p>
          </table:table-cell>
          <table:table-cell table:formula="of:=&quot;insert ignore into clase (fecha, id_profesor, id_especialidad, id_establecimiento) values ('&quot;&amp;[.C239]&amp;&quot;',&quot;&amp;[.D239]&amp;&quot;,&quot;&amp;[.F239]&amp;&quot;,&quot;&amp;[.F239]&amp;&quot;);&quot;" office:value-type="string" office:string-value="insert ignore into clase (fecha, id_profesor, id_especialidad, id_establecimiento) values ('2014-10-29 9:00:00',113,10,10);" calcext:value-type="string">
            <text:p>insert ignore into clase (fecha, id_profesor, id_especialidad, id_establecimiento) values ('2014-10-29 9:00:00',113,10,1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7 18:00:00" calcext:value-type="string">
            <text:p>2014-10-17 18:00:00</text:p>
          </table:table-cell>
          <table:table-cell table:formula="of:=1+MOD(ROW( );127)" office:value-type="float" office:value="114" calcext:value-type="float">
            <text:p>114</text:p>
          </table:table-cell>
          <table:table-cell table:formula="of:=126+MOD(([.D240]);82)" office:value-type="float" office:value="158" calcext:value-type="float">
            <text:p>158</text:p>
          </table:table-cell>
          <table:table-cell table:formula="of:=1+MOD(ROW( );115)" office:value-type="float" office:value="11" calcext:value-type="float">
            <text:p>11</text:p>
          </table:table-cell>
          <table:table-cell table:formula="of:=&quot;insert ignore into clase (fecha, id_profesor, id_especialidad, id_establecimiento) values ('&quot;&amp;[.C240]&amp;&quot;',&quot;&amp;[.D240]&amp;&quot;,&quot;&amp;[.F240]&amp;&quot;,&quot;&amp;[.F240]&amp;&quot;);&quot;" office:value-type="string" office:string-value="insert ignore into clase (fecha, id_profesor, id_especialidad, id_establecimiento) values ('2014-10-17 18:00:00',114,11,11);" calcext:value-type="string">
            <text:p>insert ignore into clase (fecha, id_profesor, id_especialidad, id_establecimiento) values ('2014-10-17 18:00:00',114,11,1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3 18:00:00" calcext:value-type="string">
            <text:p>2014-10-13 18:00:00</text:p>
          </table:table-cell>
          <table:table-cell table:formula="of:=1+MOD(ROW( );127)" office:value-type="float" office:value="115" calcext:value-type="float">
            <text:p>115</text:p>
          </table:table-cell>
          <table:table-cell table:formula="of:=126+MOD(([.D241]);82)" office:value-type="float" office:value="159" calcext:value-type="float">
            <text:p>159</text:p>
          </table:table-cell>
          <table:table-cell table:formula="of:=1+MOD(ROW( );115)" office:value-type="float" office:value="12" calcext:value-type="float">
            <text:p>12</text:p>
          </table:table-cell>
          <table:table-cell table:formula="of:=&quot;insert ignore into clase (fecha, id_profesor, id_especialidad, id_establecimiento) values ('&quot;&amp;[.C241]&amp;&quot;',&quot;&amp;[.D241]&amp;&quot;,&quot;&amp;[.F241]&amp;&quot;,&quot;&amp;[.F241]&amp;&quot;);&quot;" office:value-type="string" office:string-value="insert ignore into clase (fecha, id_profesor, id_especialidad, id_establecimiento) values ('2014-10-13 18:00:00',115,12,12);" calcext:value-type="string">
            <text:p>insert ignore into clase (fecha, id_profesor, id_especialidad, id_establecimiento) values ('2014-10-13 18:00:00',115,12,1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1 16:00:00" calcext:value-type="string">
            <text:p>2014-10-21 16:00:00</text:p>
          </table:table-cell>
          <table:table-cell table:formula="of:=1+MOD(ROW( );127)" office:value-type="float" office:value="116" calcext:value-type="float">
            <text:p>116</text:p>
          </table:table-cell>
          <table:table-cell table:formula="of:=126+MOD(([.D242]);82)" office:value-type="float" office:value="160" calcext:value-type="float">
            <text:p>160</text:p>
          </table:table-cell>
          <table:table-cell table:formula="of:=1+MOD(ROW( );115)" office:value-type="float" office:value="13" calcext:value-type="float">
            <text:p>13</text:p>
          </table:table-cell>
          <table:table-cell table:formula="of:=&quot;insert ignore into clase (fecha, id_profesor, id_especialidad, id_establecimiento) values ('&quot;&amp;[.C242]&amp;&quot;',&quot;&amp;[.D242]&amp;&quot;,&quot;&amp;[.F242]&amp;&quot;,&quot;&amp;[.F242]&amp;&quot;);&quot;" office:value-type="string" office:string-value="insert ignore into clase (fecha, id_profesor, id_especialidad, id_establecimiento) values ('2014-10-21 16:00:00',116,13,13);" calcext:value-type="string">
            <text:p>insert ignore into clase (fecha, id_profesor, id_especialidad, id_establecimiento) values ('2014-10-21 16:00:00',116,13,1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14:00:00" calcext:value-type="string">
            <text:p>2014-10-31 14:00:00</text:p>
          </table:table-cell>
          <table:table-cell table:formula="of:=1+MOD(ROW( );127)" office:value-type="float" office:value="117" calcext:value-type="float">
            <text:p>117</text:p>
          </table:table-cell>
          <table:table-cell table:formula="of:=126+MOD(([.D243]);82)" office:value-type="float" office:value="161" calcext:value-type="float">
            <text:p>161</text:p>
          </table:table-cell>
          <table:table-cell table:formula="of:=1+MOD(ROW( );115)" office:value-type="float" office:value="14" calcext:value-type="float">
            <text:p>14</text:p>
          </table:table-cell>
          <table:table-cell table:formula="of:=&quot;insert ignore into clase (fecha, id_profesor, id_especialidad, id_establecimiento) values ('&quot;&amp;[.C243]&amp;&quot;',&quot;&amp;[.D243]&amp;&quot;,&quot;&amp;[.F243]&amp;&quot;,&quot;&amp;[.F243]&amp;&quot;);&quot;" office:value-type="string" office:string-value="insert ignore into clase (fecha, id_profesor, id_especialidad, id_establecimiento) values ('2014-10-31 14:00:00',117,14,14);" calcext:value-type="string">
            <text:p>insert ignore into clase (fecha, id_profesor, id_especialidad, id_establecimiento) values ('2014-10-31 14:00:00',117,14,1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16:00:00" calcext:value-type="string">
            <text:p>2014-10-24 16:00:00</text:p>
          </table:table-cell>
          <table:table-cell table:formula="of:=1+MOD(ROW( );127)" office:value-type="float" office:value="118" calcext:value-type="float">
            <text:p>118</text:p>
          </table:table-cell>
          <table:table-cell table:formula="of:=126+MOD(([.D244]);82)" office:value-type="float" office:value="162" calcext:value-type="float">
            <text:p>162</text:p>
          </table:table-cell>
          <table:table-cell table:formula="of:=1+MOD(ROW( );115)" office:value-type="float" office:value="15" calcext:value-type="float">
            <text:p>15</text:p>
          </table:table-cell>
          <table:table-cell table:formula="of:=&quot;insert ignore into clase (fecha, id_profesor, id_especialidad, id_establecimiento) values ('&quot;&amp;[.C244]&amp;&quot;',&quot;&amp;[.D244]&amp;&quot;,&quot;&amp;[.F244]&amp;&quot;,&quot;&amp;[.F244]&amp;&quot;);&quot;" office:value-type="string" office:string-value="insert ignore into clase (fecha, id_profesor, id_especialidad, id_establecimiento) values ('2014-10-24 16:00:00',118,15,15);" calcext:value-type="string">
            <text:p>insert ignore into clase (fecha, id_profesor, id_especialidad, id_establecimiento) values ('2014-10-24 16:00:00',118,15,1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2 10:30:00" calcext:value-type="string">
            <text:p>2014-10-12 10:30:00</text:p>
          </table:table-cell>
          <table:table-cell table:formula="of:=1+MOD(ROW( );127)" office:value-type="float" office:value="119" calcext:value-type="float">
            <text:p>119</text:p>
          </table:table-cell>
          <table:table-cell table:formula="of:=126+MOD(([.D245]);82)" office:value-type="float" office:value="163" calcext:value-type="float">
            <text:p>163</text:p>
          </table:table-cell>
          <table:table-cell table:formula="of:=1+MOD(ROW( );115)" office:value-type="float" office:value="16" calcext:value-type="float">
            <text:p>16</text:p>
          </table:table-cell>
          <table:table-cell table:formula="of:=&quot;insert ignore into clase (fecha, id_profesor, id_especialidad, id_establecimiento) values ('&quot;&amp;[.C245]&amp;&quot;',&quot;&amp;[.D245]&amp;&quot;,&quot;&amp;[.F245]&amp;&quot;,&quot;&amp;[.F245]&amp;&quot;);&quot;" office:value-type="string" office:string-value="insert ignore into clase (fecha, id_profesor, id_especialidad, id_establecimiento) values ('2014-10-12 10:30:00',119,16,16);" calcext:value-type="string">
            <text:p>insert ignore into clase (fecha, id_profesor, id_especialidad, id_establecimiento) values ('2014-10-12 10:30:00',119,16,1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16:00:00" calcext:value-type="string">
            <text:p>2014-10-29 16:00:00</text:p>
          </table:table-cell>
          <table:table-cell table:formula="of:=1+MOD(ROW( );127)" office:value-type="float" office:value="120" calcext:value-type="float">
            <text:p>120</text:p>
          </table:table-cell>
          <table:table-cell table:formula="of:=126+MOD(([.D246]);82)" office:value-type="float" office:value="164" calcext:value-type="float">
            <text:p>164</text:p>
          </table:table-cell>
          <table:table-cell table:formula="of:=1+MOD(ROW( );115)" office:value-type="float" office:value="17" calcext:value-type="float">
            <text:p>17</text:p>
          </table:table-cell>
          <table:table-cell table:formula="of:=&quot;insert ignore into clase (fecha, id_profesor, id_especialidad, id_establecimiento) values ('&quot;&amp;[.C246]&amp;&quot;',&quot;&amp;[.D246]&amp;&quot;,&quot;&amp;[.F246]&amp;&quot;,&quot;&amp;[.F246]&amp;&quot;);&quot;" office:value-type="string" office:string-value="insert ignore into clase (fecha, id_profesor, id_especialidad, id_establecimiento) values ('2014-10-29 16:00:00',120,17,17);" calcext:value-type="string">
            <text:p>insert ignore into clase (fecha, id_profesor, id_especialidad, id_establecimiento) values ('2014-10-29 16:00:00',120,17,1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1 18:00:00" calcext:value-type="string">
            <text:p>2014-11-01 18:00:00</text:p>
          </table:table-cell>
          <table:table-cell table:formula="of:=1+MOD(ROW( );127)" office:value-type="float" office:value="121" calcext:value-type="float">
            <text:p>121</text:p>
          </table:table-cell>
          <table:table-cell table:formula="of:=126+MOD(([.D247]);82)" office:value-type="float" office:value="165" calcext:value-type="float">
            <text:p>165</text:p>
          </table:table-cell>
          <table:table-cell table:formula="of:=1+MOD(ROW( );115)" office:value-type="float" office:value="18" calcext:value-type="float">
            <text:p>18</text:p>
          </table:table-cell>
          <table:table-cell table:formula="of:=&quot;insert ignore into clase (fecha, id_profesor, id_especialidad, id_establecimiento) values ('&quot;&amp;[.C247]&amp;&quot;',&quot;&amp;[.D247]&amp;&quot;,&quot;&amp;[.F247]&amp;&quot;,&quot;&amp;[.F247]&amp;&quot;);&quot;" office:value-type="string" office:string-value="insert ignore into clase (fecha, id_profesor, id_especialidad, id_establecimiento) values ('2014-11-01 18:00:00',121,18,18);" calcext:value-type="string">
            <text:p>insert ignore into clase (fecha, id_profesor, id_especialidad, id_establecimiento) values ('2014-11-01 18:00:00',121,18,1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14:00:00" calcext:value-type="string">
            <text:p>2014-10-15 14:00:00</text:p>
          </table:table-cell>
          <table:table-cell table:formula="of:=1+MOD(ROW( );127)" office:value-type="float" office:value="122" calcext:value-type="float">
            <text:p>122</text:p>
          </table:table-cell>
          <table:table-cell table:formula="of:=126+MOD(([.D248]);82)" office:value-type="float" office:value="166" calcext:value-type="float">
            <text:p>166</text:p>
          </table:table-cell>
          <table:table-cell table:formula="of:=1+MOD(ROW( );115)" office:value-type="float" office:value="19" calcext:value-type="float">
            <text:p>19</text:p>
          </table:table-cell>
          <table:table-cell table:formula="of:=&quot;insert ignore into clase (fecha, id_profesor, id_especialidad, id_establecimiento) values ('&quot;&amp;[.C248]&amp;&quot;',&quot;&amp;[.D248]&amp;&quot;,&quot;&amp;[.F248]&amp;&quot;,&quot;&amp;[.F248]&amp;&quot;);&quot;" office:value-type="string" office:string-value="insert ignore into clase (fecha, id_profesor, id_especialidad, id_establecimiento) values ('2014-10-15 14:00:00',122,19,19);" calcext:value-type="string">
            <text:p>insert ignore into clase (fecha, id_profesor, id_especialidad, id_establecimiento) values ('2014-10-15 14:00:00',122,19,1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0 14:00:00" calcext:value-type="string">
            <text:p>2014-10-30 14:00:00</text:p>
          </table:table-cell>
          <table:table-cell table:formula="of:=1+MOD(ROW( );127)" office:value-type="float" office:value="123" calcext:value-type="float">
            <text:p>123</text:p>
          </table:table-cell>
          <table:table-cell table:formula="of:=126+MOD(([.D249]);82)" office:value-type="float" office:value="167" calcext:value-type="float">
            <text:p>167</text:p>
          </table:table-cell>
          <table:table-cell table:formula="of:=1+MOD(ROW( );115)" office:value-type="float" office:value="20" calcext:value-type="float">
            <text:p>20</text:p>
          </table:table-cell>
          <table:table-cell table:formula="of:=&quot;insert ignore into clase (fecha, id_profesor, id_especialidad, id_establecimiento) values ('&quot;&amp;[.C249]&amp;&quot;',&quot;&amp;[.D249]&amp;&quot;,&quot;&amp;[.F249]&amp;&quot;,&quot;&amp;[.F249]&amp;&quot;);&quot;" office:value-type="string" office:string-value="insert ignore into clase (fecha, id_profesor, id_especialidad, id_establecimiento) values ('2014-10-30 14:00:00',123,20,20);" calcext:value-type="string">
            <text:p>insert ignore into clase (fecha, id_profesor, id_especialidad, id_establecimiento) values ('2014-10-30 14:00:00',123,20,2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7 20:00:00" calcext:value-type="string">
            <text:p>2014-10-17 20:00:00</text:p>
          </table:table-cell>
          <table:table-cell table:formula="of:=1+MOD(ROW( );127)" office:value-type="float" office:value="124" calcext:value-type="float">
            <text:p>124</text:p>
          </table:table-cell>
          <table:table-cell table:formula="of:=126+MOD(([.D250]);82)" office:value-type="float" office:value="168" calcext:value-type="float">
            <text:p>168</text:p>
          </table:table-cell>
          <table:table-cell table:formula="of:=1+MOD(ROW( );115)" office:value-type="float" office:value="21" calcext:value-type="float">
            <text:p>21</text:p>
          </table:table-cell>
          <table:table-cell table:formula="of:=&quot;insert ignore into clase (fecha, id_profesor, id_especialidad, id_establecimiento) values ('&quot;&amp;[.C250]&amp;&quot;',&quot;&amp;[.D250]&amp;&quot;,&quot;&amp;[.F250]&amp;&quot;,&quot;&amp;[.F250]&amp;&quot;);&quot;" office:value-type="string" office:string-value="insert ignore into clase (fecha, id_profesor, id_especialidad, id_establecimiento) values ('2014-10-17 20:00:00',124,21,21);" calcext:value-type="string">
            <text:p>insert ignore into clase (fecha, id_profesor, id_especialidad, id_establecimiento) values ('2014-10-17 20:00:00',124,21,2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5 9:00:00" calcext:value-type="string">
            <text:p>2014-11-05 9:00:00</text:p>
          </table:table-cell>
          <table:table-cell table:formula="of:=1+MOD(ROW( );127)" office:value-type="float" office:value="125" calcext:value-type="float">
            <text:p>125</text:p>
          </table:table-cell>
          <table:table-cell table:formula="of:=126+MOD(([.D251]);82)" office:value-type="float" office:value="169" calcext:value-type="float">
            <text:p>169</text:p>
          </table:table-cell>
          <table:table-cell table:formula="of:=1+MOD(ROW( );115)" office:value-type="float" office:value="22" calcext:value-type="float">
            <text:p>22</text:p>
          </table:table-cell>
          <table:table-cell table:formula="of:=&quot;insert ignore into clase (fecha, id_profesor, id_especialidad, id_establecimiento) values ('&quot;&amp;[.C251]&amp;&quot;',&quot;&amp;[.D251]&amp;&quot;,&quot;&amp;[.F251]&amp;&quot;,&quot;&amp;[.F251]&amp;&quot;);&quot;" office:value-type="string" office:string-value="insert ignore into clase (fecha, id_profesor, id_especialidad, id_establecimiento) values ('2014-11-05 9:00:00',125,22,22);" calcext:value-type="string">
            <text:p>insert ignore into clase (fecha, id_profesor, id_especialidad, id_establecimiento) values ('2014-11-05 9:00:00',125,22,2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7 10:30:00" calcext:value-type="string">
            <text:p>2014-10-27 10:30:00</text:p>
          </table:table-cell>
          <table:table-cell table:formula="of:=1+MOD(ROW( );127)" office:value-type="float" office:value="126" calcext:value-type="float">
            <text:p>126</text:p>
          </table:table-cell>
          <table:table-cell table:formula="of:=126+MOD(([.D252]);82)" office:value-type="float" office:value="170" calcext:value-type="float">
            <text:p>170</text:p>
          </table:table-cell>
          <table:table-cell table:formula="of:=1+MOD(ROW( );115)" office:value-type="float" office:value="23" calcext:value-type="float">
            <text:p>23</text:p>
          </table:table-cell>
          <table:table-cell table:formula="of:=&quot;insert ignore into clase (fecha, id_profesor, id_especialidad, id_establecimiento) values ('&quot;&amp;[.C252]&amp;&quot;',&quot;&amp;[.D252]&amp;&quot;,&quot;&amp;[.F252]&amp;&quot;,&quot;&amp;[.F252]&amp;&quot;);&quot;" office:value-type="string" office:string-value="insert ignore into clase (fecha, id_profesor, id_especialidad, id_establecimiento) values ('2014-10-27 10:30:00',126,23,23);" calcext:value-type="string">
            <text:p>insert ignore into clase (fecha, id_profesor, id_especialidad, id_establecimiento) values ('2014-10-27 10:30:00',126,23,2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18:00:00" calcext:value-type="string">
            <text:p>2014-11-04 18:00:00</text:p>
          </table:table-cell>
          <table:table-cell table:formula="of:=1+MOD(ROW( );127)" office:value-type="float" office:value="127" calcext:value-type="float">
            <text:p>127</text:p>
          </table:table-cell>
          <table:table-cell table:formula="of:=126+MOD(([.D253]);82)" office:value-type="float" office:value="171" calcext:value-type="float">
            <text:p>171</text:p>
          </table:table-cell>
          <table:table-cell table:formula="of:=1+MOD(ROW( );115)" office:value-type="float" office:value="24" calcext:value-type="float">
            <text:p>24</text:p>
          </table:table-cell>
          <table:table-cell table:formula="of:=&quot;insert ignore into clase (fecha, id_profesor, id_especialidad, id_establecimiento) values ('&quot;&amp;[.C253]&amp;&quot;',&quot;&amp;[.D253]&amp;&quot;,&quot;&amp;[.F253]&amp;&quot;,&quot;&amp;[.F253]&amp;&quot;);&quot;" office:value-type="string" office:string-value="insert ignore into clase (fecha, id_profesor, id_especialidad, id_establecimiento) values ('2014-11-04 18:00:00',127,24,24);" calcext:value-type="string">
            <text:p>insert ignore into clase (fecha, id_profesor, id_especialidad, id_establecimiento) values ('2014-11-04 18:00:00',127,24,2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0 18:00:00" calcext:value-type="string">
            <text:p>2014-10-20 18:00:00</text:p>
          </table:table-cell>
          <table:table-cell table:formula="of:=1+MOD(ROW( );127)" office:value-type="float" office:value="1" calcext:value-type="float">
            <text:p>1</text:p>
          </table:table-cell>
          <table:table-cell table:formula="of:=126+MOD(([.D254]);82)" office:value-type="float" office:value="127" calcext:value-type="float">
            <text:p>127</text:p>
          </table:table-cell>
          <table:table-cell table:formula="of:=1+MOD(ROW( );115)" office:value-type="float" office:value="25" calcext:value-type="float">
            <text:p>25</text:p>
          </table:table-cell>
          <table:table-cell table:formula="of:=&quot;insert ignore into clase (fecha, id_profesor, id_especialidad, id_establecimiento) values ('&quot;&amp;[.C254]&amp;&quot;',&quot;&amp;[.D254]&amp;&quot;,&quot;&amp;[.F254]&amp;&quot;,&quot;&amp;[.F254]&amp;&quot;);&quot;" office:value-type="string" office:string-value="insert ignore into clase (fecha, id_profesor, id_especialidad, id_establecimiento) values ('2014-10-20 18:00:00',1,25,25);" calcext:value-type="string">
            <text:p>insert ignore into clase (fecha, id_profesor, id_especialidad, id_establecimiento) values ('2014-10-20 18:00:00',1,25,2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9 14:00:00" calcext:value-type="string">
            <text:p>2014-11-09 14:00:00</text:p>
          </table:table-cell>
          <table:table-cell table:formula="of:=1+MOD(ROW( );127)" office:value-type="float" office:value="2" calcext:value-type="float">
            <text:p>2</text:p>
          </table:table-cell>
          <table:table-cell table:formula="of:=126+MOD(([.D255]);82)" office:value-type="float" office:value="128" calcext:value-type="float">
            <text:p>128</text:p>
          </table:table-cell>
          <table:table-cell table:formula="of:=1+MOD(ROW( );115)" office:value-type="float" office:value="26" calcext:value-type="float">
            <text:p>26</text:p>
          </table:table-cell>
          <table:table-cell table:formula="of:=&quot;insert ignore into clase (fecha, id_profesor, id_especialidad, id_establecimiento) values ('&quot;&amp;[.C255]&amp;&quot;',&quot;&amp;[.D255]&amp;&quot;,&quot;&amp;[.F255]&amp;&quot;,&quot;&amp;[.F255]&amp;&quot;);&quot;" office:value-type="string" office:string-value="insert ignore into clase (fecha, id_profesor, id_especialidad, id_establecimiento) values ('2014-11-09 14:00:00',2,26,26);" calcext:value-type="string">
            <text:p>insert ignore into clase (fecha, id_profesor, id_especialidad, id_establecimiento) values ('2014-11-09 14:00:00',2,26,2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9 18:00:00" calcext:value-type="string">
            <text:p>2014-10-19 18:00:00</text:p>
          </table:table-cell>
          <table:table-cell table:formula="of:=1+MOD(ROW( );127)" office:value-type="float" office:value="3" calcext:value-type="float">
            <text:p>3</text:p>
          </table:table-cell>
          <table:table-cell table:formula="of:=126+MOD(([.D256]);82)" office:value-type="float" office:value="129" calcext:value-type="float">
            <text:p>129</text:p>
          </table:table-cell>
          <table:table-cell table:formula="of:=1+MOD(ROW( );115)" office:value-type="float" office:value="27" calcext:value-type="float">
            <text:p>27</text:p>
          </table:table-cell>
          <table:table-cell table:formula="of:=&quot;insert ignore into clase (fecha, id_profesor, id_especialidad, id_establecimiento) values ('&quot;&amp;[.C256]&amp;&quot;',&quot;&amp;[.D256]&amp;&quot;,&quot;&amp;[.F256]&amp;&quot;,&quot;&amp;[.F256]&amp;&quot;);&quot;" office:value-type="string" office:string-value="insert ignore into clase (fecha, id_profesor, id_especialidad, id_establecimiento) values ('2014-10-19 18:00:00',3,27,27);" calcext:value-type="string">
            <text:p>insert ignore into clase (fecha, id_profesor, id_especialidad, id_establecimiento) values ('2014-10-19 18:00:00',3,27,2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0 10:30:00" calcext:value-type="string">
            <text:p>2014-10-30 10:30:00</text:p>
          </table:table-cell>
          <table:table-cell table:formula="of:=1+MOD(ROW( );127)" office:value-type="float" office:value="4" calcext:value-type="float">
            <text:p>4</text:p>
          </table:table-cell>
          <table:table-cell table:formula="of:=126+MOD(([.D257]);82)" office:value-type="float" office:value="130" calcext:value-type="float">
            <text:p>130</text:p>
          </table:table-cell>
          <table:table-cell table:formula="of:=1+MOD(ROW( );115)" office:value-type="float" office:value="28" calcext:value-type="float">
            <text:p>28</text:p>
          </table:table-cell>
          <table:table-cell table:formula="of:=&quot;insert ignore into clase (fecha, id_profesor, id_especialidad, id_establecimiento) values ('&quot;&amp;[.C257]&amp;&quot;',&quot;&amp;[.D257]&amp;&quot;,&quot;&amp;[.F257]&amp;&quot;,&quot;&amp;[.F257]&amp;&quot;);&quot;" office:value-type="string" office:string-value="insert ignore into clase (fecha, id_profesor, id_especialidad, id_establecimiento) values ('2014-10-30 10:30:00',4,28,28);" calcext:value-type="string">
            <text:p>insert ignore into clase (fecha, id_profesor, id_especialidad, id_establecimiento) values ('2014-10-30 10:30:00',4,28,2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3 18:00:00" calcext:value-type="string">
            <text:p>2014-10-23 18:00:00</text:p>
          </table:table-cell>
          <table:table-cell table:formula="of:=1+MOD(ROW( );127)" office:value-type="float" office:value="5" calcext:value-type="float">
            <text:p>5</text:p>
          </table:table-cell>
          <table:table-cell table:formula="of:=126+MOD(([.D258]);82)" office:value-type="float" office:value="131" calcext:value-type="float">
            <text:p>131</text:p>
          </table:table-cell>
          <table:table-cell table:formula="of:=1+MOD(ROW( );115)" office:value-type="float" office:value="29" calcext:value-type="float">
            <text:p>29</text:p>
          </table:table-cell>
          <table:table-cell table:formula="of:=&quot;insert ignore into clase (fecha, id_profesor, id_especialidad, id_establecimiento) values ('&quot;&amp;[.C258]&amp;&quot;',&quot;&amp;[.D258]&amp;&quot;,&quot;&amp;[.F258]&amp;&quot;,&quot;&amp;[.F258]&amp;&quot;);&quot;" office:value-type="string" office:string-value="insert ignore into clase (fecha, id_profesor, id_especialidad, id_establecimiento) values ('2014-10-23 18:00:00',5,29,29);" calcext:value-type="string">
            <text:p>insert ignore into clase (fecha, id_profesor, id_especialidad, id_establecimiento) values ('2014-10-23 18:00:00',5,29,2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2 10:30:00" calcext:value-type="string">
            <text:p>2014-11-02 10:30:00</text:p>
          </table:table-cell>
          <table:table-cell table:formula="of:=1+MOD(ROW( );127)" office:value-type="float" office:value="6" calcext:value-type="float">
            <text:p>6</text:p>
          </table:table-cell>
          <table:table-cell table:formula="of:=126+MOD(([.D259]);82)" office:value-type="float" office:value="132" calcext:value-type="float">
            <text:p>132</text:p>
          </table:table-cell>
          <table:table-cell table:formula="of:=1+MOD(ROW( );115)" office:value-type="float" office:value="30" calcext:value-type="float">
            <text:p>30</text:p>
          </table:table-cell>
          <table:table-cell table:formula="of:=&quot;insert ignore into clase (fecha, id_profesor, id_especialidad, id_establecimiento) values ('&quot;&amp;[.C259]&amp;&quot;',&quot;&amp;[.D259]&amp;&quot;,&quot;&amp;[.F259]&amp;&quot;,&quot;&amp;[.F259]&amp;&quot;);&quot;" office:value-type="string" office:string-value="insert ignore into clase (fecha, id_profesor, id_especialidad, id_establecimiento) values ('2014-11-02 10:30:00',6,30,30);" calcext:value-type="string">
            <text:p>insert ignore into clase (fecha, id_profesor, id_especialidad, id_establecimiento) values ('2014-11-02 10:30:00',6,30,3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22:00:00" calcext:value-type="string">
            <text:p>2014-11-04 22:00:00</text:p>
          </table:table-cell>
          <table:table-cell table:formula="of:=1+MOD(ROW( );127)" office:value-type="float" office:value="7" calcext:value-type="float">
            <text:p>7</text:p>
          </table:table-cell>
          <table:table-cell table:formula="of:=126+MOD(([.D260]);82)" office:value-type="float" office:value="133" calcext:value-type="float">
            <text:p>133</text:p>
          </table:table-cell>
          <table:table-cell table:formula="of:=1+MOD(ROW( );115)" office:value-type="float" office:value="31" calcext:value-type="float">
            <text:p>31</text:p>
          </table:table-cell>
          <table:table-cell table:formula="of:=&quot;insert ignore into clase (fecha, id_profesor, id_especialidad, id_establecimiento) values ('&quot;&amp;[.C260]&amp;&quot;',&quot;&amp;[.D260]&amp;&quot;,&quot;&amp;[.F260]&amp;&quot;,&quot;&amp;[.F260]&amp;&quot;);&quot;" office:value-type="string" office:string-value="insert ignore into clase (fecha, id_profesor, id_especialidad, id_establecimiento) values ('2014-11-04 22:00:00',7,31,31);" calcext:value-type="string">
            <text:p>insert ignore into clase (fecha, id_profesor, id_especialidad, id_establecimiento) values ('2014-11-04 22:00:00',7,31,3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9 20:00:00" calcext:value-type="string">
            <text:p>2014-10-19 20:00:00</text:p>
          </table:table-cell>
          <table:table-cell table:formula="of:=1+MOD(ROW( );127)" office:value-type="float" office:value="8" calcext:value-type="float">
            <text:p>8</text:p>
          </table:table-cell>
          <table:table-cell table:formula="of:=126+MOD(([.D261]);82)" office:value-type="float" office:value="134" calcext:value-type="float">
            <text:p>134</text:p>
          </table:table-cell>
          <table:table-cell table:formula="of:=1+MOD(ROW( );115)" office:value-type="float" office:value="32" calcext:value-type="float">
            <text:p>32</text:p>
          </table:table-cell>
          <table:table-cell table:formula="of:=&quot;insert ignore into clase (fecha, id_profesor, id_especialidad, id_establecimiento) values ('&quot;&amp;[.C261]&amp;&quot;',&quot;&amp;[.D261]&amp;&quot;,&quot;&amp;[.F261]&amp;&quot;,&quot;&amp;[.F261]&amp;&quot;);&quot;" office:value-type="string" office:string-value="insert ignore into clase (fecha, id_profesor, id_especialidad, id_establecimiento) values ('2014-10-19 20:00:00',8,32,32);" calcext:value-type="string">
            <text:p>insert ignore into clase (fecha, id_profesor, id_especialidad, id_establecimiento) values ('2014-10-19 20:00:00',8,32,3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20:00:00" calcext:value-type="string">
            <text:p>2014-11-11 20:00:00</text:p>
          </table:table-cell>
          <table:table-cell table:formula="of:=1+MOD(ROW( );127)" office:value-type="float" office:value="9" calcext:value-type="float">
            <text:p>9</text:p>
          </table:table-cell>
          <table:table-cell table:formula="of:=126+MOD(([.D262]);82)" office:value-type="float" office:value="135" calcext:value-type="float">
            <text:p>135</text:p>
          </table:table-cell>
          <table:table-cell table:formula="of:=1+MOD(ROW( );115)" office:value-type="float" office:value="33" calcext:value-type="float">
            <text:p>33</text:p>
          </table:table-cell>
          <table:table-cell table:formula="of:=&quot;insert ignore into clase (fecha, id_profesor, id_especialidad, id_establecimiento) values ('&quot;&amp;[.C262]&amp;&quot;',&quot;&amp;[.D262]&amp;&quot;,&quot;&amp;[.F262]&amp;&quot;,&quot;&amp;[.F262]&amp;&quot;);&quot;" office:value-type="string" office:string-value="insert ignore into clase (fecha, id_profesor, id_especialidad, id_establecimiento) values ('2014-11-11 20:00:00',9,33,33);" calcext:value-type="string">
            <text:p>insert ignore into clase (fecha, id_profesor, id_especialidad, id_establecimiento) values ('2014-11-11 20:00:00',9,33,3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1 16:00:00" calcext:value-type="string">
            <text:p>2014-10-11 16:00:00</text:p>
          </table:table-cell>
          <table:table-cell table:formula="of:=1+MOD(ROW( );127)" office:value-type="float" office:value="10" calcext:value-type="float">
            <text:p>10</text:p>
          </table:table-cell>
          <table:table-cell table:formula="of:=126+MOD(([.D263]);82)" office:value-type="float" office:value="136" calcext:value-type="float">
            <text:p>136</text:p>
          </table:table-cell>
          <table:table-cell table:formula="of:=1+MOD(ROW( );115)" office:value-type="float" office:value="34" calcext:value-type="float">
            <text:p>34</text:p>
          </table:table-cell>
          <table:table-cell table:formula="of:=&quot;insert ignore into clase (fecha, id_profesor, id_especialidad, id_establecimiento) values ('&quot;&amp;[.C263]&amp;&quot;',&quot;&amp;[.D263]&amp;&quot;,&quot;&amp;[.F263]&amp;&quot;,&quot;&amp;[.F263]&amp;&quot;);&quot;" office:value-type="string" office:string-value="insert ignore into clase (fecha, id_profesor, id_especialidad, id_establecimiento) values ('2014-10-11 16:00:00',10,34,34);" calcext:value-type="string">
            <text:p>insert ignore into clase (fecha, id_profesor, id_especialidad, id_establecimiento) values ('2014-10-11 16:00:00',10,34,3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0 20:00:00" calcext:value-type="string">
            <text:p>2014-10-30 20:00:00</text:p>
          </table:table-cell>
          <table:table-cell table:formula="of:=1+MOD(ROW( );127)" office:value-type="float" office:value="11" calcext:value-type="float">
            <text:p>11</text:p>
          </table:table-cell>
          <table:table-cell table:formula="of:=126+MOD(([.D264]);82)" office:value-type="float" office:value="137" calcext:value-type="float">
            <text:p>137</text:p>
          </table:table-cell>
          <table:table-cell table:formula="of:=1+MOD(ROW( );115)" office:value-type="float" office:value="35" calcext:value-type="float">
            <text:p>35</text:p>
          </table:table-cell>
          <table:table-cell table:formula="of:=&quot;insert ignore into clase (fecha, id_profesor, id_especialidad, id_establecimiento) values ('&quot;&amp;[.C264]&amp;&quot;',&quot;&amp;[.D264]&amp;&quot;,&quot;&amp;[.F264]&amp;&quot;,&quot;&amp;[.F264]&amp;&quot;);&quot;" office:value-type="string" office:string-value="insert ignore into clase (fecha, id_profesor, id_especialidad, id_establecimiento) values ('2014-10-30 20:00:00',11,35,35);" calcext:value-type="string">
            <text:p>insert ignore into clase (fecha, id_profesor, id_especialidad, id_establecimiento) values ('2014-10-30 20:00:00',11,35,3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7 10:30:00" calcext:value-type="string">
            <text:p>2014-10-27 10:30:00</text:p>
          </table:table-cell>
          <table:table-cell table:formula="of:=1+MOD(ROW( );127)" office:value-type="float" office:value="12" calcext:value-type="float">
            <text:p>12</text:p>
          </table:table-cell>
          <table:table-cell table:formula="of:=126+MOD(([.D265]);82)" office:value-type="float" office:value="138" calcext:value-type="float">
            <text:p>138</text:p>
          </table:table-cell>
          <table:table-cell table:formula="of:=1+MOD(ROW( );115)" office:value-type="float" office:value="36" calcext:value-type="float">
            <text:p>36</text:p>
          </table:table-cell>
          <table:table-cell table:formula="of:=&quot;insert ignore into clase (fecha, id_profesor, id_especialidad, id_establecimiento) values ('&quot;&amp;[.C265]&amp;&quot;',&quot;&amp;[.D265]&amp;&quot;,&quot;&amp;[.F265]&amp;&quot;,&quot;&amp;[.F265]&amp;&quot;);&quot;" office:value-type="string" office:string-value="insert ignore into clase (fecha, id_profesor, id_especialidad, id_establecimiento) values ('2014-10-27 10:30:00',12,36,36);" calcext:value-type="string">
            <text:p>insert ignore into clase (fecha, id_profesor, id_especialidad, id_establecimiento) values ('2014-10-27 10:30:00',12,36,3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7 12:00:00" calcext:value-type="string">
            <text:p>2014-10-27 12:00:00</text:p>
          </table:table-cell>
          <table:table-cell table:formula="of:=1+MOD(ROW( );127)" office:value-type="float" office:value="13" calcext:value-type="float">
            <text:p>13</text:p>
          </table:table-cell>
          <table:table-cell table:formula="of:=126+MOD(([.D266]);82)" office:value-type="float" office:value="139" calcext:value-type="float">
            <text:p>139</text:p>
          </table:table-cell>
          <table:table-cell table:formula="of:=1+MOD(ROW( );115)" office:value-type="float" office:value="37" calcext:value-type="float">
            <text:p>37</text:p>
          </table:table-cell>
          <table:table-cell table:formula="of:=&quot;insert ignore into clase (fecha, id_profesor, id_especialidad, id_establecimiento) values ('&quot;&amp;[.C266]&amp;&quot;',&quot;&amp;[.D266]&amp;&quot;,&quot;&amp;[.F266]&amp;&quot;,&quot;&amp;[.F266]&amp;&quot;);&quot;" office:value-type="string" office:string-value="insert ignore into clase (fecha, id_profesor, id_especialidad, id_establecimiento) values ('2014-10-27 12:00:00',13,37,37);" calcext:value-type="string">
            <text:p>insert ignore into clase (fecha, id_profesor, id_especialidad, id_establecimiento) values ('2014-10-27 12:00:00',13,37,3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10:30:00" calcext:value-type="string">
            <text:p>2014-10-24 10:30:00</text:p>
          </table:table-cell>
          <table:table-cell table:formula="of:=1+MOD(ROW( );127)" office:value-type="float" office:value="14" calcext:value-type="float">
            <text:p>14</text:p>
          </table:table-cell>
          <table:table-cell table:formula="of:=126+MOD(([.D267]);82)" office:value-type="float" office:value="140" calcext:value-type="float">
            <text:p>140</text:p>
          </table:table-cell>
          <table:table-cell table:formula="of:=1+MOD(ROW( );115)" office:value-type="float" office:value="38" calcext:value-type="float">
            <text:p>38</text:p>
          </table:table-cell>
          <table:table-cell table:formula="of:=&quot;insert ignore into clase (fecha, id_profesor, id_especialidad, id_establecimiento) values ('&quot;&amp;[.C267]&amp;&quot;',&quot;&amp;[.D267]&amp;&quot;,&quot;&amp;[.F267]&amp;&quot;,&quot;&amp;[.F267]&amp;&quot;);&quot;" office:value-type="string" office:string-value="insert ignore into clase (fecha, id_profesor, id_especialidad, id_establecimiento) values ('2014-10-24 10:30:00',14,38,38);" calcext:value-type="string">
            <text:p>insert ignore into clase (fecha, id_profesor, id_especialidad, id_establecimiento) values ('2014-10-24 10:30:00',14,38,3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8 12:00:00" calcext:value-type="string">
            <text:p>2014-10-18 12:00:00</text:p>
          </table:table-cell>
          <table:table-cell table:formula="of:=1+MOD(ROW( );127)" office:value-type="float" office:value="15" calcext:value-type="float">
            <text:p>15</text:p>
          </table:table-cell>
          <table:table-cell table:formula="of:=126+MOD(([.D268]);82)" office:value-type="float" office:value="141" calcext:value-type="float">
            <text:p>141</text:p>
          </table:table-cell>
          <table:table-cell table:formula="of:=1+MOD(ROW( );115)" office:value-type="float" office:value="39" calcext:value-type="float">
            <text:p>39</text:p>
          </table:table-cell>
          <table:table-cell table:formula="of:=&quot;insert ignore into clase (fecha, id_profesor, id_especialidad, id_establecimiento) values ('&quot;&amp;[.C268]&amp;&quot;',&quot;&amp;[.D268]&amp;&quot;,&quot;&amp;[.F268]&amp;&quot;,&quot;&amp;[.F268]&amp;&quot;);&quot;" office:value-type="string" office:string-value="insert ignore into clase (fecha, id_profesor, id_especialidad, id_establecimiento) values ('2014-10-18 12:00:00',15,39,39);" calcext:value-type="string">
            <text:p>insert ignore into clase (fecha, id_profesor, id_especialidad, id_establecimiento) values ('2014-10-18 12:00:00',15,39,3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1 22:00:00" calcext:value-type="string">
            <text:p>2014-10-21 22:00:00</text:p>
          </table:table-cell>
          <table:table-cell table:formula="of:=1+MOD(ROW( );127)" office:value-type="float" office:value="16" calcext:value-type="float">
            <text:p>16</text:p>
          </table:table-cell>
          <table:table-cell table:formula="of:=126+MOD(([.D269]);82)" office:value-type="float" office:value="142" calcext:value-type="float">
            <text:p>142</text:p>
          </table:table-cell>
          <table:table-cell table:formula="of:=1+MOD(ROW( );115)" office:value-type="float" office:value="40" calcext:value-type="float">
            <text:p>40</text:p>
          </table:table-cell>
          <table:table-cell table:formula="of:=&quot;insert ignore into clase (fecha, id_profesor, id_especialidad, id_establecimiento) values ('&quot;&amp;[.C269]&amp;&quot;',&quot;&amp;[.D269]&amp;&quot;,&quot;&amp;[.F269]&amp;&quot;,&quot;&amp;[.F269]&amp;&quot;);&quot;" office:value-type="string" office:string-value="insert ignore into clase (fecha, id_profesor, id_especialidad, id_establecimiento) values ('2014-10-21 22:00:00',16,40,40);" calcext:value-type="string">
            <text:p>insert ignore into clase (fecha, id_profesor, id_especialidad, id_establecimiento) values ('2014-10-21 22:00:00',16,40,4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0 10:30:00" calcext:value-type="string">
            <text:p>2014-11-10 10:30:00</text:p>
          </table:table-cell>
          <table:table-cell table:formula="of:=1+MOD(ROW( );127)" office:value-type="float" office:value="17" calcext:value-type="float">
            <text:p>17</text:p>
          </table:table-cell>
          <table:table-cell table:formula="of:=126+MOD(([.D270]);82)" office:value-type="float" office:value="143" calcext:value-type="float">
            <text:p>143</text:p>
          </table:table-cell>
          <table:table-cell table:formula="of:=1+MOD(ROW( );115)" office:value-type="float" office:value="41" calcext:value-type="float">
            <text:p>41</text:p>
          </table:table-cell>
          <table:table-cell table:formula="of:=&quot;insert ignore into clase (fecha, id_profesor, id_especialidad, id_establecimiento) values ('&quot;&amp;[.C270]&amp;&quot;',&quot;&amp;[.D270]&amp;&quot;,&quot;&amp;[.F270]&amp;&quot;,&quot;&amp;[.F270]&amp;&quot;);&quot;" office:value-type="string" office:string-value="insert ignore into clase (fecha, id_profesor, id_especialidad, id_establecimiento) values ('2014-11-10 10:30:00',17,41,41);" calcext:value-type="string">
            <text:p>insert ignore into clase (fecha, id_profesor, id_especialidad, id_establecimiento) values ('2014-11-10 10:30:00',17,41,4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5 20:00:00" calcext:value-type="string">
            <text:p>2014-10-25 20:00:00</text:p>
          </table:table-cell>
          <table:table-cell table:formula="of:=1+MOD(ROW( );127)" office:value-type="float" office:value="18" calcext:value-type="float">
            <text:p>18</text:p>
          </table:table-cell>
          <table:table-cell table:formula="of:=126+MOD(([.D271]);82)" office:value-type="float" office:value="144" calcext:value-type="float">
            <text:p>144</text:p>
          </table:table-cell>
          <table:table-cell table:formula="of:=1+MOD(ROW( );115)" office:value-type="float" office:value="42" calcext:value-type="float">
            <text:p>42</text:p>
          </table:table-cell>
          <table:table-cell table:formula="of:=&quot;insert ignore into clase (fecha, id_profesor, id_especialidad, id_establecimiento) values ('&quot;&amp;[.C271]&amp;&quot;',&quot;&amp;[.D271]&amp;&quot;,&quot;&amp;[.F271]&amp;&quot;,&quot;&amp;[.F271]&amp;&quot;);&quot;" office:value-type="string" office:string-value="insert ignore into clase (fecha, id_profesor, id_especialidad, id_establecimiento) values ('2014-10-25 20:00:00',18,42,42);" calcext:value-type="string">
            <text:p>insert ignore into clase (fecha, id_profesor, id_especialidad, id_establecimiento) values ('2014-10-25 20:00:00',18,42,4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9 9:00:00" calcext:value-type="string">
            <text:p>2014-11-09 9:00:00</text:p>
          </table:table-cell>
          <table:table-cell table:formula="of:=1+MOD(ROW( );127)" office:value-type="float" office:value="19" calcext:value-type="float">
            <text:p>19</text:p>
          </table:table-cell>
          <table:table-cell table:formula="of:=126+MOD(([.D272]);82)" office:value-type="float" office:value="145" calcext:value-type="float">
            <text:p>145</text:p>
          </table:table-cell>
          <table:table-cell table:formula="of:=1+MOD(ROW( );115)" office:value-type="float" office:value="43" calcext:value-type="float">
            <text:p>43</text:p>
          </table:table-cell>
          <table:table-cell table:formula="of:=&quot;insert ignore into clase (fecha, id_profesor, id_especialidad, id_establecimiento) values ('&quot;&amp;[.C272]&amp;&quot;',&quot;&amp;[.D272]&amp;&quot;,&quot;&amp;[.F272]&amp;&quot;,&quot;&amp;[.F272]&amp;&quot;);&quot;" office:value-type="string" office:string-value="insert ignore into clase (fecha, id_profesor, id_especialidad, id_establecimiento) values ('2014-11-09 9:00:00',19,43,43);" calcext:value-type="string">
            <text:p>insert ignore into clase (fecha, id_profesor, id_especialidad, id_establecimiento) values ('2014-11-09 9:00:00',19,43,4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6 20:00:00" calcext:value-type="string">
            <text:p>2014-11-06 20:00:00</text:p>
          </table:table-cell>
          <table:table-cell table:formula="of:=1+MOD(ROW( );127)" office:value-type="float" office:value="20" calcext:value-type="float">
            <text:p>20</text:p>
          </table:table-cell>
          <table:table-cell table:formula="of:=126+MOD(([.D273]);82)" office:value-type="float" office:value="146" calcext:value-type="float">
            <text:p>146</text:p>
          </table:table-cell>
          <table:table-cell table:formula="of:=1+MOD(ROW( );115)" office:value-type="float" office:value="44" calcext:value-type="float">
            <text:p>44</text:p>
          </table:table-cell>
          <table:table-cell table:formula="of:=&quot;insert ignore into clase (fecha, id_profesor, id_especialidad, id_establecimiento) values ('&quot;&amp;[.C273]&amp;&quot;',&quot;&amp;[.D273]&amp;&quot;,&quot;&amp;[.F273]&amp;&quot;,&quot;&amp;[.F273]&amp;&quot;);&quot;" office:value-type="string" office:string-value="insert ignore into clase (fecha, id_profesor, id_especialidad, id_establecimiento) values ('2014-11-06 20:00:00',20,44,44);" calcext:value-type="string">
            <text:p>insert ignore into clase (fecha, id_profesor, id_especialidad, id_establecimiento) values ('2014-11-06 20:00:00',20,44,4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8 10:30:00" calcext:value-type="string">
            <text:p>2014-11-08 10:30:00</text:p>
          </table:table-cell>
          <table:table-cell table:formula="of:=1+MOD(ROW( );127)" office:value-type="float" office:value="21" calcext:value-type="float">
            <text:p>21</text:p>
          </table:table-cell>
          <table:table-cell table:formula="of:=126+MOD(([.D274]);82)" office:value-type="float" office:value="147" calcext:value-type="float">
            <text:p>147</text:p>
          </table:table-cell>
          <table:table-cell table:formula="of:=1+MOD(ROW( );115)" office:value-type="float" office:value="45" calcext:value-type="float">
            <text:p>45</text:p>
          </table:table-cell>
          <table:table-cell table:formula="of:=&quot;insert ignore into clase (fecha, id_profesor, id_especialidad, id_establecimiento) values ('&quot;&amp;[.C274]&amp;&quot;',&quot;&amp;[.D274]&amp;&quot;,&quot;&amp;[.F274]&amp;&quot;,&quot;&amp;[.F274]&amp;&quot;);&quot;" office:value-type="string" office:string-value="insert ignore into clase (fecha, id_profesor, id_especialidad, id_establecimiento) values ('2014-11-08 10:30:00',21,45,45);" calcext:value-type="string">
            <text:p>insert ignore into clase (fecha, id_profesor, id_especialidad, id_establecimiento) values ('2014-11-08 10:30:00',21,45,4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1 10:30:00" calcext:value-type="string">
            <text:p>2014-11-01 10:30:00</text:p>
          </table:table-cell>
          <table:table-cell table:formula="of:=1+MOD(ROW( );127)" office:value-type="float" office:value="22" calcext:value-type="float">
            <text:p>22</text:p>
          </table:table-cell>
          <table:table-cell table:formula="of:=126+MOD(([.D275]);82)" office:value-type="float" office:value="148" calcext:value-type="float">
            <text:p>148</text:p>
          </table:table-cell>
          <table:table-cell table:formula="of:=1+MOD(ROW( );115)" office:value-type="float" office:value="46" calcext:value-type="float">
            <text:p>46</text:p>
          </table:table-cell>
          <table:table-cell table:formula="of:=&quot;insert ignore into clase (fecha, id_profesor, id_especialidad, id_establecimiento) values ('&quot;&amp;[.C275]&amp;&quot;',&quot;&amp;[.D275]&amp;&quot;,&quot;&amp;[.F275]&amp;&quot;,&quot;&amp;[.F275]&amp;&quot;);&quot;" office:value-type="string" office:string-value="insert ignore into clase (fecha, id_profesor, id_especialidad, id_establecimiento) values ('2014-11-01 10:30:00',22,46,46);" calcext:value-type="string">
            <text:p>insert ignore into clase (fecha, id_profesor, id_especialidad, id_establecimiento) values ('2014-11-01 10:30:00',22,46,4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4 9:00:00" calcext:value-type="string">
            <text:p>2014-10-24 9:00:00</text:p>
          </table:table-cell>
          <table:table-cell table:formula="of:=1+MOD(ROW( );127)" office:value-type="float" office:value="23" calcext:value-type="float">
            <text:p>23</text:p>
          </table:table-cell>
          <table:table-cell table:formula="of:=126+MOD(([.D276]);82)" office:value-type="float" office:value="149" calcext:value-type="float">
            <text:p>149</text:p>
          </table:table-cell>
          <table:table-cell table:formula="of:=1+MOD(ROW( );115)" office:value-type="float" office:value="47" calcext:value-type="float">
            <text:p>47</text:p>
          </table:table-cell>
          <table:table-cell table:formula="of:=&quot;insert ignore into clase (fecha, id_profesor, id_especialidad, id_establecimiento) values ('&quot;&amp;[.C276]&amp;&quot;',&quot;&amp;[.D276]&amp;&quot;,&quot;&amp;[.F276]&amp;&quot;,&quot;&amp;[.F276]&amp;&quot;);&quot;" office:value-type="string" office:string-value="insert ignore into clase (fecha, id_profesor, id_especialidad, id_establecimiento) values ('2014-10-24 9:00:00',23,47,47);" calcext:value-type="string">
            <text:p>insert ignore into clase (fecha, id_profesor, id_especialidad, id_establecimiento) values ('2014-10-24 9:00:00',23,47,4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10:30:00" calcext:value-type="string">
            <text:p>2014-11-11 10:30:00</text:p>
          </table:table-cell>
          <table:table-cell table:formula="of:=1+MOD(ROW( );127)" office:value-type="float" office:value="24" calcext:value-type="float">
            <text:p>24</text:p>
          </table:table-cell>
          <table:table-cell table:formula="of:=126+MOD(([.D277]);82)" office:value-type="float" office:value="150" calcext:value-type="float">
            <text:p>150</text:p>
          </table:table-cell>
          <table:table-cell table:formula="of:=1+MOD(ROW( );115)" office:value-type="float" office:value="48" calcext:value-type="float">
            <text:p>48</text:p>
          </table:table-cell>
          <table:table-cell table:formula="of:=&quot;insert ignore into clase (fecha, id_profesor, id_especialidad, id_establecimiento) values ('&quot;&amp;[.C277]&amp;&quot;',&quot;&amp;[.D277]&amp;&quot;,&quot;&amp;[.F277]&amp;&quot;,&quot;&amp;[.F277]&amp;&quot;);&quot;" office:value-type="string" office:string-value="insert ignore into clase (fecha, id_profesor, id_especialidad, id_establecimiento) values ('2014-11-11 10:30:00',24,48,48);" calcext:value-type="string">
            <text:p>insert ignore into clase (fecha, id_profesor, id_especialidad, id_establecimiento) values ('2014-11-11 10:30:00',24,48,4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3 20:00:00" calcext:value-type="string">
            <text:p>2014-10-23 20:00:00</text:p>
          </table:table-cell>
          <table:table-cell table:formula="of:=1+MOD(ROW( );127)" office:value-type="float" office:value="25" calcext:value-type="float">
            <text:p>25</text:p>
          </table:table-cell>
          <table:table-cell table:formula="of:=126+MOD(([.D278]);82)" office:value-type="float" office:value="151" calcext:value-type="float">
            <text:p>151</text:p>
          </table:table-cell>
          <table:table-cell table:formula="of:=1+MOD(ROW( );115)" office:value-type="float" office:value="49" calcext:value-type="float">
            <text:p>49</text:p>
          </table:table-cell>
          <table:table-cell table:formula="of:=&quot;insert ignore into clase (fecha, id_profesor, id_especialidad, id_establecimiento) values ('&quot;&amp;[.C278]&amp;&quot;',&quot;&amp;[.D278]&amp;&quot;,&quot;&amp;[.F278]&amp;&quot;,&quot;&amp;[.F278]&amp;&quot;);&quot;" office:value-type="string" office:string-value="insert ignore into clase (fecha, id_profesor, id_especialidad, id_establecimiento) values ('2014-10-23 20:00:00',25,49,49);" calcext:value-type="string">
            <text:p>insert ignore into clase (fecha, id_profesor, id_especialidad, id_establecimiento) values ('2014-10-23 20:00:00',25,49,4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12:00:00" calcext:value-type="string">
            <text:p>2014-10-15 12:00:00</text:p>
          </table:table-cell>
          <table:table-cell table:formula="of:=1+MOD(ROW( );127)" office:value-type="float" office:value="26" calcext:value-type="float">
            <text:p>26</text:p>
          </table:table-cell>
          <table:table-cell table:formula="of:=126+MOD(([.D279]);82)" office:value-type="float" office:value="152" calcext:value-type="float">
            <text:p>152</text:p>
          </table:table-cell>
          <table:table-cell table:formula="of:=1+MOD(ROW( );115)" office:value-type="float" office:value="50" calcext:value-type="float">
            <text:p>50</text:p>
          </table:table-cell>
          <table:table-cell table:formula="of:=&quot;insert ignore into clase (fecha, id_profesor, id_especialidad, id_establecimiento) values ('&quot;&amp;[.C279]&amp;&quot;',&quot;&amp;[.D279]&amp;&quot;,&quot;&amp;[.F279]&amp;&quot;,&quot;&amp;[.F279]&amp;&quot;);&quot;" office:value-type="string" office:string-value="insert ignore into clase (fecha, id_profesor, id_especialidad, id_establecimiento) values ('2014-10-15 12:00:00',26,50,50);" calcext:value-type="string">
            <text:p>insert ignore into clase (fecha, id_profesor, id_especialidad, id_establecimiento) values ('2014-10-15 12:00:00',26,50,5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1 14:00:00" calcext:value-type="string">
            <text:p>2014-11-01 14:00:00</text:p>
          </table:table-cell>
          <table:table-cell table:formula="of:=1+MOD(ROW( );127)" office:value-type="float" office:value="27" calcext:value-type="float">
            <text:p>27</text:p>
          </table:table-cell>
          <table:table-cell table:formula="of:=126+MOD(([.D280]);82)" office:value-type="float" office:value="153" calcext:value-type="float">
            <text:p>153</text:p>
          </table:table-cell>
          <table:table-cell table:formula="of:=1+MOD(ROW( );115)" office:value-type="float" office:value="51" calcext:value-type="float">
            <text:p>51</text:p>
          </table:table-cell>
          <table:table-cell table:formula="of:=&quot;insert ignore into clase (fecha, id_profesor, id_especialidad, id_establecimiento) values ('&quot;&amp;[.C280]&amp;&quot;',&quot;&amp;[.D280]&amp;&quot;,&quot;&amp;[.F280]&amp;&quot;,&quot;&amp;[.F280]&amp;&quot;);&quot;" office:value-type="string" office:string-value="insert ignore into clase (fecha, id_profesor, id_especialidad, id_establecimiento) values ('2014-11-01 14:00:00',27,51,51);" calcext:value-type="string">
            <text:p>insert ignore into clase (fecha, id_profesor, id_especialidad, id_establecimiento) values ('2014-11-01 14:00:00',27,51,5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20:00:00" calcext:value-type="string">
            <text:p>2014-10-29 20:00:00</text:p>
          </table:table-cell>
          <table:table-cell table:formula="of:=1+MOD(ROW( );127)" office:value-type="float" office:value="28" calcext:value-type="float">
            <text:p>28</text:p>
          </table:table-cell>
          <table:table-cell table:formula="of:=126+MOD(([.D281]);82)" office:value-type="float" office:value="154" calcext:value-type="float">
            <text:p>154</text:p>
          </table:table-cell>
          <table:table-cell table:formula="of:=1+MOD(ROW( );115)" office:value-type="float" office:value="52" calcext:value-type="float">
            <text:p>52</text:p>
          </table:table-cell>
          <table:table-cell table:formula="of:=&quot;insert ignore into clase (fecha, id_profesor, id_especialidad, id_establecimiento) values ('&quot;&amp;[.C281]&amp;&quot;',&quot;&amp;[.D281]&amp;&quot;,&quot;&amp;[.F281]&amp;&quot;,&quot;&amp;[.F281]&amp;&quot;);&quot;" office:value-type="string" office:string-value="insert ignore into clase (fecha, id_profesor, id_especialidad, id_establecimiento) values ('2014-10-29 20:00:00',28,52,52);" calcext:value-type="string">
            <text:p>insert ignore into clase (fecha, id_profesor, id_especialidad, id_establecimiento) values ('2014-10-29 20:00:00',28,52,5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10:30:00" calcext:value-type="string">
            <text:p>2014-11-11 10:30:00</text:p>
          </table:table-cell>
          <table:table-cell table:formula="of:=1+MOD(ROW( );127)" office:value-type="float" office:value="29" calcext:value-type="float">
            <text:p>29</text:p>
          </table:table-cell>
          <table:table-cell table:formula="of:=126+MOD(([.D282]);82)" office:value-type="float" office:value="155" calcext:value-type="float">
            <text:p>155</text:p>
          </table:table-cell>
          <table:table-cell table:formula="of:=1+MOD(ROW( );115)" office:value-type="float" office:value="53" calcext:value-type="float">
            <text:p>53</text:p>
          </table:table-cell>
          <table:table-cell table:formula="of:=&quot;insert ignore into clase (fecha, id_profesor, id_especialidad, id_establecimiento) values ('&quot;&amp;[.C282]&amp;&quot;',&quot;&amp;[.D282]&amp;&quot;,&quot;&amp;[.F282]&amp;&quot;,&quot;&amp;[.F282]&amp;&quot;);&quot;" office:value-type="string" office:string-value="insert ignore into clase (fecha, id_profesor, id_especialidad, id_establecimiento) values ('2014-11-11 10:30:00',29,53,53);" calcext:value-type="string">
            <text:p>insert ignore into clase (fecha, id_profesor, id_especialidad, id_establecimiento) values ('2014-11-11 10:30:00',29,53,5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9:00:00" calcext:value-type="string">
            <text:p>2014-10-31 9:00:00</text:p>
          </table:table-cell>
          <table:table-cell table:formula="of:=1+MOD(ROW( );127)" office:value-type="float" office:value="30" calcext:value-type="float">
            <text:p>30</text:p>
          </table:table-cell>
          <table:table-cell table:formula="of:=126+MOD(([.D283]);82)" office:value-type="float" office:value="156" calcext:value-type="float">
            <text:p>156</text:p>
          </table:table-cell>
          <table:table-cell table:formula="of:=1+MOD(ROW( );115)" office:value-type="float" office:value="54" calcext:value-type="float">
            <text:p>54</text:p>
          </table:table-cell>
          <table:table-cell table:formula="of:=&quot;insert ignore into clase (fecha, id_profesor, id_especialidad, id_establecimiento) values ('&quot;&amp;[.C283]&amp;&quot;',&quot;&amp;[.D283]&amp;&quot;,&quot;&amp;[.F283]&amp;&quot;,&quot;&amp;[.F283]&amp;&quot;);&quot;" office:value-type="string" office:string-value="insert ignore into clase (fecha, id_profesor, id_especialidad, id_establecimiento) values ('2014-10-31 9:00:00',30,54,54);" calcext:value-type="string">
            <text:p>insert ignore into clase (fecha, id_profesor, id_especialidad, id_establecimiento) values ('2014-10-31 9:00:00',30,54,5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3 10:30:00" calcext:value-type="string">
            <text:p>2014-10-23 10:30:00</text:p>
          </table:table-cell>
          <table:table-cell table:formula="of:=1+MOD(ROW( );127)" office:value-type="float" office:value="31" calcext:value-type="float">
            <text:p>31</text:p>
          </table:table-cell>
          <table:table-cell table:formula="of:=126+MOD(([.D284]);82)" office:value-type="float" office:value="157" calcext:value-type="float">
            <text:p>157</text:p>
          </table:table-cell>
          <table:table-cell table:formula="of:=1+MOD(ROW( );115)" office:value-type="float" office:value="55" calcext:value-type="float">
            <text:p>55</text:p>
          </table:table-cell>
          <table:table-cell table:formula="of:=&quot;insert ignore into clase (fecha, id_profesor, id_especialidad, id_establecimiento) values ('&quot;&amp;[.C284]&amp;&quot;',&quot;&amp;[.D284]&amp;&quot;,&quot;&amp;[.F284]&amp;&quot;,&quot;&amp;[.F284]&amp;&quot;);&quot;" office:value-type="string" office:string-value="insert ignore into clase (fecha, id_profesor, id_especialidad, id_establecimiento) values ('2014-10-23 10:30:00',31,55,55);" calcext:value-type="string">
            <text:p>insert ignore into clase (fecha, id_profesor, id_especialidad, id_establecimiento) values ('2014-10-23 10:30:00',31,55,5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7 18:00:00" calcext:value-type="string">
            <text:p>2014-11-07 18:00:00</text:p>
          </table:table-cell>
          <table:table-cell table:formula="of:=1+MOD(ROW( );127)" office:value-type="float" office:value="32" calcext:value-type="float">
            <text:p>32</text:p>
          </table:table-cell>
          <table:table-cell table:formula="of:=126+MOD(([.D285]);82)" office:value-type="float" office:value="158" calcext:value-type="float">
            <text:p>158</text:p>
          </table:table-cell>
          <table:table-cell table:formula="of:=1+MOD(ROW( );115)" office:value-type="float" office:value="56" calcext:value-type="float">
            <text:p>56</text:p>
          </table:table-cell>
          <table:table-cell table:formula="of:=&quot;insert ignore into clase (fecha, id_profesor, id_especialidad, id_establecimiento) values ('&quot;&amp;[.C285]&amp;&quot;',&quot;&amp;[.D285]&amp;&quot;,&quot;&amp;[.F285]&amp;&quot;,&quot;&amp;[.F285]&amp;&quot;);&quot;" office:value-type="string" office:string-value="insert ignore into clase (fecha, id_profesor, id_especialidad, id_establecimiento) values ('2014-11-07 18:00:00',32,56,56);" calcext:value-type="string">
            <text:p>insert ignore into clase (fecha, id_profesor, id_especialidad, id_establecimiento) values ('2014-11-07 18:00:00',32,56,5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10:30:00" calcext:value-type="string">
            <text:p>2014-11-04 10:30:00</text:p>
          </table:table-cell>
          <table:table-cell table:formula="of:=1+MOD(ROW( );127)" office:value-type="float" office:value="33" calcext:value-type="float">
            <text:p>33</text:p>
          </table:table-cell>
          <table:table-cell table:formula="of:=126+MOD(([.D286]);82)" office:value-type="float" office:value="159" calcext:value-type="float">
            <text:p>159</text:p>
          </table:table-cell>
          <table:table-cell table:formula="of:=1+MOD(ROW( );115)" office:value-type="float" office:value="57" calcext:value-type="float">
            <text:p>57</text:p>
          </table:table-cell>
          <table:table-cell table:formula="of:=&quot;insert ignore into clase (fecha, id_profesor, id_especialidad, id_establecimiento) values ('&quot;&amp;[.C286]&amp;&quot;',&quot;&amp;[.D286]&amp;&quot;,&quot;&amp;[.F286]&amp;&quot;,&quot;&amp;[.F286]&amp;&quot;);&quot;" office:value-type="string" office:string-value="insert ignore into clase (fecha, id_profesor, id_especialidad, id_establecimiento) values ('2014-11-04 10:30:00',33,57,57);" calcext:value-type="string">
            <text:p>insert ignore into clase (fecha, id_profesor, id_especialidad, id_establecimiento) values ('2014-11-04 10:30:00',33,57,5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14:00:00" calcext:value-type="string">
            <text:p>2014-10-15 14:00:00</text:p>
          </table:table-cell>
          <table:table-cell table:formula="of:=1+MOD(ROW( );127)" office:value-type="float" office:value="34" calcext:value-type="float">
            <text:p>34</text:p>
          </table:table-cell>
          <table:table-cell table:formula="of:=126+MOD(([.D287]);82)" office:value-type="float" office:value="160" calcext:value-type="float">
            <text:p>160</text:p>
          </table:table-cell>
          <table:table-cell table:formula="of:=1+MOD(ROW( );115)" office:value-type="float" office:value="58" calcext:value-type="float">
            <text:p>58</text:p>
          </table:table-cell>
          <table:table-cell table:formula="of:=&quot;insert ignore into clase (fecha, id_profesor, id_especialidad, id_establecimiento) values ('&quot;&amp;[.C287]&amp;&quot;',&quot;&amp;[.D287]&amp;&quot;,&quot;&amp;[.F287]&amp;&quot;,&quot;&amp;[.F287]&amp;&quot;);&quot;" office:value-type="string" office:string-value="insert ignore into clase (fecha, id_profesor, id_especialidad, id_establecimiento) values ('2014-10-15 14:00:00',34,58,58);" calcext:value-type="string">
            <text:p>insert ignore into clase (fecha, id_profesor, id_especialidad, id_establecimiento) values ('2014-10-15 14:00:00',34,58,5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3 12:00:00" calcext:value-type="string">
            <text:p>2014-10-23 12:00:00</text:p>
          </table:table-cell>
          <table:table-cell table:formula="of:=1+MOD(ROW( );127)" office:value-type="float" office:value="35" calcext:value-type="float">
            <text:p>35</text:p>
          </table:table-cell>
          <table:table-cell table:formula="of:=126+MOD(([.D288]);82)" office:value-type="float" office:value="161" calcext:value-type="float">
            <text:p>161</text:p>
          </table:table-cell>
          <table:table-cell table:formula="of:=1+MOD(ROW( );115)" office:value-type="float" office:value="59" calcext:value-type="float">
            <text:p>59</text:p>
          </table:table-cell>
          <table:table-cell table:formula="of:=&quot;insert ignore into clase (fecha, id_profesor, id_especialidad, id_establecimiento) values ('&quot;&amp;[.C288]&amp;&quot;',&quot;&amp;[.D288]&amp;&quot;,&quot;&amp;[.F288]&amp;&quot;,&quot;&amp;[.F288]&amp;&quot;);&quot;" office:value-type="string" office:string-value="insert ignore into clase (fecha, id_profesor, id_especialidad, id_establecimiento) values ('2014-10-23 12:00:00',35,59,59);" calcext:value-type="string">
            <text:p>insert ignore into clase (fecha, id_profesor, id_especialidad, id_establecimiento) values ('2014-10-23 12:00:00',35,59,5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10:30:00" calcext:value-type="string">
            <text:p>2014-10-31 10:30:00</text:p>
          </table:table-cell>
          <table:table-cell table:formula="of:=1+MOD(ROW( );127)" office:value-type="float" office:value="36" calcext:value-type="float">
            <text:p>36</text:p>
          </table:table-cell>
          <table:table-cell table:formula="of:=126+MOD(([.D289]);82)" office:value-type="float" office:value="162" calcext:value-type="float">
            <text:p>162</text:p>
          </table:table-cell>
          <table:table-cell table:formula="of:=1+MOD(ROW( );115)" office:value-type="float" office:value="60" calcext:value-type="float">
            <text:p>60</text:p>
          </table:table-cell>
          <table:table-cell table:formula="of:=&quot;insert ignore into clase (fecha, id_profesor, id_especialidad, id_establecimiento) values ('&quot;&amp;[.C289]&amp;&quot;',&quot;&amp;[.D289]&amp;&quot;,&quot;&amp;[.F289]&amp;&quot;,&quot;&amp;[.F289]&amp;&quot;);&quot;" office:value-type="string" office:string-value="insert ignore into clase (fecha, id_profesor, id_especialidad, id_establecimiento) values ('2014-10-31 10:30:00',36,60,60);" calcext:value-type="string">
            <text:p>insert ignore into clase (fecha, id_profesor, id_especialidad, id_establecimiento) values ('2014-10-31 10:30:00',36,60,6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2 12:00:00" calcext:value-type="string">
            <text:p>2014-11-02 12:00:00</text:p>
          </table:table-cell>
          <table:table-cell table:formula="of:=1+MOD(ROW( );127)" office:value-type="float" office:value="37" calcext:value-type="float">
            <text:p>37</text:p>
          </table:table-cell>
          <table:table-cell table:formula="of:=126+MOD(([.D290]);82)" office:value-type="float" office:value="163" calcext:value-type="float">
            <text:p>163</text:p>
          </table:table-cell>
          <table:table-cell table:formula="of:=1+MOD(ROW( );115)" office:value-type="float" office:value="61" calcext:value-type="float">
            <text:p>61</text:p>
          </table:table-cell>
          <table:table-cell table:formula="of:=&quot;insert ignore into clase (fecha, id_profesor, id_especialidad, id_establecimiento) values ('&quot;&amp;[.C290]&amp;&quot;',&quot;&amp;[.D290]&amp;&quot;,&quot;&amp;[.F290]&amp;&quot;,&quot;&amp;[.F290]&amp;&quot;);&quot;" office:value-type="string" office:string-value="insert ignore into clase (fecha, id_profesor, id_especialidad, id_establecimiento) values ('2014-11-02 12:00:00',37,61,61);" calcext:value-type="string">
            <text:p>insert ignore into clase (fecha, id_profesor, id_especialidad, id_establecimiento) values ('2014-11-02 12:00:00',37,61,6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5 20:00:00" calcext:value-type="string">
            <text:p>2014-10-25 20:00:00</text:p>
          </table:table-cell>
          <table:table-cell table:formula="of:=1+MOD(ROW( );127)" office:value-type="float" office:value="38" calcext:value-type="float">
            <text:p>38</text:p>
          </table:table-cell>
          <table:table-cell table:formula="of:=126+MOD(([.D291]);82)" office:value-type="float" office:value="164" calcext:value-type="float">
            <text:p>164</text:p>
          </table:table-cell>
          <table:table-cell table:formula="of:=1+MOD(ROW( );115)" office:value-type="float" office:value="62" calcext:value-type="float">
            <text:p>62</text:p>
          </table:table-cell>
          <table:table-cell table:formula="of:=&quot;insert ignore into clase (fecha, id_profesor, id_especialidad, id_establecimiento) values ('&quot;&amp;[.C291]&amp;&quot;',&quot;&amp;[.D291]&amp;&quot;,&quot;&amp;[.F291]&amp;&quot;,&quot;&amp;[.F291]&amp;&quot;);&quot;" office:value-type="string" office:string-value="insert ignore into clase (fecha, id_profesor, id_especialidad, id_establecimiento) values ('2014-10-25 20:00:00',38,62,62);" calcext:value-type="string">
            <text:p>insert ignore into clase (fecha, id_profesor, id_especialidad, id_establecimiento) values ('2014-10-25 20:00:00',38,62,6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1 22:00:00" calcext:value-type="string">
            <text:p>2014-10-11 22:00:00</text:p>
          </table:table-cell>
          <table:table-cell table:formula="of:=1+MOD(ROW( );127)" office:value-type="float" office:value="39" calcext:value-type="float">
            <text:p>39</text:p>
          </table:table-cell>
          <table:table-cell table:formula="of:=126+MOD(([.D292]);82)" office:value-type="float" office:value="165" calcext:value-type="float">
            <text:p>165</text:p>
          </table:table-cell>
          <table:table-cell table:formula="of:=1+MOD(ROW( );115)" office:value-type="float" office:value="63" calcext:value-type="float">
            <text:p>63</text:p>
          </table:table-cell>
          <table:table-cell table:formula="of:=&quot;insert ignore into clase (fecha, id_profesor, id_especialidad, id_establecimiento) values ('&quot;&amp;[.C292]&amp;&quot;',&quot;&amp;[.D292]&amp;&quot;,&quot;&amp;[.F292]&amp;&quot;,&quot;&amp;[.F292]&amp;&quot;);&quot;" office:value-type="string" office:string-value="insert ignore into clase (fecha, id_profesor, id_especialidad, id_establecimiento) values ('2014-10-11 22:00:00',39,63,63);" calcext:value-type="string">
            <text:p>insert ignore into clase (fecha, id_profesor, id_especialidad, id_establecimiento) values ('2014-10-11 22:00:00',39,63,6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2 9:00:00" calcext:value-type="string">
            <text:p>2014-10-12 9:00:00</text:p>
          </table:table-cell>
          <table:table-cell table:formula="of:=1+MOD(ROW( );127)" office:value-type="float" office:value="40" calcext:value-type="float">
            <text:p>40</text:p>
          </table:table-cell>
          <table:table-cell table:formula="of:=126+MOD(([.D293]);82)" office:value-type="float" office:value="166" calcext:value-type="float">
            <text:p>166</text:p>
          </table:table-cell>
          <table:table-cell table:formula="of:=1+MOD(ROW( );115)" office:value-type="float" office:value="64" calcext:value-type="float">
            <text:p>64</text:p>
          </table:table-cell>
          <table:table-cell table:formula="of:=&quot;insert ignore into clase (fecha, id_profesor, id_especialidad, id_establecimiento) values ('&quot;&amp;[.C293]&amp;&quot;',&quot;&amp;[.D293]&amp;&quot;,&quot;&amp;[.F293]&amp;&quot;,&quot;&amp;[.F293]&amp;&quot;);&quot;" office:value-type="string" office:string-value="insert ignore into clase (fecha, id_profesor, id_especialidad, id_establecimiento) values ('2014-10-12 9:00:00',40,64,64);" calcext:value-type="string">
            <text:p>insert ignore into clase (fecha, id_profesor, id_especialidad, id_establecimiento) values ('2014-10-12 9:00:00',40,64,6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6 9:00:00" calcext:value-type="string">
            <text:p>2014-10-16 9:00:00</text:p>
          </table:table-cell>
          <table:table-cell table:formula="of:=1+MOD(ROW( );127)" office:value-type="float" office:value="41" calcext:value-type="float">
            <text:p>41</text:p>
          </table:table-cell>
          <table:table-cell table:formula="of:=126+MOD(([.D294]);82)" office:value-type="float" office:value="167" calcext:value-type="float">
            <text:p>167</text:p>
          </table:table-cell>
          <table:table-cell table:formula="of:=1+MOD(ROW( );115)" office:value-type="float" office:value="65" calcext:value-type="float">
            <text:p>65</text:p>
          </table:table-cell>
          <table:table-cell table:formula="of:=&quot;insert ignore into clase (fecha, id_profesor, id_especialidad, id_establecimiento) values ('&quot;&amp;[.C294]&amp;&quot;',&quot;&amp;[.D294]&amp;&quot;,&quot;&amp;[.F294]&amp;&quot;,&quot;&amp;[.F294]&amp;&quot;);&quot;" office:value-type="string" office:string-value="insert ignore into clase (fecha, id_profesor, id_especialidad, id_establecimiento) values ('2014-10-16 9:00:00',41,65,65);" calcext:value-type="string">
            <text:p>insert ignore into clase (fecha, id_profesor, id_especialidad, id_establecimiento) values ('2014-10-16 9:00:00',41,65,6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0 14:00:00" calcext:value-type="string">
            <text:p>2014-10-30 14:00:00</text:p>
          </table:table-cell>
          <table:table-cell table:formula="of:=1+MOD(ROW( );127)" office:value-type="float" office:value="42" calcext:value-type="float">
            <text:p>42</text:p>
          </table:table-cell>
          <table:table-cell table:formula="of:=126+MOD(([.D295]);82)" office:value-type="float" office:value="168" calcext:value-type="float">
            <text:p>168</text:p>
          </table:table-cell>
          <table:table-cell table:formula="of:=1+MOD(ROW( );115)" office:value-type="float" office:value="66" calcext:value-type="float">
            <text:p>66</text:p>
          </table:table-cell>
          <table:table-cell table:formula="of:=&quot;insert ignore into clase (fecha, id_profesor, id_especialidad, id_establecimiento) values ('&quot;&amp;[.C295]&amp;&quot;',&quot;&amp;[.D295]&amp;&quot;,&quot;&amp;[.F295]&amp;&quot;,&quot;&amp;[.F295]&amp;&quot;);&quot;" office:value-type="string" office:string-value="insert ignore into clase (fecha, id_profesor, id_especialidad, id_establecimiento) values ('2014-10-30 14:00:00',42,66,66);" calcext:value-type="string">
            <text:p>insert ignore into clase (fecha, id_profesor, id_especialidad, id_establecimiento) values ('2014-10-30 14:00:00',42,66,6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6 10:30:00" calcext:value-type="string">
            <text:p>2014-11-06 10:30:00</text:p>
          </table:table-cell>
          <table:table-cell table:formula="of:=1+MOD(ROW( );127)" office:value-type="float" office:value="43" calcext:value-type="float">
            <text:p>43</text:p>
          </table:table-cell>
          <table:table-cell table:formula="of:=126+MOD(([.D296]);82)" office:value-type="float" office:value="169" calcext:value-type="float">
            <text:p>169</text:p>
          </table:table-cell>
          <table:table-cell table:formula="of:=1+MOD(ROW( );115)" office:value-type="float" office:value="67" calcext:value-type="float">
            <text:p>67</text:p>
          </table:table-cell>
          <table:table-cell table:formula="of:=&quot;insert ignore into clase (fecha, id_profesor, id_especialidad, id_establecimiento) values ('&quot;&amp;[.C296]&amp;&quot;',&quot;&amp;[.D296]&amp;&quot;,&quot;&amp;[.F296]&amp;&quot;,&quot;&amp;[.F296]&amp;&quot;);&quot;" office:value-type="string" office:string-value="insert ignore into clase (fecha, id_profesor, id_especialidad, id_establecimiento) values ('2014-11-06 10:30:00',43,67,67);" calcext:value-type="string">
            <text:p>insert ignore into clase (fecha, id_profesor, id_especialidad, id_establecimiento) values ('2014-11-06 10:30:00',43,67,6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31 20:00:00" calcext:value-type="string">
            <text:p>2014-10-31 20:00:00</text:p>
          </table:table-cell>
          <table:table-cell table:formula="of:=1+MOD(ROW( );127)" office:value-type="float" office:value="44" calcext:value-type="float">
            <text:p>44</text:p>
          </table:table-cell>
          <table:table-cell table:formula="of:=126+MOD(([.D297]);82)" office:value-type="float" office:value="170" calcext:value-type="float">
            <text:p>170</text:p>
          </table:table-cell>
          <table:table-cell table:formula="of:=1+MOD(ROW( );115)" office:value-type="float" office:value="68" calcext:value-type="float">
            <text:p>68</text:p>
          </table:table-cell>
          <table:table-cell table:formula="of:=&quot;insert ignore into clase (fecha, id_profesor, id_especialidad, id_establecimiento) values ('&quot;&amp;[.C297]&amp;&quot;',&quot;&amp;[.D297]&amp;&quot;,&quot;&amp;[.F297]&amp;&quot;,&quot;&amp;[.F297]&amp;&quot;);&quot;" office:value-type="string" office:string-value="insert ignore into clase (fecha, id_profesor, id_especialidad, id_establecimiento) values ('2014-10-31 20:00:00',44,68,68);" calcext:value-type="string">
            <text:p>insert ignore into clase (fecha, id_profesor, id_especialidad, id_establecimiento) values ('2014-10-31 20:00:00',44,68,6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5 18:00:00" calcext:value-type="string">
            <text:p>2014-11-05 18:00:00</text:p>
          </table:table-cell>
          <table:table-cell table:formula="of:=1+MOD(ROW( );127)" office:value-type="float" office:value="45" calcext:value-type="float">
            <text:p>45</text:p>
          </table:table-cell>
          <table:table-cell table:formula="of:=126+MOD(([.D298]);82)" office:value-type="float" office:value="171" calcext:value-type="float">
            <text:p>171</text:p>
          </table:table-cell>
          <table:table-cell table:formula="of:=1+MOD(ROW( );115)" office:value-type="float" office:value="69" calcext:value-type="float">
            <text:p>69</text:p>
          </table:table-cell>
          <table:table-cell table:formula="of:=&quot;insert ignore into clase (fecha, id_profesor, id_especialidad, id_establecimiento) values ('&quot;&amp;[.C298]&amp;&quot;',&quot;&amp;[.D298]&amp;&quot;,&quot;&amp;[.F298]&amp;&quot;,&quot;&amp;[.F298]&amp;&quot;);&quot;" office:value-type="string" office:string-value="insert ignore into clase (fecha, id_profesor, id_especialidad, id_establecimiento) values ('2014-11-05 18:00:00',45,69,69);" calcext:value-type="string">
            <text:p>insert ignore into clase (fecha, id_profesor, id_especialidad, id_establecimiento) values ('2014-11-05 18:00:00',45,69,6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1 16:00:00" calcext:value-type="string">
            <text:p>2014-11-11 16:00:00</text:p>
          </table:table-cell>
          <table:table-cell table:formula="of:=1+MOD(ROW( );127)" office:value-type="float" office:value="46" calcext:value-type="float">
            <text:p>46</text:p>
          </table:table-cell>
          <table:table-cell table:formula="of:=126+MOD(([.D299]);82)" office:value-type="float" office:value="172" calcext:value-type="float">
            <text:p>172</text:p>
          </table:table-cell>
          <table:table-cell table:formula="of:=1+MOD(ROW( );115)" office:value-type="float" office:value="70" calcext:value-type="float">
            <text:p>70</text:p>
          </table:table-cell>
          <table:table-cell table:formula="of:=&quot;insert ignore into clase (fecha, id_profesor, id_especialidad, id_establecimiento) values ('&quot;&amp;[.C299]&amp;&quot;',&quot;&amp;[.D299]&amp;&quot;,&quot;&amp;[.F299]&amp;&quot;,&quot;&amp;[.F299]&amp;&quot;);&quot;" office:value-type="string" office:string-value="insert ignore into clase (fecha, id_profesor, id_especialidad, id_establecimiento) values ('2014-11-11 16:00:00',46,70,70);" calcext:value-type="string">
            <text:p>insert ignore into clase (fecha, id_profesor, id_especialidad, id_establecimiento) values ('2014-11-11 16:00:00',46,70,7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5 14:00:00" calcext:value-type="string">
            <text:p>2014-10-15 14:00:00</text:p>
          </table:table-cell>
          <table:table-cell table:formula="of:=1+MOD(ROW( );127)" office:value-type="float" office:value="47" calcext:value-type="float">
            <text:p>47</text:p>
          </table:table-cell>
          <table:table-cell table:formula="of:=126+MOD(([.D300]);82)" office:value-type="float" office:value="173" calcext:value-type="float">
            <text:p>173</text:p>
          </table:table-cell>
          <table:table-cell table:formula="of:=1+MOD(ROW( );115)" office:value-type="float" office:value="71" calcext:value-type="float">
            <text:p>71</text:p>
          </table:table-cell>
          <table:table-cell table:formula="of:=&quot;insert ignore into clase (fecha, id_profesor, id_especialidad, id_establecimiento) values ('&quot;&amp;[.C300]&amp;&quot;',&quot;&amp;[.D300]&amp;&quot;,&quot;&amp;[.F300]&amp;&quot;,&quot;&amp;[.F300]&amp;&quot;);&quot;" office:value-type="string" office:string-value="insert ignore into clase (fecha, id_profesor, id_especialidad, id_establecimiento) values ('2014-10-15 14:00:00',47,71,71);" calcext:value-type="string">
            <text:p>insert ignore into clase (fecha, id_profesor, id_especialidad, id_establecimiento) values ('2014-10-15 14:00:00',47,71,7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16:00:00" calcext:value-type="string">
            <text:p>2014-10-29 16:00:00</text:p>
          </table:table-cell>
          <table:table-cell table:formula="of:=1+MOD(ROW( );127)" office:value-type="float" office:value="48" calcext:value-type="float">
            <text:p>48</text:p>
          </table:table-cell>
          <table:table-cell table:formula="of:=126+MOD(([.D301]);82)" office:value-type="float" office:value="174" calcext:value-type="float">
            <text:p>174</text:p>
          </table:table-cell>
          <table:table-cell table:formula="of:=1+MOD(ROW( );115)" office:value-type="float" office:value="72" calcext:value-type="float">
            <text:p>72</text:p>
          </table:table-cell>
          <table:table-cell table:formula="of:=&quot;insert ignore into clase (fecha, id_profesor, id_especialidad, id_establecimiento) values ('&quot;&amp;[.C301]&amp;&quot;',&quot;&amp;[.D301]&amp;&quot;,&quot;&amp;[.F301]&amp;&quot;,&quot;&amp;[.F301]&amp;&quot;);&quot;" office:value-type="string" office:string-value="insert ignore into clase (fecha, id_profesor, id_especialidad, id_establecimiento) values ('2014-10-29 16:00:00',48,72,72);" calcext:value-type="string">
            <text:p>insert ignore into clase (fecha, id_profesor, id_especialidad, id_establecimiento) values ('2014-10-29 16:00:00',48,72,7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6 20:00:00" calcext:value-type="string">
            <text:p>2014-10-26 20:00:00</text:p>
          </table:table-cell>
          <table:table-cell table:formula="of:=1+MOD(ROW( );127)" office:value-type="float" office:value="49" calcext:value-type="float">
            <text:p>49</text:p>
          </table:table-cell>
          <table:table-cell table:formula="of:=126+MOD(([.D302]);82)" office:value-type="float" office:value="175" calcext:value-type="float">
            <text:p>175</text:p>
          </table:table-cell>
          <table:table-cell table:formula="of:=1+MOD(ROW( );115)" office:value-type="float" office:value="73" calcext:value-type="float">
            <text:p>73</text:p>
          </table:table-cell>
          <table:table-cell table:formula="of:=&quot;insert ignore into clase (fecha, id_profesor, id_especialidad, id_establecimiento) values ('&quot;&amp;[.C302]&amp;&quot;',&quot;&amp;[.D302]&amp;&quot;,&quot;&amp;[.F302]&amp;&quot;,&quot;&amp;[.F302]&amp;&quot;);&quot;" office:value-type="string" office:string-value="insert ignore into clase (fecha, id_profesor, id_especialidad, id_establecimiento) values ('2014-10-26 20:00:00',49,73,73);" calcext:value-type="string">
            <text:p>insert ignore into clase (fecha, id_profesor, id_especialidad, id_establecimiento) values ('2014-10-26 20:00:00',49,73,7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1 20:00:00" calcext:value-type="string">
            <text:p>2014-10-11 20:00:00</text:p>
          </table:table-cell>
          <table:table-cell table:formula="of:=1+MOD(ROW( );127)" office:value-type="float" office:value="50" calcext:value-type="float">
            <text:p>50</text:p>
          </table:table-cell>
          <table:table-cell table:formula="of:=126+MOD(([.D303]);82)" office:value-type="float" office:value="176" calcext:value-type="float">
            <text:p>176</text:p>
          </table:table-cell>
          <table:table-cell table:formula="of:=1+MOD(ROW( );115)" office:value-type="float" office:value="74" calcext:value-type="float">
            <text:p>74</text:p>
          </table:table-cell>
          <table:table-cell table:formula="of:=&quot;insert ignore into clase (fecha, id_profesor, id_especialidad, id_establecimiento) values ('&quot;&amp;[.C303]&amp;&quot;',&quot;&amp;[.D303]&amp;&quot;,&quot;&amp;[.F303]&amp;&quot;,&quot;&amp;[.F303]&amp;&quot;);&quot;" office:value-type="string" office:string-value="insert ignore into clase (fecha, id_profesor, id_especialidad, id_establecimiento) values ('2014-10-11 20:00:00',50,74,74);" calcext:value-type="string">
            <text:p>insert ignore into clase (fecha, id_profesor, id_especialidad, id_establecimiento) values ('2014-10-11 20:00:00',50,74,7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4 12:00:00" calcext:value-type="string">
            <text:p>2014-11-04 12:00:00</text:p>
          </table:table-cell>
          <table:table-cell table:formula="of:=1+MOD(ROW( );127)" office:value-type="float" office:value="51" calcext:value-type="float">
            <text:p>51</text:p>
          </table:table-cell>
          <table:table-cell table:formula="of:=126+MOD(([.D304]);82)" office:value-type="float" office:value="177" calcext:value-type="float">
            <text:p>177</text:p>
          </table:table-cell>
          <table:table-cell table:formula="of:=1+MOD(ROW( );115)" office:value-type="float" office:value="75" calcext:value-type="float">
            <text:p>75</text:p>
          </table:table-cell>
          <table:table-cell table:formula="of:=&quot;insert ignore into clase (fecha, id_profesor, id_especialidad, id_establecimiento) values ('&quot;&amp;[.C304]&amp;&quot;',&quot;&amp;[.D304]&amp;&quot;,&quot;&amp;[.F304]&amp;&quot;,&quot;&amp;[.F304]&amp;&quot;);&quot;" office:value-type="string" office:string-value="insert ignore into clase (fecha, id_profesor, id_especialidad, id_establecimiento) values ('2014-11-04 12:00:00',51,75,75);" calcext:value-type="string">
            <text:p>insert ignore into clase (fecha, id_profesor, id_especialidad, id_establecimiento) values ('2014-11-04 12:00:00',51,75,7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3 18:00:00" calcext:value-type="string">
            <text:p>2014-10-13 18:00:00</text:p>
          </table:table-cell>
          <table:table-cell table:formula="of:=1+MOD(ROW( );127)" office:value-type="float" office:value="52" calcext:value-type="float">
            <text:p>52</text:p>
          </table:table-cell>
          <table:table-cell table:formula="of:=126+MOD(([.D305]);82)" office:value-type="float" office:value="178" calcext:value-type="float">
            <text:p>178</text:p>
          </table:table-cell>
          <table:table-cell table:formula="of:=1+MOD(ROW( );115)" office:value-type="float" office:value="76" calcext:value-type="float">
            <text:p>76</text:p>
          </table:table-cell>
          <table:table-cell table:formula="of:=&quot;insert ignore into clase (fecha, id_profesor, id_especialidad, id_establecimiento) values ('&quot;&amp;[.C305]&amp;&quot;',&quot;&amp;[.D305]&amp;&quot;,&quot;&amp;[.F305]&amp;&quot;,&quot;&amp;[.F305]&amp;&quot;);&quot;" office:value-type="string" office:string-value="insert ignore into clase (fecha, id_profesor, id_especialidad, id_establecimiento) values ('2014-10-13 18:00:00',52,76,76);" calcext:value-type="string">
            <text:p>insert ignore into clase (fecha, id_profesor, id_especialidad, id_establecimiento) values ('2014-10-13 18:00:00',52,76,7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3 16:00:00" calcext:value-type="string">
            <text:p>2014-10-13 16:00:00</text:p>
          </table:table-cell>
          <table:table-cell table:formula="of:=1+MOD(ROW( );127)" office:value-type="float" office:value="53" calcext:value-type="float">
            <text:p>53</text:p>
          </table:table-cell>
          <table:table-cell table:formula="of:=126+MOD(([.D306]);82)" office:value-type="float" office:value="179" calcext:value-type="float">
            <text:p>179</text:p>
          </table:table-cell>
          <table:table-cell table:formula="of:=1+MOD(ROW( );115)" office:value-type="float" office:value="77" calcext:value-type="float">
            <text:p>77</text:p>
          </table:table-cell>
          <table:table-cell table:formula="of:=&quot;insert ignore into clase (fecha, id_profesor, id_especialidad, id_establecimiento) values ('&quot;&amp;[.C306]&amp;&quot;',&quot;&amp;[.D306]&amp;&quot;,&quot;&amp;[.F306]&amp;&quot;,&quot;&amp;[.F306]&amp;&quot;);&quot;" office:value-type="string" office:string-value="insert ignore into clase (fecha, id_profesor, id_especialidad, id_establecimiento) values ('2014-10-13 16:00:00',53,77,77);" calcext:value-type="string">
            <text:p>insert ignore into clase (fecha, id_profesor, id_especialidad, id_establecimiento) values ('2014-10-13 16:00:00',53,77,7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9 12:00:00" calcext:value-type="string">
            <text:p>2014-10-29 12:00:00</text:p>
          </table:table-cell>
          <table:table-cell table:formula="of:=1+MOD(ROW( );127)" office:value-type="float" office:value="54" calcext:value-type="float">
            <text:p>54</text:p>
          </table:table-cell>
          <table:table-cell table:formula="of:=126+MOD(([.D307]);82)" office:value-type="float" office:value="180" calcext:value-type="float">
            <text:p>180</text:p>
          </table:table-cell>
          <table:table-cell table:formula="of:=1+MOD(ROW( );115)" office:value-type="float" office:value="78" calcext:value-type="float">
            <text:p>78</text:p>
          </table:table-cell>
          <table:table-cell table:formula="of:=&quot;insert ignore into clase (fecha, id_profesor, id_especialidad, id_establecimiento) values ('&quot;&amp;[.C307]&amp;&quot;',&quot;&amp;[.D307]&amp;&quot;,&quot;&amp;[.F307]&amp;&quot;,&quot;&amp;[.F307]&amp;&quot;);&quot;" office:value-type="string" office:string-value="insert ignore into clase (fecha, id_profesor, id_especialidad, id_establecimiento) values ('2014-10-29 12:00:00',54,78,78);" calcext:value-type="string">
            <text:p>insert ignore into clase (fecha, id_profesor, id_especialidad, id_establecimiento) values ('2014-10-29 12:00:00',54,78,7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10 10:30:00" calcext:value-type="string">
            <text:p>2014-11-10 10:30:00</text:p>
          </table:table-cell>
          <table:table-cell table:formula="of:=1+MOD(ROW( );127)" office:value-type="float" office:value="55" calcext:value-type="float">
            <text:p>55</text:p>
          </table:table-cell>
          <table:table-cell table:formula="of:=126+MOD(([.D308]);82)" office:value-type="float" office:value="181" calcext:value-type="float">
            <text:p>181</text:p>
          </table:table-cell>
          <table:table-cell table:formula="of:=1+MOD(ROW( );115)" office:value-type="float" office:value="79" calcext:value-type="float">
            <text:p>79</text:p>
          </table:table-cell>
          <table:table-cell table:formula="of:=&quot;insert ignore into clase (fecha, id_profesor, id_especialidad, id_establecimiento) values ('&quot;&amp;[.C308]&amp;&quot;',&quot;&amp;[.D308]&amp;&quot;,&quot;&amp;[.F308]&amp;&quot;,&quot;&amp;[.F308]&amp;&quot;);&quot;" office:value-type="string" office:string-value="insert ignore into clase (fecha, id_profesor, id_especialidad, id_establecimiento) values ('2014-11-10 10:30:00',55,79,79);" calcext:value-type="string">
            <text:p>insert ignore into clase (fecha, id_profesor, id_especialidad, id_establecimiento) values ('2014-11-10 10:30:00',55,79,7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17 18:00:00" calcext:value-type="string">
            <text:p>2014-10-17 18:00:00</text:p>
          </table:table-cell>
          <table:table-cell table:formula="of:=1+MOD(ROW( );127)" office:value-type="float" office:value="56" calcext:value-type="float">
            <text:p>56</text:p>
          </table:table-cell>
          <table:table-cell table:formula="of:=126+MOD(([.D309]);82)" office:value-type="float" office:value="182" calcext:value-type="float">
            <text:p>182</text:p>
          </table:table-cell>
          <table:table-cell table:formula="of:=1+MOD(ROW( );115)" office:value-type="float" office:value="80" calcext:value-type="float">
            <text:p>80</text:p>
          </table:table-cell>
          <table:table-cell table:formula="of:=&quot;insert ignore into clase (fecha, id_profesor, id_especialidad, id_establecimiento) values ('&quot;&amp;[.C309]&amp;&quot;',&quot;&amp;[.D309]&amp;&quot;,&quot;&amp;[.F309]&amp;&quot;,&quot;&amp;[.F309]&amp;&quot;);&quot;" office:value-type="string" office:string-value="insert ignore into clase (fecha, id_profesor, id_especialidad, id_establecimiento) values ('2014-10-17 18:00:00',56,80,80);" calcext:value-type="string">
            <text:p>insert ignore into clase (fecha, id_profesor, id_especialidad, id_establecimiento) values ('2014-10-17 18:00:00',56,80,8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1-01 14:00:00" calcext:value-type="string">
            <text:p>2014-11-01 14:00:00</text:p>
          </table:table-cell>
          <table:table-cell table:formula="of:=1+MOD(ROW( );127)" office:value-type="float" office:value="57" calcext:value-type="float">
            <text:p>57</text:p>
          </table:table-cell>
          <table:table-cell table:formula="of:=126+MOD(([.D310]);82)" office:value-type="float" office:value="183" calcext:value-type="float">
            <text:p>183</text:p>
          </table:table-cell>
          <table:table-cell table:formula="of:=1+MOD(ROW( );115)" office:value-type="float" office:value="81" calcext:value-type="float">
            <text:p>81</text:p>
          </table:table-cell>
          <table:table-cell table:formula="of:=&quot;insert ignore into clase (fecha, id_profesor, id_especialidad, id_establecimiento) values ('&quot;&amp;[.C310]&amp;&quot;',&quot;&amp;[.D310]&amp;&quot;,&quot;&amp;[.F310]&amp;&quot;,&quot;&amp;[.F310]&amp;&quot;);&quot;" office:value-type="string" office:string-value="insert ignore into clase (fecha, id_profesor, id_especialidad, id_establecimiento) values ('2014-11-01 14:00:00',57,81,81);" calcext:value-type="string">
            <text:p>insert ignore into clase (fecha, id_profesor, id_especialidad, id_establecimiento) values ('2014-11-01 14:00:00',57,81,8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6 20:00:00" calcext:value-type="string">
            <text:p>2014-10-26 20:00:00</text:p>
          </table:table-cell>
          <table:table-cell table:formula="of:=1+MOD(ROW( );127)" office:value-type="float" office:value="58" calcext:value-type="float">
            <text:p>58</text:p>
          </table:table-cell>
          <table:table-cell table:formula="of:=126+MOD(([.D311]);82)" office:value-type="float" office:value="184" calcext:value-type="float">
            <text:p>184</text:p>
          </table:table-cell>
          <table:table-cell table:formula="of:=1+MOD(ROW( );115)" office:value-type="float" office:value="82" calcext:value-type="float">
            <text:p>82</text:p>
          </table:table-cell>
          <table:table-cell table:formula="of:=&quot;insert ignore into clase (fecha, id_profesor, id_especialidad, id_establecimiento) values ('&quot;&amp;[.C311]&amp;&quot;',&quot;&amp;[.D311]&amp;&quot;,&quot;&amp;[.F311]&amp;&quot;,&quot;&amp;[.F311]&amp;&quot;);&quot;" office:value-type="string" office:string-value="insert ignore into clase (fecha, id_profesor, id_especialidad, id_establecimiento) values ('2014-10-26 20:00:00',58,82,82);" calcext:value-type="string">
            <text:p>insert ignore into clase (fecha, id_profesor, id_especialidad, id_establecimiento) values ('2014-10-26 20:00:00',58,82,8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OFFSET([.A$127] ;ROUND(33*RAND());0;1;1)&amp;&quot; &quot;&amp;OFFSET([.B$127] ;ROUND(7*RAND());0;1;1)" office:value-type="string" office:string-value="2014-10-28 10:30:00" calcext:value-type="string">
            <text:p>2014-10-28 10:30:00</text:p>
          </table:table-cell>
          <table:table-cell table:formula="of:=1+MOD(ROW( );127)" office:value-type="float" office:value="59" calcext:value-type="float">
            <text:p>59</text:p>
          </table:table-cell>
          <table:table-cell table:formula="of:=126+MOD(([.D312]);82)" office:value-type="float" office:value="185" calcext:value-type="float">
            <text:p>185</text:p>
          </table:table-cell>
          <table:table-cell table:formula="of:=1+MOD(ROW( );115)" office:value-type="float" office:value="83" calcext:value-type="float">
            <text:p>83</text:p>
          </table:table-cell>
          <table:table-cell table:formula="of:=&quot;insert ignore into clase (fecha, id_profesor, id_especialidad, id_establecimiento) values ('&quot;&amp;[.C312]&amp;&quot;',&quot;&amp;[.D312]&amp;&quot;,&quot;&amp;[.F312]&amp;&quot;,&quot;&amp;[.F312]&amp;&quot;);&quot;" office:value-type="string" office:string-value="insert ignore into clase (fecha, id_profesor, id_especialidad, id_establecimiento) values ('2014-10-28 10:30:00',59,83,83);" calcext:value-type="string">
            <text:p>insert ignore into clase (fecha, id_profesor, id_especialidad, id_establecimiento) values ('2014-10-28 10:30:00',59,83,83);</text:p>
          </table:table-cell>
          <table:table-cell table:number-columns-repeated="2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3" table:default-cell-style-name="Default"/>
        <table:table-row table:style-name="ro2">
          <table:table-cell table:formula="of:=RAND()" office:value-type="float" office:value="0.859760575694963" calcext:value-type="float">
            <text:p>0,8597605757</text:p>
          </table:table-cell>
          <table:table-cell office:value-type="string" calcext:value-type="string">
            <text:p>13skull-thumb.jpg</text:p>
          </table:table-cell>
          <table:table-cell table:formula="of:=&quot;update entrenador set avatar='http://www.craack.com/assets/avatars/&quot;&amp;[.B1]&amp;&quot;' where id=&quot;&amp;ROW()&amp;&quot;;&quot;" office:value-type="string" office:string-value="update entrenador set avatar='http://www.craack.com/assets/avatars/13skull-thumb.jpg' where id=1;" calcext:value-type="string">
            <text:p>update entrenador set avatar='http://www.craack.com/assets/avatars/13skull-thumb.jpg' where id=1;</text:p>
          </table:table-cell>
        </table:table-row>
        <table:table-row table:style-name="ro2">
          <table:table-cell table:formula="of:=RAND()" office:value-type="float" office:value="0.362264071591198" calcext:value-type="float">
            <text:p>0,3622640716</text:p>
          </table:table-cell>
          <table:table-cell office:value-type="string" calcext:value-type="string">
            <text:p>swg_fem_Wookie_A.gif</text:p>
          </table:table-cell>
          <table:table-cell table:formula="of:=&quot;update entrenador set avatar='http://www.craack.com/assets/avatars/&quot;&amp;[.B2]&amp;&quot;' where id=&quot;&amp;ROW()&amp;&quot;;&quot;" office:value-type="string" office:string-value="update entrenador set avatar='http://www.craack.com/assets/avatars/swg_fem_Wookie_A.gif' where id=2;" calcext:value-type="string">
            <text:p>update entrenador set avatar='http://www.craack.com/assets/avatars/swg_fem_Wookie_A.gif' where id=2;</text:p>
          </table:table-cell>
        </table:table-row>
        <table:table-row table:style-name="ro2">
          <table:table-cell table:formula="of:=RAND()" office:value-type="float" office:value="0.378970050020143" calcext:value-type="float">
            <text:p>0,37897005</text:p>
          </table:table-cell>
          <table:table-cell office:value-type="string" calcext:value-type="string">
            <text:p>LOST_Avatar_v_LA1.0</text:p>
          </table:table-cell>
          <table:table-cell table:formula="of:=&quot;update entrenador set avatar='http://www.craack.com/assets/avatars/&quot;&amp;[.B3]&amp;&quot;' where id=&quot;&amp;ROW()&amp;&quot;;&quot;" office:value-type="string" office:string-value="update entrenador set avatar='http://www.craack.com/assets/avatars/LOST_Avatar_v_LA1.0' where id=3;" calcext:value-type="string">
            <text:p>update entrenador set avatar='http://www.craack.com/assets/avatars/LOST_Avatar_v_LA1.0' where id=3;</text:p>
          </table:table-cell>
        </table:table-row>
        <table:table-row table:style-name="ro2">
          <table:table-cell table:formula="of:=RAND()" office:value-type="float" office:value="0.684134372510016" calcext:value-type="float">
            <text:p>0,6841343725</text:p>
          </table:table-cell>
          <table:table-cell office:value-type="string" calcext:value-type="string">
            <text:p>9967.jpg</text:p>
          </table:table-cell>
          <table:table-cell table:formula="of:=&quot;update entrenador set avatar='http://www.craack.com/assets/avatars/&quot;&amp;[.B4]&amp;&quot;' where id=&quot;&amp;ROW()&amp;&quot;;&quot;" office:value-type="string" office:string-value="update entrenador set avatar='http://www.craack.com/assets/avatars/9967.jpg' where id=4;" calcext:value-type="string">
            <text:p>update entrenador set avatar='http://www.craack.com/assets/avatars/9967.jpg' where id=4;</text:p>
          </table:table-cell>
        </table:table-row>
        <table:table-row table:style-name="ro2">
          <table:table-cell table:formula="of:=RAND()" office:value-type="float" office:value="0.582757941214368" calcext:value-type="float">
            <text:p>0,5827579412</text:p>
          </table:table-cell>
          <table:table-cell office:value-type="string" calcext:value-type="string">
            <text:p>77orc-thumb.jpg</text:p>
          </table:table-cell>
          <table:table-cell table:formula="of:=&quot;update entrenador set avatar='http://www.craack.com/assets/avatars/&quot;&amp;[.B5]&amp;&quot;' where id=&quot;&amp;ROW()&amp;&quot;;&quot;" office:value-type="string" office:string-value="update entrenador set avatar='http://www.craack.com/assets/avatars/77orc-thumb.jpg' where id=5;" calcext:value-type="string">
            <text:p>update entrenador set avatar='http://www.craack.com/assets/avatars/77orc-thumb.jpg' where id=5;</text:p>
          </table:table-cell>
        </table:table-row>
        <table:table-row table:style-name="ro2">
          <table:table-cell table:formula="of:=RAND()" office:value-type="float" office:value="0.498880396364257" calcext:value-type="float">
            <text:p>0,4988803964</text:p>
          </table:table-cell>
          <table:table-cell office:value-type="string" calcext:value-type="string">
            <text:p>sawyer(2).gif</text:p>
          </table:table-cell>
          <table:table-cell table:formula="of:=&quot;update entrenador set avatar='http://www.craack.com/assets/avatars/&quot;&amp;[.B6]&amp;&quot;' where id=&quot;&amp;ROW()&amp;&quot;;&quot;" office:value-type="string" office:string-value="update entrenador set avatar='http://www.craack.com/assets/avatars/sawyer(2).gif' where id=6;" calcext:value-type="string">
            <text:p>update entrenador set avatar='http://www.craack.com/assets/avatars/sawyer(2).gif' where id=6;</text:p>
          </table:table-cell>
        </table:table-row>
        <table:table-row table:style-name="ro2">
          <table:table-cell table:formula="of:=RAND()" office:value-type="float" office:value="0.957549828337505" calcext:value-type="float">
            <text:p>0,9575498283</text:p>
          </table:table-cell>
          <table:table-cell office:value-type="string" calcext:value-type="string">
            <text:p>eko(2).gif</text:p>
          </table:table-cell>
          <table:table-cell table:formula="of:=&quot;update entrenador set avatar='http://www.craack.com/assets/avatars/&quot;&amp;[.B7]&amp;&quot;' where id=&quot;&amp;ROW()&amp;&quot;;&quot;" office:value-type="string" office:string-value="update entrenador set avatar='http://www.craack.com/assets/avatars/eko(2).gif' where id=7;" calcext:value-type="string">
            <text:p>update entrenador set avatar='http://www.craack.com/assets/avatars/eko(2).gif' where id=7;</text:p>
          </table:table-cell>
        </table:table-row>
        <table:table-row table:style-name="ro2">
          <table:table-cell table:formula="of:=RAND()" office:value-type="float" office:value="0.904128596419469" calcext:value-type="float">
            <text:p>0,9041285964</text:p>
          </table:table-cell>
          <table:table-cell office:value-type="string" calcext:value-type="string">
            <text:p>swg_fem_Zabrak_A.gif</text:p>
          </table:table-cell>
          <table:table-cell table:formula="of:=&quot;update entrenador set avatar='http://www.craack.com/assets/avatars/&quot;&amp;[.B8]&amp;&quot;' where id=&quot;&amp;ROW()&amp;&quot;;&quot;" office:value-type="string" office:string-value="update entrenador set avatar='http://www.craack.com/assets/avatars/swg_fem_Zabrak_A.gif' where id=8;" calcext:value-type="string">
            <text:p>update entrenador set avatar='http://www.craack.com/assets/avatars/swg_fem_Zabrak_A.gif' where id=8;</text:p>
          </table:table-cell>
        </table:table-row>
        <table:table-row table:style-name="ro2">
          <table:table-cell table:formula="of:=RAND()" office:value-type="float" office:value="0.0879471295047551" calcext:value-type="float">
            <text:p>0,0879471295</text:p>
          </table:table-cell>
          <table:table-cell office:value-type="string" calcext:value-type="string">
            <text:p>sawyer(1).gif</text:p>
          </table:table-cell>
          <table:table-cell table:formula="of:=&quot;update entrenador set avatar='http://www.craack.com/assets/avatars/&quot;&amp;[.B9]&amp;&quot;' where id=&quot;&amp;ROW()&amp;&quot;;&quot;" office:value-type="string" office:string-value="update entrenador set avatar='http://www.craack.com/assets/avatars/sawyer(1).gif' where id=9;" calcext:value-type="string">
            <text:p>update entrenador set avatar='http://www.craack.com/assets/avatars/sawyer(1).gif' where id=9;</text:p>
          </table:table-cell>
        </table:table-row>
        <table:table-row table:style-name="ro2">
          <table:table-cell table:formula="of:=RAND()" office:value-type="float" office:value="0.137328124372289" calcext:value-type="float">
            <text:p>0,1373281244</text:p>
          </table:table-cell>
          <table:table-cell office:value-type="string" calcext:value-type="string">
            <text:p>20025.gif</text:p>
          </table:table-cell>
          <table:table-cell table:formula="of:=&quot;update entrenador set avatar='http://www.craack.com/assets/avatars/&quot;&amp;[.B10]&amp;&quot;' where id=&quot;&amp;ROW()&amp;&quot;;&quot;" office:value-type="string" office:string-value="update entrenador set avatar='http://www.craack.com/assets/avatars/20025.gif' where id=10;" calcext:value-type="string">
            <text:p>update entrenador set avatar='http://www.craack.com/assets/avatars/20025.gif' where id=10;</text:p>
          </table:table-cell>
        </table:table-row>
        <table:table-row table:style-name="ro2">
          <table:table-cell table:formula="of:=RAND()" office:value-type="float" office:value="0.619335963623598" calcext:value-type="float">
            <text:p>0,6193359636</text:p>
          </table:table-cell>
          <table:table-cell office:value-type="string" calcext:value-type="string">
            <text:p>charlie(1).gif</text:p>
          </table:table-cell>
          <table:table-cell table:formula="of:=&quot;update entrenador set avatar='http://www.craack.com/assets/avatars/&quot;&amp;[.B11]&amp;&quot;' where id=&quot;&amp;ROW()&amp;&quot;;&quot;" office:value-type="string" office:string-value="update entrenador set avatar='http://www.craack.com/assets/avatars/charlie(1).gif' where id=11;" calcext:value-type="string">
            <text:p>update entrenador set avatar='http://www.craack.com/assets/avatars/charlie(1).gif' where id=11;</text:p>
          </table:table-cell>
        </table:table-row>
        <table:table-row table:style-name="ro2">
          <table:table-cell table:formula="of:=RAND()" office:value-type="float" office:value="0.578111446462572" calcext:value-type="float">
            <text:p>0,5781114465</text:p>
          </table:table-cell>
          <table:table-cell office:value-type="string" calcext:value-type="string">
            <text:p>desmond(2).gif</text:p>
          </table:table-cell>
          <table:table-cell table:formula="of:=&quot;update entrenador set avatar='http://www.craack.com/assets/avatars/&quot;&amp;[.B12]&amp;&quot;' where id=&quot;&amp;ROW()&amp;&quot;;&quot;" office:value-type="string" office:string-value="update entrenador set avatar='http://www.craack.com/assets/avatars/desmond(2).gif' where id=12;" calcext:value-type="string">
            <text:p>update entrenador set avatar='http://www.craack.com/assets/avatars/desmond(2).gif' where id=12;</text:p>
          </table:table-cell>
        </table:table-row>
        <table:table-row table:style-name="ro2">
          <table:table-cell table:formula="of:=RAND()" office:value-type="float" office:value="0.135055397171527" calcext:value-type="float">
            <text:p>0,1350553972</text:p>
          </table:table-cell>
          <table:table-cell office:value-type="string" calcext:value-type="string">
            <text:p>20053.gif</text:p>
          </table:table-cell>
          <table:table-cell table:formula="of:=&quot;update entrenador set avatar='http://www.craack.com/assets/avatars/&quot;&amp;[.B13]&amp;&quot;' where id=&quot;&amp;ROW()&amp;&quot;;&quot;" office:value-type="string" office:string-value="update entrenador set avatar='http://www.craack.com/assets/avatars/20053.gif' where id=13;" calcext:value-type="string">
            <text:p>update entrenador set avatar='http://www.craack.com/assets/avatars/20053.gif' where id=13;</text:p>
          </table:table-cell>
        </table:table-row>
        <table:table-row table:style-name="ro2">
          <table:table-cell table:formula="of:=RAND()" office:value-type="float" office:value="0.236827129265293" calcext:value-type="float">
            <text:p>0,2368271293</text:p>
          </table:table-cell>
          <table:table-cell office:value-type="string" calcext:value-type="string">
            <text:p>jin(2).gif</text:p>
          </table:table-cell>
          <table:table-cell table:formula="of:=&quot;update entrenador set avatar='http://www.craack.com/assets/avatars/&quot;&amp;[.B14]&amp;&quot;' where id=&quot;&amp;ROW()&amp;&quot;;&quot;" office:value-type="string" office:string-value="update entrenador set avatar='http://www.craack.com/assets/avatars/jin(2).gif' where id=14;" calcext:value-type="string">
            <text:p>update entrenador set avatar='http://www.craack.com/assets/avatars/jin(2).gif' where id=14;</text:p>
          </table:table-cell>
        </table:table-row>
        <table:table-row table:style-name="ro2">
          <table:table-cell table:formula="of:=RAND()" office:value-type="float" office:value="0.486134956823662" calcext:value-type="float">
            <text:p>0,4861349568</text:p>
          </table:table-cell>
          <table:table-cell office:value-type="string" calcext:value-type="string">
            <text:p>hurley(2).gif</text:p>
          </table:table-cell>
          <table:table-cell table:formula="of:=&quot;update entrenador set avatar='http://www.craack.com/assets/avatars/&quot;&amp;[.B15]&amp;&quot;' where id=&quot;&amp;ROW()&amp;&quot;;&quot;" office:value-type="string" office:string-value="update entrenador set avatar='http://www.craack.com/assets/avatars/hurley(2).gif' where id=15;" calcext:value-type="string">
            <text:p>update entrenador set avatar='http://www.craack.com/assets/avatars/hurley(2).gif' where id=15;</text:p>
          </table:table-cell>
        </table:table-row>
        <table:table-row table:style-name="ro2">
          <table:table-cell table:formula="of:=RAND()" office:value-type="float" office:value="0.476169284898788" calcext:value-type="float">
            <text:p>0,4761692849</text:p>
          </table:table-cell>
          <table:table-cell office:value-type="string" calcext:value-type="string">
            <text:p>20052.gif</text:p>
          </table:table-cell>
          <table:table-cell table:formula="of:=&quot;update entrenador set avatar='http://www.craack.com/assets/avatars/&quot;&amp;[.B16]&amp;&quot;' where id=&quot;&amp;ROW()&amp;&quot;;&quot;" office:value-type="string" office:string-value="update entrenador set avatar='http://www.craack.com/assets/avatars/20052.gif' where id=16;" calcext:value-type="string">
            <text:p>update entrenador set avatar='http://www.craack.com/assets/avatars/20052.gif' where id=16;</text:p>
          </table:table-cell>
        </table:table-row>
        <table:table-row table:style-name="ro2">
          <table:table-cell table:formula="of:=RAND()" office:value-type="float" office:value="0.193365878658369" calcext:value-type="float">
            <text:p>0,1933658787</text:p>
          </table:table-cell>
          <table:table-cell office:value-type="string" calcext:value-type="string">
            <text:p>jack(2).gif</text:p>
          </table:table-cell>
          <table:table-cell table:formula="of:=&quot;update entrenador set avatar='http://www.craack.com/assets/avatars/&quot;&amp;[.B17]&amp;&quot;' where id=&quot;&amp;ROW()&amp;&quot;;&quot;" office:value-type="string" office:string-value="update entrenador set avatar='http://www.craack.com/assets/avatars/jack(2).gif' where id=17;" calcext:value-type="string">
            <text:p>update entrenador set avatar='http://www.craack.com/assets/avatars/jack(2).gif' where id=17;</text:p>
          </table:table-cell>
        </table:table-row>
        <table:table-row table:style-name="ro2">
          <table:table-cell table:formula="of:=RAND()" office:value-type="float" office:value="0.0724208124447614" calcext:value-type="float">
            <text:p>0,0724208124</text:p>
          </table:table-cell>
          <table:table-cell office:value-type="string" calcext:value-type="string">
            <text:p>15tpale4-thumb.jpg</text:p>
          </table:table-cell>
          <table:table-cell table:formula="of:=&quot;update entrenador set avatar='http://www.craack.com/assets/avatars/&quot;&amp;[.B18]&amp;&quot;' where id=&quot;&amp;ROW()&amp;&quot;;&quot;" office:value-type="string" office:string-value="update entrenador set avatar='http://www.craack.com/assets/avatars/15tpale4-thumb.jpg' where id=18;" calcext:value-type="string">
            <text:p>update entrenador set avatar='http://www.craack.com/assets/avatars/15tpale4-thumb.jpg' where id=18;</text:p>
          </table:table-cell>
        </table:table-row>
        <table:table-row table:style-name="ro2">
          <table:table-cell table:formula="of:=RAND()" office:value-type="float" office:value="0.49089426943101" calcext:value-type="float">
            <text:p>0,4908942694</text:p>
          </table:table-cell>
          <table:table-cell office:value-type="string" calcext:value-type="string">
            <text:p>Gamorrea.gif</text:p>
          </table:table-cell>
          <table:table-cell table:formula="of:=&quot;update entrenador set avatar='http://www.craack.com/assets/avatars/&quot;&amp;[.B19]&amp;&quot;' where id=&quot;&amp;ROW()&amp;&quot;;&quot;" office:value-type="string" office:string-value="update entrenador set avatar='http://www.craack.com/assets/avatars/Gamorrea.gif' where id=19;" calcext:value-type="string">
            <text:p>update entrenador set avatar='http://www.craack.com/assets/avatars/Gamorrea.gif' where id=19;</text:p>
          </table:table-cell>
        </table:table-row>
        <table:table-row table:style-name="ro2">
          <table:table-cell table:formula="of:=RAND()" office:value-type="float" office:value="0.556044277735055" calcext:value-type="float">
            <text:p>0,5560442777</text:p>
          </table:table-cell>
          <table:table-cell office:value-type="string" calcext:value-type="string">
            <text:p>9963.jpg</text:p>
          </table:table-cell>
          <table:table-cell table:formula="of:=&quot;update entrenador set avatar='http://www.craack.com/assets/avatars/&quot;&amp;[.B20]&amp;&quot;' where id=&quot;&amp;ROW()&amp;&quot;;&quot;" office:value-type="string" office:string-value="update entrenador set avatar='http://www.craack.com/assets/avatars/9963.jpg' where id=20;" calcext:value-type="string">
            <text:p>update entrenador set avatar='http://www.craack.com/assets/avatars/9963.jpg' where id=20;</text:p>
          </table:table-cell>
        </table:table-row>
        <table:table-row table:style-name="ro2">
          <table:table-cell table:formula="of:=RAND()" office:value-type="float" office:value="0.863755825441331" calcext:value-type="float">
            <text:p>0,8637558254</text:p>
          </table:table-cell>
          <table:table-cell office:value-type="string" calcext:value-type="string">
            <text:p>star_wars_deathstar1.jpg</text:p>
          </table:table-cell>
          <table:table-cell table:formula="of:=&quot;update entrenador set avatar='http://www.craack.com/assets/avatars/&quot;&amp;[.B21]&amp;&quot;' where id=&quot;&amp;ROW()&amp;&quot;;&quot;" office:value-type="string" office:string-value="update entrenador set avatar='http://www.craack.com/assets/avatars/star_wars_deathstar1.jpg' where id=21;" calcext:value-type="string">
            <text:p>update entrenador set avatar='http://www.craack.com/assets/avatars/star_wars_deathstar1.jpg' where id=21;</text:p>
          </table:table-cell>
        </table:table-row>
        <table:table-row table:style-name="ro2">
          <table:table-cell table:formula="of:=RAND()" office:value-type="float" office:value="0.0606372256297618" calcext:value-type="float">
            <text:p>0,0606372256</text:p>
          </table:table-cell>
          <table:table-cell office:value-type="string" calcext:value-type="string">
            <text:p>monster(1).gif</text:p>
          </table:table-cell>
          <table:table-cell table:formula="of:=&quot;update entrenador set avatar='http://www.craack.com/assets/avatars/&quot;&amp;[.B22]&amp;&quot;' where id=&quot;&amp;ROW()&amp;&quot;;&quot;" office:value-type="string" office:string-value="update entrenador set avatar='http://www.craack.com/assets/avatars/monster(1).gif' where id=22;" calcext:value-type="string">
            <text:p>update entrenador set avatar='http://www.craack.com/assets/avatars/monster(1).gif' where id=22;</text:p>
          </table:table-cell>
        </table:table-row>
        <table:table-row table:style-name="ro2">
          <table:table-cell table:formula="of:=RAND()" office:value-type="float" office:value="0.885746695334092" calcext:value-type="float">
            <text:p>0,8857466953</text:p>
          </table:table-cell>
          <table:table-cell office:value-type="string" calcext:value-type="string">
            <text:p>165.jpg</text:p>
          </table:table-cell>
          <table:table-cell table:formula="of:=&quot;update entrenador set avatar='http://www.craack.com/assets/avatars/&quot;&amp;[.B23]&amp;&quot;' where id=&quot;&amp;ROW()&amp;&quot;;&quot;" office:value-type="string" office:string-value="update entrenador set avatar='http://www.craack.com/assets/avatars/165.jpg' where id=23;" calcext:value-type="string">
            <text:p>update entrenador set avatar='http://www.craack.com/assets/avatars/165.jpg' where id=23;</text:p>
          </table:table-cell>
        </table:table-row>
        <table:table-row table:style-name="ro2">
          <table:table-cell table:formula="of:=RAND()" office:value-type="float" office:value="0.073614394525066" calcext:value-type="float">
            <text:p>0,0736143945</text:p>
          </table:table-cell>
          <table:table-cell office:value-type="string" calcext:value-type="string">
            <text:p>sayid(2).gif</text:p>
          </table:table-cell>
          <table:table-cell table:formula="of:=&quot;update entrenador set avatar='http://www.craack.com/assets/avatars/&quot;&amp;[.B24]&amp;&quot;' where id=&quot;&amp;ROW()&amp;&quot;;&quot;" office:value-type="string" office:string-value="update entrenador set avatar='http://www.craack.com/assets/avatars/sayid(2).gif' where id=24;" calcext:value-type="string">
            <text:p>update entrenador set avatar='http://www.craack.com/assets/avatars/sayid(2).gif' where id=24;</text:p>
          </table:table-cell>
        </table:table-row>
        <table:table-row table:style-name="ro2">
          <table:table-cell table:formula="of:=RAND()" office:value-type="float" office:value="0.884461755398661" calcext:value-type="float">
            <text:p>0,8844617554</text:p>
          </table:table-cell>
          <table:table-cell office:value-type="string" calcext:value-type="string">
            <text:p>71i_xolotl-thumb.jpg</text:p>
          </table:table-cell>
          <table:table-cell table:formula="of:=&quot;update entrenador set avatar='http://www.craack.com/assets/avatars/&quot;&amp;[.B25]&amp;&quot;' where id=&quot;&amp;ROW()&amp;&quot;;&quot;" office:value-type="string" office:string-value="update entrenador set avatar='http://www.craack.com/assets/avatars/71i_xolotl-thumb.jpg' where id=25;" calcext:value-type="string">
            <text:p>update entrenador set avatar='http://www.craack.com/assets/avatars/71i_xolotl-thumb.jpg' where id=25;</text:p>
          </table:table-cell>
        </table:table-row>
        <table:table-row table:style-name="ro2">
          <table:table-cell table:formula="of:=RAND()" office:value-type="float" office:value="0.719526094151661" calcext:value-type="float">
            <text:p>0,7195260942</text:p>
          </table:table-cell>
          <table:table-cell office:value-type="string" calcext:value-type="string">
            <text:p>53viador-thumb.jpg</text:p>
          </table:table-cell>
          <table:table-cell table:formula="of:=&quot;update entrenador set avatar='http://www.craack.com/assets/avatars/&quot;&amp;[.B26]&amp;&quot;' where id=&quot;&amp;ROW()&amp;&quot;;&quot;" office:value-type="string" office:string-value="update entrenador set avatar='http://www.craack.com/assets/avatars/53viador-thumb.jpg' where id=26;" calcext:value-type="string">
            <text:p>update entrenador set avatar='http://www.craack.com/assets/avatars/53viador-thumb.jpg' where id=26;</text:p>
          </table:table-cell>
        </table:table-row>
        <table:table-row table:style-name="ro2">
          <table:table-cell table:formula="of:=RAND()" office:value-type="float" office:value="0.862543920753524" calcext:value-type="float">
            <text:p>0,8625439208</text:p>
          </table:table-cell>
          <table:table-cell office:value-type="string" calcext:value-type="string">
            <text:p>20037.gif</text:p>
          </table:table-cell>
          <table:table-cell table:formula="of:=&quot;update entrenador set avatar='http://www.craack.com/assets/avatars/&quot;&amp;[.B27]&amp;&quot;' where id=&quot;&amp;ROW()&amp;&quot;;&quot;" office:value-type="string" office:string-value="update entrenador set avatar='http://www.craack.com/assets/avatars/20037.gif' where id=27;" calcext:value-type="string">
            <text:p>update entrenador set avatar='http://www.craack.com/assets/avatars/20037.gif' where id=27;</text:p>
          </table:table-cell>
        </table:table-row>
        <table:table-row table:style-name="ro2">
          <table:table-cell table:formula="of:=RAND()" office:value-type="float" office:value="0.36869630869478" calcext:value-type="float">
            <text:p>0,3686963087</text:p>
          </table:table-cell>
          <table:table-cell office:value-type="string" calcext:value-type="string">
            <text:p>4alice_duke1-thumb.jpg</text:p>
          </table:table-cell>
          <table:table-cell table:formula="of:=&quot;update entrenador set avatar='http://www.craack.com/assets/avatars/&quot;&amp;[.B28]&amp;&quot;' where id=&quot;&amp;ROW()&amp;&quot;;&quot;" office:value-type="string" office:string-value="update entrenador set avatar='http://www.craack.com/assets/avatars/4alice_duke1-thumb.jpg' where id=28;" calcext:value-type="string">
            <text:p>update entrenador set avatar='http://www.craack.com/assets/avatars/4alice_duke1-thumb.jpg' where id=28;</text:p>
          </table:table-cell>
        </table:table-row>
        <table:table-row table:style-name="ro2">
          <table:table-cell table:formula="of:=RAND()" office:value-type="float" office:value="0.480871026869863" calcext:value-type="float">
            <text:p>0,4808710269</text:p>
          </table:table-cell>
          <table:table-cell office:value-type="string" calcext:value-type="string">
            <text:p>155.jpg</text:p>
          </table:table-cell>
          <table:table-cell table:formula="of:=&quot;update entrenador set avatar='http://www.craack.com/assets/avatars/&quot;&amp;[.B29]&amp;&quot;' where id=&quot;&amp;ROW()&amp;&quot;;&quot;" office:value-type="string" office:string-value="update entrenador set avatar='http://www.craack.com/assets/avatars/155.jpg' where id=29;" calcext:value-type="string">
            <text:p>update entrenador set avatar='http://www.craack.com/assets/avatars/155.jpg' where id=29;</text:p>
          </table:table-cell>
        </table:table-row>
        <table:table-row table:style-name="ro2">
          <table:table-cell table:formula="of:=RAND()" office:value-type="float" office:value="0.478650630218908" calcext:value-type="float">
            <text:p>0,4786506302</text:p>
          </table:table-cell>
          <table:table-cell office:value-type="string" calcext:value-type="string">
            <text:p>1209death05-thumb.gif</text:p>
          </table:table-cell>
          <table:table-cell table:formula="of:=&quot;update entrenador set avatar='http://www.craack.com/assets/avatars/&quot;&amp;[.B30]&amp;&quot;' where id=&quot;&amp;ROW()&amp;&quot;;&quot;" office:value-type="string" office:string-value="update entrenador set avatar='http://www.craack.com/assets/avatars/1209death05-thumb.gif' where id=30;" calcext:value-type="string">
            <text:p>update entrenador set avatar='http://www.craack.com/assets/avatars/1209death05-thumb.gif' where id=30;</text:p>
          </table:table-cell>
        </table:table-row>
        <table:table-row table:style-name="ro2">
          <table:table-cell table:formula="of:=RAND()" office:value-type="float" office:value="0.660346280550584" calcext:value-type="float">
            <text:p>0,6603462806</text:p>
          </table:table-cell>
          <table:table-cell office:value-type="string" calcext:value-type="string">
            <text:p>swg_male_Wookie_A.gif</text:p>
          </table:table-cell>
          <table:table-cell table:formula="of:=&quot;update entrenador set avatar='http://www.craack.com/assets/avatars/&quot;&amp;[.B31]&amp;&quot;' where id=&quot;&amp;ROW()&amp;&quot;;&quot;" office:value-type="string" office:string-value="update entrenador set avatar='http://www.craack.com/assets/avatars/swg_male_Wookie_A.gif' where id=31;" calcext:value-type="string">
            <text:p>update entrenador set avatar='http://www.craack.com/assets/avatars/swg_male_Wookie_A.gif' where id=31;</text:p>
          </table:table-cell>
        </table:table-row>
        <table:table-row table:style-name="ro2">
          <table:table-cell table:formula="of:=RAND()" office:value-type="float" office:value="0.68032462708652" calcext:value-type="float">
            <text:p>0,6803246271</text:p>
          </table:table-cell>
          <table:table-cell office:value-type="string" calcext:value-type="string">
            <text:p>swg_male_Human_A.gif</text:p>
          </table:table-cell>
          <table:table-cell table:formula="of:=&quot;update entrenador set avatar='http://www.craack.com/assets/avatars/&quot;&amp;[.B32]&amp;&quot;' where id=&quot;&amp;ROW()&amp;&quot;;&quot;" office:value-type="string" office:string-value="update entrenador set avatar='http://www.craack.com/assets/avatars/swg_male_Human_A.gif' where id=32;" calcext:value-type="string">
            <text:p>update entrenador set avatar='http://www.craack.com/assets/avatars/swg_male_Human_A.gif' where id=32;</text:p>
          </table:table-cell>
        </table:table-row>
        <table:table-row table:style-name="ro2">
          <table:table-cell table:formula="of:=RAND()" office:value-type="float" office:value="0.862808163044974" calcext:value-type="float">
            <text:p>0,862808163</text:p>
          </table:table-cell>
          <table:table-cell office:value-type="string" calcext:value-type="string">
            <text:p>148.jpg</text:p>
          </table:table-cell>
          <table:table-cell table:formula="of:=&quot;update entrenador set avatar='http://www.craack.com/assets/avatars/&quot;&amp;[.B33]&amp;&quot;' where id=&quot;&amp;ROW()&amp;&quot;;&quot;" office:value-type="string" office:string-value="update entrenador set avatar='http://www.craack.com/assets/avatars/148.jpg' where id=33;" calcext:value-type="string">
            <text:p>update entrenador set avatar='http://www.craack.com/assets/avatars/148.jpg' where id=33;</text:p>
          </table:table-cell>
        </table:table-row>
        <table:table-row table:style-name="ro2">
          <table:table-cell table:formula="of:=RAND()" office:value-type="float" office:value="0.190737675176933" calcext:value-type="float">
            <text:p>0,1907376752</text:p>
          </table:table-cell>
          <table:table-cell office:value-type="string" calcext:value-type="string">
            <text:p>swg_fem_Twielk_A.gif</text:p>
          </table:table-cell>
          <table:table-cell table:formula="of:=&quot;update entrenador set avatar='http://www.craack.com/assets/avatars/&quot;&amp;[.B34]&amp;&quot;' where id=&quot;&amp;ROW()&amp;&quot;;&quot;" office:value-type="string" office:string-value="update entrenador set avatar='http://www.craack.com/assets/avatars/swg_fem_Twielk_A.gif' where id=34;" calcext:value-type="string">
            <text:p>update entrenador set avatar='http://www.craack.com/assets/avatars/swg_fem_Twielk_A.gif' where id=34;</text:p>
          </table:table-cell>
        </table:table-row>
        <table:table-row table:style-name="ro2">
          <table:table-cell table:formula="of:=RAND()" office:value-type="float" office:value="0.969003115780652" calcext:value-type="float">
            <text:p>0,9690031158</text:p>
          </table:table-cell>
          <table:table-cell office:value-type="string" calcext:value-type="string">
            <text:p>19silverhottie-thumb.jpg</text:p>
          </table:table-cell>
          <table:table-cell table:formula="of:=&quot;update entrenador set avatar='http://www.craack.com/assets/avatars/&quot;&amp;[.B35]&amp;&quot;' where id=&quot;&amp;ROW()&amp;&quot;;&quot;" office:value-type="string" office:string-value="update entrenador set avatar='http://www.craack.com/assets/avatars/19silverhottie-thumb.jpg' where id=35;" calcext:value-type="string">
            <text:p>update entrenador set avatar='http://www.craack.com/assets/avatars/19silverhottie-thumb.jpg' where id=35;</text:p>
          </table:table-cell>
        </table:table-row>
        <table:table-row table:style-name="ro2">
          <table:table-cell table:formula="of:=RAND()" office:value-type="float" office:value="0.853777325712144" calcext:value-type="float">
            <text:p>0,8537773257</text:p>
          </table:table-cell>
          <table:table-cell office:value-type="string" calcext:value-type="string">
            <text:p>swg_misc_jawa.gif</text:p>
          </table:table-cell>
          <table:table-cell table:formula="of:=&quot;update entrenador set avatar='http://www.craack.com/assets/avatars/&quot;&amp;[.B36]&amp;&quot;' where id=&quot;&amp;ROW()&amp;&quot;;&quot;" office:value-type="string" office:string-value="update entrenador set avatar='http://www.craack.com/assets/avatars/swg_misc_jawa.gif' where id=36;" calcext:value-type="string">
            <text:p>update entrenador set avatar='http://www.craack.com/assets/avatars/swg_misc_jawa.gif' where id=36;</text:p>
          </table:table-cell>
        </table:table-row>
        <table:table-row table:style-name="ro2">
          <table:table-cell table:formula="of:=RAND()" office:value-type="float" office:value="0.649055364308879" calcext:value-type="float">
            <text:p>0,6490553643</text:p>
          </table:table-cell>
          <table:table-cell office:value-type="string" calcext:value-type="string">
            <text:p>345newquaysunsetAA-thumb.jpg</text:p>
          </table:table-cell>
          <table:table-cell table:formula="of:=&quot;update entrenador set avatar='http://www.craack.com/assets/avatars/&quot;&amp;[.B37]&amp;&quot;' where id=&quot;&amp;ROW()&amp;&quot;;&quot;" office:value-type="string" office:string-value="update entrenador set avatar='http://www.craack.com/assets/avatars/345newquaysunsetAA-thumb.jpg' where id=37;" calcext:value-type="string">
            <text:p>update entrenador set avatar='http://www.craack.com/assets/avatars/345newquaysunsetAA-thumb.jpg' where id=37;</text:p>
          </table:table-cell>
        </table:table-row>
        <table:table-row table:style-name="ro2">
          <table:table-cell table:formula="of:=RAND()" office:value-type="float" office:value="0.906107848044485" calcext:value-type="float">
            <text:p>0,906107848</text:p>
          </table:table-cell>
          <table:table-cell office:value-type="string" calcext:value-type="string">
            <text:p>2411.gif</text:p>
          </table:table-cell>
          <table:table-cell table:formula="of:=&quot;update entrenador set avatar='http://www.craack.com/assets/avatars/&quot;&amp;[.B38]&amp;&quot;' where id=&quot;&amp;ROW()&amp;&quot;;&quot;" office:value-type="string" office:string-value="update entrenador set avatar='http://www.craack.com/assets/avatars/2411.gif' where id=38;" calcext:value-type="string">
            <text:p>update entrenador set avatar='http://www.craack.com/assets/avatars/2411.gif' where id=38;</text:p>
          </table:table-cell>
        </table:table-row>
        <table:table-row table:style-name="ro2">
          <table:table-cell table:formula="of:=RAND()" office:value-type="float" office:value="0.077230934984982" calcext:value-type="float">
            <text:p>0,077230935</text:p>
          </table:table-cell>
          <table:table-cell office:value-type="string" calcext:value-type="string">
            <text:p>shannon(2).gif</text:p>
          </table:table-cell>
          <table:table-cell table:formula="of:=&quot;update entrenador set avatar='http://www.craack.com/assets/avatars/&quot;&amp;[.B39]&amp;&quot;' where id=&quot;&amp;ROW()&amp;&quot;;&quot;" office:value-type="string" office:string-value="update entrenador set avatar='http://www.craack.com/assets/avatars/shannon(2).gif' where id=39;" calcext:value-type="string">
            <text:p>update entrenador set avatar='http://www.craack.com/assets/avatars/shannon(2).gif' where id=39;</text:p>
          </table:table-cell>
        </table:table-row>
        <table:table-row table:style-name="ro2">
          <table:table-cell table:formula="of:=RAND()" office:value-type="float" office:value="0.861246902262792" calcext:value-type="float">
            <text:p>0,8612469023</text:p>
          </table:table-cell>
          <table:table-cell office:value-type="string" calcext:value-type="string">
            <text:p>431Alien1_ktk-thumb.jpg</text:p>
          </table:table-cell>
          <table:table-cell table:formula="of:=&quot;update entrenador set avatar='http://www.craack.com/assets/avatars/&quot;&amp;[.B40]&amp;&quot;' where id=&quot;&amp;ROW()&amp;&quot;;&quot;" office:value-type="string" office:string-value="update entrenador set avatar='http://www.craack.com/assets/avatars/431Alien1_ktk-thumb.jpg' where id=40;" calcext:value-type="string">
            <text:p>update entrenador set avatar='http://www.craack.com/assets/avatars/431Alien1_ktk-thumb.jpg' where id=40;</text:p>
          </table:table-cell>
        </table:table-row>
        <table:table-row table:style-name="ro2">
          <table:table-cell table:formula="of:=RAND()" office:value-type="float" office:value="0.762432833202183" calcext:value-type="float">
            <text:p>0,7624328332</text:p>
          </table:table-cell>
          <table:table-cell office:value-type="string" calcext:value-type="string">
            <text:p>Star_Wars_46.jpg</text:p>
          </table:table-cell>
          <table:table-cell table:formula="of:=&quot;update entrenador set avatar='http://www.craack.com/assets/avatars/&quot;&amp;[.B41]&amp;&quot;' where id=&quot;&amp;ROW()&amp;&quot;;&quot;" office:value-type="string" office:string-value="update entrenador set avatar='http://www.craack.com/assets/avatars/Star_Wars_46.jpg' where id=41;" calcext:value-type="string">
            <text:p>update entrenador set avatar='http://www.craack.com/assets/avatars/Star_Wars_46.jpg' where id=41;</text:p>
          </table:table-cell>
        </table:table-row>
        <table:table-row table:style-name="ro2">
          <table:table-cell table:formula="of:=RAND()" office:value-type="float" office:value="0.978021897841245" calcext:value-type="float">
            <text:p>0,9780218978</text:p>
          </table:table-cell>
          <table:table-cell office:value-type="string" calcext:value-type="string">
            <text:p>michael(2).gif</text:p>
          </table:table-cell>
          <table:table-cell table:formula="of:=&quot;update entrenador set avatar='http://www.craack.com/assets/avatars/&quot;&amp;[.B42]&amp;&quot;' where id=&quot;&amp;ROW()&amp;&quot;;&quot;" office:value-type="string" office:string-value="update entrenador set avatar='http://www.craack.com/assets/avatars/michael(2).gif' where id=42;" calcext:value-type="string">
            <text:p>update entrenador set avatar='http://www.craack.com/assets/avatars/michael(2).gif' where id=42;</text:p>
          </table:table-cell>
        </table:table-row>
        <table:table-row table:style-name="ro2">
          <table:table-cell table:formula="of:=RAND()" office:value-type="float" office:value="0.730031696846709" calcext:value-type="float">
            <text:p>0,7300316968</text:p>
          </table:table-cell>
          <table:table-cell office:value-type="string" calcext:value-type="string">
            <text:p>12532.jpg</text:p>
          </table:table-cell>
          <table:table-cell table:formula="of:=&quot;update entrenador set avatar='http://www.craack.com/assets/avatars/&quot;&amp;[.B43]&amp;&quot;' where id=&quot;&amp;ROW()&amp;&quot;;&quot;" office:value-type="string" office:string-value="update entrenador set avatar='http://www.craack.com/assets/avatars/12532.jpg' where id=43;" calcext:value-type="string">
            <text:p>update entrenador set avatar='http://www.craack.com/assets/avatars/12532.jpg' where id=43;</text:p>
          </table:table-cell>
        </table:table-row>
        <table:table-row table:style-name="ro2">
          <table:table-cell table:formula="of:=RAND()" office:value-type="float" office:value="0.326111276401207" calcext:value-type="float">
            <text:p>0,3261112764</text:p>
          </table:table-cell>
          <table:table-cell office:value-type="string" calcext:value-type="string">
            <text:p>arzt(2).gif</text:p>
          </table:table-cell>
          <table:table-cell table:formula="of:=&quot;update entrenador set avatar='http://www.craack.com/assets/avatars/&quot;&amp;[.B44]&amp;&quot;' where id=&quot;&amp;ROW()&amp;&quot;;&quot;" office:value-type="string" office:string-value="update entrenador set avatar='http://www.craack.com/assets/avatars/arzt(2).gif' where id=44;" calcext:value-type="string">
            <text:p>update entrenador set avatar='http://www.craack.com/assets/avatars/arzt(2).gif' where id=44;</text:p>
          </table:table-cell>
        </table:table-row>
        <table:table-row table:style-name="ro2">
          <table:table-cell table:formula="of:=RAND()" office:value-type="float" office:value="0.510964059503749" calcext:value-type="float">
            <text:p>0,5109640595</text:p>
          </table:table-cell>
          <table:table-cell office:value-type="string" calcext:value-type="string">
            <text:p>michael(1).gif</text:p>
          </table:table-cell>
          <table:table-cell table:formula="of:=&quot;update entrenador set avatar='http://www.craack.com/assets/avatars/&quot;&amp;[.B45]&amp;&quot;' where id=&quot;&amp;ROW()&amp;&quot;;&quot;" office:value-type="string" office:string-value="update entrenador set avatar='http://www.craack.com/assets/avatars/michael(1).gif' where id=45;" calcext:value-type="string">
            <text:p>update entrenador set avatar='http://www.craack.com/assets/avatars/michael(1).gif' where id=45;</text:p>
          </table:table-cell>
        </table:table-row>
        <table:table-row table:style-name="ro2">
          <table:table-cell table:formula="of:=RAND()" office:value-type="float" office:value="0.294569368707016" calcext:value-type="float">
            <text:p>0,2945693687</text:p>
          </table:table-cell>
          <table:table-cell office:value-type="string" calcext:value-type="string">
            <text:p>1190h_h_r-thumb.jpg</text:p>
          </table:table-cell>
          <table:table-cell table:formula="of:=&quot;update entrenador set avatar='http://www.craack.com/assets/avatars/&quot;&amp;[.B46]&amp;&quot;' where id=&quot;&amp;ROW()&amp;&quot;;&quot;" office:value-type="string" office:string-value="update entrenador set avatar='http://www.craack.com/assets/avatars/1190h_h_r-thumb.jpg' where id=46;" calcext:value-type="string">
            <text:p>update entrenador set avatar='http://www.craack.com/assets/avatars/1190h_h_r-thumb.jpg' where id=46;</text:p>
          </table:table-cell>
        </table:table-row>
        <table:table-row table:style-name="ro2">
          <table:table-cell table:formula="of:=RAND()" office:value-type="float" office:value="0.662318351212889" calcext:value-type="float">
            <text:p>0,6623183512</text:p>
          </table:table-cell>
          <table:table-cell office:value-type="string" calcext:value-type="string">
            <text:p>192.jpg</text:p>
          </table:table-cell>
          <table:table-cell table:formula="of:=&quot;update entrenador set avatar='http://www.craack.com/assets/avatars/&quot;&amp;[.B47]&amp;&quot;' where id=&quot;&amp;ROW()&amp;&quot;;&quot;" office:value-type="string" office:string-value="update entrenador set avatar='http://www.craack.com/assets/avatars/192.jpg' where id=47;" calcext:value-type="string">
            <text:p>update entrenador set avatar='http://www.craack.com/assets/avatars/192.jpg' where id=47;</text:p>
          </table:table-cell>
        </table:table-row>
        <table:table-row table:style-name="ro2">
          <table:table-cell table:formula="of:=RAND()" office:value-type="float" office:value="0.217666798038408" calcext:value-type="float">
            <text:p>0,217666798</text:p>
          </table:table-cell>
          <table:table-cell office:value-type="string" calcext:value-type="string">
            <text:p>eko(1).gif</text:p>
          </table:table-cell>
          <table:table-cell table:formula="of:=&quot;update entrenador set avatar='http://www.craack.com/assets/avatars/&quot;&amp;[.B48]&amp;&quot;' where id=&quot;&amp;ROW()&amp;&quot;;&quot;" office:value-type="string" office:string-value="update entrenador set avatar='http://www.craack.com/assets/avatars/eko(1).gif' where id=48;" calcext:value-type="string">
            <text:p>update entrenador set avatar='http://www.craack.com/assets/avatars/eko(1).gif' where id=48;</text:p>
          </table:table-cell>
        </table:table-row>
        <table:table-row table:style-name="ro2">
          <table:table-cell table:formula="of:=RAND()" office:value-type="float" office:value="0.522746205329895" calcext:value-type="float">
            <text:p>0,5227462053</text:p>
          </table:table-cell>
          <table:table-cell office:value-type="string" calcext:value-type="string">
            <text:p>stormtrooper.jpg</text:p>
          </table:table-cell>
          <table:table-cell table:formula="of:=&quot;update entrenador set avatar='http://www.craack.com/assets/avatars/&quot;&amp;[.B49]&amp;&quot;' where id=&quot;&amp;ROW()&amp;&quot;;&quot;" office:value-type="string" office:string-value="update entrenador set avatar='http://www.craack.com/assets/avatars/stormtrooper.jpg' where id=49;" calcext:value-type="string">
            <text:p>update entrenador set avatar='http://www.craack.com/assets/avatars/stormtrooper.jpg' where id=49;</text:p>
          </table:table-cell>
        </table:table-row>
        <table:table-row table:style-name="ro2">
          <table:table-cell table:formula="of:=RAND()" office:value-type="float" office:value="0.357746771769598" calcext:value-type="float">
            <text:p>0,3577467718</text:p>
          </table:table-cell>
          <table:table-cell office:value-type="string" calcext:value-type="string">
            <text:p>147.jpg</text:p>
          </table:table-cell>
          <table:table-cell table:formula="of:=&quot;update entrenador set avatar='http://www.craack.com/assets/avatars/&quot;&amp;[.B50]&amp;&quot;' where id=&quot;&amp;ROW()&amp;&quot;;&quot;" office:value-type="string" office:string-value="update entrenador set avatar='http://www.craack.com/assets/avatars/147.jpg' where id=50;" calcext:value-type="string">
            <text:p>update entrenador set avatar='http://www.craack.com/assets/avatars/147.jpg' where id=50;</text:p>
          </table:table-cell>
        </table:table-row>
        <table:table-row table:style-name="ro2">
          <table:table-cell table:formula="of:=RAND()" office:value-type="float" office:value="0.156108521623537" calcext:value-type="float">
            <text:p>0,1561085216</text:p>
          </table:table-cell>
          <table:table-cell office:value-type="string" calcext:value-type="string">
            <text:p>o_human1.gif</text:p>
          </table:table-cell>
          <table:table-cell table:formula="of:=&quot;update entrenador set avatar='http://www.craack.com/assets/avatars/&quot;&amp;[.B51]&amp;&quot;' where id=&quot;&amp;ROW()&amp;&quot;;&quot;" office:value-type="string" office:string-value="update entrenador set avatar='http://www.craack.com/assets/avatars/o_human1.gif' where id=51;" calcext:value-type="string">
            <text:p>update entrenador set avatar='http://www.craack.com/assets/avatars/o_human1.gif' where id=51;</text:p>
          </table:table-cell>
        </table:table-row>
        <table:table-row table:style-name="ro2">
          <table:table-cell table:formula="of:=RAND()" office:value-type="float" office:value="0.126036308705807" calcext:value-type="float">
            <text:p>0,1260363087</text:p>
          </table:table-cell>
          <table:table-cell office:value-type="string" calcext:value-type="string">
            <text:p>swg_male_Twielk_A.gif</text:p>
          </table:table-cell>
          <table:table-cell table:formula="of:=&quot;update entrenador set avatar='http://www.craack.com/assets/avatars/&quot;&amp;[.B52]&amp;&quot;' where id=&quot;&amp;ROW()&amp;&quot;;&quot;" office:value-type="string" office:string-value="update entrenador set avatar='http://www.craack.com/assets/avatars/swg_male_Twielk_A.gif' where id=52;" calcext:value-type="string">
            <text:p>update entrenador set avatar='http://www.craack.com/assets/avatars/swg_male_Twielk_A.gif' where id=52;</text:p>
          </table:table-cell>
        </table:table-row>
        <table:table-row table:style-name="ro2">
          <table:table-cell table:formula="of:=RAND()" office:value-type="float" office:value="0.811635251389816" calcext:value-type="float">
            <text:p>0,8116352514</text:p>
          </table:table-cell>
          <table:table-cell office:value-type="string" calcext:value-type="string">
            <text:p>20031.gif</text:p>
          </table:table-cell>
          <table:table-cell table:formula="of:=&quot;update entrenador set avatar='http://www.craack.com/assets/avatars/&quot;&amp;[.B53]&amp;&quot;' where id=&quot;&amp;ROW()&amp;&quot;;&quot;" office:value-type="string" office:string-value="update entrenador set avatar='http://www.craack.com/assets/avatars/20031.gif' where id=53;" calcext:value-type="string">
            <text:p>update entrenador set avatar='http://www.craack.com/assets/avatars/20031.gif' where id=53;</text:p>
          </table:table-cell>
        </table:table-row>
        <table:table-row table:style-name="ro2">
          <table:table-cell table:formula="of:=RAND()" office:value-type="float" office:value="0.350037856260315" calcext:value-type="float">
            <text:p>0,3500378563</text:p>
          </table:table-cell>
          <table:table-cell office:value-type="string" calcext:value-type="string">
            <text:p>1185adl-thumb.jpg</text:p>
          </table:table-cell>
          <table:table-cell table:formula="of:=&quot;update entrenador set avatar='http://www.craack.com/assets/avatars/&quot;&amp;[.B54]&amp;&quot;' where id=&quot;&amp;ROW()&amp;&quot;;&quot;" office:value-type="string" office:string-value="update entrenador set avatar='http://www.craack.com/assets/avatars/1185adl-thumb.jpg' where id=54;" calcext:value-type="string">
            <text:p>update entrenador set avatar='http://www.craack.com/assets/avatars/1185adl-thumb.jpg' where id=54;</text:p>
          </table:table-cell>
        </table:table-row>
        <table:table-row table:style-name="ro2">
          <table:table-cell table:formula="of:=RAND()" office:value-type="float" office:value="0.500441662035883" calcext:value-type="float">
            <text:p>0,500441662</text:p>
          </table:table-cell>
          <table:table-cell office:value-type="string" calcext:value-type="string">
            <text:p>16614.gif</text:p>
          </table:table-cell>
          <table:table-cell table:formula="of:=&quot;update entrenador set avatar='http://www.craack.com/assets/avatars/&quot;&amp;[.B55]&amp;&quot;' where id=&quot;&amp;ROW()&amp;&quot;;&quot;" office:value-type="string" office:string-value="update entrenador set avatar='http://www.craack.com/assets/avatars/16614.gif' where id=55;" calcext:value-type="string">
            <text:p>update entrenador set avatar='http://www.craack.com/assets/avatars/16614.gif' where id=55;</text:p>
          </table:table-cell>
        </table:table-row>
        <table:table-row table:style-name="ro2">
          <table:table-cell table:formula="of:=RAND()" office:value-type="float" office:value="0.907450971426442" calcext:value-type="float">
            <text:p>0,9074509714</text:p>
          </table:table-cell>
          <table:table-cell office:value-type="string" calcext:value-type="string">
            <text:p>o_moncalamari1.gif</text:p>
          </table:table-cell>
          <table:table-cell table:formula="of:=&quot;update entrenador set avatar='http://www.craack.com/assets/avatars/&quot;&amp;[.B56]&amp;&quot;' where id=&quot;&amp;ROW()&amp;&quot;;&quot;" office:value-type="string" office:string-value="update entrenador set avatar='http://www.craack.com/assets/avatars/o_moncalamari1.gif' where id=56;" calcext:value-type="string">
            <text:p>update entrenador set avatar='http://www.craack.com/assets/avatars/o_moncalamari1.gif' where id=56;</text:p>
          </table:table-cell>
        </table:table-row>
        <table:table-row table:style-name="ro2">
          <table:table-cell table:formula="of:=RAND()" office:value-type="float" office:value="0.173181586433202" calcext:value-type="float">
            <text:p>0,1731815864</text:p>
          </table:table-cell>
          <table:table-cell office:value-type="string" calcext:value-type="string">
            <text:p>img170.jpg</text:p>
          </table:table-cell>
          <table:table-cell table:formula="of:=&quot;update entrenador set avatar='http://www.craack.com/assets/avatars/&quot;&amp;[.B57]&amp;&quot;' where id=&quot;&amp;ROW()&amp;&quot;;&quot;" office:value-type="string" office:string-value="update entrenador set avatar='http://www.craack.com/assets/avatars/img170.jpg' where id=57;" calcext:value-type="string">
            <text:p>update entrenador set avatar='http://www.craack.com/assets/avatars/img170.jpg' where id=57;</text:p>
          </table:table-cell>
        </table:table-row>
        <table:table-row table:style-name="ro2">
          <table:table-cell table:formula="of:=RAND()" office:value-type="float" office:value="0.490412699524313" calcext:value-type="float">
            <text:p>0,4904126995</text:p>
          </table:table-cell>
          <table:table-cell office:value-type="string" calcext:value-type="string">
            <text:p>9966.jpg</text:p>
          </table:table-cell>
          <table:table-cell table:formula="of:=&quot;update entrenador set avatar='http://www.craack.com/assets/avatars/&quot;&amp;[.B58]&amp;&quot;' where id=&quot;&amp;ROW()&amp;&quot;;&quot;" office:value-type="string" office:string-value="update entrenador set avatar='http://www.craack.com/assets/avatars/9966.jpg' where id=58;" calcext:value-type="string">
            <text:p>update entrenador set avatar='http://www.craack.com/assets/avatars/9966.jpg' where id=58;</text:p>
          </table:table-cell>
        </table:table-row>
        <table:table-row table:style-name="ro2">
          <table:table-cell table:formula="of:=RAND()" office:value-type="float" office:value="0.889351552119479" calcext:value-type="float">
            <text:p>0,8893515521</text:p>
          </table:table-cell>
          <table:table-cell office:value-type="string" calcext:value-type="string">
            <text:p>9Mark_Lockett5-thumb.jpg</text:p>
          </table:table-cell>
          <table:table-cell table:formula="of:=&quot;update entrenador set avatar='http://www.craack.com/assets/avatars/&quot;&amp;[.B59]&amp;&quot;' where id=&quot;&amp;ROW()&amp;&quot;;&quot;" office:value-type="string" office:string-value="update entrenador set avatar='http://www.craack.com/assets/avatars/9Mark_Lockett5-thumb.jpg' where id=59;" calcext:value-type="string">
            <text:p>update entrenador set avatar='http://www.craack.com/assets/avatars/9Mark_Lockett5-thumb.jpg' where id=59;</text:p>
          </table:table-cell>
        </table:table-row>
        <table:table-row table:style-name="ro2">
          <table:table-cell table:formula="of:=RAND()" office:value-type="float" office:value="0.174470760393888" calcext:value-type="float">
            <text:p>0,1744707604</text:p>
          </table:table-cell>
          <table:table-cell office:value-type="string" calcext:value-type="string">
            <text:p>swg_fem_Human_A.gif</text:p>
          </table:table-cell>
          <table:table-cell table:formula="of:=&quot;update entrenador set avatar='http://www.craack.com/assets/avatars/&quot;&amp;[.B60]&amp;&quot;' where id=&quot;&amp;ROW()&amp;&quot;;&quot;" office:value-type="string" office:string-value="update entrenador set avatar='http://www.craack.com/assets/avatars/swg_fem_Human_A.gif' where id=60;" calcext:value-type="string">
            <text:p>update entrenador set avatar='http://www.craack.com/assets/avatars/swg_fem_Human_A.gif' where id=60;</text:p>
          </table:table-cell>
        </table:table-row>
        <table:table-row table:style-name="ro2">
          <table:table-cell table:formula="of:=RAND()" office:value-type="float" office:value="0.00681135919876397" calcext:value-type="float">
            <text:p>0,0068113592</text:p>
          </table:table-cell>
          <table:table-cell office:value-type="string" calcext:value-type="string">
            <text:p>6602.jpg</text:p>
          </table:table-cell>
          <table:table-cell table:formula="of:=&quot;update entrenador set avatar='http://www.craack.com/assets/avatars/&quot;&amp;[.B61]&amp;&quot;' where id=&quot;&amp;ROW()&amp;&quot;;&quot;" office:value-type="string" office:string-value="update entrenador set avatar='http://www.craack.com/assets/avatars/6602.jpg' where id=61;" calcext:value-type="string">
            <text:p>update entrenador set avatar='http://www.craack.com/assets/avatars/6602.jpg' where id=61;</text:p>
          </table:table-cell>
        </table:table-row>
        <table:table-row table:style-name="ro2">
          <table:table-cell table:formula="of:=RAND()" office:value-type="float" office:value="0.639424602268264" calcext:value-type="float">
            <text:p>0,6394246023</text:p>
          </table:table-cell>
          <table:table-cell office:value-type="string" calcext:value-type="string">
            <text:p>150.jpg</text:p>
          </table:table-cell>
          <table:table-cell table:formula="of:=&quot;update entrenador set avatar='http://www.craack.com/assets/avatars/&quot;&amp;[.B62]&amp;&quot;' where id=&quot;&amp;ROW()&amp;&quot;;&quot;" office:value-type="string" office:string-value="update entrenador set avatar='http://www.craack.com/assets/avatars/150.jpg' where id=62;" calcext:value-type="string">
            <text:p>update entrenador set avatar='http://www.craack.com/assets/avatars/150.jpg' where id=62;</text:p>
          </table:table-cell>
        </table:table-row>
        <table:table-row table:style-name="ro2">
          <table:table-cell table:formula="of:=RAND()" office:value-type="float" office:value="0.61488169664517" calcext:value-type="float">
            <text:p>0,6148816966</text:p>
          </table:table-cell>
          <table:table-cell office:value-type="string" calcext:value-type="string">
            <text:p>9962.jpg</text:p>
          </table:table-cell>
          <table:table-cell table:formula="of:=&quot;update entrenador set avatar='http://www.craack.com/assets/avatars/&quot;&amp;[.B63]&amp;&quot;' where id=&quot;&amp;ROW()&amp;&quot;;&quot;" office:value-type="string" office:string-value="update entrenador set avatar='http://www.craack.com/assets/avatars/9962.jpg' where id=63;" calcext:value-type="string">
            <text:p>update entrenador set avatar='http://www.craack.com/assets/avatars/9962.jpg' where id=63;</text:p>
          </table:table-cell>
        </table:table-row>
        <table:table-row table:style-name="ro2">
          <table:table-cell table:formula="of:=RAND()" office:value-type="float" office:value="0.377828108379617" calcext:value-type="float">
            <text:p>0,3778281084</text:p>
          </table:table-cell>
          <table:table-cell office:value-type="string" calcext:value-type="string">
            <text:p>153.jpg</text:p>
          </table:table-cell>
          <table:table-cell table:formula="of:=&quot;update entrenador set avatar='http://www.craack.com/assets/avatars/&quot;&amp;[.B64]&amp;&quot;' where id=&quot;&amp;ROW()&amp;&quot;;&quot;" office:value-type="string" office:string-value="update entrenador set avatar='http://www.craack.com/assets/avatars/153.jpg' where id=64;" calcext:value-type="string">
            <text:p>update entrenador set avatar='http://www.craack.com/assets/avatars/153.jpg' where id=64;</text:p>
          </table:table-cell>
        </table:table-row>
        <table:table-row table:style-name="ro2">
          <table:table-cell table:formula="of:=RAND()" office:value-type="float" office:value="0.0168487287592143" calcext:value-type="float">
            <text:p>0,0168487288</text:p>
          </table:table-cell>
          <table:table-cell office:value-type="string" calcext:value-type="string">
            <text:p>o_wookiee1.gif</text:p>
          </table:table-cell>
          <table:table-cell table:formula="of:=&quot;update entrenador set avatar='http://www.craack.com/assets/avatars/&quot;&amp;[.B65]&amp;&quot;' where id=&quot;&amp;ROW()&amp;&quot;;&quot;" office:value-type="string" office:string-value="update entrenador set avatar='http://www.craack.com/assets/avatars/o_wookiee1.gif' where id=65;" calcext:value-type="string">
            <text:p>update entrenador set avatar='http://www.craack.com/assets/avatars/o_wookiee1.gif' where id=65;</text:p>
          </table:table-cell>
        </table:table-row>
        <table:table-row table:style-name="ro2">
          <table:table-cell table:formula="of:=RAND()" office:value-type="float" office:value="0.559958008117974" calcext:value-type="float">
            <text:p>0,5599580081</text:p>
          </table:table-cell>
          <table:table-cell office:value-type="string" calcext:value-type="string">
            <text:p>71.jpg</text:p>
          </table:table-cell>
          <table:table-cell table:formula="of:=&quot;update entrenador set avatar='http://www.craack.com/assets/avatars/&quot;&amp;[.B66]&amp;&quot;' where id=&quot;&amp;ROW()&amp;&quot;;&quot;" office:value-type="string" office:string-value="update entrenador set avatar='http://www.craack.com/assets/avatars/71.jpg' where id=66;" calcext:value-type="string">
            <text:p>update entrenador set avatar='http://www.craack.com/assets/avatars/71.jpg' where id=66;</text:p>
          </table:table-cell>
        </table:table-row>
        <table:table-row table:style-name="ro2">
          <table:table-cell table:formula="of:=RAND()" office:value-type="float" office:value="0.843058339320123" calcext:value-type="float">
            <text:p>0,8430583393</text:p>
          </table:table-cell>
          <table:table-cell office:value-type="string" calcext:value-type="string">
            <text:p>42whatthehell1-thumb.jpg</text:p>
          </table:table-cell>
          <table:table-cell table:formula="of:=&quot;update entrenador set avatar='http://www.craack.com/assets/avatars/&quot;&amp;[.B67]&amp;&quot;' where id=&quot;&amp;ROW()&amp;&quot;;&quot;" office:value-type="string" office:string-value="update entrenador set avatar='http://www.craack.com/assets/avatars/42whatthehell1-thumb.jpg' where id=67;" calcext:value-type="string">
            <text:p>update entrenador set avatar='http://www.craack.com/assets/avatars/42whatthehell1-thumb.jpg' where id=67;</text:p>
          </table:table-cell>
        </table:table-row>
        <table:table-row table:style-name="ro2">
          <table:table-cell table:formula="of:=RAND()" office:value-type="float" office:value="0.163229474332184" calcext:value-type="float">
            <text:p>0,1632294743</text:p>
          </table:table-cell>
          <table:table-cell office:value-type="string" calcext:value-type="string">
            <text:p>6885.gif</text:p>
          </table:table-cell>
          <table:table-cell table:formula="of:=&quot;update entrenador set avatar='http://www.craack.com/assets/avatars/&quot;&amp;[.B68]&amp;&quot;' where id=&quot;&amp;ROW()&amp;&quot;;&quot;" office:value-type="string" office:string-value="update entrenador set avatar='http://www.craack.com/assets/avatars/6885.gif' where id=68;" calcext:value-type="string">
            <text:p>update entrenador set avatar='http://www.craack.com/assets/avatars/6885.gif' where id=68;</text:p>
          </table:table-cell>
        </table:table-row>
        <table:table-row table:style-name="ro2">
          <table:table-cell table:formula="of:=RAND()" office:value-type="float" office:value="0.117559747537598" calcext:value-type="float">
            <text:p>0,1175597475</text:p>
          </table:table-cell>
          <table:table-cell office:value-type="string" calcext:value-type="string">
            <text:p>29ikon.jpg</text:p>
          </table:table-cell>
          <table:table-cell table:formula="of:=&quot;update entrenador set avatar='http://www.craack.com/assets/avatars/&quot;&amp;[.B69]&amp;&quot;' where id=&quot;&amp;ROW()&amp;&quot;;&quot;" office:value-type="string" office:string-value="update entrenador set avatar='http://www.craack.com/assets/avatars/29ikon.jpg' where id=69;" calcext:value-type="string">
            <text:p>update entrenador set avatar='http://www.craack.com/assets/avatars/29ikon.jpg' where id=69;</text:p>
          </table:table-cell>
        </table:table-row>
        <table:table-row table:style-name="ro2">
          <table:table-cell table:formula="of:=RAND()" office:value-type="float" office:value="0.09064906463027" calcext:value-type="float">
            <text:p>0,0906490646</text:p>
          </table:table-cell>
          <table:table-cell office:value-type="string" calcext:value-type="string">
            <text:p>swg_male_Zabrak_A.gif</text:p>
          </table:table-cell>
          <table:table-cell table:formula="of:=&quot;update entrenador set avatar='http://www.craack.com/assets/avatars/&quot;&amp;[.B70]&amp;&quot;' where id=&quot;&amp;ROW()&amp;&quot;;&quot;" office:value-type="string" office:string-value="update entrenador set avatar='http://www.craack.com/assets/avatars/swg_male_Zabrak_A.gif' where id=70;" calcext:value-type="string">
            <text:p>update entrenador set avatar='http://www.craack.com/assets/avatars/swg_male_Zabrak_A.gif' where id=70;</text:p>
          </table:table-cell>
        </table:table-row>
        <table:table-row table:style-name="ro2">
          <table:table-cell table:formula="of:=RAND()" office:value-type="float" office:value="0.296916951192543" calcext:value-type="float">
            <text:p>0,2969169512</text:p>
          </table:table-cell>
          <table:table-cell office:value-type="string" calcext:value-type="string">
            <text:p>186.jpg</text:p>
          </table:table-cell>
          <table:table-cell table:formula="of:=&quot;update entrenador set avatar='http://www.craack.com/assets/avatars/&quot;&amp;[.B71]&amp;&quot;' where id=&quot;&amp;ROW()&amp;&quot;;&quot;" office:value-type="string" office:string-value="update entrenador set avatar='http://www.craack.com/assets/avatars/186.jpg' where id=71;" calcext:value-type="string">
            <text:p>update entrenador set avatar='http://www.craack.com/assets/avatars/186.jpg' where id=71;</text:p>
          </table:table-cell>
        </table:table-row>
        <table:table-row table:style-name="ro2">
          <table:table-cell table:formula="of:=RAND()" office:value-type="float" office:value="0.551354952156544" calcext:value-type="float">
            <text:p>0,5513549522</text:p>
          </table:table-cell>
          <table:table-cell office:value-type="string" calcext:value-type="string">
            <text:p>ana(1).gif</text:p>
          </table:table-cell>
          <table:table-cell table:formula="of:=&quot;update entrenador set avatar='http://www.craack.com/assets/avatars/&quot;&amp;[.B72]&amp;&quot;' where id=&quot;&amp;ROW()&amp;&quot;;&quot;" office:value-type="string" office:string-value="update entrenador set avatar='http://www.craack.com/assets/avatars/ana(1).gif' where id=72;" calcext:value-type="string">
            <text:p>update entrenador set avatar='http://www.craack.com/assets/avatars/ana(1).gif' where id=72;</text:p>
          </table:table-cell>
        </table:table-row>
        <table:table-row table:style-name="ro2">
          <table:table-cell table:formula="of:=RAND()" office:value-type="float" office:value="0.163665872300044" calcext:value-type="float">
            <text:p>0,1636658723</text:p>
          </table:table-cell>
          <table:table-cell office:value-type="string" calcext:value-type="string">
            <text:p>1500Leader_Of_The_Pack-thumb.jpg</text:p>
          </table:table-cell>
          <table:table-cell table:formula="of:=&quot;update entrenador set avatar='http://www.craack.com/assets/avatars/&quot;&amp;[.B73]&amp;&quot;' where id=&quot;&amp;ROW()&amp;&quot;;&quot;" office:value-type="string" office:string-value="update entrenador set avatar='http://www.craack.com/assets/avatars/1500Leader_Of_The_Pack-thumb.jpg' where id=73;" calcext:value-type="string">
            <text:p>update entrenador set avatar='http://www.craack.com/assets/avatars/1500Leader_Of_The_Pack-thumb.jpg' where id=73;</text:p>
          </table:table-cell>
        </table:table-row>
        <table:table-row table:style-name="ro2">
          <table:table-cell table:formula="of:=RAND()" office:value-type="float" office:value="0.763690003659576" calcext:value-type="float">
            <text:p>0,7636900037</text:p>
          </table:table-cell>
          <table:table-cell office:value-type="string" calcext:value-type="string">
            <text:p>15littlerabbit-thumb.jpg</text:p>
          </table:table-cell>
          <table:table-cell table:formula="of:=&quot;update entrenador set avatar='http://www.craack.com/assets/avatars/&quot;&amp;[.B74]&amp;&quot;' where id=&quot;&amp;ROW()&amp;&quot;;&quot;" office:value-type="string" office:string-value="update entrenador set avatar='http://www.craack.com/assets/avatars/15littlerabbit-thumb.jpg' where id=74;" calcext:value-type="string">
            <text:p>update entrenador set avatar='http://www.craack.com/assets/avatars/15littlerabbit-thumb.jpg' where id=74;</text:p>
          </table:table-cell>
        </table:table-row>
        <table:table-row table:style-name="ro2">
          <table:table-cell table:formula="of:=RAND()" office:value-type="float" office:value="0.411940083140507" calcext:value-type="float">
            <text:p>0,4119400831</text:p>
          </table:table-cell>
          <table:table-cell office:value-type="string" calcext:value-type="string">
            <text:p>20029.gif</text:p>
          </table:table-cell>
          <table:table-cell table:formula="of:=&quot;update entrenador set avatar='http://www.craack.com/assets/avatars/&quot;&amp;[.B75]&amp;&quot;' where id=&quot;&amp;ROW()&amp;&quot;;&quot;" office:value-type="string" office:string-value="update entrenador set avatar='http://www.craack.com/assets/avatars/20029.gif' where id=75;" calcext:value-type="string">
            <text:p>update entrenador set avatar='http://www.craack.com/assets/avatars/20029.gif' where id=75;</text:p>
          </table:table-cell>
        </table:table-row>
        <table:table-row table:style-name="ro2">
          <table:table-cell table:formula="of:=RAND()" office:value-type="float" office:value="0.371818234212697" calcext:value-type="float">
            <text:p>0,3718182342</text:p>
          </table:table-cell>
          <table:table-cell office:value-type="string" calcext:value-type="string">
            <text:p>18869.gif</text:p>
          </table:table-cell>
          <table:table-cell table:formula="of:=&quot;update entrenador set avatar='http://www.craack.com/assets/avatars/&quot;&amp;[.B76]&amp;&quot;' where id=&quot;&amp;ROW()&amp;&quot;;&quot;" office:value-type="string" office:string-value="update entrenador set avatar='http://www.craack.com/assets/avatars/18869.gif' where id=76;" calcext:value-type="string">
            <text:p>update entrenador set avatar='http://www.craack.com/assets/avatars/18869.gif' where id=76;</text:p>
          </table:table-cell>
        </table:table-row>
        <table:table-row table:style-name="ro2">
          <table:table-cell table:formula="of:=RAND()" office:value-type="float" office:value="0.589314179029316" calcext:value-type="float">
            <text:p>0,589314179</text:p>
          </table:table-cell>
          <table:table-cell office:value-type="string" calcext:value-type="string">
            <text:p>6enlightened_CG-thumb.jpg</text:p>
          </table:table-cell>
          <table:table-cell table:formula="of:=&quot;update entrenador set avatar='http://www.craack.com/assets/avatars/&quot;&amp;[.B77]&amp;&quot;' where id=&quot;&amp;ROW()&amp;&quot;;&quot;" office:value-type="string" office:string-value="update entrenador set avatar='http://www.craack.com/assets/avatars/6enlightened_CG-thumb.jpg' where id=77;" calcext:value-type="string">
            <text:p>update entrenador set avatar='http://www.craack.com/assets/avatars/6enlightened_CG-thumb.jpg' where id=77;</text:p>
          </table:table-cell>
        </table:table-row>
        <table:table-row table:style-name="ro2">
          <table:table-cell table:formula="of:=RAND()" office:value-type="float" office:value="0.367111980216578" calcext:value-type="float">
            <text:p>0,3671119802</text:p>
          </table:table-cell>
          <table:table-cell office:value-type="string" calcext:value-type="string">
            <text:p>103guardthumb-thumb.JPG</text:p>
          </table:table-cell>
          <table:table-cell table:formula="of:=&quot;update entrenador set avatar='http://www.craack.com/assets/avatars/&quot;&amp;[.B78]&amp;&quot;' where id=&quot;&amp;ROW()&amp;&quot;;&quot;" office:value-type="string" office:string-value="update entrenador set avatar='http://www.craack.com/assets/avatars/103guardthumb-thumb.JPG' where id=78;" calcext:value-type="string">
            <text:p>update entrenador set avatar='http://www.craack.com/assets/avatars/103guardthumb-thumb.JPG' where id=78;</text:p>
          </table:table-cell>
        </table:table-row>
        <table:table-row table:style-name="ro2">
          <table:table-cell table:formula="of:=RAND()" office:value-type="float" office:value="0.341457467060536" calcext:value-type="float">
            <text:p>0,3414574671</text:p>
          </table:table-cell>
          <table:table-cell office:value-type="string" calcext:value-type="string">
            <text:p>12533.jpg</text:p>
          </table:table-cell>
          <table:table-cell table:formula="of:=&quot;update entrenador set avatar='http://www.craack.com/assets/avatars/&quot;&amp;[.B79]&amp;&quot;' where id=&quot;&amp;ROW()&amp;&quot;;&quot;" office:value-type="string" office:string-value="update entrenador set avatar='http://www.craack.com/assets/avatars/12533.jpg' where id=79;" calcext:value-type="string">
            <text:p>update entrenador set avatar='http://www.craack.com/assets/avatars/12533.jpg' where id=79;</text:p>
          </table:table-cell>
        </table:table-row>
        <table:table-row table:style-name="ro2">
          <table:table-cell table:formula="of:=RAND()" office:value-type="float" office:value="0.102360741468146" calcext:value-type="float">
            <text:p>0,1023607415</text:p>
          </table:table-cell>
          <table:table-cell office:value-type="string" calcext:value-type="string">
            <text:p>20022.gif</text:p>
          </table:table-cell>
          <table:table-cell table:formula="of:=&quot;update entrenador set avatar='http://www.craack.com/assets/avatars/&quot;&amp;[.B80]&amp;&quot;' where id=&quot;&amp;ROW()&amp;&quot;;&quot;" office:value-type="string" office:string-value="update entrenador set avatar='http://www.craack.com/assets/avatars/20022.gif' where id=80;" calcext:value-type="string">
            <text:p>update entrenador set avatar='http://www.craack.com/assets/avatars/20022.gif' where id=80;</text:p>
          </table:table-cell>
        </table:table-row>
        <table:table-row table:style-name="ro2">
          <table:table-cell table:formula="of:=RAND()" office:value-type="float" office:value="0.865850873058662" calcext:value-type="float">
            <text:p>0,8658508731</text:p>
          </table:table-cell>
          <table:table-cell office:value-type="string" calcext:value-type="string">
            <text:p>146.jpg</text:p>
          </table:table-cell>
          <table:table-cell table:formula="of:=&quot;update entrenador set avatar='http://www.craack.com/assets/avatars/&quot;&amp;[.B81]&amp;&quot;' where id=&quot;&amp;ROW()&amp;&quot;;&quot;" office:value-type="string" office:string-value="update entrenador set avatar='http://www.craack.com/assets/avatars/146.jpg' where id=81;" calcext:value-type="string">
            <text:p>update entrenador set avatar='http://www.craack.com/assets/avatars/146.jpg' where id=81;</text:p>
          </table:table-cell>
        </table:table-row>
        <table:table-row table:style-name="ro2">
          <table:table-cell table:formula="of:=RAND()" office:value-type="float" office:value="0.357476686825976" calcext:value-type="float">
            <text:p>0,3574766868</text:p>
          </table:table-cell>
          <table:table-cell office:value-type="string" calcext:value-type="string">
            <text:p>arzt(1).gif</text:p>
          </table:table-cell>
          <table:table-cell table:formula="of:=&quot;update entrenador set avatar='http://www.craack.com/assets/avatars/&quot;&amp;[.B82]&amp;&quot;' where id=&quot;&amp;ROW()&amp;&quot;;&quot;" office:value-type="string" office:string-value="update entrenador set avatar='http://www.craack.com/assets/avatars/arzt(1).gif' where id=82;" calcext:value-type="string">
            <text:p>update entrenador set avatar='http://www.craack.com/assets/avatars/arzt(1).gif' where id=82;</text:p>
          </table:table-cell>
        </table:table-row>
        <table:table-row table:style-name="ro2">
          <table:table-cell table:formula="of:=RAND()" office:value-type="float" office:value="0.0620274287648499" calcext:value-type="float">
            <text:p>0,0620274288</text:p>
          </table:table-cell>
          <table:table-cell office:value-type="string" calcext:value-type="string">
            <text:p>o_C-3PO1.gif</text:p>
          </table:table-cell>
          <table:table-cell table:formula="of:=&quot;update entrenador set avatar='http://www.craack.com/assets/avatars/&quot;&amp;[.B83]&amp;&quot;' where id=&quot;&amp;ROW()&amp;&quot;;&quot;" office:value-type="string" office:string-value="update entrenador set avatar='http://www.craack.com/assets/avatars/o_C-3PO1.gif' where id=83;" calcext:value-type="string">
            <text:p>update entrenador set avatar='http://www.craack.com/assets/avatars/o_C-3PO1.gif' where id=83;</text:p>
          </table:table-cell>
        </table:table-row>
        <table:table-row table:style-name="ro2">
          <table:table-cell table:formula="of:=RAND()" office:value-type="float" office:value="0.2938613218721" calcext:value-type="float">
            <text:p>0,2938613219</text:p>
          </table:table-cell>
          <table:table-cell office:value-type="string" calcext:value-type="string">
            <text:p>20024.gif</text:p>
          </table:table-cell>
          <table:table-cell table:formula="of:=&quot;update entrenador set avatar='http://www.craack.com/assets/avatars/&quot;&amp;[.B84]&amp;&quot;' where id=&quot;&amp;ROW()&amp;&quot;;&quot;" office:value-type="string" office:string-value="update entrenador set avatar='http://www.craack.com/assets/avatars/20024.gif' where id=84;" calcext:value-type="string">
            <text:p>update entrenador set avatar='http://www.craack.com/assets/avatars/20024.gif' where id=84;</text:p>
          </table:table-cell>
        </table:table-row>
        <table:table-row table:style-name="ro2">
          <table:table-cell table:formula="of:=RAND()" office:value-type="float" office:value="0.987783248536289" calcext:value-type="float">
            <text:p>0,9877832485</text:p>
          </table:table-cell>
          <table:table-cell office:value-type="string" calcext:value-type="string">
            <text:p>20042.gif</text:p>
          </table:table-cell>
          <table:table-cell table:formula="of:=&quot;update entrenador set avatar='http://www.craack.com/assets/avatars/&quot;&amp;[.B85]&amp;&quot;' where id=&quot;&amp;ROW()&amp;&quot;;&quot;" office:value-type="string" office:string-value="update entrenador set avatar='http://www.craack.com/assets/avatars/20042.gif' where id=85;" calcext:value-type="string">
            <text:p>update entrenador set avatar='http://www.craack.com/assets/avatars/20042.gif' where id=85;</text:p>
          </table:table-cell>
        </table:table-row>
        <table:table-row table:style-name="ro2">
          <table:table-cell table:formula="of:=RAND()" office:value-type="float" office:value="0.514255392365158" calcext:value-type="float">
            <text:p>0,5142553924</text:p>
          </table:table-cell>
          <table:table-cell office:value-type="string" calcext:value-type="string">
            <text:p>9965.jpg</text:p>
          </table:table-cell>
          <table:table-cell table:formula="of:=&quot;update entrenador set avatar='http://www.craack.com/assets/avatars/&quot;&amp;[.B86]&amp;&quot;' where id=&quot;&amp;ROW()&amp;&quot;;&quot;" office:value-type="string" office:string-value="update entrenador set avatar='http://www.craack.com/assets/avatars/9965.jpg' where id=86;" calcext:value-type="string">
            <text:p>update entrenador set avatar='http://www.craack.com/assets/avatars/9965.jpg' where id=86;</text:p>
          </table:table-cell>
        </table:table-row>
        <table:table-row table:style-name="ro2">
          <table:table-cell table:formula="of:=RAND()" office:value-type="float" office:value="0.710592883871868" calcext:value-type="float">
            <text:p>0,7105928839</text:p>
          </table:table-cell>
          <table:table-cell office:value-type="string" calcext:value-type="string">
            <text:p>15tuglybird2-thumb.jpg</text:p>
          </table:table-cell>
          <table:table-cell table:formula="of:=&quot;update entrenador set avatar='http://www.craack.com/assets/avatars/&quot;&amp;[.B87]&amp;&quot;' where id=&quot;&amp;ROW()&amp;&quot;;&quot;" office:value-type="string" office:string-value="update entrenador set avatar='http://www.craack.com/assets/avatars/15tuglybird2-thumb.jpg' where id=87;" calcext:value-type="string">
            <text:p>update entrenador set avatar='http://www.craack.com/assets/avatars/15tuglybird2-thumb.jpg' where id=87;</text:p>
          </table:table-cell>
        </table:table-row>
        <table:table-row table:style-name="ro2">
          <table:table-cell table:formula="of:=RAND()" office:value-type="float" office:value="0.712944118538871" calcext:value-type="float">
            <text:p>0,7129441185</text:p>
          </table:table-cell>
          <table:table-cell office:value-type="string" calcext:value-type="string">
            <text:p>desmond(1).gif</text:p>
          </table:table-cell>
          <table:table-cell table:formula="of:=&quot;update entrenador set avatar='http://www.craack.com/assets/avatars/&quot;&amp;[.B88]&amp;&quot;' where id=&quot;&amp;ROW()&amp;&quot;;&quot;" office:value-type="string" office:string-value="update entrenador set avatar='http://www.craack.com/assets/avatars/desmond(1).gif' where id=88;" calcext:value-type="string">
            <text:p>update entrenador set avatar='http://www.craack.com/assets/avatars/desmond(1).gif' where id=88;</text:p>
          </table:table-cell>
        </table:table-row>
        <table:table-row table:style-name="ro2">
          <table:table-cell table:formula="of:=RAND()" office:value-type="float" office:value="0.882001722464338" calcext:value-type="float">
            <text:p>0,8820017225</text:p>
          </table:table-cell>
          <table:table-cell office:value-type="string" calcext:value-type="string">
            <text:p>swg_misc_kyrat_A.gif</text:p>
          </table:table-cell>
          <table:table-cell table:formula="of:=&quot;update entrenador set avatar='http://www.craack.com/assets/avatars/&quot;&amp;[.B89]&amp;&quot;' where id=&quot;&amp;ROW()&amp;&quot;;&quot;" office:value-type="string" office:string-value="update entrenador set avatar='http://www.craack.com/assets/avatars/swg_misc_kyrat_A.gif' where id=89;" calcext:value-type="string">
            <text:p>update entrenador set avatar='http://www.craack.com/assets/avatars/swg_misc_kyrat_A.gif' where id=89;</text:p>
          </table:table-cell>
        </table:table-row>
        <table:table-row table:style-name="ro2">
          <table:table-cell table:formula="of:=RAND()" office:value-type="float" office:value="0.362151378765702" calcext:value-type="float">
            <text:p>0,3621513788</text:p>
          </table:table-cell>
          <table:table-cell office:value-type="string" calcext:value-type="string">
            <text:p>swg_male_rodain_A.gif</text:p>
          </table:table-cell>
          <table:table-cell table:formula="of:=&quot;update entrenador set avatar='http://www.craack.com/assets/avatars/&quot;&amp;[.B90]&amp;&quot;' where id=&quot;&amp;ROW()&amp;&quot;;&quot;" office:value-type="string" office:string-value="update entrenador set avatar='http://www.craack.com/assets/avatars/swg_male_rodain_A.gif' where id=90;" calcext:value-type="string">
            <text:p>update entrenador set avatar='http://www.craack.com/assets/avatars/swg_male_rodain_A.gif' where id=90;</text:p>
          </table:table-cell>
        </table:table-row>
        <table:table-row table:style-name="ro2">
          <table:table-cell table:formula="of:=RAND()" office:value-type="float" office:value="0.49724637484178" calcext:value-type="float">
            <text:p>0,4972463748</text:p>
          </table:table-cell>
          <table:table-cell office:value-type="string" calcext:value-type="string">
            <text:p>swg_male_moncalla_A.gif</text:p>
          </table:table-cell>
          <table:table-cell table:formula="of:=&quot;update entrenador set avatar='http://www.craack.com/assets/avatars/&quot;&amp;[.B91]&amp;&quot;' where id=&quot;&amp;ROW()&amp;&quot;;&quot;" office:value-type="string" office:string-value="update entrenador set avatar='http://www.craack.com/assets/avatars/swg_male_moncalla_A.gif' where id=91;" calcext:value-type="string">
            <text:p>update entrenador set avatar='http://www.craack.com/assets/avatars/swg_male_moncalla_A.gif' where id=91;</text:p>
          </table:table-cell>
        </table:table-row>
        <table:table-row table:style-name="ro2">
          <table:table-cell table:formula="of:=RAND()" office:value-type="float" office:value="0.398627577116713" calcext:value-type="float">
            <text:p>0,3986275771</text:p>
          </table:table-cell>
          <table:table-cell office:value-type="string" calcext:value-type="string">
            <text:p>37AllAvatarsDrowMage-thumb.gif</text:p>
          </table:table-cell>
          <table:table-cell table:formula="of:=&quot;update entrenador set avatar='http://www.craack.com/assets/avatars/&quot;&amp;[.B92]&amp;&quot;' where id=&quot;&amp;ROW()&amp;&quot;;&quot;" office:value-type="string" office:string-value="update entrenador set avatar='http://www.craack.com/assets/avatars/37AllAvatarsDrowMage-thumb.gif' where id=92;" calcext:value-type="string">
            <text:p>update entrenador set avatar='http://www.craack.com/assets/avatars/37AllAvatarsDrowMage-thumb.gif' where id=92;</text:p>
          </table:table-cell>
        </table:table-row>
        <table:table-row table:style-name="ro2">
          <table:table-cell table:formula="of:=RAND()" office:value-type="float" office:value="0.892973154783249" calcext:value-type="float">
            <text:p>0,8929731548</text:p>
          </table:table-cell>
          <table:table-cell office:value-type="string" calcext:value-type="string">
            <text:p>123boy_looking-thumb.jpg</text:p>
          </table:table-cell>
          <table:table-cell table:formula="of:=&quot;update entrenador set avatar='http://www.craack.com/assets/avatars/&quot;&amp;[.B93]&amp;&quot;' where id=&quot;&amp;ROW()&amp;&quot;;&quot;" office:value-type="string" office:string-value="update entrenador set avatar='http://www.craack.com/assets/avatars/123boy_looking-thumb.jpg' where id=93;" calcext:value-type="string">
            <text:p>update entrenador set avatar='http://www.craack.com/assets/avatars/123boy_looking-thumb.jpg' where id=93;</text:p>
          </table:table-cell>
        </table:table-row>
        <table:table-row table:style-name="ro2">
          <table:table-cell table:formula="of:=RAND()" office:value-type="float" office:value="0.739887647563592" calcext:value-type="float">
            <text:p>0,7398876476</text:p>
          </table:table-cell>
          <table:table-cell office:value-type="string" calcext:value-type="string">
            <text:p>10aa15-thumb.jpg</text:p>
          </table:table-cell>
          <table:table-cell table:formula="of:=&quot;update entrenador set avatar='http://www.craack.com/assets/avatars/&quot;&amp;[.B94]&amp;&quot;' where id=&quot;&amp;ROW()&amp;&quot;;&quot;" office:value-type="string" office:string-value="update entrenador set avatar='http://www.craack.com/assets/avatars/10aa15-thumb.jpg' where id=94;" calcext:value-type="string">
            <text:p>update entrenador set avatar='http://www.craack.com/assets/avatars/10aa15-thumb.jpg' where id=94;</text:p>
          </table:table-cell>
        </table:table-row>
        <table:table-row table:style-name="ro2">
          <table:table-cell table:formula="of:=RAND()" office:value-type="float" office:value="0.705605406779796" calcext:value-type="float">
            <text:p>0,7056054068</text:p>
          </table:table-cell>
          <table:table-cell office:value-type="string" calcext:value-type="string">
            <text:p>o_bothan1.gif</text:p>
          </table:table-cell>
          <table:table-cell table:formula="of:=&quot;update entrenador set avatar='http://www.craack.com/assets/avatars/&quot;&amp;[.B95]&amp;&quot;' where id=&quot;&amp;ROW()&amp;&quot;;&quot;" office:value-type="string" office:string-value="update entrenador set avatar='http://www.craack.com/assets/avatars/o_bothan1.gif' where id=95;" calcext:value-type="string">
            <text:p>update entrenador set avatar='http://www.craack.com/assets/avatars/o_bothan1.gif' where id=95;</text:p>
          </table:table-cell>
        </table:table-row>
        <table:table-row table:style-name="ro2">
          <table:table-cell table:formula="of:=RAND()" office:value-type="float" office:value="0.565111057134345" calcext:value-type="float">
            <text:p>0,5651110571</text:p>
          </table:table-cell>
          <table:table-cell office:value-type="string" calcext:value-type="string">
            <text:p>4133-thumb.jpg</text:p>
          </table:table-cell>
          <table:table-cell table:formula="of:=&quot;update entrenador set avatar='http://www.craack.com/assets/avatars/&quot;&amp;[.B96]&amp;&quot;' where id=&quot;&amp;ROW()&amp;&quot;;&quot;" office:value-type="string" office:string-value="update entrenador set avatar='http://www.craack.com/assets/avatars/4133-thumb.jpg' where id=96;" calcext:value-type="string">
            <text:p>update entrenador set avatar='http://www.craack.com/assets/avatars/4133-thumb.jpg' where id=96;</text:p>
          </table:table-cell>
        </table:table-row>
        <table:table-row table:style-name="ro2">
          <table:table-cell table:formula="of:=RAND()" office:value-type="float" office:value="0.348127084551379" calcext:value-type="float">
            <text:p>0,3481270846</text:p>
          </table:table-cell>
          <table:table-cell office:value-type="string" calcext:value-type="string">
            <text:p>20049.gif</text:p>
          </table:table-cell>
          <table:table-cell table:formula="of:=&quot;update entrenador set avatar='http://www.craack.com/assets/avatars/&quot;&amp;[.B97]&amp;&quot;' where id=&quot;&amp;ROW()&amp;&quot;;&quot;" office:value-type="string" office:string-value="update entrenador set avatar='http://www.craack.com/assets/avatars/20049.gif' where id=97;" calcext:value-type="string">
            <text:p>update entrenador set avatar='http://www.craack.com/assets/avatars/20049.gif' where id=97;</text:p>
          </table:table-cell>
        </table:table-row>
        <table:table-row table:style-name="ro2">
          <table:table-cell table:formula="of:=RAND()" office:value-type="float" office:value="0.32831622986123" calcext:value-type="float">
            <text:p>0,3283162299</text:p>
          </table:table-cell>
          <table:table-cell office:value-type="string" calcext:value-type="string">
            <text:p>9879.jpg</text:p>
          </table:table-cell>
          <table:table-cell table:formula="of:=&quot;update entrenador set avatar='http://www.craack.com/assets/avatars/&quot;&amp;[.B98]&amp;&quot;' where id=&quot;&amp;ROW()&amp;&quot;;&quot;" office:value-type="string" office:string-value="update entrenador set avatar='http://www.craack.com/assets/avatars/9879.jpg' where id=98;" calcext:value-type="string">
            <text:p>update entrenador set avatar='http://www.craack.com/assets/avatars/9879.jpg' where id=98;</text:p>
          </table:table-cell>
        </table:table-row>
        <table:table-row table:style-name="ro2">
          <table:table-cell table:formula="of:=RAND()" office:value-type="float" office:value="0.811463672202081" calcext:value-type="float">
            <text:p>0,8114636722</text:p>
          </table:table-cell>
          <table:table-cell office:value-type="string" calcext:value-type="string">
            <text:p>173.jpg</text:p>
          </table:table-cell>
          <table:table-cell table:formula="of:=&quot;update entrenador set avatar='http://www.craack.com/assets/avatars/&quot;&amp;[.B99]&amp;&quot;' where id=&quot;&amp;ROW()&amp;&quot;;&quot;" office:value-type="string" office:string-value="update entrenador set avatar='http://www.craack.com/assets/avatars/173.jpg' where id=99;" calcext:value-type="string">
            <text:p>update entrenador set avatar='http://www.craack.com/assets/avatars/173.jpg' where id=99;</text:p>
          </table:table-cell>
        </table:table-row>
        <table:table-row table:style-name="ro2">
          <table:table-cell table:formula="of:=RAND()" office:value-type="float" office:value="0.135857968358323" calcext:value-type="float">
            <text:p>0,1358579684</text:p>
          </table:table-cell>
          <table:table-cell office:value-type="string" calcext:value-type="string">
            <text:p>locke(2).gif</text:p>
          </table:table-cell>
          <table:table-cell table:formula="of:=&quot;update entrenador set avatar='http://www.craack.com/assets/avatars/&quot;&amp;[.B100]&amp;&quot;' where id=&quot;&amp;ROW()&amp;&quot;;&quot;" office:value-type="string" office:string-value="update entrenador set avatar='http://www.craack.com/assets/avatars/locke(2).gif' where id=100;" calcext:value-type="string">
            <text:p>update entrenador set avatar='http://www.craack.com/assets/avatars/locke(2).gif' where id=100;</text:p>
          </table:table-cell>
        </table:table-row>
        <table:table-row table:style-name="ro2">
          <table:table-cell table:formula="of:=RAND()" office:value-type="float" office:value="0.0769259738735855" calcext:value-type="float">
            <text:p>0,0769259739</text:p>
          </table:table-cell>
          <table:table-cell office:value-type="string" calcext:value-type="string">
            <text:p>25715-thumb.jpg</text:p>
          </table:table-cell>
          <table:table-cell table:formula="of:=&quot;update entrenador set avatar='http://www.craack.com/assets/avatars/&quot;&amp;[.B101]&amp;&quot;' where id=&quot;&amp;ROW()&amp;&quot;;&quot;" office:value-type="string" office:string-value="update entrenador set avatar='http://www.craack.com/assets/avatars/25715-thumb.jpg' where id=101;" calcext:value-type="string">
            <text:p>update entrenador set avatar='http://www.craack.com/assets/avatars/25715-thumb.jpg' where id=101;</text:p>
          </table:table-cell>
        </table:table-row>
        <table:table-row table:style-name="ro2">
          <table:table-cell table:formula="of:=RAND()" office:value-type="float" office:value="0.32839362625964" calcext:value-type="float">
            <text:p>0,3283936263</text:p>
          </table:table-cell>
          <table:table-cell office:value-type="string" calcext:value-type="string">
            <text:p>walt(1).gif</text:p>
          </table:table-cell>
          <table:table-cell table:formula="of:=&quot;update entrenador set avatar='http://www.craack.com/assets/avatars/&quot;&amp;[.B102]&amp;&quot;' where id=&quot;&amp;ROW()&amp;&quot;;&quot;" office:value-type="string" office:string-value="update entrenador set avatar='http://www.craack.com/assets/avatars/walt(1).gif' where id=102;" calcext:value-type="string">
            <text:p>update entrenador set avatar='http://www.craack.com/assets/avatars/walt(1).gif' where id=102;</text:p>
          </table:table-cell>
        </table:table-row>
        <table:table-row table:style-name="ro2">
          <table:table-cell table:formula="of:=RAND()" office:value-type="float" office:value="0.220381869701669" calcext:value-type="float">
            <text:p>0,2203818697</text:p>
          </table:table-cell>
          <table:table-cell office:value-type="string" calcext:value-type="string">
            <text:p>locke(3).gif</text:p>
          </table:table-cell>
          <table:table-cell table:formula="of:=&quot;update entrenador set avatar='http://www.craack.com/assets/avatars/&quot;&amp;[.B103]&amp;&quot;' where id=&quot;&amp;ROW()&amp;&quot;;&quot;" office:value-type="string" office:string-value="update entrenador set avatar='http://www.craack.com/assets/avatars/locke(3).gif' where id=103;" calcext:value-type="string">
            <text:p>update entrenador set avatar='http://www.craack.com/assets/avatars/locke(3).gif' where id=103;</text:p>
          </table:table-cell>
        </table:table-row>
        <table:table-row table:style-name="ro2">
          <table:table-cell table:formula="of:=RAND()" office:value-type="float" office:value="0.958262701053172" calcext:value-type="float">
            <text:p>0,9582627011</text:p>
          </table:table-cell>
          <table:table-cell office:value-type="string" calcext:value-type="string">
            <text:p>charlie(2).gif</text:p>
          </table:table-cell>
          <table:table-cell table:formula="of:=&quot;update entrenador set avatar='http://www.craack.com/assets/avatars/&quot;&amp;[.B104]&amp;&quot;' where id=&quot;&amp;ROW()&amp;&quot;;&quot;" office:value-type="string" office:string-value="update entrenador set avatar='http://www.craack.com/assets/avatars/charlie(2).gif' where id=104;" calcext:value-type="string">
            <text:p>update entrenador set avatar='http://www.craack.com/assets/avatars/charlie(2).gif' where id=104;</text:p>
          </table:table-cell>
        </table:table-row>
        <table:table-row table:style-name="ro2">
          <table:table-cell table:formula="of:=RAND()" office:value-type="float" office:value="0.296107883565128" calcext:value-type="float">
            <text:p>0,2961078836</text:p>
          </table:table-cell>
          <table:table-cell office:value-type="string" calcext:value-type="string">
            <text:p>swg_misc_jabba.gif</text:p>
          </table:table-cell>
          <table:table-cell table:formula="of:=&quot;update entrenador set avatar='http://www.craack.com/assets/avatars/&quot;&amp;[.B105]&amp;&quot;' where id=&quot;&amp;ROW()&amp;&quot;;&quot;" office:value-type="string" office:string-value="update entrenador set avatar='http://www.craack.com/assets/avatars/swg_misc_jabba.gif' where id=105;" calcext:value-type="string">
            <text:p>update entrenador set avatar='http://www.craack.com/assets/avatars/swg_misc_jabba.gif' where id=105;</text:p>
          </table:table-cell>
        </table:table-row>
        <table:table-row table:style-name="ro2">
          <table:table-cell table:formula="of:=RAND()" office:value-type="float" office:value="0.437493211589754" calcext:value-type="float">
            <text:p>0,4374932116</text:p>
          </table:table-cell>
          <table:table-cell office:value-type="string" calcext:value-type="string">
            <text:p>20027.gif</text:p>
          </table:table-cell>
          <table:table-cell table:formula="of:=&quot;update entrenador set avatar='http://www.craack.com/assets/avatars/&quot;&amp;[.B106]&amp;&quot;' where id=&quot;&amp;ROW()&amp;&quot;;&quot;" office:value-type="string" office:string-value="update entrenador set avatar='http://www.craack.com/assets/avatars/20027.gif' where id=106;" calcext:value-type="string">
            <text:p>update entrenador set avatar='http://www.craack.com/assets/avatars/20027.gif' where id=106;</text:p>
          </table:table-cell>
        </table:table-row>
        <table:table-row table:style-name="ro2">
          <table:table-cell table:formula="of:=RAND()" office:value-type="float" office:value="0.215865410165861" calcext:value-type="float">
            <text:p>0,2158654102</text:p>
          </table:table-cell>
          <table:table-cell office:value-type="string" calcext:value-type="string">
            <text:p>20026.gif</text:p>
          </table:table-cell>
          <table:table-cell table:formula="of:=&quot;update entrenador set avatar='http://www.craack.com/assets/avatars/&quot;&amp;[.B107]&amp;&quot;' where id=&quot;&amp;ROW()&amp;&quot;;&quot;" office:value-type="string" office:string-value="update entrenador set avatar='http://www.craack.com/assets/avatars/20026.gif' where id=107;" calcext:value-type="string">
            <text:p>update entrenador set avatar='http://www.craack.com/assets/avatars/20026.gif' where id=107;</text:p>
          </table:table-cell>
        </table:table-row>
        <table:table-row table:style-name="ro2">
          <table:table-cell table:formula="of:=RAND()" office:value-type="float" office:value="0.771028696326539" calcext:value-type="float">
            <text:p>0,7710286963</text:p>
          </table:table-cell>
          <table:table-cell office:value-type="string" calcext:value-type="string">
            <text:p>swg_fem_Bothan_A.gif</text:p>
          </table:table-cell>
          <table:table-cell table:formula="of:=&quot;update entrenador set avatar='http://www.craack.com/assets/avatars/&quot;&amp;[.B108]&amp;&quot;' where id=&quot;&amp;ROW()&amp;&quot;;&quot;" office:value-type="string" office:string-value="update entrenador set avatar='http://www.craack.com/assets/avatars/swg_fem_Bothan_A.gif' where id=108;" calcext:value-type="string">
            <text:p>update entrenador set avatar='http://www.craack.com/assets/avatars/swg_fem_Bothan_A.gif' where id=108;</text:p>
          </table:table-cell>
        </table:table-row>
        <table:table-row table:style-name="ro2">
          <table:table-cell table:formula="of:=RAND()" office:value-type="float" office:value="0.984662868082523" calcext:value-type="float">
            <text:p>0,9846628681</text:p>
          </table:table-cell>
          <table:table-cell office:value-type="string" calcext:value-type="string">
            <text:p>15goldfish-thumb.jpg</text:p>
          </table:table-cell>
          <table:table-cell table:formula="of:=&quot;update entrenador set avatar='http://www.craack.com/assets/avatars/&quot;&amp;[.B109]&amp;&quot;' where id=&quot;&amp;ROW()&amp;&quot;;&quot;" office:value-type="string" office:string-value="update entrenador set avatar='http://www.craack.com/assets/avatars/15goldfish-thumb.jpg' where id=109;" calcext:value-type="string">
            <text:p>update entrenador set avatar='http://www.craack.com/assets/avatars/15goldfish-thumb.jpg' where id=109;</text:p>
          </table:table-cell>
        </table:table-row>
        <table:table-row table:style-name="ro2">
          <table:table-cell table:formula="of:=RAND()" office:value-type="float" office:value="0.0100273974239826" calcext:value-type="float">
            <text:p>0,0100273974</text:p>
          </table:table-cell>
          <table:table-cell office:value-type="string" calcext:value-type="string">
            <text:p>375053_needlespunsundropped.gif</text:p>
          </table:table-cell>
          <table:table-cell table:formula="of:=&quot;update entrenador set avatar='http://www.craack.com/assets/avatars/&quot;&amp;[.B110]&amp;&quot;' where id=&quot;&amp;ROW()&amp;&quot;;&quot;" office:value-type="string" office:string-value="update entrenador set avatar='http://www.craack.com/assets/avatars/375053_needlespunsundropped.gif' where id=110;" calcext:value-type="string">
            <text:p>update entrenador set avatar='http://www.craack.com/assets/avatars/375053_needlespunsundropped.gif' where id=110;</text:p>
          </table:table-cell>
        </table:table-row>
        <table:table-row table:style-name="ro2">
          <table:table-cell table:formula="of:=RAND()" office:value-type="float" office:value="0.180626910412684" calcext:value-type="float">
            <text:p>0,1806269104</text:p>
          </table:table-cell>
          <table:table-cell office:value-type="string" calcext:value-type="string">
            <text:p>swg_fem_Trans_A.gif</text:p>
          </table:table-cell>
          <table:table-cell table:formula="of:=&quot;update entrenador set avatar='http://www.craack.com/assets/avatars/&quot;&amp;[.B111]&amp;&quot;' where id=&quot;&amp;ROW()&amp;&quot;;&quot;" office:value-type="string" office:string-value="update entrenador set avatar='http://www.craack.com/assets/avatars/swg_fem_Trans_A.gif' where id=111;" calcext:value-type="string">
            <text:p>update entrenador set avatar='http://www.craack.com/assets/avatars/swg_fem_Trans_A.gif' where id=111;</text:p>
          </table:table-cell>
        </table:table-row>
        <table:table-row table:style-name="ro2">
          <table:table-cell table:formula="of:=RAND()" office:value-type="float" office:value="0.160990664735436" calcext:value-type="float">
            <text:p>0,1609906647</text:p>
          </table:table-cell>
          <table:table-cell office:value-type="string" calcext:value-type="string">
            <text:p>32stonewolf_av-thumb.jpg</text:p>
          </table:table-cell>
          <table:table-cell table:formula="of:=&quot;update entrenador set avatar='http://www.craack.com/assets/avatars/&quot;&amp;[.B112]&amp;&quot;' where id=&quot;&amp;ROW()&amp;&quot;;&quot;" office:value-type="string" office:string-value="update entrenador set avatar='http://www.craack.com/assets/avatars/32stonewolf_av-thumb.jpg' where id=112;" calcext:value-type="string">
            <text:p>update entrenador set avatar='http://www.craack.com/assets/avatars/32stonewolf_av-thumb.jpg' where id=112;</text:p>
          </table:table-cell>
        </table:table-row>
        <table:table-row table:style-name="ro2">
          <table:table-cell table:formula="of:=RAND()" office:value-type="float" office:value="0.153480630833656" calcext:value-type="float">
            <text:p>0,1534806308</text:p>
          </table:table-cell>
          <table:table-cell office:value-type="string" calcext:value-type="string">
            <text:p>6barbarianbabe_CG-thumb.JPG</text:p>
          </table:table-cell>
          <table:table-cell table:formula="of:=&quot;update entrenador set avatar='http://www.craack.com/assets/avatars/&quot;&amp;[.B113]&amp;&quot;' where id=&quot;&amp;ROW()&amp;&quot;;&quot;" office:value-type="string" office:string-value="update entrenador set avatar='http://www.craack.com/assets/avatars/6barbarianbabe_CG-thumb.JPG' where id=113;" calcext:value-type="string">
            <text:p>update entrenador set avatar='http://www.craack.com/assets/avatars/6barbarianbabe_CG-thumb.JPG' where id=113;</text:p>
          </table:table-cell>
        </table:table-row>
        <table:table-row table:style-name="ro2">
          <table:table-cell table:formula="of:=RAND()" office:value-type="float" office:value="0.178246426628903" calcext:value-type="float">
            <text:p>0,1782464266</text:p>
          </table:table-cell>
          <table:table-cell office:value-type="string" calcext:value-type="string">
            <text:p>swg_male_Bothan_A.gif</text:p>
          </table:table-cell>
          <table:table-cell table:formula="of:=&quot;update entrenador set avatar='http://www.craack.com/assets/avatars/&quot;&amp;[.B114]&amp;&quot;' where id=&quot;&amp;ROW()&amp;&quot;;&quot;" office:value-type="string" office:string-value="update entrenador set avatar='http://www.craack.com/assets/avatars/swg_male_Bothan_A.gif' where id=114;" calcext:value-type="string">
            <text:p>update entrenador set avatar='http://www.craack.com/assets/avatars/swg_male_Bothan_A.gif' where id=114;</text:p>
          </table:table-cell>
        </table:table-row>
        <table:table-row table:style-name="ro2">
          <table:table-cell table:formula="of:=RAND()" office:value-type="float" office:value="0.874894905602559" calcext:value-type="float">
            <text:p>0,8748949056</text:p>
          </table:table-cell>
          <table:table-cell office:value-type="string" calcext:value-type="string">
            <text:p>15fishingratmoon-thumb.jpg</text:p>
          </table:table-cell>
          <table:table-cell table:formula="of:=&quot;update entrenador set avatar='http://www.craack.com/assets/avatars/&quot;&amp;[.B115]&amp;&quot;' where id=&quot;&amp;ROW()&amp;&quot;;&quot;" office:value-type="string" office:string-value="update entrenador set avatar='http://www.craack.com/assets/avatars/15fishingratmoon-thumb.jpg' where id=115;" calcext:value-type="string">
            <text:p>update entrenador set avatar='http://www.craack.com/assets/avatars/15fishingratmoon-thumb.jpg' where id=115;</text:p>
          </table:table-cell>
        </table:table-row>
        <table:table-row table:style-name="ro2">
          <table:table-cell table:formula="of:=RAND()" office:value-type="float" office:value="0.760942203691229" calcext:value-type="float">
            <text:p>0,7609422037</text:p>
          </table:table-cell>
          <table:table-cell office:value-type="string" calcext:value-type="string">
            <text:p>Star_Wars_44.jpg</text:p>
          </table:table-cell>
          <table:table-cell table:formula="of:=&quot;update entrenador set avatar='http://www.craack.com/assets/avatars/&quot;&amp;[.B116]&amp;&quot;' where id=&quot;&amp;ROW()&amp;&quot;;&quot;" office:value-type="string" office:string-value="update entrenador set avatar='http://www.craack.com/assets/avatars/Star_Wars_44.jpg' where id=116;" calcext:value-type="string">
            <text:p>update entrenador set avatar='http://www.craack.com/assets/avatars/Star_Wars_44.jpg' where id=116;</text:p>
          </table:table-cell>
        </table:table-row>
        <table:table-row table:style-name="ro2">
          <table:table-cell table:formula="of:=RAND()" office:value-type="float" office:value="0.578054063487798" calcext:value-type="float">
            <text:p>0,5780540635</text:p>
          </table:table-cell>
          <table:table-cell office:value-type="string" calcext:value-type="string">
            <text:p>walt(2).gif</text:p>
          </table:table-cell>
          <table:table-cell table:formula="of:=&quot;update entrenador set avatar='http://www.craack.com/assets/avatars/&quot;&amp;[.B117]&amp;&quot;' where id=&quot;&amp;ROW()&amp;&quot;;&quot;" office:value-type="string" office:string-value="update entrenador set avatar='http://www.craack.com/assets/avatars/walt(2).gif' where id=117;" calcext:value-type="string">
            <text:p>update entrenador set avatar='http://www.craack.com/assets/avatars/walt(2).gif' where id=117;</text:p>
          </table:table-cell>
        </table:table-row>
        <table:table-row table:style-name="ro2">
          <table:table-cell table:formula="of:=RAND()" office:value-type="float" office:value="0.573203393490985" calcext:value-type="float">
            <text:p>0,5732033935</text:p>
          </table:table-cell>
          <table:table-cell office:value-type="string" calcext:value-type="string">
            <text:p>kate(2).gif</text:p>
          </table:table-cell>
          <table:table-cell table:formula="of:=&quot;update entrenador set avatar='http://www.craack.com/assets/avatars/&quot;&amp;[.B118]&amp;&quot;' where id=&quot;&amp;ROW()&amp;&quot;;&quot;" office:value-type="string" office:string-value="update entrenador set avatar='http://www.craack.com/assets/avatars/kate(2).gif' where id=118;" calcext:value-type="string">
            <text:p>update entrenador set avatar='http://www.craack.com/assets/avatars/kate(2).gif' where id=118;</text:p>
          </table:table-cell>
        </table:table-row>
        <table:table-row table:style-name="ro2">
          <table:table-cell table:formula="of:=RAND()" office:value-type="float" office:value="0.510161073179916" calcext:value-type="float">
            <text:p>0,5101610732</text:p>
          </table:table-cell>
          <table:table-cell office:value-type="string" calcext:value-type="string">
            <text:p>shannon(1).gif</text:p>
          </table:table-cell>
          <table:table-cell table:formula="of:=&quot;update entrenador set avatar='http://www.craack.com/assets/avatars/&quot;&amp;[.B119]&amp;&quot;' where id=&quot;&amp;ROW()&amp;&quot;;&quot;" office:value-type="string" office:string-value="update entrenador set avatar='http://www.craack.com/assets/avatars/shannon(1).gif' where id=119;" calcext:value-type="string">
            <text:p>update entrenador set avatar='http://www.craack.com/assets/avatars/shannon(1).gif' where id=119;</text:p>
          </table:table-cell>
        </table:table-row>
        <table:table-row table:style-name="ro2">
          <table:table-cell table:formula="of:=RAND()" office:value-type="float" office:value="0.218651387607679" calcext:value-type="float">
            <text:p>0,2186513876</text:p>
          </table:table-cell>
          <table:table-cell office:value-type="string" calcext:value-type="string">
            <text:p>o_zabrak1.gif</text:p>
          </table:table-cell>
          <table:table-cell table:formula="of:=&quot;update entrenador set avatar='http://www.craack.com/assets/avatars/&quot;&amp;[.B120]&amp;&quot;' where id=&quot;&amp;ROW()&amp;&quot;;&quot;" office:value-type="string" office:string-value="update entrenador set avatar='http://www.craack.com/assets/avatars/o_zabrak1.gif' where id=120;" calcext:value-type="string">
            <text:p>update entrenador set avatar='http://www.craack.com/assets/avatars/o_zabrak1.gif' where id=120;</text:p>
          </table:table-cell>
        </table:table-row>
        <table:table-row table:style-name="ro2">
          <table:table-cell table:formula="of:=RAND()" office:value-type="float" office:value="0.479912620736286" calcext:value-type="float">
            <text:p>0,4799126207</text:p>
          </table:table-cell>
          <table:table-cell office:value-type="string" calcext:value-type="string">
            <text:p>82asaxon-waves2004-thumb.jpg</text:p>
          </table:table-cell>
          <table:table-cell table:formula="of:=&quot;update entrenador set avatar='http://www.craack.com/assets/avatars/&quot;&amp;[.B121]&amp;&quot;' where id=&quot;&amp;ROW()&amp;&quot;;&quot;" office:value-type="string" office:string-value="update entrenador set avatar='http://www.craack.com/assets/avatars/82asaxon-waves2004-thumb.jpg' where id=121;" calcext:value-type="string">
            <text:p>update entrenador set avatar='http://www.craack.com/assets/avatars/82asaxon-waves2004-thumb.jpg' where id=121;</text:p>
          </table:table-cell>
        </table:table-row>
        <table:table-row table:style-name="ro2">
          <table:table-cell table:formula="of:=RAND()" office:value-type="float" office:value="0.270146197406575" calcext:value-type="float">
            <text:p>0,2701461974</text:p>
          </table:table-cell>
          <table:table-cell office:value-type="string" calcext:value-type="string">
            <text:p>Star_Wars_40.jpg</text:p>
          </table:table-cell>
          <table:table-cell table:formula="of:=&quot;update entrenador set avatar='http://www.craack.com/assets/avatars/&quot;&amp;[.B122]&amp;&quot;' where id=&quot;&amp;ROW()&amp;&quot;;&quot;" office:value-type="string" office:string-value="update entrenador set avatar='http://www.craack.com/assets/avatars/Star_Wars_40.jpg' where id=122;" calcext:value-type="string">
            <text:p>update entrenador set avatar='http://www.craack.com/assets/avatars/Star_Wars_40.jpg' where id=122;</text:p>
          </table:table-cell>
        </table:table-row>
        <table:table-row table:style-name="ro2">
          <table:table-cell table:formula="of:=RAND()" office:value-type="float" office:value="0.76885173167102" calcext:value-type="float">
            <text:p>0,7688517317</text:p>
          </table:table-cell>
          <table:table-cell office:value-type="string" calcext:value-type="string">
            <text:p>431alien_saucer_ktk-thumb.jpg</text:p>
          </table:table-cell>
          <table:table-cell table:formula="of:=&quot;update entrenador set avatar='http://www.craack.com/assets/avatars/&quot;&amp;[.B123]&amp;&quot;' where id=&quot;&amp;ROW()&amp;&quot;;&quot;" office:value-type="string" office:string-value="update entrenador set avatar='http://www.craack.com/assets/avatars/431alien_saucer_ktk-thumb.jpg' where id=123;" calcext:value-type="string">
            <text:p>update entrenador set avatar='http://www.craack.com/assets/avatars/431alien_saucer_ktk-thumb.jpg' where id=123;</text:p>
          </table:table-cell>
        </table:table-row>
        <table:table-row table:style-name="ro2">
          <table:table-cell table:formula="of:=RAND()" office:value-type="float" office:value="0.965365792158991" calcext:value-type="float">
            <text:p>0,9653657922</text:p>
          </table:table-cell>
          <table:table-cell office:value-type="string" calcext:value-type="string">
            <text:p>claire(1).gif</text:p>
          </table:table-cell>
          <table:table-cell table:formula="of:=&quot;update entrenador set avatar='http://www.craack.com/assets/avatars/&quot;&amp;[.B124]&amp;&quot;' where id=&quot;&amp;ROW()&amp;&quot;;&quot;" office:value-type="string" office:string-value="update entrenador set avatar='http://www.craack.com/assets/avatars/claire(1).gif' where id=124;" calcext:value-type="string">
            <text:p>update entrenador set avatar='http://www.craack.com/assets/avatars/claire(1).gif' where id=124;</text:p>
          </table:table-cell>
        </table:table-row>
        <table:table-row table:style-name="ro2">
          <table:table-cell table:formula="of:=RAND()" office:value-type="float" office:value="0.349954213248566" calcext:value-type="float">
            <text:p>0,3499542132</text:p>
          </table:table-cell>
          <table:table-cell office:value-type="string" calcext:value-type="string">
            <text:p>swg_fem_moncalla_A.gif</text:p>
          </table:table-cell>
          <table:table-cell table:formula="of:=&quot;update entrenador set avatar='http://www.craack.com/assets/avatars/&quot;&amp;[.B125]&amp;&quot;' where id=&quot;&amp;ROW()&amp;&quot;;&quot;" office:value-type="string" office:string-value="update entrenador set avatar='http://www.craack.com/assets/avatars/swg_fem_moncalla_A.gif' where id=125;" calcext:value-type="string">
            <text:p>update entrenador set avatar='http://www.craack.com/assets/avatars/swg_fem_moncalla_A.gif' where id=125;</text:p>
          </table:table-cell>
        </table:table-row>
        <table:table-row table:style-name="ro2">
          <table:table-cell table:formula="of:=RAND()" office:value-type="float" office:value="0.0341927071567625" calcext:value-type="float">
            <text:p>0,0341927072</text:p>
          </table:table-cell>
          <table:table-cell office:value-type="string" calcext:value-type="string">
            <text:p>151.jpg</text:p>
          </table:table-cell>
          <table:table-cell table:formula="of:=&quot;update entrenador set avatar='http://www.craack.com/assets/avatars/&quot;&amp;[.B126]&amp;&quot;' where id=&quot;&amp;ROW()&amp;&quot;;&quot;" office:value-type="string" office:string-value="update entrenador set avatar='http://www.craack.com/assets/avatars/151.jpg' where id=126;" calcext:value-type="string">
            <text:p>update entrenador set avatar='http://www.craack.com/assets/avatars/151.jpg' where id=126;</text:p>
          </table:table-cell>
        </table:table-row>
        <table:table-row table:style-name="ro2">
          <table:table-cell table:formula="of:=RAND()" office:value-type="float" office:value="0.757482637884095" calcext:value-type="float">
            <text:p>0,7574826379</text:p>
          </table:table-cell>
          <table:table-cell office:value-type="string" calcext:value-type="string">
            <text:p>431AlienPortrait_ktk-thumb.jpg</text:p>
          </table:table-cell>
          <table:table-cell table:formula="of:=&quot;update entrenador set avatar='http://www.craack.com/assets/avatars/&quot;&amp;[.B127]&amp;&quot;' where id=&quot;&amp;ROW()&amp;&quot;;&quot;" office:value-type="string" office:string-value="update entrenador set avatar='http://www.craack.com/assets/avatars/431AlienPortrait_ktk-thumb.jpg' where id=127;" calcext:value-type="string">
            <text:p>update entrenador set avatar='http://www.craack.com/assets/avatars/431AlienPortrait_ktk-thumb.jpg' where id=127;</text:p>
          </table:table-cell>
        </table:table-row>
        <table:table-row table:style-name="ro2">
          <table:table-cell table:formula="of:=RAND()" office:value-type="float" office:value="0.245585386874154" calcext:value-type="float">
            <text:p>0,2455853869</text:p>
          </table:table-cell>
          <table:table-cell office:value-type="string" calcext:value-type="string">
            <text:p>jin(1).gif</text:p>
          </table:table-cell>
          <table:table-cell table:formula="of:=&quot;update entrenador set avatar='http://www.craack.com/assets/avatars/&quot;&amp;[.B128]&amp;&quot;' where id=&quot;&amp;ROW()&amp;&quot;;&quot;" office:value-type="string" office:string-value="update entrenador set avatar='http://www.craack.com/assets/avatars/jin(1).gif' where id=128;" calcext:value-type="string">
            <text:p>update entrenador set avatar='http://www.craack.com/assets/avatars/jin(1).gif' where id=128;</text:p>
          </table:table-cell>
        </table:table-row>
        <table:table-row table:style-name="ro2">
          <table:table-cell table:formula="of:=RAND()" office:value-type="float" office:value="0.289174351608381" calcext:value-type="float">
            <text:p>0,2891743516</text:p>
          </table:table-cell>
          <table:table-cell office:value-type="string" calcext:value-type="string">
            <text:p>locke(1).gif</text:p>
          </table:table-cell>
          <table:table-cell table:formula="of:=&quot;update entrenador set avatar='http://www.craack.com/assets/avatars/&quot;&amp;[.B129]&amp;&quot;' where id=&quot;&amp;ROW()&amp;&quot;;&quot;" office:value-type="string" office:string-value="update entrenador set avatar='http://www.craack.com/assets/avatars/locke(1).gif' where id=129;" calcext:value-type="string">
            <text:p>update entrenador set avatar='http://www.craack.com/assets/avatars/locke(1).gif' where id=129;</text:p>
          </table:table-cell>
        </table:table-row>
        <table:table-row table:style-name="ro2">
          <table:table-cell table:formula="of:=RAND()" office:value-type="float" office:value="0.738716151798144" calcext:value-type="float">
            <text:p>0,7387161518</text:p>
          </table:table-cell>
          <table:table-cell office:value-type="string" calcext:value-type="string">
            <text:p>starwars23s-.jpg</text:p>
          </table:table-cell>
          <table:table-cell table:formula="of:=&quot;update entrenador set avatar='http://www.craack.com/assets/avatars/&quot;&amp;[.B130]&amp;&quot;' where id=&quot;&amp;ROW()&amp;&quot;;&quot;" office:value-type="string" office:string-value="update entrenador set avatar='http://www.craack.com/assets/avatars/starwars23s-.jpg' where id=130;" calcext:value-type="string">
            <text:p>update entrenador set avatar='http://www.craack.com/assets/avatars/starwars23s-.jpg' where id=130;</text:p>
          </table:table-cell>
        </table:table-row>
        <table:table-row table:style-name="ro2">
          <table:table-cell table:formula="of:=RAND()" office:value-type="float" office:value="0.204862636979669" calcext:value-type="float">
            <text:p>0,204862637</text:p>
          </table:table-cell>
          <table:table-cell office:value-type="string" calcext:value-type="string">
            <text:p>danielle(1).gif</text:p>
          </table:table-cell>
          <table:table-cell table:formula="of:=&quot;update entrenador set avatar='http://www.craack.com/assets/avatars/&quot;&amp;[.B131]&amp;&quot;' where id=&quot;&amp;ROW()&amp;&quot;;&quot;" office:value-type="string" office:string-value="update entrenador set avatar='http://www.craack.com/assets/avatars/danielle(1).gif' where id=131;" calcext:value-type="string">
            <text:p>update entrenador set avatar='http://www.craack.com/assets/avatars/danielle(1).gif' where id=131;</text:p>
          </table:table-cell>
        </table:table-row>
        <table:table-row table:style-name="ro2">
          <table:table-cell table:formula="of:=RAND()" office:value-type="float" office:value="0.898858088301495" calcext:value-type="float">
            <text:p>0,8988580883</text:p>
          </table:table-cell>
          <table:table-cell office:value-type="string" calcext:value-type="string">
            <text:p>avatar.txt</text:p>
          </table:table-cell>
          <table:table-cell table:formula="of:=&quot;update entrenador set avatar='http://www.craack.com/assets/avatars/&quot;&amp;[.B132]&amp;&quot;' where id=&quot;&amp;ROW()&amp;&quot;;&quot;" office:value-type="string" office:string-value="update entrenador set avatar='http://www.craack.com/assets/avatars/avatar.txt' where id=132;" calcext:value-type="string">
            <text:p>update entrenador set avatar='http://www.craack.com/assets/avatars/avatar.txt' where id=132;</text:p>
          </table:table-cell>
        </table:table-row>
        <table:table-row table:style-name="ro2">
          <table:table-cell table:formula="of:=RAND()" office:value-type="float" office:value="0.82030115230009" calcext:value-type="float">
            <text:p>0,8203011523</text:p>
          </table:table-cell>
          <table:table-cell office:value-type="string" calcext:value-type="string">
            <text:p>o_trandoshan2.gif</text:p>
          </table:table-cell>
          <table:table-cell table:formula="of:=&quot;update entrenador set avatar='http://www.craack.com/assets/avatars/&quot;&amp;[.B133]&amp;&quot;' where id=&quot;&amp;ROW()&amp;&quot;;&quot;" office:value-type="string" office:string-value="update entrenador set avatar='http://www.craack.com/assets/avatars/o_trandoshan2.gif' where id=133;" calcext:value-type="string">
            <text:p>update entrenador set avatar='http://www.craack.com/assets/avatars/o_trandoshan2.gif' where id=133;</text:p>
          </table:table-cell>
        </table:table-row>
        <table:table-row table:style-name="ro2">
          <table:table-cell table:formula="of:=RAND()" office:value-type="float" office:value="0.672012579394504" calcext:value-type="float">
            <text:p>0,6720125794</text:p>
          </table:table-cell>
          <table:table-cell office:value-type="string" calcext:value-type="string">
            <text:p>283SoS10a-thumb.jpg</text:p>
          </table:table-cell>
          <table:table-cell table:formula="of:=&quot;update entrenador set avatar='http://www.craack.com/assets/avatars/&quot;&amp;[.B134]&amp;&quot;' where id=&quot;&amp;ROW()&amp;&quot;;&quot;" office:value-type="string" office:string-value="update entrenador set avatar='http://www.craack.com/assets/avatars/283SoS10a-thumb.jpg' where id=134;" calcext:value-type="string">
            <text:p>update entrenador set avatar='http://www.craack.com/assets/avatars/283SoS10a-thumb.jpg' where id=134;</text:p>
          </table:table-cell>
        </table:table-row>
        <table:table-row table:style-name="ro2">
          <table:table-cell table:formula="of:=RAND()" office:value-type="float" office:value="0.277787816477939" calcext:value-type="float">
            <text:p>0,2777878165</text:p>
          </table:table-cell>
          <table:table-cell office:value-type="string" calcext:value-type="string">
            <text:p>locke(4).gif</text:p>
          </table:table-cell>
          <table:table-cell table:formula="of:=&quot;update entrenador set avatar='http://www.craack.com/assets/avatars/&quot;&amp;[.B135]&amp;&quot;' where id=&quot;&amp;ROW()&amp;&quot;;&quot;" office:value-type="string" office:string-value="update entrenador set avatar='http://www.craack.com/assets/avatars/locke(4).gif' where id=135;" calcext:value-type="string">
            <text:p>update entrenador set avatar='http://www.craack.com/assets/avatars/locke(4).gif' where id=135;</text:p>
          </table:table-cell>
        </table:table-row>
        <table:table-row table:style-name="ro2">
          <table:table-cell table:formula="of:=RAND()" office:value-type="float" office:value="0.837808785960078" calcext:value-type="float">
            <text:p>0,837808786</text:p>
          </table:table-cell>
          <table:table-cell office:value-type="string" calcext:value-type="string">
            <text:p>7322alice-a-thumb.gif</text:p>
          </table:table-cell>
          <table:table-cell table:formula="of:=&quot;update entrenador set avatar='http://www.craack.com/assets/avatars/&quot;&amp;[.B136]&amp;&quot;' where id=&quot;&amp;ROW()&amp;&quot;;&quot;" office:value-type="string" office:string-value="update entrenador set avatar='http://www.craack.com/assets/avatars/7322alice-a-thumb.gif' where id=136;" calcext:value-type="string">
            <text:p>update entrenador set avatar='http://www.craack.com/assets/avatars/7322alice-a-thumb.gif' where id=136;</text:p>
          </table:table-cell>
        </table:table-row>
        <table:table-row table:style-name="ro2">
          <table:table-cell table:formula="of:=RAND()" office:value-type="float" office:value="0.762625008821487" calcext:value-type="float">
            <text:p>0,7626250088</text:p>
          </table:table-cell>
          <table:table-cell office:value-type="string" calcext:value-type="string">
            <text:p>9968.jpg</text:p>
          </table:table-cell>
          <table:table-cell table:formula="of:=&quot;update entrenador set avatar='http://www.craack.com/assets/avatars/&quot;&amp;[.B137]&amp;&quot;' where id=&quot;&amp;ROW()&amp;&quot;;&quot;" office:value-type="string" office:string-value="update entrenador set avatar='http://www.craack.com/assets/avatars/9968.jpg' where id=137;" calcext:value-type="string">
            <text:p>update entrenador set avatar='http://www.craack.com/assets/avatars/9968.jpg' where id=137;</text:p>
          </table:table-cell>
        </table:table-row>
        <table:table-row table:style-name="ro2">
          <table:table-cell table:formula="of:=RAND()" office:value-type="float" office:value="0.693534063175321" calcext:value-type="float">
            <text:p>0,6935340632</text:p>
          </table:table-cell>
          <table:table-cell office:value-type="string" calcext:value-type="string">
            <text:p>29ikon7-thumb.jpg</text:p>
          </table:table-cell>
          <table:table-cell table:formula="of:=&quot;update entrenador set avatar='http://www.craack.com/assets/avatars/&quot;&amp;[.B138]&amp;&quot;' where id=&quot;&amp;ROW()&amp;&quot;;&quot;" office:value-type="string" office:string-value="update entrenador set avatar='http://www.craack.com/assets/avatars/29ikon7-thumb.jpg' where id=138;" calcext:value-type="string">
            <text:p>update entrenador set avatar='http://www.craack.com/assets/avatars/29ikon7-thumb.jpg' where id=138;</text:p>
          </table:table-cell>
        </table:table-row>
        <table:table-row table:style-name="ro2">
          <table:table-cell table:formula="of:=RAND()" office:value-type="float" office:value="0.50123002147302" calcext:value-type="float">
            <text:p>0,5012300215</text:p>
          </table:table-cell>
          <table:table-cell office:value-type="string" calcext:value-type="string">
            <text:p>20055.gif</text:p>
          </table:table-cell>
          <table:table-cell table:formula="of:=&quot;update entrenador set avatar='http://www.craack.com/assets/avatars/&quot;&amp;[.B139]&amp;&quot;' where id=&quot;&amp;ROW()&amp;&quot;;&quot;" office:value-type="string" office:string-value="update entrenador set avatar='http://www.craack.com/assets/avatars/20055.gif' where id=139;" calcext:value-type="string">
            <text:p>update entrenador set avatar='http://www.craack.com/assets/avatars/20055.gif' where id=139;</text:p>
          </table:table-cell>
        </table:table-row>
        <table:table-row table:style-name="ro2">
          <table:table-cell table:formula="of:=RAND()" office:value-type="float" office:value="0.725458533037454" calcext:value-type="float">
            <text:p>0,725458533</text:p>
          </table:table-cell>
          <table:table-cell office:value-type="string" calcext:value-type="string">
            <text:p>o_jawa1.gif</text:p>
          </table:table-cell>
          <table:table-cell table:formula="of:=&quot;update entrenador set avatar='http://www.craack.com/assets/avatars/&quot;&amp;[.B140]&amp;&quot;' where id=&quot;&amp;ROW()&amp;&quot;;&quot;" office:value-type="string" office:string-value="update entrenador set avatar='http://www.craack.com/assets/avatars/o_jawa1.gif' where id=140;" calcext:value-type="string">
            <text:p>update entrenador set avatar='http://www.craack.com/assets/avatars/o_jawa1.gif' where id=140;</text:p>
          </table:table-cell>
        </table:table-row>
        <table:table-row table:style-name="ro2">
          <table:table-cell table:formula="of:=RAND()" office:value-type="float" office:value="0.295452364720404" calcext:value-type="float">
            <text:p>0,2954523647</text:p>
          </table:table-cell>
          <table:table-cell office:value-type="string" calcext:value-type="string">
            <text:p>others(1).gif</text:p>
          </table:table-cell>
          <table:table-cell table:formula="of:=&quot;update entrenador set avatar='http://www.craack.com/assets/avatars/&quot;&amp;[.B141]&amp;&quot;' where id=&quot;&amp;ROW()&amp;&quot;;&quot;" office:value-type="string" office:string-value="update entrenador set avatar='http://www.craack.com/assets/avatars/others(1).gif' where id=141;" calcext:value-type="string">
            <text:p>update entrenador set avatar='http://www.craack.com/assets/avatars/others(1).gif' where id=141;</text:p>
          </table:table-cell>
        </table:table-row>
        <table:table-row table:style-name="ro2">
          <table:table-cell table:formula="of:=RAND()" office:value-type="float" office:value="0.485978157259524" calcext:value-type="float">
            <text:p>0,4859781573</text:p>
          </table:table-cell>
          <table:table-cell office:value-type="string" calcext:value-type="string">
            <text:p>kate(1).gif</text:p>
          </table:table-cell>
          <table:table-cell table:formula="of:=&quot;update entrenador set avatar='http://www.craack.com/assets/avatars/&quot;&amp;[.B142]&amp;&quot;' where id=&quot;&amp;ROW()&amp;&quot;;&quot;" office:value-type="string" office:string-value="update entrenador set avatar='http://www.craack.com/assets/avatars/kate(1).gif' where id=142;" calcext:value-type="string">
            <text:p>update entrenador set avatar='http://www.craack.com/assets/avatars/kate(1).gif' where id=142;</text:p>
          </table:table-cell>
        </table:table-row>
        <table:table-row table:style-name="ro2">
          <table:table-cell table:formula="of:=RAND()" office:value-type="float" office:value="0.647581154014915" calcext:value-type="float">
            <text:p>0,647581154</text:p>
          </table:table-cell>
          <table:table-cell office:value-type="string" calcext:value-type="string">
            <text:p>4raven-thumb.jpg</text:p>
          </table:table-cell>
          <table:table-cell table:formula="of:=&quot;update entrenador set avatar='http://www.craack.com/assets/avatars/&quot;&amp;[.B143]&amp;&quot;' where id=&quot;&amp;ROW()&amp;&quot;;&quot;" office:value-type="string" office:string-value="update entrenador set avatar='http://www.craack.com/assets/avatars/4raven-thumb.jpg' where id=143;" calcext:value-type="string">
            <text:p>update entrenador set avatar='http://www.craack.com/assets/avatars/4raven-thumb.jpg' where id=143;</text:p>
          </table:table-cell>
        </table:table-row>
        <table:table-row table:style-name="ro2">
          <table:table-cell table:formula="of:=RAND()" office:value-type="float" office:value="0.377929932903498" calcext:value-type="float">
            <text:p>0,3779299329</text:p>
          </table:table-cell>
          <table:table-cell office:value-type="string" calcext:value-type="string">
            <text:p>danielle(2).gif</text:p>
          </table:table-cell>
          <table:table-cell table:formula="of:=&quot;update entrenador set avatar='http://www.craack.com/assets/avatars/&quot;&amp;[.B144]&amp;&quot;' where id=&quot;&amp;ROW()&amp;&quot;;&quot;" office:value-type="string" office:string-value="update entrenador set avatar='http://www.craack.com/assets/avatars/danielle(2).gif' where id=144;" calcext:value-type="string">
            <text:p>update entrenador set avatar='http://www.craack.com/assets/avatars/danielle(2).gif' where id=144;</text:p>
          </table:table-cell>
        </table:table-row>
        <table:table-row table:style-name="ro2">
          <table:table-cell table:formula="of:=RAND()" office:value-type="float" office:value="0.296764370752499" calcext:value-type="float">
            <text:p>0,2967643708</text:p>
          </table:table-cell>
          <table:table-cell office:value-type="string" calcext:value-type="string">
            <text:p>6601.jpg</text:p>
          </table:table-cell>
          <table:table-cell table:formula="of:=&quot;update entrenador set avatar='http://www.craack.com/assets/avatars/&quot;&amp;[.B145]&amp;&quot;' where id=&quot;&amp;ROW()&amp;&quot;;&quot;" office:value-type="string" office:string-value="update entrenador set avatar='http://www.craack.com/assets/avatars/6601.jpg' where id=145;" calcext:value-type="string">
            <text:p>update entrenador set avatar='http://www.craack.com/assets/avatars/6601.jpg' where id=145;</text:p>
          </table:table-cell>
        </table:table-row>
        <table:table-row table:style-name="ro2">
          <table:table-cell table:formula="of:=RAND()" office:value-type="float" office:value="0.495027840835974" calcext:value-type="float">
            <text:p>0,4950278408</text:p>
          </table:table-cell>
          <table:table-cell office:value-type="string" calcext:value-type="string">
            <text:p>82asaxon-lilytree-thumb.jpg</text:p>
          </table:table-cell>
          <table:table-cell table:formula="of:=&quot;update entrenador set avatar='http://www.craack.com/assets/avatars/&quot;&amp;[.B146]&amp;&quot;' where id=&quot;&amp;ROW()&amp;&quot;;&quot;" office:value-type="string" office:string-value="update entrenador set avatar='http://www.craack.com/assets/avatars/82asaxon-lilytree-thumb.jpg' where id=146;" calcext:value-type="string">
            <text:p>update entrenador set avatar='http://www.craack.com/assets/avatars/82asaxon-lilytree-thumb.jpg' where id=146;</text:p>
          </table:table-cell>
        </table:table-row>
        <table:table-row table:style-name="ro2">
          <table:table-cell table:formula="of:=RAND()" office:value-type="float" office:value="0.139665725408122" calcext:value-type="float">
            <text:p>0,1396657254</text:p>
          </table:table-cell>
          <table:table-cell office:value-type="string" calcext:value-type="string">
            <text:p>swg_misc_c3po.gif</text:p>
          </table:table-cell>
          <table:table-cell table:formula="of:=&quot;update entrenador set avatar='http://www.craack.com/assets/avatars/&quot;&amp;[.B147]&amp;&quot;' where id=&quot;&amp;ROW()&amp;&quot;;&quot;" office:value-type="string" office:string-value="update entrenador set avatar='http://www.craack.com/assets/avatars/swg_misc_c3po.gif' where id=147;" calcext:value-type="string">
            <text:p>update entrenador set avatar='http://www.craack.com/assets/avatars/swg_misc_c3po.gif' where id=147;</text:p>
          </table:table-cell>
        </table:table-row>
        <table:table-row table:style-name="ro2">
          <table:table-cell table:formula="of:=RAND()" office:value-type="float" office:value="0.536628244677559" calcext:value-type="float">
            <text:p>0,5366282447</text:p>
          </table:table-cell>
          <table:table-cell office:value-type="string" calcext:value-type="string">
            <text:p>sayid(1).gif</text:p>
          </table:table-cell>
          <table:table-cell table:formula="of:=&quot;update entrenador set avatar='http://www.craack.com/assets/avatars/&quot;&amp;[.B148]&amp;&quot;' where id=&quot;&amp;ROW()&amp;&quot;;&quot;" office:value-type="string" office:string-value="update entrenador set avatar='http://www.craack.com/assets/avatars/sayid(1).gif' where id=148;" calcext:value-type="string">
            <text:p>update entrenador set avatar='http://www.craack.com/assets/avatars/sayid(1).gif' where id=148;</text:p>
          </table:table-cell>
        </table:table-row>
        <table:table-row table:style-name="ro2">
          <table:table-cell table:formula="of:=RAND()" office:value-type="float" office:value="0.938381572021171" calcext:value-type="float">
            <text:p>0,938381572</text:p>
          </table:table-cell>
          <table:table-cell office:value-type="string" calcext:value-type="string">
            <text:p>7082.jpg</text:p>
          </table:table-cell>
          <table:table-cell table:formula="of:=&quot;update entrenador set avatar='http://www.craack.com/assets/avatars/&quot;&amp;[.B149]&amp;&quot;' where id=&quot;&amp;ROW()&amp;&quot;;&quot;" office:value-type="string" office:string-value="update entrenador set avatar='http://www.craack.com/assets/avatars/7082.jpg' where id=149;" calcext:value-type="string">
            <text:p>update entrenador set avatar='http://www.craack.com/assets/avatars/7082.jpg' where id=149;</text:p>
          </table:table-cell>
        </table:table-row>
        <table:table-row table:style-name="ro2">
          <table:table-cell table:formula="of:=RAND()" office:value-type="float" office:value="0.978531826753169" calcext:value-type="float">
            <text:p>0,9785318268</text:p>
          </table:table-cell>
          <table:table-cell office:value-type="string" calcext:value-type="string">
            <text:p>20023.gif</text:p>
          </table:table-cell>
          <table:table-cell table:formula="of:=&quot;update entrenador set avatar='http://www.craack.com/assets/avatars/&quot;&amp;[.B150]&amp;&quot;' where id=&quot;&amp;ROW()&amp;&quot;;&quot;" office:value-type="string" office:string-value="update entrenador set avatar='http://www.craack.com/assets/avatars/20023.gif' where id=150;" calcext:value-type="string">
            <text:p>update entrenador set avatar='http://www.craack.com/assets/avatars/20023.gif' where id=150;</text:p>
          </table:table-cell>
        </table:table-row>
        <table:table-row table:style-name="ro2">
          <table:table-cell table:formula="of:=RAND()" office:value-type="float" office:value="0.0108939646743238" calcext:value-type="float">
            <text:p>0,0108939647</text:p>
          </table:table-cell>
          <table:table-cell office:value-type="string" calcext:value-type="string">
            <text:p>20033.gif</text:p>
          </table:table-cell>
          <table:table-cell table:formula="of:=&quot;update entrenador set avatar='http://www.craack.com/assets/avatars/&quot;&amp;[.B151]&amp;&quot;' where id=&quot;&amp;ROW()&amp;&quot;;&quot;" office:value-type="string" office:string-value="update entrenador set avatar='http://www.craack.com/assets/avatars/20033.gif' where id=151;" calcext:value-type="string">
            <text:p>update entrenador set avatar='http://www.craack.com/assets/avatars/20033.gif' where id=151;</text:p>
          </table:table-cell>
        </table:table-row>
        <table:table-row table:style-name="ro2">
          <table:table-cell table:formula="of:=RAND()" office:value-type="float" office:value="0.955270248698071" calcext:value-type="float">
            <text:p>0,9552702487</text:p>
          </table:table-cell>
          <table:table-cell office:value-type="string" calcext:value-type="string">
            <text:p>6471Itachi14-thumb.jpg</text:p>
          </table:table-cell>
          <table:table-cell table:formula="of:=&quot;update entrenador set avatar='http://www.craack.com/assets/avatars/&quot;&amp;[.B152]&amp;&quot;' where id=&quot;&amp;ROW()&amp;&quot;;&quot;" office:value-type="string" office:string-value="update entrenador set avatar='http://www.craack.com/assets/avatars/6471Itachi14-thumb.jpg' where id=152;" calcext:value-type="string">
            <text:p>update entrenador set avatar='http://www.craack.com/assets/avatars/6471Itachi14-thumb.jpg' where id=152;</text:p>
          </table:table-cell>
        </table:table-row>
        <table:table-row table:style-name="ro2">
          <table:table-cell table:formula="of:=RAND()" office:value-type="float" office:value="0.414008218795061" calcext:value-type="float">
            <text:p>0,4140082188</text:p>
          </table:table-cell>
          <table:table-cell office:value-type="string" calcext:value-type="string">
            <text:p>boone(1).gif</text:p>
          </table:table-cell>
          <table:table-cell table:formula="of:=&quot;update entrenador set avatar='http://www.craack.com/assets/avatars/&quot;&amp;[.B153]&amp;&quot;' where id=&quot;&amp;ROW()&amp;&quot;;&quot;" office:value-type="string" office:string-value="update entrenador set avatar='http://www.craack.com/assets/avatars/boone(1).gif' where id=153;" calcext:value-type="string">
            <text:p>update entrenador set avatar='http://www.craack.com/assets/avatars/boone(1).gif' where id=153;</text:p>
          </table:table-cell>
        </table:table-row>
        <table:table-row table:style-name="ro2">
          <table:table-cell table:formula="of:=RAND()" office:value-type="float" office:value="0.750942139420658" calcext:value-type="float">
            <text:p>0,7509421394</text:p>
          </table:table-cell>
          <table:table-cell office:value-type="string" calcext:value-type="string">
            <text:p>20058.gif</text:p>
          </table:table-cell>
          <table:table-cell table:formula="of:=&quot;update entrenador set avatar='http://www.craack.com/assets/avatars/&quot;&amp;[.B154]&amp;&quot;' where id=&quot;&amp;ROW()&amp;&quot;;&quot;" office:value-type="string" office:string-value="update entrenador set avatar='http://www.craack.com/assets/avatars/20058.gif' where id=154;" calcext:value-type="string">
            <text:p>update entrenador set avatar='http://www.craack.com/assets/avatars/20058.gif' where id=154;</text:p>
          </table:table-cell>
        </table:table-row>
        <table:table-row table:style-name="ro2">
          <table:table-cell table:formula="of:=RAND()" office:value-type="float" office:value="0.157698261551559" calcext:value-type="float">
            <text:p>0,1576982616</text:p>
          </table:table-cell>
          <table:table-cell office:value-type="string" calcext:value-type="string">
            <text:p>o_twilek1.gif</text:p>
          </table:table-cell>
          <table:table-cell table:formula="of:=&quot;update entrenador set avatar='http://www.craack.com/assets/avatars/&quot;&amp;[.B155]&amp;&quot;' where id=&quot;&amp;ROW()&amp;&quot;;&quot;" office:value-type="string" office:string-value="update entrenador set avatar='http://www.craack.com/assets/avatars/o_twilek1.gif' where id=155;" calcext:value-type="string">
            <text:p>update entrenador set avatar='http://www.craack.com/assets/avatars/o_twilek1.gif' where id=155;</text:p>
          </table:table-cell>
        </table:table-row>
        <table:table-row table:style-name="ro2">
          <table:table-cell table:formula="of:=RAND()" office:value-type="float" office:value="0.762473955517635" calcext:value-type="float">
            <text:p>0,7624739555</text:p>
          </table:table-cell>
          <table:table-cell office:value-type="string" calcext:value-type="string">
            <text:p>starwars11s-.jpg</text:p>
          </table:table-cell>
          <table:table-cell table:formula="of:=&quot;update entrenador set avatar='http://www.craack.com/assets/avatars/&quot;&amp;[.B156]&amp;&quot;' where id=&quot;&amp;ROW()&amp;&quot;;&quot;" office:value-type="string" office:string-value="update entrenador set avatar='http://www.craack.com/assets/avatars/starwars11s-.jpg' where id=156;" calcext:value-type="string">
            <text:p>update entrenador set avatar='http://www.craack.com/assets/avatars/starwars11s-.jpg' where id=156;</text:p>
          </table:table-cell>
        </table:table-row>
        <table:table-row table:style-name="ro2">
          <table:table-cell table:formula="of:=RAND()" office:value-type="float" office:value="0.589781957911328" calcext:value-type="float">
            <text:p>0,5897819579</text:p>
          </table:table-cell>
          <table:table-cell office:value-type="string" calcext:value-type="string">
            <text:p>9964.jpg</text:p>
          </table:table-cell>
          <table:table-cell table:formula="of:=&quot;update entrenador set avatar='http://www.craack.com/assets/avatars/&quot;&amp;[.B157]&amp;&quot;' where id=&quot;&amp;ROW()&amp;&quot;;&quot;" office:value-type="string" office:string-value="update entrenador set avatar='http://www.craack.com/assets/avatars/9964.jpg' where id=157;" calcext:value-type="string">
            <text:p>update entrenador set avatar='http://www.craack.com/assets/avatars/9964.jpg' where id=157;</text:p>
          </table:table-cell>
        </table:table-row>
        <table:table-row table:style-name="ro2">
          <table:table-cell table:formula="of:=RAND()" office:value-type="float" office:value="0.15692927967757" calcext:value-type="float">
            <text:p>0,1569292797</text:p>
          </table:table-cell>
          <table:table-cell office:value-type="string" calcext:value-type="string">
            <text:p>Star_Wars_60.jpg</text:p>
          </table:table-cell>
          <table:table-cell table:formula="of:=&quot;update entrenador set avatar='http://www.craack.com/assets/avatars/&quot;&amp;[.B158]&amp;&quot;' where id=&quot;&amp;ROW()&amp;&quot;;&quot;" office:value-type="string" office:string-value="update entrenador set avatar='http://www.craack.com/assets/avatars/Star_Wars_60.jpg' where id=158;" calcext:value-type="string">
            <text:p>update entrenador set avatar='http://www.craack.com/assets/avatars/Star_Wars_60.jpg' where id=158;</text:p>
          </table:table-cell>
        </table:table-row>
        <table:table-row table:style-name="ro2">
          <table:table-cell table:formula="of:=RAND()" office:value-type="float" office:value="0.576286710333079" calcext:value-type="float">
            <text:p>0,5762867103</text:p>
          </table:table-cell>
          <table:table-cell office:value-type="string" calcext:value-type="string">
            <text:p>o_wookiee2.gif</text:p>
          </table:table-cell>
          <table:table-cell table:formula="of:=&quot;update entrenador set avatar='http://www.craack.com/assets/avatars/&quot;&amp;[.B159]&amp;&quot;' where id=&quot;&amp;ROW()&amp;&quot;;&quot;" office:value-type="string" office:string-value="update entrenador set avatar='http://www.craack.com/assets/avatars/o_wookiee2.gif' where id=159;" calcext:value-type="string">
            <text:p>update entrenador set avatar='http://www.craack.com/assets/avatars/o_wookiee2.gif' where id=159;</text:p>
          </table:table-cell>
        </table:table-row>
        <table:table-row table:style-name="ro2">
          <table:table-cell table:formula="of:=RAND()" office:value-type="float" office:value="0.705657950835303" calcext:value-type="float">
            <text:p>0,7056579508</text:p>
          </table:table-cell>
          <table:table-cell office:value-type="string" calcext:value-type="string">
            <text:p>sun(1).gif</text:p>
          </table:table-cell>
          <table:table-cell table:formula="of:=&quot;update entrenador set avatar='http://www.craack.com/assets/avatars/&quot;&amp;[.B160]&amp;&quot;' where id=&quot;&amp;ROW()&amp;&quot;;&quot;" office:value-type="string" office:string-value="update entrenador set avatar='http://www.craack.com/assets/avatars/sun(1).gif' where id=160;" calcext:value-type="string">
            <text:p>update entrenador set avatar='http://www.craack.com/assets/avatars/sun(1).gif' where id=160;</text:p>
          </table:table-cell>
        </table:table-row>
        <table:table-row table:style-name="ro2">
          <table:table-cell table:formula="of:=RAND()" office:value-type="float" office:value="0.0429298947565258" calcext:value-type="float">
            <text:p>0,0429298948</text:p>
          </table:table-cell>
          <table:table-cell office:value-type="string" calcext:value-type="string">
            <text:p>1701-thumb.jpg</text:p>
          </table:table-cell>
          <table:table-cell table:formula="of:=&quot;update entrenador set avatar='http://www.craack.com/assets/avatars/&quot;&amp;[.B161]&amp;&quot;' where id=&quot;&amp;ROW()&amp;&quot;;&quot;" office:value-type="string" office:string-value="update entrenador set avatar='http://www.craack.com/assets/avatars/1701-thumb.jpg' where id=161;" calcext:value-type="string">
            <text:p>update entrenador set avatar='http://www.craack.com/assets/avatars/1701-thumb.jpg' where id=161;</text:p>
          </table:table-cell>
        </table:table-row>
        <table:table-row table:style-name="ro2">
          <table:table-cell table:formula="of:=RAND()" office:value-type="float" office:value="0.80497615528293" calcext:value-type="float">
            <text:p>0,8049761553</text:p>
          </table:table-cell>
          <table:table-cell office:value-type="string" calcext:value-type="string">
            <text:p>15rat2-thumb.jpg</text:p>
          </table:table-cell>
          <table:table-cell table:formula="of:=&quot;update entrenador set avatar='http://www.craack.com/assets/avatars/&quot;&amp;[.B162]&amp;&quot;' where id=&quot;&amp;ROW()&amp;&quot;;&quot;" office:value-type="string" office:string-value="update entrenador set avatar='http://www.craack.com/assets/avatars/15rat2-thumb.jpg' where id=162;" calcext:value-type="string">
            <text:p>update entrenador set avatar='http://www.craack.com/assets/avatars/15rat2-thumb.jpg' where id=162;</text:p>
          </table:table-cell>
        </table:table-row>
        <table:table-row table:style-name="ro2">
          <table:table-cell table:formula="of:=RAND()" office:value-type="float" office:value="0.693195594940335" calcext:value-type="float">
            <text:p>0,6931955949</text:p>
          </table:table-cell>
          <table:table-cell office:value-type="string" calcext:value-type="string">
            <text:p>starwars22s-.jpg</text:p>
          </table:table-cell>
          <table:table-cell table:formula="of:=&quot;update entrenador set avatar='http://www.craack.com/assets/avatars/&quot;&amp;[.B163]&amp;&quot;' where id=&quot;&amp;ROW()&amp;&quot;;&quot;" office:value-type="string" office:string-value="update entrenador set avatar='http://www.craack.com/assets/avatars/starwars22s-.jpg' where id=163;" calcext:value-type="string">
            <text:p>update entrenador set avatar='http://www.craack.com/assets/avatars/starwars22s-.jpg' where id=163;</text:p>
          </table:table-cell>
        </table:table-row>
        <table:table-row table:style-name="ro2">
          <table:table-cell table:formula="of:=RAND()" office:value-type="float" office:value="0.84958745748736" calcext:value-type="float">
            <text:p>0,8495874575</text:p>
          </table:table-cell>
          <table:table-cell office:value-type="string" calcext:value-type="string">
            <text:p>hurley(1).gif</text:p>
          </table:table-cell>
          <table:table-cell table:formula="of:=&quot;update entrenador set avatar='http://www.craack.com/assets/avatars/&quot;&amp;[.B164]&amp;&quot;' where id=&quot;&amp;ROW()&amp;&quot;;&quot;" office:value-type="string" office:string-value="update entrenador set avatar='http://www.craack.com/assets/avatars/hurley(1).gif' where id=164;" calcext:value-type="string">
            <text:p>update entrenador set avatar='http://www.craack.com/assets/avatars/hurley(1).gif' where id=164;</text:p>
          </table:table-cell>
        </table:table-row>
        <table:table-row table:style-name="ro2">
          <table:table-cell table:formula="of:=RAND()" office:value-type="float" office:value="0.450571405002847" calcext:value-type="float">
            <text:p>0,450571405</text:p>
          </table:table-cell>
          <table:table-cell office:value-type="string" calcext:value-type="string">
            <text:p>trilogylogo.gif</text:p>
          </table:table-cell>
          <table:table-cell table:formula="of:=&quot;update entrenador set avatar='http://www.craack.com/assets/avatars/&quot;&amp;[.B165]&amp;&quot;' where id=&quot;&amp;ROW()&amp;&quot;;&quot;" office:value-type="string" office:string-value="update entrenador set avatar='http://www.craack.com/assets/avatars/trilogylogo.gif' where id=165;" calcext:value-type="string">
            <text:p>update entrenador set avatar='http://www.craack.com/assets/avatars/trilogylogo.gif' where id=165;</text:p>
          </table:table-cell>
        </table:table-row>
        <table:table-row table:style-name="ro2">
          <table:table-cell table:formula="of:=RAND()" office:value-type="float" office:value="0.0771769846323878" calcext:value-type="float">
            <text:p>0,0771769846</text:p>
          </table:table-cell>
          <table:table-cell office:value-type="string" calcext:value-type="string">
            <text:p>20030.gif</text:p>
          </table:table-cell>
          <table:table-cell table:formula="of:=&quot;update entrenador set avatar='http://www.craack.com/assets/avatars/&quot;&amp;[.B166]&amp;&quot;' where id=&quot;&amp;ROW()&amp;&quot;;&quot;" office:value-type="string" office:string-value="update entrenador set avatar='http://www.craack.com/assets/avatars/20030.gif' where id=166;" calcext:value-type="string">
            <text:p>update entrenador set avatar='http://www.craack.com/assets/avatars/20030.gif' where id=166;</text:p>
          </table:table-cell>
        </table:table-row>
        <table:table-row table:style-name="ro2">
          <table:table-cell table:formula="of:=RAND()" office:value-type="float" office:value="0.462484462419525" calcext:value-type="float">
            <text:p>0,4624844624</text:p>
          </table:table-cell>
          <table:table-cell office:value-type="string" calcext:value-type="string">
            <text:p>2406.gif</text:p>
          </table:table-cell>
          <table:table-cell table:formula="of:=&quot;update entrenador set avatar='http://www.craack.com/assets/avatars/&quot;&amp;[.B167]&amp;&quot;' where id=&quot;&amp;ROW()&amp;&quot;;&quot;" office:value-type="string" office:string-value="update entrenador set avatar='http://www.craack.com/assets/avatars/2406.gif' where id=167;" calcext:value-type="string">
            <text:p>update entrenador set avatar='http://www.craack.com/assets/avatars/2406.gif' where id=167;</text:p>
          </table:table-cell>
        </table:table-row>
        <table:table-row table:style-name="ro2">
          <table:table-cell table:formula="of:=RAND()" office:value-type="float" office:value="0.361761439358816" calcext:value-type="float">
            <text:p>0,3617614394</text:p>
          </table:table-cell>
          <table:table-cell office:value-type="string" calcext:value-type="string">
            <text:p>20038.gif</text:p>
          </table:table-cell>
          <table:table-cell table:formula="of:=&quot;update entrenador set avatar='http://www.craack.com/assets/avatars/&quot;&amp;[.B168]&amp;&quot;' where id=&quot;&amp;ROW()&amp;&quot;;&quot;" office:value-type="string" office:string-value="update entrenador set avatar='http://www.craack.com/assets/avatars/20038.gif' where id=168;" calcext:value-type="string">
            <text:p>update entrenador set avatar='http://www.craack.com/assets/avatars/20038.gif' where id=168;</text:p>
          </table:table-cell>
        </table:table-row>
        <table:table-row table:style-name="ro2">
          <table:table-cell table:formula="of:=RAND()" office:value-type="float" office:value="0.315281381830573" calcext:value-type="float">
            <text:p>0,3152813818</text:p>
          </table:table-cell>
          <table:table-cell office:value-type="string" calcext:value-type="string">
            <text:p>bluebeard(1).gif</text:p>
          </table:table-cell>
          <table:table-cell table:formula="of:=&quot;update entrenador set avatar='http://www.craack.com/assets/avatars/&quot;&amp;[.B169]&amp;&quot;' where id=&quot;&amp;ROW()&amp;&quot;;&quot;" office:value-type="string" office:string-value="update entrenador set avatar='http://www.craack.com/assets/avatars/bluebeard(1).gif' where id=169;" calcext:value-type="string">
            <text:p>update entrenador set avatar='http://www.craack.com/assets/avatars/bluebeard(1).gif' where id=169;</text:p>
          </table:table-cell>
        </table:table-row>
        <table:table-row table:style-name="ro2">
          <table:table-cell table:formula="of:=RAND()" office:value-type="float" office:value="0.813339336542413" calcext:value-type="float">
            <text:p>0,8133393365</text:p>
          </table:table-cell>
          <table:table-cell office:value-type="string" calcext:value-type="string">
            <text:p>o_trandoshan1.gif</text:p>
          </table:table-cell>
          <table:table-cell table:formula="of:=&quot;update entrenador set avatar='http://www.craack.com/assets/avatars/&quot;&amp;[.B170]&amp;&quot;' where id=&quot;&amp;ROW()&amp;&quot;;&quot;" office:value-type="string" office:string-value="update entrenador set avatar='http://www.craack.com/assets/avatars/o_trandoshan1.gif' where id=170;" calcext:value-type="string">
            <text:p>update entrenador set avatar='http://www.craack.com/assets/avatars/o_trandoshan1.gif' where id=170;</text:p>
          </table:table-cell>
        </table:table-row>
        <table:table-row table:style-name="ro2">
          <table:table-cell table:formula="of:=RAND()" office:value-type="float" office:value="0.757365114986897" calcext:value-type="float">
            <text:p>0,757365115</text:p>
          </table:table-cell>
          <table:table-cell office:value-type="string" calcext:value-type="string">
            <text:p>15rainbow1-thumb.jpg</text:p>
          </table:table-cell>
          <table:table-cell table:formula="of:=&quot;update entrenador set avatar='http://www.craack.com/assets/avatars/&quot;&amp;[.B171]&amp;&quot;' where id=&quot;&amp;ROW()&amp;&quot;;&quot;" office:value-type="string" office:string-value="update entrenador set avatar='http://www.craack.com/assets/avatars/15rainbow1-thumb.jpg' where id=171;" calcext:value-type="string">
            <text:p>update entrenador set avatar='http://www.craack.com/assets/avatars/15rainbow1-thumb.jpg' where id=171;</text:p>
          </table:table-cell>
        </table:table-row>
        <table:table-row table:style-name="ro2">
          <table:table-cell table:formula="of:=RAND()" office:value-type="float" office:value="0.140607729554176" calcext:value-type="float">
            <text:p>0,1406077296</text:p>
          </table:table-cell>
          <table:table-cell office:value-type="string" calcext:value-type="string">
            <text:p>321cyber-fist-thumb.jpg</text:p>
          </table:table-cell>
          <table:table-cell table:formula="of:=&quot;update entrenador set avatar='http://www.craack.com/assets/avatars/&quot;&amp;[.B172]&amp;&quot;' where id=&quot;&amp;ROW()&amp;&quot;;&quot;" office:value-type="string" office:string-value="update entrenador set avatar='http://www.craack.com/assets/avatars/321cyber-fist-thumb.jpg' where id=172;" calcext:value-type="string">
            <text:p>update entrenador set avatar='http://www.craack.com/assets/avatars/321cyber-fist-thumb.jpg' where id=172;</text:p>
          </table:table-cell>
        </table:table-row>
        <table:table-row table:style-name="ro2">
          <table:table-cell table:formula="of:=RAND()" office:value-type="float" office:value="0.953825877513737" calcext:value-type="float">
            <text:p>0,9538258775</text:p>
          </table:table-cell>
          <table:table-cell office:value-type="string" calcext:value-type="string">
            <text:p>boone(2).gif</text:p>
          </table:table-cell>
          <table:table-cell table:formula="of:=&quot;update entrenador set avatar='http://www.craack.com/assets/avatars/&quot;&amp;[.B173]&amp;&quot;' where id=&quot;&amp;ROW()&amp;&quot;;&quot;" office:value-type="string" office:string-value="update entrenador set avatar='http://www.craack.com/assets/avatars/boone(2).gif' where id=173;" calcext:value-type="string">
            <text:p>update entrenador set avatar='http://www.craack.com/assets/avatars/boone(2).gif' where id=173;</text:p>
          </table:table-cell>
        </table:table-row>
        <table:table-row table:style-name="ro2">
          <table:table-cell table:formula="of:=RAND()" office:value-type="float" office:value="0.16084645036608" calcext:value-type="float">
            <text:p>0,1608464504</text:p>
          </table:table-cell>
          <table:table-cell office:value-type="string" calcext:value-type="string">
            <text:p>410maejir-thumb.gif</text:p>
          </table:table-cell>
          <table:table-cell table:formula="of:=&quot;update entrenador set avatar='http://www.craack.com/assets/avatars/&quot;&amp;[.B174]&amp;&quot;' where id=&quot;&amp;ROW()&amp;&quot;;&quot;" office:value-type="string" office:string-value="update entrenador set avatar='http://www.craack.com/assets/avatars/410maejir-thumb.gif' where id=174;" calcext:value-type="string">
            <text:p>update entrenador set avatar='http://www.craack.com/assets/avatars/410maejir-thumb.gif' where id=174;</text:p>
          </table:table-cell>
        </table:table-row>
        <table:table-row table:style-name="ro2">
          <table:table-cell table:formula="of:=RAND()" office:value-type="float" office:value="0.629078182391822" calcext:value-type="float">
            <text:p>0,6290781824</text:p>
          </table:table-cell>
          <table:table-cell office:value-type="string" calcext:value-type="string">
            <text:p>82asaxon-sunrise2004-thumb.jpg</text:p>
          </table:table-cell>
          <table:table-cell table:formula="of:=&quot;update entrenador set avatar='http://www.craack.com/assets/avatars/&quot;&amp;[.B175]&amp;&quot;' where id=&quot;&amp;ROW()&amp;&quot;;&quot;" office:value-type="string" office:string-value="update entrenador set avatar='http://www.craack.com/assets/avatars/82asaxon-sunrise2004-thumb.jpg' where id=175;" calcext:value-type="string">
            <text:p>update entrenador set avatar='http://www.craack.com/assets/avatars/82asaxon-sunrise2004-thumb.jpg' where id=175;</text:p>
          </table:table-cell>
        </table:table-row>
        <table:table-row table:style-name="ro2">
          <table:table-cell table:formula="of:=RAND()" office:value-type="float" office:value="0.497551016509533" calcext:value-type="float">
            <text:p>0,4975510165</text:p>
          </table:table-cell>
          <table:table-cell office:value-type="string" calcext:value-type="string">
            <text:p>152.jpg</text:p>
          </table:table-cell>
          <table:table-cell table:formula="of:=&quot;update entrenador set avatar='http://www.craack.com/assets/avatars/&quot;&amp;[.B176]&amp;&quot;' where id=&quot;&amp;ROW()&amp;&quot;;&quot;" office:value-type="string" office:string-value="update entrenador set avatar='http://www.craack.com/assets/avatars/152.jpg' where id=176;" calcext:value-type="string">
            <text:p>update entrenador set avatar='http://www.craack.com/assets/avatars/152.jpg' where id=176;</text:p>
          </table:table-cell>
        </table:table-row>
        <table:table-row table:style-name="ro2">
          <table:table-cell table:formula="of:=RAND()" office:value-type="float" office:value="0.717576222261414" calcext:value-type="float">
            <text:p>0,7175762223</text:p>
          </table:table-cell>
          <table:table-cell office:value-type="string" calcext:value-type="string">
            <text:p>400Eyeofthetiger-thumb.jpg</text:p>
          </table:table-cell>
          <table:table-cell table:formula="of:=&quot;update entrenador set avatar='http://www.craack.com/assets/avatars/&quot;&amp;[.B177]&amp;&quot;' where id=&quot;&amp;ROW()&amp;&quot;;&quot;" office:value-type="string" office:string-value="update entrenador set avatar='http://www.craack.com/assets/avatars/400Eyeofthetiger-thumb.jpg' where id=177;" calcext:value-type="string">
            <text:p>update entrenador set avatar='http://www.craack.com/assets/avatars/400Eyeofthetiger-thumb.jpg' where id=177;</text:p>
          </table:table-cell>
        </table:table-row>
        <table:table-row table:style-name="ro2">
          <table:table-cell table:formula="of:=RAND()" office:value-type="float" office:value="0.0060773491859436" calcext:value-type="float">
            <text:p>0,0060773492</text:p>
          </table:table-cell>
          <table:table-cell office:value-type="string" calcext:value-type="string">
            <text:p>swg_male_Trans_A.gif</text:p>
          </table:table-cell>
          <table:table-cell table:formula="of:=&quot;update entrenador set avatar='http://www.craack.com/assets/avatars/&quot;&amp;[.B178]&amp;&quot;' where id=&quot;&amp;ROW()&amp;&quot;;&quot;" office:value-type="string" office:string-value="update entrenador set avatar='http://www.craack.com/assets/avatars/swg_male_Trans_A.gif' where id=178;" calcext:value-type="string">
            <text:p>update entrenador set avatar='http://www.craack.com/assets/avatars/swg_male_Trans_A.gif' where id=178;</text:p>
          </table:table-cell>
        </table:table-row>
        <table:table-row table:style-name="ro2">
          <table:table-cell table:formula="of:=RAND()" office:value-type="float" office:value="0.78809377993457" calcext:value-type="float">
            <text:p>0,7880937799</text:p>
          </table:table-cell>
          <table:table-cell office:value-type="string" calcext:value-type="string">
            <text:p>swg_male_Twielk_B.gif</text:p>
          </table:table-cell>
          <table:table-cell table:formula="of:=&quot;update entrenador set avatar='http://www.craack.com/assets/avatars/&quot;&amp;[.B179]&amp;&quot;' where id=&quot;&amp;ROW()&amp;&quot;;&quot;" office:value-type="string" office:string-value="update entrenador set avatar='http://www.craack.com/assets/avatars/swg_male_Twielk_B.gif' where id=179;" calcext:value-type="string">
            <text:p>update entrenador set avatar='http://www.craack.com/assets/avatars/swg_male_Twielk_B.gif' where id=179;</text:p>
          </table:table-cell>
        </table:table-row>
        <table:table-row table:style-name="ro2">
          <table:table-cell table:formula="of:=RAND()" office:value-type="float" office:value="0.78095660940744" calcext:value-type="float">
            <text:p>0,7809566094</text:p>
          </table:table-cell>
          <table:table-cell office:value-type="string" calcext:value-type="string">
            <text:p>jack(1).gif</text:p>
          </table:table-cell>
          <table:table-cell table:formula="of:=&quot;update entrenador set avatar='http://www.craack.com/assets/avatars/&quot;&amp;[.B180]&amp;&quot;' where id=&quot;&amp;ROW()&amp;&quot;;&quot;" office:value-type="string" office:string-value="update entrenador set avatar='http://www.craack.com/assets/avatars/jack(1).gif' where id=180;" calcext:value-type="string">
            <text:p>update entrenador set avatar='http://www.craack.com/assets/avatars/jack(1).gif' where id=180;</text:p>
          </table:table-cell>
        </table:table-row>
        <table:table-row table:style-name="ro2">
          <table:table-cell table:formula="of:=RAND()" office:value-type="float" office:value="0.385390384588391" calcext:value-type="float">
            <text:p>0,3853903846</text:p>
          </table:table-cell>
          <table:table-cell office:value-type="string" calcext:value-type="string">
            <text:p>27ladyknightava-thumb.jpg</text:p>
          </table:table-cell>
          <table:table-cell table:formula="of:=&quot;update entrenador set avatar='http://www.craack.com/assets/avatars/&quot;&amp;[.B181]&amp;&quot;' where id=&quot;&amp;ROW()&amp;&quot;;&quot;" office:value-type="string" office:string-value="update entrenador set avatar='http://www.craack.com/assets/avatars/27ladyknightava-thumb.jpg' where id=181;" calcext:value-type="string">
            <text:p>update entrenador set avatar='http://www.craack.com/assets/avatars/27ladyknightava-thumb.jpg' where id=181;</text:p>
          </table:table-cell>
        </table:table-row>
        <table:table-row table:style-name="ro2">
          <table:table-cell table:formula="of:=RAND()" office:value-type="float" office:value="0.579819262726232" calcext:value-type="float">
            <text:p>0,5798192627</text:p>
          </table:table-cell>
          <table:table-cell office:value-type="string" calcext:value-type="string">
            <text:p>ana(2).gif</text:p>
          </table:table-cell>
          <table:table-cell table:formula="of:=&quot;update entrenador set avatar='http://www.craack.com/assets/avatars/&quot;&amp;[.B182]&amp;&quot;' where id=&quot;&amp;ROW()&amp;&quot;;&quot;" office:value-type="string" office:string-value="update entrenador set avatar='http://www.craack.com/assets/avatars/ana(2).gif' where id=182;" calcext:value-type="string">
            <text:p>update entrenador set avatar='http://www.craack.com/assets/avatars/ana(2).gif' where id=182;</text:p>
          </table:table-cell>
        </table:table-row>
        <table:table-row table:style-name="ro2">
          <table:table-cell table:formula="of:=RAND()" office:value-type="float" office:value="0.688917786581442" calcext:value-type="float">
            <text:p>0,6889177866</text:p>
          </table:table-cell>
          <table:table-cell office:value-type="string" calcext:value-type="string">
            <text:p>15fairy1-thumb.jpg</text:p>
          </table:table-cell>
          <table:table-cell table:formula="of:=&quot;update entrenador set avatar='http://www.craack.com/assets/avatars/&quot;&amp;[.B183]&amp;&quot;' where id=&quot;&amp;ROW()&amp;&quot;;&quot;" office:value-type="string" office:string-value="update entrenador set avatar='http://www.craack.com/assets/avatars/15fairy1-thumb.jpg' where id=183;" calcext:value-type="string">
            <text:p>update entrenador set avatar='http://www.craack.com/assets/avatars/15fairy1-thumb.jpg' where id=183;</text:p>
          </table:table-cell>
        </table:table-row>
        <table:table-row table:style-name="ro2">
          <table:table-cell table:formula="of:=RAND()" office:value-type="float" office:value="0.0482772632967681" calcext:value-type="float">
            <text:p>0,0482772633</text:p>
          </table:table-cell>
          <table:table-cell office:value-type="string" calcext:value-type="string">
            <text:p>20035.gif</text:p>
          </table:table-cell>
          <table:table-cell table:formula="of:=&quot;update entrenador set avatar='http://www.craack.com/assets/avatars/&quot;&amp;[.B184]&amp;&quot;' where id=&quot;&amp;ROW()&amp;&quot;;&quot;" office:value-type="string" office:string-value="update entrenador set avatar='http://www.craack.com/assets/avatars/20035.gif' where id=184;" calcext:value-type="string">
            <text:p>update entrenador set avatar='http://www.craack.com/assets/avatars/20035.gif' where id=184;</text:p>
          </table:table-cell>
        </table:table-row>
        <table:table-row table:style-name="ro2">
          <table:table-cell table:formula="of:=RAND()" office:value-type="float" office:value="0.992199786938727" calcext:value-type="float">
            <text:p>0,9921997869</text:p>
          </table:table-cell>
          <table:table-cell office:value-type="string" calcext:value-type="string">
            <text:p>claire(2).gif</text:p>
          </table:table-cell>
          <table:table-cell table:formula="of:=&quot;update entrenador set avatar='http://www.craack.com/assets/avatars/&quot;&amp;[.B185]&amp;&quot;' where id=&quot;&amp;ROW()&amp;&quot;;&quot;" office:value-type="string" office:string-value="update entrenador set avatar='http://www.craack.com/assets/avatars/claire(2).gif' where id=185;" calcext:value-type="string">
            <text:p>update entrenador set avatar='http://www.craack.com/assets/avatars/claire(2).gif' where id=185;</text:p>
          </table:table-cell>
        </table:table-row>
        <table:table-row table:style-name="ro2">
          <table:table-cell table:formula="of:=RAND()" office:value-type="float" office:value="0.288119983393699" calcext:value-type="float">
            <text:p>0,2881199834</text:p>
          </table:table-cell>
          <table:table-cell office:value-type="string" calcext:value-type="string">
            <text:p>598p1.jpg</text:p>
          </table:table-cell>
          <table:table-cell table:formula="of:=&quot;update entrenador set avatar='http://www.craack.com/assets/avatars/&quot;&amp;[.B186]&amp;&quot;' where id=&quot;&amp;ROW()&amp;&quot;;&quot;" office:value-type="string" office:string-value="update entrenador set avatar='http://www.craack.com/assets/avatars/598p1.jpg' where id=186;" calcext:value-type="string">
            <text:p>update entrenador set avatar='http://www.craack.com/assets/avatars/598p1.jpg' where id=186;</text:p>
          </table:table-cell>
        </table:table-row>
        <table:table-row table:style-name="ro2">
          <table:table-cell table:formula="of:=RAND()" office:value-type="float" office:value="0.398548909230158" calcext:value-type="float">
            <text:p>0,3985489092</text:p>
          </table:table-cell>
          <table:table-cell office:value-type="string" calcext:value-type="string">
            <text:p>Star_Wars_48.jpg</text:p>
          </table:table-cell>
          <table:table-cell table:formula="of:=&quot;update entrenador set avatar='http://www.craack.com/assets/avatars/&quot;&amp;[.B187]&amp;&quot;' where id=&quot;&amp;ROW()&amp;&quot;;&quot;" office:value-type="string" office:string-value="update entrenador set avatar='http://www.craack.com/assets/avatars/Star_Wars_48.jpg' where id=187;" calcext:value-type="string">
            <text:p>update entrenador set avatar='http://www.craack.com/assets/avatars/Star_Wars_48.jpg' where id=187;</text:p>
          </table:table-cell>
        </table:table-row>
        <table:table-row table:style-name="ro2">
          <table:table-cell table:formula="of:=RAND()" office:value-type="float" office:value="0.37420773669146" calcext:value-type="float">
            <text:p>0,3742077367</text:p>
          </table:table-cell>
          <table:table-cell office:value-type="string" calcext:value-type="string">
            <text:p>o_rodian1.gif</text:p>
          </table:table-cell>
          <table:table-cell table:formula="of:=&quot;update entrenador set avatar='http://www.craack.com/assets/avatars/&quot;&amp;[.B188]&amp;&quot;' where id=&quot;&amp;ROW()&amp;&quot;;&quot;" office:value-type="string" office:string-value="update entrenador set avatar='http://www.craack.com/assets/avatars/o_rodian1.gif' where id=188;" calcext:value-type="string">
            <text:p>update entrenador set avatar='http://www.craack.com/assets/avatars/o_rodian1.gif' where id=188;</text:p>
          </table:table-cell>
        </table:table-row>
        <table:table-row table:style-name="ro2">
          <table:table-cell table:formula="of:=RAND()" office:value-type="float" office:value="0.695847538532689" calcext:value-type="float">
            <text:p>0,6958475385</text:p>
          </table:table-cell>
          <table:table-cell office:value-type="string" calcext:value-type="string">
            <text:p>15wait-thumb.jpg</text:p>
          </table:table-cell>
          <table:table-cell table:formula="of:=&quot;update entrenador set avatar='http://www.craack.com/assets/avatars/&quot;&amp;[.B189]&amp;&quot;' where id=&quot;&amp;ROW()&amp;&quot;;&quot;" office:value-type="string" office:string-value="update entrenador set avatar='http://www.craack.com/assets/avatars/15wait-thumb.jpg' where id=189;" calcext:value-type="string">
            <text:p>update entrenador set avatar='http://www.craack.com/assets/avatars/15wait-thumb.jpg' where id=189;</text:p>
          </table:table-cell>
        </table:table-row>
        <table:table-row table:style-name="ro2">
          <table:table-cell table:formula="of:=RAND()" office:value-type="float" office:value="0.998036020668224" calcext:value-type="float">
            <text:p>0,9980360207</text:p>
          </table:table-cell>
          <table:table-cell office:value-type="string" calcext:value-type="string">
            <text:p>sun(2).gif</text:p>
          </table:table-cell>
          <table:table-cell table:formula="of:=&quot;update entrenador set avatar='http://www.craack.com/assets/avatars/&quot;&amp;[.B190]&amp;&quot;' where id=&quot;&amp;ROW()&amp;&quot;;&quot;" office:value-type="string" office:string-value="update entrenador set avatar='http://www.craack.com/assets/avatars/sun(2).gif' where id=190;" calcext:value-type="string">
            <text:p>update entrenador set avatar='http://www.craack.com/assets/avatars/sun(2).gif' where id=190;</text:p>
          </table:table-cell>
        </table:table-row>
        <table:table-row table:style-name="ro2">
          <table:table-cell table:formula="of:=RAND()" office:value-type="float" office:value="0.924936436116695" calcext:value-type="float">
            <text:p>0,9249364361</text:p>
          </table:table-cell>
          <table:table-cell office:value-type="string" calcext:value-type="string">
            <text:p>185.jpg</text:p>
          </table:table-cell>
          <table:table-cell table:formula="of:=&quot;update entrenador set avatar='http://www.craack.com/assets/avatars/&quot;&amp;[.B191]&amp;&quot;' where id=&quot;&amp;ROW()&amp;&quot;;&quot;" office:value-type="string" office:string-value="update entrenador set avatar='http://www.craack.com/assets/avatars/185.jpg' where id=191;" calcext:value-type="string">
            <text:p>update entrenador set avatar='http://www.craack.com/assets/avatars/185.jpg' where id=191;</text:p>
          </table:table-cell>
        </table:table-row>
        <table:table-row table:style-name="ro2">
          <table:table-cell table:formula="of:=RAND()" office:value-type="float" office:value="0.0538770975545049" calcext:value-type="float">
            <text:p>0,0538770976</text:p>
          </table:table-cell>
          <table:table-cell office:value-type="string" calcext:value-type="string">
            <text:p>20054.gif</text:p>
          </table:table-cell>
          <table:table-cell table:formula="of:=&quot;update entrenador set avatar='http://www.craack.com/assets/avatars/&quot;&amp;[.B192]&amp;&quot;' where id=&quot;&amp;ROW()&amp;&quot;;&quot;" office:value-type="string" office:string-value="update entrenador set avatar='http://www.craack.com/assets/avatars/20054.gif' where id=192;" calcext:value-type="string">
            <text:p>update entrenador set avatar='http://www.craack.com/assets/avatars/20054.gif' where id=192;</text:p>
          </table:table-cell>
        </table:table-row>
        <table:table-row table:style-name="ro2">
          <table:table-cell table:formula="of:=RAND()" office:value-type="float" office:value="0.265226789517328" calcext:value-type="float">
            <text:p>0,2652267895</text:p>
          </table:table-cell>
          <table:table-cell office:value-type="string" calcext:value-type="string">
            <text:p>tarkin.jpg</text:p>
          </table:table-cell>
          <table:table-cell table:formula="of:=&quot;update entrenador set avatar='http://www.craack.com/assets/avatars/&quot;&amp;[.B193]&amp;&quot;' where id=&quot;&amp;ROW()&amp;&quot;;&quot;" office:value-type="string" office:string-value="update entrenador set avatar='http://www.craack.com/assets/avatars/tarkin.jpg' where id=193;" calcext:value-type="string">
            <text:p>update entrenador set avatar='http://www.craack.com/assets/avatars/tarkin.jpg' where id=193;</text:p>
          </table:table-cell>
        </table:table-row>
        <table:table-row table:style-name="ro2">
          <table:table-cell table:formula="of:=RAND()" office:value-type="float" office:value="0.4693187198136" calcext:value-type="float">
            <text:p>0,4693187198</text:p>
          </table:table-cell>
          <table:table-cell office:value-type="string" calcext:value-type="string">
            <text:p>20059.gif</text:p>
          </table:table-cell>
          <table:table-cell table:formula="of:=&quot;update entrenador set avatar='http://www.craack.com/assets/avatars/&quot;&amp;[.B194]&amp;&quot;' where id=&quot;&amp;ROW()&amp;&quot;;&quot;" office:value-type="string" office:string-value="update entrenador set avatar='http://www.craack.com/assets/avatars/20059.gif' where id=194;" calcext:value-type="string">
            <text:p>update entrenador set avatar='http://www.craack.com/assets/avatars/20059.gif' where id=194;</text:p>
          </table:table-cell>
        </table:table-row>
        <table:table-row table:style-name="ro2">
          <table:table-cell table:formula="of:=RAND()" office:value-type="float" office:value="0.417798404814675" calcext:value-type="float">
            <text:p>0,4177984048</text:p>
          </table:table-cell>
          <table:table-cell office:value-type="string" calcext:value-type="string">
            <text:p>20056.gif</text:p>
          </table:table-cell>
          <table:table-cell table:formula="of:=&quot;update entrenador set avatar='http://www.craack.com/assets/avatars/&quot;&amp;[.B195]&amp;&quot;' where id=&quot;&amp;ROW()&amp;&quot;;&quot;" office:value-type="string" office:string-value="update entrenador set avatar='http://www.craack.com/assets/avatars/20056.gif' where id=195;" calcext:value-type="string">
            <text:p>update entrenador set avatar='http://www.craack.com/assets/avatars/20056.gif' where id=195;</text:p>
          </table:table-cell>
        </table:table-row>
        <table:table-row table:style-name="ro2">
          <table:table-cell table:formula="of:=RAND()" office:value-type="float" office:value="0.416372170904651" calcext:value-type="float">
            <text:p>0,4163721709</text:p>
          </table:table-cell>
          <table:table-cell office:value-type="string" calcext:value-type="string">
            <text:p>20034.gif</text:p>
          </table:table-cell>
          <table:table-cell table:formula="of:=&quot;update entrenador set avatar='http://www.craack.com/assets/avatars/&quot;&amp;[.B196]&amp;&quot;' where id=&quot;&amp;ROW()&amp;&quot;;&quot;" office:value-type="string" office:string-value="update entrenador set avatar='http://www.craack.com/assets/avatars/20034.gif' where id=196;" calcext:value-type="string">
            <text:p>update entrenador set avatar='http://www.craack.com/assets/avatars/20034.gif' where id=196;</text:p>
          </table:table-cell>
        </table:table-row>
      </table:table>
      <table:named-expressions/>
      <table:database-ranges>
        <table:database-range table:name="__Anonymous_Sheet_DB__0" table:target-range-address="especialidades.A1:especialidades.B1048576">
          <table:sort>
            <table:sort-by table:field-number="0" table:data-type="automatic"/>
          </table:sort>
        </table:database-range>
        <table:database-range table:name="__Anonymous_Sheet_DB__2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-00-0000</text:date>, <text:time style:data-style-name="N2" text:time-value="15:16:55.517451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1:35:06.416226019</meta:creation-date>
    <dc:date>2014-10-06T17:43:39.070954748</dc:date>
    <meta:editing-duration>PT1H56M27S</meta:editing-duration>
    <meta:editing-cycles>8</meta:editing-cycles>
    <meta:generator>LibreOffice/4.2.6.3$Linux_X86_64 LibreOffice_project/420m0$Build-3</meta:generator>
    <meta:document-statistic meta:table-count="3" meta:cell-count="2525" meta:object-count="0"/>
  </office:meta>
</office:document-meta>
</file>